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800000028A3517B48199A0E1E.jpg" manifest:media-type="image/jpeg"/>
  <manifest:file-entry manifest:full-path="Pictures/100002010000002800000028500AE80107EEC498.png" manifest:media-type="image/png"/>
  <manifest:file-entry manifest:full-path="Pictures/1000000000000028000000287484B4CC3EFB42AF.png" manifest:media-type="image/png"/>
  <manifest:file-entry manifest:full-path="Pictures/1000020100000028000000288B677EA1969EA64D.png" manifest:media-type="image/png"/>
  <manifest:file-entry manifest:full-path="Pictures/1000020100000028000000282AD0AD2C682D8659.png" manifest:media-type="image/png"/>
  <manifest:file-entry manifest:full-path="Pictures/10000000000000280000002851743E2DB127CCBB.jpg" manifest:media-type="image/jpeg"/>
  <manifest:file-entry manifest:full-path="Pictures/100002010000002800000028C137659470F7A859.png" manifest:media-type="image/png"/>
  <manifest:file-entry manifest:full-path="Pictures/10000000000000280000002873DAE37646530E62.jpg" manifest:media-type="image/jpeg"/>
  <manifest:file-entry manifest:full-path="Pictures/1000000000000028000000289893A9B14290E3F2.jpg" manifest:media-type="image/jpeg"/>
  <manifest:file-entry manifest:full-path="Pictures/1000020100000028000000281EB2A57E7BCA320B.png" manifest:media-type="image/png"/>
  <manifest:file-entry manifest:full-path="Pictures/10000000000000280000002848D1ECD2894DF71D.jpg" manifest:media-type="image/jpeg"/>
  <manifest:file-entry manifest:full-path="Pictures/100000000000002800000028BA65E9EB4A6BC5B1.jpg" manifest:media-type="image/jpeg"/>
  <manifest:file-entry manifest:full-path="Pictures/1000020100000028000000285C4D819C91729EE1.png" manifest:media-type="image/png"/>
  <manifest:file-entry manifest:full-path="Pictures/1000020100000028000000286D91AAD0B502D9CF.png" manifest:media-type="image/png"/>
  <manifest:file-entry manifest:full-path="Pictures/100000000000002800000028E09AEF313EE7ABE7.jpg" manifest:media-type="image/jpeg"/>
  <manifest:file-entry manifest:full-path="Pictures/10000000000000280000002884D783D4B80CD296.jpg" manifest:media-type="image/jpeg"/>
  <manifest:file-entry manifest:full-path="Pictures/100002010000002800000028166EADB9D63EFD78.png" manifest:media-type="image/png"/>
  <manifest:file-entry manifest:full-path="Pictures/100002010000002800000028D739EAE379EC4748.png" manifest:media-type="image/png"/>
  <manifest:file-entry manifest:full-path="Pictures/10000000000000280000002845399913FF1118B8.jpg" manifest:media-type="image/jpeg"/>
  <manifest:file-entry manifest:full-path="Pictures/1000020100000028000000288FBA4640727BC6DA.png" manifest:media-type="image/png"/>
  <manifest:file-entry manifest:full-path="Pictures/100000000000002800000028892462CB44F66914.jpg" manifest:media-type="image/jpeg"/>
  <manifest:file-entry manifest:full-path="Pictures/10000201000000280000002826A6EDF4644D2C6F.png" manifest:media-type="image/png"/>
  <manifest:file-entry manifest:full-path="Pictures/100002010000002800000028E86F1E11537A1734.png" manifest:media-type="image/png"/>
  <manifest:file-entry manifest:full-path="Pictures/100002010000002800000028E27A8053D06F5F58.png" manifest:media-type="image/png"/>
  <manifest:file-entry manifest:full-path="Pictures/100002010000002800000028583921AA562F3B40.png" manifest:media-type="image/png"/>
  <manifest:file-entry manifest:full-path="Pictures/10000000000001A4000001A4147E18543A7BA7BA.png" manifest:media-type="image/png"/>
  <manifest:file-entry manifest:full-path="Pictures/100002010000002800000028908117C18CE22905.png" manifest:media-type="image/png"/>
  <manifest:file-entry manifest:full-path="Pictures/100002010000002800000028E8350BAC64260C4E.png" manifest:media-type="image/png"/>
  <manifest:file-entry manifest:full-path="Pictures/1000020100000028000000280F4DFD4D61A91313.png" manifest:media-type="image/png"/>
  <manifest:file-entry manifest:full-path="Pictures/100000000000002800000028876A54F416FE16A1.png" manifest:media-type="image/png"/>
  <manifest:file-entry manifest:full-path="Pictures/10000000000000280000002853B40EF912C85989.png" manifest:media-type="image/png"/>
  <manifest:file-entry manifest:full-path="Pictures/1000020100000028000000281CC413F04BAD5A5B.png" manifest:media-type="image/png"/>
  <manifest:file-entry manifest:full-path="Pictures/100000000000002800000028D4753DE5521ADFBF.jpg" manifest:media-type="image/jpeg"/>
  <manifest:file-entry manifest:full-path="Pictures/100002010000002800000028274D22B4372EE59D.png" manifest:media-type="image/png"/>
  <manifest:file-entry manifest:full-path="Pictures/1000020100000028000000280218795453F39F46.png" manifest:media-type="image/png"/>
  <manifest:file-entry manifest:full-path="Pictures/1000000000000028000000288CDA5D74482D7469.jpg" manifest:media-type="image/jpeg"/>
  <manifest:file-entry manifest:full-path="Pictures/1000020100000028000000284BE77C34E9DDEB61.png" manifest:media-type="image/png"/>
  <manifest:file-entry manifest:full-path="Pictures/100000000000002800000028BC8F9BD05BE6F611.jpg" manifest:media-type="image/jpeg"/>
  <manifest:file-entry manifest:full-path="Pictures/100002010000002800000028C67816B60F7558C5.png" manifest:media-type="image/png"/>
  <manifest:file-entry manifest:full-path="Pictures/10000201000000280000002897981FAFFC889E05.png" manifest:media-type="image/png"/>
  <manifest:file-entry manifest:full-path="Pictures/10000201000000280000002892C4352B7B81A81F.png" manifest:media-type="image/png"/>
  <manifest:file-entry manifest:full-path="Pictures/100000000000002800000028E564F5BC47F76958.jpg" manifest:media-type="image/jpeg"/>
  <manifest:file-entry manifest:full-path="Pictures/1000020100000028000000283A3824DCE87D69B0.png" manifest:media-type="image/png"/>
  <manifest:file-entry manifest:full-path="Pictures/100002010000002800000028346F6EF829648FD3.png" manifest:media-type="image/png"/>
  <manifest:file-entry manifest:full-path="Pictures/1000020100000028000000289ED3EBD730CC16B1.png" manifest:media-type="image/png"/>
  <manifest:file-entry manifest:full-path="Pictures/100002010000002800000028A844F917101AC260.png" manifest:media-type="image/png"/>
  <manifest:file-entry manifest:full-path="Pictures/10000201000000280000002831B2B547D5CB261D.png" manifest:media-type="image/png"/>
  <manifest:file-entry manifest:full-path="Pictures/100002010000002800000028FAAB22BE6B08BF1C.png" manifest:media-type="image/png"/>
  <manifest:file-entry manifest:full-path="Pictures/10000000000000280000002857EB297D4BD7EDC6.jpg" manifest:media-type="image/jpeg"/>
  <manifest:file-entry manifest:full-path="Pictures/1000020100000028000000280D0E9D6ED132F3E8.png" manifest:media-type="image/png"/>
  <manifest:file-entry manifest:full-path="Pictures/100000000000002800000028F96796FCF101100B.png" manifest:media-type="image/png"/>
  <manifest:file-entry manifest:full-path="Pictures/10000000000000280000002852FD57FE57A7E1F7.png" manifest:media-type="image/png"/>
  <manifest:file-entry manifest:full-path="Pictures/100002010000002800000028B280E513211D5907.png" manifest:media-type="image/png"/>
  <manifest:file-entry manifest:full-path="Pictures/10000201000000280000002837FF61716383FFAC.png" manifest:media-type="image/png"/>
  <manifest:file-entry manifest:full-path="Pictures/1000020100000028000000283B1C276B16C81162.png" manifest:media-type="image/png"/>
  <manifest:file-entry manifest:full-path="Pictures/1000020100000028000000282A8B9EB47EB26328.png" manifest:media-type="image/png"/>
  <manifest:file-entry manifest:full-path="Pictures/10000000000000280000002806E01764FB83C906.jpg" manifest:media-type="image/jpeg"/>
  <manifest:file-entry manifest:full-path="Pictures/100002010000002800000028CDA4D7D4C5C5AA06.png" manifest:media-type="image/png"/>
  <manifest:file-entry manifest:full-path="Pictures/10000201000000280000002866FE497FF2093D51.png" manifest:media-type="image/png"/>
  <manifest:file-entry manifest:full-path="Pictures/100002010000002800000028F3A79541E6CD943D.png" manifest:media-type="image/png"/>
  <manifest:file-entry manifest:full-path="Pictures/1000020100000028000000282EE89BAA367E3DBD.png" manifest:media-type="image/png"/>
  <manifest:file-entry manifest:full-path="Pictures/100002010000002800000028BE67012FAF9D3A24.png" manifest:media-type="image/png"/>
  <manifest:file-entry manifest:full-path="Pictures/100002010000002800000028485924FB13BAFDF6.png" manifest:media-type="image/png"/>
  <manifest:file-entry manifest:full-path="Pictures/1000000000000028000000285CC79CF185C121A0.jpg" manifest:media-type="image/jpeg"/>
  <manifest:file-entry manifest:full-path="Pictures/100000000000002800000028F7AC1DDC11082917.png" manifest:media-type="image/png"/>
  <manifest:file-entry manifest:full-path="Pictures/10000201000000280000002836688008315448FB.png" manifest:media-type="image/png"/>
  <manifest:file-entry manifest:full-path="Pictures/1000020100000028000000287223A3434CBF8A56.png" manifest:media-type="image/png"/>
  <manifest:file-entry manifest:full-path="Pictures/100002010000002800000028159C779434CA0108.png" manifest:media-type="image/png"/>
  <manifest:file-entry manifest:full-path="Pictures/1000020100000028000000280EFF5401C4B99244.png" manifest:media-type="image/png"/>
  <manifest:file-entry manifest:full-path="Pictures/100000000000002800000028B593EEA32BB4320A.jpg" manifest:media-type="image/jpeg"/>
  <manifest:file-entry manifest:full-path="Pictures/100002010000002800000028735851834E70E567.png" manifest:media-type="image/png"/>
  <manifest:file-entry manifest:full-path="Pictures/100002010000002800000028A668CB897B169ACC.png" manifest:media-type="image/png"/>
  <manifest:file-entry manifest:full-path="Pictures/100000000000002800000028226F47A457F81BE5.jpg" manifest:media-type="image/jpeg"/>
  <manifest:file-entry manifest:full-path="Pictures/10000000000000280000002817CF768035FBFEE2.jpg" manifest:media-type="image/jpeg"/>
  <manifest:file-entry manifest:full-path="Pictures/1000020100000028000000283E6609E9C57DB0F6.png" manifest:media-type="image/png"/>
  <manifest:file-entry manifest:full-path="Pictures/100002010000002800000028E7BE76AC5715FAA1.png" manifest:media-type="image/png"/>
  <manifest:file-entry manifest:full-path="Pictures/100002010000002800000028C71FA053DA2B807A.png" manifest:media-type="image/png"/>
  <manifest:file-entry manifest:full-path="Pictures/1000020100000028000000288F7AC41E9C95CB82.png" manifest:media-type="image/png"/>
  <manifest:file-entry manifest:full-path="Pictures/10000201000000280000002855491002E39B23A1.png" manifest:media-type="image/png"/>
  <manifest:file-entry manifest:full-path="Pictures/1000020100000028000000288DD8A3499A72EFE5.png" manifest:media-type="image/png"/>
  <manifest:file-entry manifest:full-path="Pictures/1000000000000028000000282E57A93733D8F4F5.jpg" manifest:media-type="image/jpeg"/>
  <manifest:file-entry manifest:full-path="Pictures/1000020100000028000000283792B460911D040F.png" manifest:media-type="image/png"/>
  <manifest:file-entry manifest:full-path="Pictures/100002010000002800000028570106C0426614BD.png" manifest:media-type="image/png"/>
  <manifest:file-entry manifest:full-path="Pictures/1000000000000028000000285DB3297E3621E547.jpg" manifest:media-type="image/jpeg"/>
  <manifest:file-entry manifest:full-path="Pictures/100000000000002800000028E1B6B07B65A66933.jpg" manifest:media-type="image/jpeg"/>
  <manifest:file-entry manifest:full-path="Pictures/1000020100000028000000280E4479F1B99F98C4.png" manifest:media-type="image/png"/>
  <manifest:file-entry manifest:full-path="Pictures/100002010000002800000028F94EB18EF418112E.png" manifest:media-type="image/png"/>
  <manifest:file-entry manifest:full-path="Pictures/100000000000002800000028B0BA0D95F7502938.jpg" manifest:media-type="image/jpeg"/>
  <manifest:file-entry manifest:full-path="Pictures/1000020100000028000000287AFC746756862394.png" manifest:media-type="image/png"/>
  <manifest:file-entry manifest:full-path="Pictures/100000000000002800000028593E1C7C49E30DAC.jpg" manifest:media-type="image/jpeg"/>
  <manifest:file-entry manifest:full-path="Pictures/1000020100000028000000287CCBC4D2147D0B54.png" manifest:media-type="image/png"/>
  <manifest:file-entry manifest:full-path="Pictures/10000000000000280000002833C84EEFE001DC72.png" manifest:media-type="image/png"/>
  <manifest:file-entry manifest:full-path="Pictures/100002010000002800000028F649F3222862A3AC.png" manifest:media-type="image/png"/>
  <manifest:file-entry manifest:full-path="Pictures/100002010000002800000028099918D21B2B0DC1.png" manifest:media-type="image/png"/>
  <manifest:file-entry manifest:full-path="Pictures/10000000000000280000002858CA4B06AC3B826B.jpg" manifest:media-type="image/jpeg"/>
  <manifest:file-entry manifest:full-path="Pictures/1000020100000028000000282391724BBD0AFB6E.png" manifest:media-type="image/png"/>
  <manifest:file-entry manifest:full-path="Pictures/1000000000000028000000284B5CA88ED2BB58DA.jpg" manifest:media-type="image/jpeg"/>
  <manifest:file-entry manifest:full-path="Pictures/1000020100000028000000288B70F95A6F9E668E.png" manifest:media-type="image/png"/>
  <manifest:file-entry manifest:full-path="Pictures/10000000000000280000002829529E89020E6FE3.jpg" manifest:media-type="image/jpeg"/>
  <manifest:file-entry manifest:full-path="Pictures/1000020100000028000000281AB0B9900C073BE2.png" manifest:media-type="image/png"/>
  <manifest:file-entry manifest:full-path="Pictures/100000000000002800000028D787A94A2E92F2CD.jpg" manifest:media-type="image/jpeg"/>
  <manifest:file-entry manifest:full-path="Pictures/1000020100000028000000285DF171DFE295FAE9.png" manifest:media-type="image/png"/>
  <manifest:file-entry manifest:full-path="Pictures/100000000000002800000028251BD047502666EC.jpg" manifest:media-type="image/jpeg"/>
  <manifest:file-entry manifest:full-path="Pictures/10000201000000280000002805DB6DE77F1A6815.png" manifest:media-type="image/png"/>
  <manifest:file-entry manifest:full-path="Pictures/100000000000002800000028679C0E72750D7BFB.png" manifest:media-type="image/png"/>
  <manifest:file-entry manifest:full-path="Pictures/100000000000002800000028D514E5789E9A5E01.jpg" manifest:media-type="image/jpeg"/>
  <manifest:file-entry manifest:full-path="Pictures/100002010000002800000028B99628ECB2DD2B86.png" manifest:media-type="image/png"/>
  <manifest:file-entry manifest:full-path="Pictures/1000020100000028000000285B6C0DF8B5D1A22A.png" manifest:media-type="image/png"/>
  <manifest:file-entry manifest:full-path="Pictures/1000020100000028000000289CD9BD6F9FFB40BF.png" manifest:media-type="image/png"/>
  <manifest:file-entry manifest:full-path="Pictures/1000020100000028000000284F195BBD618C5C6D.png" manifest:media-type="image/png"/>
  <manifest:file-entry manifest:full-path="Pictures/10000201000000280000002809731694C0995758.png" manifest:media-type="image/png"/>
  <manifest:file-entry manifest:full-path="Pictures/100002010000002800000028E89C2E0B4C224F9A.png" manifest:media-type="image/png"/>
  <manifest:file-entry manifest:full-path="Pictures/100002010000002800000028FD652E38ED535E55.png" manifest:media-type="image/png"/>
  <manifest:file-entry manifest:full-path="Pictures/100000000000002800000028E08586E8FE20DC78.png" manifest:media-type="image/png"/>
  <manifest:file-entry manifest:full-path="Pictures/1000000000000028000000284FA41EB06C2E821A.png" manifest:media-type="image/png"/>
  <manifest:file-entry manifest:full-path="Pictures/1000020100000028000000287D39D695FFD362C3.png" manifest:media-type="image/png"/>
  <manifest:file-entry manifest:full-path="Pictures/1000020100000028000000284CAAD05EFC823C0D.png" manifest:media-type="image/png"/>
  <manifest:file-entry manifest:full-path="Pictures/1000020100000028000000281561C33C094D1BBD.png" manifest:media-type="image/png"/>
  <manifest:file-entry manifest:full-path="Pictures/1000020100000028000000286516A98C477DD82C.png" manifest:media-type="image/png"/>
  <manifest:file-entry manifest:full-path="Pictures/100002010000002800000028A24F2A5B47358C73.png" manifest:media-type="image/png"/>
  <manifest:file-entry manifest:full-path="Pictures/1000020100000028000000281C84529756DA6483.png" manifest:media-type="image/png"/>
  <manifest:file-entry manifest:full-path="Pictures/10000201000000280000002889F397D8952F556E.png" manifest:media-type="image/png"/>
  <manifest:file-entry manifest:full-path="Pictures/1000000000000028000000282A5B4099DEA1DA05.jpg" manifest:media-type="image/jpeg"/>
  <manifest:file-entry manifest:full-path="Pictures/100002010000002800000028F7FE8EBC9D020FEE.png" manifest:media-type="image/png"/>
  <manifest:file-entry manifest:full-path="Pictures/100000000000002800000028E12F2038F236266E.jpg" manifest:media-type="image/jpeg"/>
  <manifest:file-entry manifest:full-path="Pictures/10000201000000280000002855021D1BE9A34DAB.png" manifest:media-type="image/png"/>
  <manifest:file-entry manifest:full-path="Pictures/1000020100000028000000282458FCD183C642B0.png" manifest:media-type="image/png"/>
  <manifest:file-entry manifest:full-path="Pictures/10000201000000280000002856212D871667B07D.png" manifest:media-type="image/png"/>
  <manifest:file-entry manifest:full-path="Pictures/100002010000002800000028BCC7C47C3E0577CA.png" manifest:media-type="image/png"/>
  <manifest:file-entry manifest:full-path="Pictures/10000000000000280000002831C78BBF4FD1513E.jpg" manifest:media-type="image/jpeg"/>
  <manifest:file-entry manifest:full-path="Pictures/1000000000000028000000288F69C3F5BD6DFF83.jpg" manifest:media-type="image/jpeg"/>
  <manifest:file-entry manifest:full-path="Pictures/10000000000000280000002889DCE920D28EEE58.png" manifest:media-type="image/png"/>
  <manifest:file-entry manifest:full-path="Pictures/10000000000000280000002872AB611C7E3E34D3.jpg" manifest:media-type="image/jpeg"/>
  <manifest:file-entry manifest:full-path="Pictures/100002010000002800000028AF5810CDEABAC5A5.png" manifest:media-type="image/png"/>
  <manifest:file-entry manifest:full-path="Pictures/100000000000003C0000003CBFA864C48C3E318C.jpg" manifest:media-type="image/jpeg"/>
  <manifest:file-entry manifest:full-path="Pictures/10000201000000280000002824A0015D60494E11.png" manifest:media-type="image/png"/>
  <manifest:file-entry manifest:full-path="Pictures/100000000000002800000028AE3A5A76EF095168.png" manifest:media-type="image/png"/>
  <manifest:file-entry manifest:full-path="Pictures/100002010000002800000028EA394FD06E048AC0.png" manifest:media-type="image/png"/>
  <manifest:file-entry manifest:full-path="Pictures/100002010000002800000028057EC5D66FF90353.png" manifest:media-type="image/png"/>
  <manifest:file-entry manifest:full-path="Pictures/100000000000002000000020E6692FFAB405B1EB.jpg" manifest:media-type="image/jpeg"/>
  <manifest:file-entry manifest:full-path="Pictures/1000000000000028000000280C22BAE821CDBBA6.jpg" manifest:media-type="image/jpeg"/>
  <manifest:file-entry manifest:full-path="Pictures/10000201000000280000002886DE11BD0D07AF97.png" manifest:media-type="image/png"/>
  <manifest:file-entry manifest:full-path="Pictures/10000201000000280000002814A781167ED2A709.png" manifest:media-type="image/png"/>
  <manifest:file-entry manifest:full-path="Pictures/10000201000000280000002861067EEA36F65CCA.png" manifest:media-type="image/png"/>
  <manifest:file-entry manifest:full-path="Pictures/1000020100000028000000284678B22D59F75B4F.png" manifest:media-type="image/png"/>
  <manifest:file-entry manifest:full-path="Pictures/100000000000002800000028AF7FBD8D37BA2AE9.jpg" manifest:media-type="image/jpeg"/>
  <manifest:file-entry manifest:full-path="Pictures/10000201000000280000002844A4E34254512DDF.png" manifest:media-type="image/png"/>
  <manifest:file-entry manifest:full-path="Pictures/10000201000000280000002802497E10D97BF569.png" manifest:media-type="image/png"/>
  <manifest:file-entry manifest:full-path="Pictures/100002010000002800000028FDA95C316C1DE35E.png" manifest:media-type="image/png"/>
  <manifest:file-entry manifest:full-path="Pictures/100000000000002800000028F7B7F089977E0E23.png" manifest:media-type="image/png"/>
  <manifest:file-entry manifest:full-path="Pictures/100000000000002800000028AD89E9CB1139193D.jpg" manifest:media-type="image/jpeg"/>
  <manifest:file-entry manifest:full-path="Pictures/100002010000002800000028B848F282D72B0259.png" manifest:media-type="image/png"/>
  <manifest:file-entry manifest:full-path="Pictures/10000201000000280000002879DD3B2293E2C9C7.png" manifest:media-type="image/png"/>
  <manifest:file-entry manifest:full-path="Pictures/100002010000002800000028234977E2ACD15CF5.png" manifest:media-type="image/png"/>
  <manifest:file-entry manifest:full-path="Pictures/100002010000002800000028572513C30C065F71.png" manifest:media-type="image/png"/>
  <manifest:file-entry manifest:full-path="Pictures/100000000000002800000028D1D37DDBCC0D1FCD.jpg" manifest:media-type="image/jpeg"/>
  <manifest:file-entry manifest:full-path="Pictures/100000000000002800000028C3F96B9D2F91578C.jpg" manifest:media-type="image/jpeg"/>
  <manifest:file-entry manifest:full-path="Pictures/100002010000002800000028C245385E1BD75D84.png" manifest:media-type="image/png"/>
  <manifest:file-entry manifest:full-path="Pictures/1000020100000028000000288E172E23CB223B6C.png" manifest:media-type="image/png"/>
  <manifest:file-entry manifest:full-path="Pictures/100000000000002800000028FE8487F503ED15E0.jpg" manifest:media-type="image/jpeg"/>
  <manifest:file-entry manifest:full-path="Pictures/100002010000002800000028A22BFF16EA273D9A.png" manifest:media-type="image/png"/>
  <manifest:file-entry manifest:full-path="Pictures/1000020100000028000000289BE947D10A0C517D.png" manifest:media-type="image/png"/>
  <manifest:file-entry manifest:full-path="Pictures/1000000000000028000000280E9F586A68477234.jpg" manifest:media-type="image/jpeg"/>
  <manifest:file-entry manifest:full-path="Pictures/100000000000002800000028EC3B049D81093647.png" manifest:media-type="image/png"/>
  <manifest:file-entry manifest:full-path="Pictures/10000201000000280000002828C9387C02E92BE7.png" manifest:media-type="image/png"/>
  <manifest:file-entry manifest:full-path="Pictures/100002010000002800000028AA2AA57A5800428A.png" manifest:media-type="image/png"/>
  <manifest:file-entry manifest:full-path="Pictures/100002010000002800000028D3649802B0049FDD.png" manifest:media-type="image/png"/>
  <manifest:file-entry manifest:full-path="Pictures/100000000000002800000028665DE2B0ADAA3572.png" manifest:media-type="image/png"/>
  <manifest:file-entry manifest:full-path="Pictures/1000020100000028000000285F0EAD1FB191EB88.png" manifest:media-type="image/png"/>
  <manifest:file-entry manifest:full-path="Pictures/100002010000002800000028CE453253F6AB4F3E.png" manifest:media-type="image/png"/>
  <manifest:file-entry manifest:full-path="Pictures/1000000000000028000000283504BF4D25434129.png" manifest:media-type="image/png"/>
  <manifest:file-entry manifest:full-path="Pictures/100002010000002800000028D6B2CD788729294C.png" manifest:media-type="image/png"/>
  <manifest:file-entry manifest:full-path="Pictures/100002010000002800000028007C63B37E4CEF9F.png" manifest:media-type="image/png"/>
  <manifest:file-entry manifest:full-path="Pictures/1000000000000028000000284E4A2359E773F8AB.png" manifest:media-type="image/png"/>
  <manifest:file-entry manifest:full-path="Pictures/1000000000000028000000284C500C9A39783179.jpg" manifest:media-type="image/jpeg"/>
  <manifest:file-entry manifest:full-path="Pictures/10000000000000280000002860EFA60A5D742040.jpg" manifest:media-type="image/jpeg"/>
  <manifest:file-entry manifest:full-path="Pictures/1000000000000028000000286ED6E84DF6E58914.jpg" manifest:media-type="image/jpeg"/>
  <manifest:file-entry manifest:full-path="Pictures/10000201000000280000002812677AAB42E220F8.png" manifest:media-type="image/png"/>
  <manifest:file-entry manifest:full-path="Pictures/100000000000002800000028FC479F6FC7699AA0.jpg" manifest:media-type="image/jpeg"/>
  <manifest:file-entry manifest:full-path="Pictures/1000020100000028000000287EF4703CBC48B541.png" manifest:media-type="image/png"/>
  <manifest:file-entry manifest:full-path="Pictures/10000201000000280000002816DB59364A3A3FC9.png" manifest:media-type="image/png"/>
  <manifest:file-entry manifest:full-path="Pictures/100002010000002800000028A0FEFC79697D93B0.png" manifest:media-type="image/png"/>
  <manifest:file-entry manifest:full-path="Pictures/100002010000002800000028C5E7873D4DDF99A2.png" manifest:media-type="image/png"/>
  <manifest:file-entry manifest:full-path="Pictures/100002010000002800000028F675E575ED2B8773.png" manifest:media-type="image/png"/>
  <manifest:file-entry manifest:full-path="Pictures/1000020100000028000000286955EBBB70049BE7.png" manifest:media-type="image/png"/>
  <manifest:file-entry manifest:full-path="Pictures/100002010000002800000028335F98DCD0A3BA03.png" manifest:media-type="image/png"/>
  <manifest:file-entry manifest:full-path="Pictures/1000000000000028000000284160145ACDE4076B.jpg" manifest:media-type="image/jpeg"/>
  <manifest:file-entry manifest:full-path="Pictures/100002010000002800000028407E330855ABF936.png" manifest:media-type="image/png"/>
  <manifest:file-entry manifest:full-path="Pictures/100000000000002800000028D2CA7BAA1C244AC8.png" manifest:media-type="image/png"/>
  <manifest:file-entry manifest:full-path="Pictures/1000020100000028000000284D641047E4879581.png" manifest:media-type="image/png"/>
  <manifest:file-entry manifest:full-path="Pictures/100002010000002800000028626670F7C48A2EA4.png" manifest:media-type="image/png"/>
  <manifest:file-entry manifest:full-path="Pictures/1000020100000028000000288159E0D4611D4DC9.png" manifest:media-type="image/png"/>
  <manifest:file-entry manifest:full-path="Pictures/100002010000002800000028F0CB3AC7763D11B3.png" manifest:media-type="image/png"/>
  <manifest:file-entry manifest:full-path="Pictures/10000201000000280000002858A32A4614515D94.png" manifest:media-type="image/png"/>
  <manifest:file-entry manifest:full-path="Pictures/10000201000000280000002889B9F991863620C4.png" manifest:media-type="image/png"/>
  <manifest:file-entry manifest:full-path="Pictures/100002010000002800000028DC171F2E7C367A44.png" manifest:media-type="image/png"/>
  <manifest:file-entry manifest:full-path="Pictures/1000020100000028000000284DD25F6252F9AEAB.png" manifest:media-type="image/png"/>
  <manifest:file-entry manifest:full-path="Pictures/100002010000002800000028D95920B906134D10.png" manifest:media-type="image/png"/>
  <manifest:file-entry manifest:full-path="Pictures/100002010000002800000028ED7FF768C8E73FDE.png" manifest:media-type="image/png"/>
  <manifest:file-entry manifest:full-path="Pictures/100002010000002800000028C99D88D9EDD0CD3F.png" manifest:media-type="image/png"/>
  <manifest:file-entry manifest:full-path="Pictures/100000000000002800000028E7D42728C0C2A32D.jpg" manifest:media-type="image/jpeg"/>
  <manifest:file-entry manifest:full-path="Pictures/1000000000000028000000281F85FCD5677DF57B.jpg" manifest:media-type="image/jpeg"/>
  <manifest:file-entry manifest:full-path="Pictures/100002010000002800000028A74517A957B792AD.png" manifest:media-type="image/png"/>
  <manifest:file-entry manifest:full-path="Pictures/100002010000002800000028F126A17FF6FDC3B3.png" manifest:media-type="image/png"/>
  <manifest:file-entry manifest:full-path="Pictures/100002010000002800000028EA7424DC67EE8103.png" manifest:media-type="image/png"/>
  <manifest:file-entry manifest:full-path="Pictures/100000000000002800000028DCF128A144AEAE51.jpg" manifest:media-type="image/jpeg"/>
  <manifest:file-entry manifest:full-path="Pictures/1000020100000028000000286740243A84262E72.png" manifest:media-type="image/png"/>
  <manifest:file-entry manifest:full-path="Pictures/100002010000002800000028AB97833E432CAC81.png" manifest:media-type="image/png"/>
  <manifest:file-entry manifest:full-path="Pictures/1000000000000028000000286C6B818D3B160ED5.jpg" manifest:media-type="image/jpeg"/>
  <manifest:file-entry manifest:full-path="Pictures/100000000000002800000028351347DC94C6C686.jpg" manifest:media-type="image/jpeg"/>
  <manifest:file-entry manifest:full-path="Pictures/100002010000002800000028F149E1B82EE1107F.png" manifest:media-type="image/png"/>
  <manifest:file-entry manifest:full-path="Pictures/100002010000002800000028BFA21E16F0A01E9A.png" manifest:media-type="image/png"/>
  <manifest:file-entry manifest:full-path="Pictures/100002010000002800000028D562FF9DEFFE3379.png" manifest:media-type="image/png"/>
  <manifest:file-entry manifest:full-path="Pictures/1000020100000028000000289E4C6FFD81B3BCF0.png" manifest:media-type="image/png"/>
  <manifest:file-entry manifest:full-path="Pictures/10000201000000280000002897244D2E74003C31.png" manifest:media-type="image/png"/>
  <manifest:file-entry manifest:full-path="Pictures/100000000000002800000028AC273A81E740B719.jpg" manifest:media-type="image/jpeg"/>
  <manifest:file-entry manifest:full-path="Pictures/10000201000000280000002830DED8D1E02C0133.png" manifest:media-type="image/png"/>
  <manifest:file-entry manifest:full-path="Pictures/1000000000000028000000289EADC3018F44FB8D.jpg" manifest:media-type="image/jpeg"/>
  <manifest:file-entry manifest:full-path="Pictures/100000000000002800000028D86AD850264B26AB.jpg" manifest:media-type="image/jpeg"/>
  <manifest:file-entry manifest:full-path="Pictures/10000201000000280000002892829A80739953CC.png" manifest:media-type="image/png"/>
  <manifest:file-entry manifest:full-path="Pictures/100002010000002800000028BEAFD9F7D036263F.png" manifest:media-type="image/png"/>
  <manifest:file-entry manifest:full-path="Pictures/100002010000002800000028E1C39B8612666767.png" manifest:media-type="image/png"/>
  <manifest:file-entry manifest:full-path="Pictures/10000201000000280000002834D5AF7D26F3F14C.png" manifest:media-type="image/png"/>
  <manifest:file-entry manifest:full-path="Pictures/1000020100000028000000288739B5A599602E14.png" manifest:media-type="image/png"/>
  <manifest:file-entry manifest:full-path="Pictures/100002010000002800000028446423A7D8F79584.png" manifest:media-type="image/png"/>
  <manifest:file-entry manifest:full-path="Pictures/10000000000000280000002808BCA8A8778EBB28.jpg" manifest:media-type="image/jpeg"/>
  <manifest:file-entry manifest:full-path="Pictures/1000000000000028000000289FE24F475EFA8514.jpg" manifest:media-type="image/jpeg"/>
  <manifest:file-entry manifest:full-path="Pictures/10000000000000280000002832938F7C1627B392.png" manifest:media-type="image/png"/>
  <manifest:file-entry manifest:full-path="Pictures/10000201000000280000002831150B30ACEDB8F1.png" manifest:media-type="image/png"/>
  <manifest:file-entry manifest:full-path="Pictures/10000201000000280000002896A3452A29EEA2AE.png" manifest:media-type="image/png"/>
  <manifest:file-entry manifest:full-path="Pictures/100000000000002800000028528BFDA5028C48EB.png" manifest:media-type="image/png"/>
  <manifest:file-entry manifest:full-path="Pictures/100000000000002800000028F61CBD3D63FD5E5E.png" manifest:media-type="image/png"/>
  <manifest:file-entry manifest:full-path="Pictures/10000201000000280000002850493CDFDCEBCCE4.png" manifest:media-type="image/png"/>
  <manifest:file-entry manifest:full-path="Pictures/100002010000002800000028E004E58BDEC16160.png" manifest:media-type="image/png"/>
  <manifest:file-entry manifest:full-path="Pictures/1000020100000028000000285DB85793D4E15FC1.png" manifest:media-type="image/png"/>
  <manifest:file-entry manifest:full-path="Pictures/10000201000000280000002821F267B19A79322A.png" manifest:media-type="image/png"/>
  <manifest:file-entry manifest:full-path="Pictures/100002010000002800000028F8220BC91ECB0A4E.png" manifest:media-type="image/png"/>
  <manifest:file-entry manifest:full-path="Pictures/1000000000000028000000288B17E0B26B0107A7.png" manifest:media-type="image/png"/>
  <manifest:file-entry manifest:full-path="Pictures/1000020100000028000000286F2E83E7D12292AF.png" manifest:media-type="image/png"/>
  <manifest:file-entry manifest:full-path="Pictures/100002010000002800000028A8836EDF9314AD0F.png" manifest:media-type="image/png"/>
  <manifest:file-entry manifest:full-path="Pictures/100000000000002800000028C6F95887286F3A8E.jpg" manifest:media-type="image/jpeg"/>
  <manifest:file-entry manifest:full-path="Pictures/100002010000002800000028F22C7C3406DF9D40.png" manifest:media-type="image/png"/>
  <manifest:file-entry manifest:full-path="Pictures/1000020100000028000000288DC04BE177F16824.png" manifest:media-type="image/png"/>
  <manifest:file-entry manifest:full-path="Pictures/100002010000002800000028B19713A6404B21C9.png" manifest:media-type="image/png"/>
  <manifest:file-entry manifest:full-path="Pictures/1000000000000028000000284A39BF3F2686E453.png" manifest:media-type="image/png"/>
  <manifest:file-entry manifest:full-path="Pictures/100002010000002800000028BE044F1A14561278.png" manifest:media-type="image/png"/>
  <manifest:file-entry manifest:full-path="Pictures/1000000000000028000000287905D78253E58DBD.jpg" manifest:media-type="image/jpeg"/>
  <manifest:file-entry manifest:full-path="Pictures/1000000000000028000000282EE7B7035F2B11BF.jpg" manifest:media-type="image/jpeg"/>
  <manifest:file-entry manifest:full-path="Pictures/100000000000002800000028FC111211DDF9D06F.jpg" manifest:media-type="image/jpeg"/>
  <manifest:file-entry manifest:full-path="Pictures/100000000000002800000028E6CE39F85470064C.jpg" manifest:media-type="image/jpeg"/>
  <manifest:file-entry manifest:full-path="Pictures/1000020100000028000000282C80D253B2A92D5A.png" manifest:media-type="image/png"/>
  <manifest:file-entry manifest:full-path="Pictures/100000000000002800000028B8D56AECF10E2374.jpg" manifest:media-type="image/jpeg"/>
  <manifest:file-entry manifest:full-path="Pictures/1000020100000028000000281D6C0BED4C0382CA.png" manifest:media-type="image/png"/>
  <manifest:file-entry manifest:full-path="Pictures/100002010000002800000028567560359B83C632.png" manifest:media-type="image/png"/>
  <manifest:file-entry manifest:full-path="Pictures/100000000000002800000028FCE71E6AF838EF6A.jpg" manifest:media-type="image/jpeg"/>
  <manifest:file-entry manifest:full-path="Pictures/1000020100000028000000282F7E6DA8C82BEDDE.png" manifest:media-type="image/png"/>
  <manifest:file-entry manifest:full-path="Pictures/1000000000000028000000289F8A54F252C87A13.jpg" manifest:media-type="image/jpeg"/>
  <manifest:file-entry manifest:full-path="Pictures/100000000000002800000028E04ADBABE7C3D690.png" manifest:media-type="image/png"/>
  <manifest:file-entry manifest:full-path="Pictures/10000201000000280000002823F767C77DE1E38B.png" manifest:media-type="image/png"/>
  <manifest:file-entry manifest:full-path="Pictures/100000000000002800000028013270195632CD99.jpg" manifest:media-type="image/jpeg"/>
  <manifest:file-entry manifest:full-path="Pictures/1000000000000028000000281CFF674C192631CF.jpg" manifest:media-type="image/jpeg"/>
  <manifest:file-entry manifest:full-path="Pictures/1000020100000028000000282C1368008C0BA561.png" manifest:media-type="image/png"/>
  <manifest:file-entry manifest:full-path="Pictures/10000201000000280000002899678BA741B5E3A9.png" manifest:media-type="image/png"/>
  <manifest:file-entry manifest:full-path="Pictures/10000201000000280000002808B35C230FA78E00.png" manifest:media-type="image/png"/>
  <manifest:file-entry manifest:full-path="Pictures/1000020100000028000000284E17C344D5AA530B.png" manifest:media-type="image/png"/>
  <manifest:file-entry manifest:full-path="Pictures/1000000000000028000000280BB6CB3DBCACCC0F.jpg" manifest:media-type="image/jpeg"/>
  <manifest:file-entry manifest:full-path="Pictures/1000020100000028000000287FEF7C2C40CC63E2.png" manifest:media-type="image/png"/>
  <manifest:file-entry manifest:full-path="Pictures/1000000000000028000000284746FD8892DEED15.png" manifest:media-type="image/png"/>
  <manifest:file-entry manifest:full-path="Pictures/100002010000002800000028420B00D4CD5D742F.png" manifest:media-type="image/png"/>
  <manifest:file-entry manifest:full-path="Pictures/10000000000000280000002878702C7D71F4C11C.jpg" manifest:media-type="image/jpeg"/>
  <manifest:file-entry manifest:full-path="Pictures/100002010000002800000028A8131E03E35C08F2.png" manifest:media-type="image/png"/>
  <manifest:file-entry manifest:full-path="Pictures/1000000000000028000000289633B87B6ABC65B2.png" manifest:media-type="image/png"/>
  <manifest:file-entry manifest:full-path="Pictures/10000201000000280000002822A1D70EAB7DEFA6.png" manifest:media-type="image/png"/>
  <manifest:file-entry manifest:full-path="Pictures/100002010000002800000028C3CE0DD9D47AC1BE.png" manifest:media-type="image/png"/>
  <manifest:file-entry manifest:full-path="Pictures/100002010000002800000028C837B36E6C392DDB.png" manifest:media-type="image/png"/>
  <manifest:file-entry manifest:full-path="Pictures/10000000000000280000002878A823B7D7C06A22.jpg" manifest:media-type="image/jpeg"/>
  <manifest:file-entry manifest:full-path="Pictures/100000000000002800000028604FF34F605163ED.jpg" manifest:media-type="image/jpeg"/>
  <manifest:file-entry manifest:full-path="Pictures/10000000000000280000002829C2A4CB5E304E8D.jpg" manifest:media-type="image/jpeg"/>
  <manifest:file-entry manifest:full-path="Pictures/1000020100000028000000283B8AA5AFAF9B96DC.png" manifest:media-type="image/png"/>
  <manifest:file-entry manifest:full-path="Pictures/1000020100000028000000288A6C1E58102A5020.png" manifest:media-type="image/png"/>
  <manifest:file-entry manifest:full-path="Pictures/100002010000002800000028C95251B7A16075FE.png" manifest:media-type="image/png"/>
  <manifest:file-entry manifest:full-path="Pictures/1000020100000028000000288AAD8B9EB11E07E5.png" manifest:media-type="image/png"/>
  <manifest:file-entry manifest:full-path="Pictures/100000000000002800000028FA57FBD451AF2467.jpg" manifest:media-type="image/jpeg"/>
  <manifest:file-entry manifest:full-path="Pictures/100002010000002800000028101879BBB98CBF8E.png" manifest:media-type="image/png"/>
  <manifest:file-entry manifest:full-path="Pictures/100000000000002800000028ADD0C7C0E6203BAA.jpg" manifest:media-type="image/jpeg"/>
  <manifest:file-entry manifest:full-path="Pictures/100002010000002800000028A087842606A3FBEE.png" manifest:media-type="image/png"/>
  <manifest:file-entry manifest:full-path="Pictures/1000020100000028000000286186417615FA2AA9.png" manifest:media-type="image/png"/>
  <manifest:file-entry manifest:full-path="Pictures/100000000000002800000028D08018B71AD64756.png" manifest:media-type="image/png"/>
  <manifest:file-entry manifest:full-path="Pictures/100000000000002800000028038BBA4FBFD11816.jpg" manifest:media-type="image/jpeg"/>
  <manifest:file-entry manifest:full-path="Pictures/1000020100000028000000281DB532390B846263.png" manifest:media-type="image/png"/>
  <manifest:file-entry manifest:full-path="Pictures/1000020100000028000000284840630C924BB79A.png" manifest:media-type="image/png"/>
  <manifest:file-entry manifest:full-path="Pictures/100002010000002800000028A87E43B77EBC9EED.png" manifest:media-type="image/png"/>
  <manifest:file-entry manifest:full-path="Pictures/10000201000000200000002033C6B66B3ADC569B.png" manifest:media-type="image/png"/>
  <manifest:file-entry manifest:full-path="Pictures/1000000000000028000000284D78EE2970DCD86C.png" manifest:media-type="image/png"/>
  <manifest:file-entry manifest:full-path="Pictures/100000000000002800000028E08D7BA8F9DFCD56.png" manifest:media-type="image/png"/>
  <manifest:file-entry manifest:full-path="Pictures/1000000000000028000000282426D869BA5CE110.jpg" manifest:media-type="image/jpeg"/>
  <manifest:file-entry manifest:full-path="Pictures/100002010000002800000028D61202CCCE2CF4BE.png" manifest:media-type="image/png"/>
  <manifest:file-entry manifest:full-path="Pictures/100000000000002800000028CC3B1D4D536C3935.jpg" manifest:media-type="image/jpeg"/>
  <manifest:file-entry manifest:full-path="Pictures/1000020100000028000000284F7485F72A7B7C5D.png" manifest:media-type="image/png"/>
  <manifest:file-entry manifest:full-path="Pictures/100002010000002800000028E918575C859167C0.png" manifest:media-type="image/png"/>
  <manifest:file-entry manifest:full-path="Pictures/1000000000000028000000283AE9CDB0DA377130.jpg" manifest:media-type="image/jpeg"/>
  <manifest:file-entry manifest:full-path="Pictures/100002010000002800000028B23ABEA63E23D405.png" manifest:media-type="image/png"/>
  <manifest:file-entry manifest:full-path="Pictures/10000201000000280000002832CCB943199CDFD4.png" manifest:media-type="image/png"/>
  <manifest:file-entry manifest:full-path="Pictures/100002010000002800000028E84A99E347708481.png" manifest:media-type="image/png"/>
  <manifest:file-entry manifest:full-path="Pictures/1000020100000028000000285FF662A6AD06A31D.png" manifest:media-type="image/png"/>
  <manifest:file-entry manifest:full-path="Pictures/1000020100000028000000288751E6D680E40197.png" manifest:media-type="image/png"/>
  <manifest:file-entry manifest:full-path="Pictures/100002010000002800000028FD8FA77F0587B973.png" manifest:media-type="image/png"/>
  <manifest:file-entry manifest:full-path="Pictures/10000000000000280000002828451F7B719CC7AD.png" manifest:media-type="image/png"/>
  <manifest:file-entry manifest:full-path="Pictures/1000020100000028000000282E58902410BFCA26.png" manifest:media-type="image/png"/>
  <manifest:file-entry manifest:full-path="Pictures/100000000000002800000028CDCB0ACE99E123CB.jpg" manifest:media-type="image/jpeg"/>
  <manifest:file-entry manifest:full-path="Pictures/10000201000000280000002825247E6F6C698E4E.png" manifest:media-type="image/png"/>
  <manifest:file-entry manifest:full-path="Pictures/100000000000002800000028E0434996535850D1.jpg" manifest:media-type="image/jpeg"/>
  <manifest:file-entry manifest:full-path="Pictures/100002010000002800000028209C903FC13BAAEC.png" manifest:media-type="image/png"/>
  <manifest:file-entry manifest:full-path="Pictures/100002010000002800000028A5160954555F06D6.png" manifest:media-type="image/png"/>
  <manifest:file-entry manifest:full-path="Pictures/1000000000000028000000288109516F9D338407.png" manifest:media-type="image/png"/>
  <manifest:file-entry manifest:full-path="Pictures/10000201000000280000002827B714F28D406BA8.png" manifest:media-type="image/png"/>
  <manifest:file-entry manifest:full-path="Pictures/1000020100000028000000281DA1C07FA6127E1B.png" manifest:media-type="image/png"/>
  <manifest:file-entry manifest:full-path="Pictures/100002010000002800000028D60EB4B77D5DC1D2.png" manifest:media-type="image/png"/>
  <manifest:file-entry manifest:full-path="Pictures/1000020100000028000000283DDECAB0DC2DB565.png" manifest:media-type="image/png"/>
  <manifest:file-entry manifest:full-path="Pictures/1000020100000028000000285ADC92E895F5C3B6.png" manifest:media-type="image/png"/>
  <manifest:file-entry manifest:full-path="Pictures/1000000000000028000000289E3B72418B3BDE7C.jpg" manifest:media-type="image/jpeg"/>
  <manifest:file-entry manifest:full-path="Pictures/1000020100000028000000281D4B7975970C3E06.png" manifest:media-type="image/png"/>
  <manifest:file-entry manifest:full-path="Pictures/100002010000002800000028882274448CE5AC05.png" manifest:media-type="image/png"/>
  <manifest:file-entry manifest:full-path="Pictures/10000201000000280000002806DC8732E9184660.png" manifest:media-type="image/png"/>
  <manifest:file-entry manifest:full-path="Pictures/1000000000000028000000282F91A709CD86E7ED.jpg" manifest:media-type="image/jpeg"/>
  <manifest:file-entry manifest:full-path="Pictures/1000000000000028000000286A15688E1BEAFA50.png" manifest:media-type="image/png"/>
  <manifest:file-entry manifest:full-path="Pictures/100002010000002800000028967D8FDB28B808C8.png" manifest:media-type="image/png"/>
  <manifest:file-entry manifest:full-path="Pictures/100002010000002800000028B0A8D037EC68F065.png" manifest:media-type="image/png"/>
  <manifest:file-entry manifest:full-path="Pictures/100002010000002800000028BE10B6D0ED234EAE.png" manifest:media-type="image/png"/>
  <manifest:file-entry manifest:full-path="Pictures/1000020100000028000000283993D11C91C04AC0.png" manifest:media-type="image/png"/>
  <manifest:file-entry manifest:full-path="Pictures/10000000000000280000002869F3BE931A223E79.jpg" manifest:media-type="image/jpeg"/>
  <manifest:file-entry manifest:full-path="Pictures/100002010000002800000028D3832DE5CDBA6CB2.png" manifest:media-type="image/png"/>
  <manifest:file-entry manifest:full-path="Pictures/100000000000002800000028FA839EDD7E71D9BF.jpg" manifest:media-type="image/jpeg"/>
  <manifest:file-entry manifest:full-path="Pictures/100002010000002800000028CEFA96554680112A.png" manifest:media-type="image/png"/>
  <manifest:file-entry manifest:full-path="Pictures/1000020100000028000000282CA961A105E74244.png" manifest:media-type="image/png"/>
  <manifest:file-entry manifest:full-path="Pictures/100002010000002800000028F43079E4A58FCDC7.png" manifest:media-type="image/png"/>
  <manifest:file-entry manifest:full-path="Pictures/10000000000000280000002802AF21485DF9C7A3.jpg" manifest:media-type="image/jpeg"/>
  <manifest:file-entry manifest:full-path="Pictures/100000000000002800000028987F9FD5967B71C3.png" manifest:media-type="image/png"/>
  <manifest:file-entry manifest:full-path="Pictures/1000020100000028000000283C6DB1FAA7C9EBC9.png" manifest:media-type="image/png"/>
  <manifest:file-entry manifest:full-path="Pictures/100002010000002800000028F78B561FF420BECB.png" manifest:media-type="image/png"/>
  <manifest:file-entry manifest:full-path="Pictures/100002010000002800000028CC67740C29E9E91E.png" manifest:media-type="image/png"/>
  <manifest:file-entry manifest:full-path="Pictures/1000020100000028000000280FBF9620CDE860B4.png" manifest:media-type="image/png"/>
  <manifest:file-entry manifest:full-path="Pictures/100002010000002800000028B86FF6D92331A175.png" manifest:media-type="image/png"/>
  <manifest:file-entry manifest:full-path="Pictures/100002010000002800000028381D3B1843F412FC.png" manifest:media-type="image/png"/>
  <manifest:file-entry manifest:full-path="Pictures/1000020100000028000000289A7F77300FE09AA9.png" manifest:media-type="image/png"/>
  <manifest:file-entry manifest:full-path="Pictures/1000020100000028000000283892930A35A28915.png" manifest:media-type="image/png"/>
  <manifest:file-entry manifest:full-path="Pictures/10000000000000280000002825DF86035209A763.png" manifest:media-type="image/png"/>
  <manifest:file-entry manifest:full-path="Pictures/100002010000002800000028849E206348C26485.png" manifest:media-type="image/png"/>
  <manifest:file-entry manifest:full-path="Pictures/10000201000000280000002848A50E8C36311B14.png" manifest:media-type="image/png"/>
  <manifest:file-entry manifest:full-path="Pictures/100000000000002800000028864EFB97A761BF6B.jpg" manifest:media-type="image/jpeg"/>
  <manifest:file-entry manifest:full-path="Pictures/100002010000002800000028C5BEFF94F5E3FA51.png" manifest:media-type="image/png"/>
  <manifest:file-entry manifest:full-path="Pictures/10000201000000280000002859BD2F9F8DD330A2.png" manifest:media-type="image/png"/>
  <manifest:file-entry manifest:full-path="Pictures/100002010000002800000028DBBFC720797C1277.png" manifest:media-type="image/png"/>
  <manifest:file-entry manifest:full-path="Pictures/1000000000000028000000286A8485E2B316A9E0.jpg" manifest:media-type="image/jpeg"/>
  <manifest:file-entry manifest:full-path="Pictures/100000000000002800000028842AA09E68D15D22.jpg" manifest:media-type="image/jpeg"/>
  <manifest:file-entry manifest:full-path="Pictures/1000020100000028000000288599FA8230BE84B4.png" manifest:media-type="image/png"/>
  <manifest:file-entry manifest:full-path="Pictures/100002010000002800000028233815EEFABF6BD6.png" manifest:media-type="image/png"/>
  <manifest:file-entry manifest:full-path="Pictures/100002010000002800000028B7444E0A6F93F387.png" manifest:media-type="image/png"/>
  <manifest:file-entry manifest:full-path="Pictures/100002010000002800000028B9A0BBD0BEA1B513.png" manifest:media-type="image/png"/>
  <manifest:file-entry manifest:full-path="Pictures/10000201000000280000002888C490B52C48299D.png" manifest:media-type="image/png"/>
  <manifest:file-entry manifest:full-path="Pictures/100000000000002800000028B0D0C858D43F8929.jpg" manifest:media-type="image/jpeg"/>
  <manifest:file-entry manifest:full-path="Pictures/100000000000002800000028D65097BBFEC06B61.jpg" manifest:media-type="image/jpeg"/>
  <manifest:file-entry manifest:full-path="Pictures/1000020100000028000000283B25F5DB062ADB50.png" manifest:media-type="image/png"/>
  <manifest:file-entry manifest:full-path="Pictures/1000020100000028000000288BFE4445DF627A3D.png" manifest:media-type="image/png"/>
  <manifest:file-entry manifest:full-path="Pictures/100000000000002800000028613F992104974B94.jpg" manifest:media-type="image/jpeg"/>
  <manifest:file-entry manifest:full-path="Pictures/100002010000002800000028AB99A12CACE7B588.png" manifest:media-type="image/png"/>
  <manifest:file-entry manifest:full-path="Pictures/1000020100000028000000288778383A5CF544B1.png" manifest:media-type="image/png"/>
  <manifest:file-entry manifest:full-path="Pictures/100002010000002800000028D8478F932AB3EF44.png" manifest:media-type="image/png"/>
  <manifest:file-entry manifest:full-path="Pictures/100002010000002800000028F4CF466590910BED.png" manifest:media-type="image/png"/>
  <manifest:file-entry manifest:full-path="Pictures/100000000000002800000028C5210BC0D75E3E2F.jpg" manifest:media-type="image/jpeg"/>
  <manifest:file-entry manifest:full-path="Pictures/1000000000000028000000289D15A6721B1AA248.png" manifest:media-type="image/png"/>
  <manifest:file-entry manifest:full-path="Pictures/100002010000002800000028B2EACF86531BDF10.png" manifest:media-type="image/png"/>
  <manifest:file-entry manifest:full-path="Pictures/1000020100000028000000285845EFF78BC64975.png" manifest:media-type="image/png"/>
  <manifest:file-entry manifest:full-path="Pictures/1000020100000028000000284B6ECE01085DBAA9.png" manifest:media-type="image/png"/>
  <manifest:file-entry manifest:full-path="Pictures/100002010000002800000028F918EE80643F557C.png" manifest:media-type="image/png"/>
  <manifest:file-entry manifest:full-path="Pictures/100002010000002800000028DD8EEDCA72BD1077.png" manifest:media-type="image/png"/>
  <manifest:file-entry manifest:full-path="Pictures/100000000000002800000028CCEA0FB5A231C9E5.jpg" manifest:media-type="image/jpeg"/>
  <manifest:file-entry manifest:full-path="Pictures/10000201000000280000002874C6E226269D5250.png" manifest:media-type="image/png"/>
  <manifest:file-entry manifest:full-path="Pictures/100002010000002800000028919CA999AE332385.png" manifest:media-type="image/png"/>
  <manifest:file-entry manifest:full-path="Pictures/1000000000000028000000281C0E1F7A7953A6D7.jpg" manifest:media-type="image/jpeg"/>
  <manifest:file-entry manifest:full-path="Pictures/1000000000000028000000282B0268627CBEFD7F.jpg" manifest:media-type="image/jpeg"/>
  <manifest:file-entry manifest:full-path="Pictures/100002010000002800000028D9C57268B93FDF1F.png" manifest:media-type="image/png"/>
  <manifest:file-entry manifest:full-path="Pictures/1000020100000028000000282DEA0413234A3E86.png" manifest:media-type="image/png"/>
  <manifest:file-entry manifest:full-path="Pictures/10000000000000280000002895D0AFC672D1BE93.jpg" manifest:media-type="image/jpeg"/>
  <manifest:file-entry manifest:full-path="Pictures/10000201000000280000002813E18297BB79A0BA.png" manifest:media-type="image/png"/>
  <manifest:file-entry manifest:full-path="Pictures/1000020100000028000000284F6FFFA4AFCC9BAC.png" manifest:media-type="image/png"/>
  <manifest:file-entry manifest:full-path="Pictures/100002010000002800000028DD0A00BB952EB281.png" manifest:media-type="image/png"/>
  <manifest:file-entry manifest:full-path="Pictures/100000000000002800000028DCF560640BCC3E77.png" manifest:media-type="image/png"/>
  <manifest:file-entry manifest:full-path="Pictures/100000000000002800000028BF11ACFC5A72037E.jpg" manifest:media-type="image/jpeg"/>
  <manifest:file-entry manifest:full-path="Pictures/100000000000002800000028E0525F318990923F.png" manifest:media-type="image/png"/>
  <manifest:file-entry manifest:full-path="Pictures/1000000000000028000000286F73C6B4B3CD45F6.jpg" manifest:media-type="image/jpeg"/>
  <manifest:file-entry manifest:full-path="Pictures/100002010000002800000028735AF2E9980A8986.png" manifest:media-type="image/png"/>
  <manifest:file-entry manifest:full-path="Pictures/100000000000002800000028CC0782A4FA8AC8E8.jpg" manifest:media-type="image/jpeg"/>
  <manifest:file-entry manifest:full-path="Pictures/1000000000000028000000282D5B36580834E697.png" manifest:media-type="image/png"/>
  <manifest:file-entry manifest:full-path="Pictures/100002010000002800000028382D704319FF69AC.png" manifest:media-type="image/png"/>
  <manifest:file-entry manifest:full-path="Pictures/100000000000002800000028BCACC9B73C46B8B0.jpg" manifest:media-type="image/jpeg"/>
  <manifest:file-entry manifest:full-path="Pictures/1000020100000028000000289306DE37D5AC8BC6.png" manifest:media-type="image/png"/>
  <manifest:file-entry manifest:full-path="Pictures/100002010000002800000028445C897749B0383D.png" manifest:media-type="image/png"/>
  <manifest:file-entry manifest:full-path="Pictures/100002010000002800000028A994102E496EAA91.png" manifest:media-type="image/png"/>
  <manifest:file-entry manifest:full-path="Pictures/100000000000002800000028C704C0010CB7DB7C.jpg" manifest:media-type="image/jpeg"/>
  <manifest:file-entry manifest:full-path="Pictures/100000000000002800000028BB6246D176ACEE09.jpg" manifest:media-type="image/jpeg"/>
  <manifest:file-entry manifest:full-path="Pictures/10000201000000280000002840F05BB5EB4ECF72.png" manifest:media-type="image/png"/>
  <manifest:file-entry manifest:full-path="Pictures/100002010000002800000028B527758BBFFB1301.png" manifest:media-type="image/png"/>
  <manifest:file-entry manifest:full-path="Pictures/10000000000000280000002829DE4A1B9E2C1458.jpg" manifest:media-type="image/jpeg"/>
  <manifest:file-entry manifest:full-path="Pictures/1000020100000028000000283042A3533D4C709B.png" manifest:media-type="image/png"/>
  <manifest:file-entry manifest:full-path="Pictures/100000000000002800000028439757930C804208.png" manifest:media-type="image/png"/>
  <manifest:file-entry manifest:full-path="Pictures/100002010000002800000028A91FA97FAC8AEA4B.png" manifest:media-type="image/png"/>
  <manifest:file-entry manifest:full-path="Pictures/1000020100000028000000284A9823ABFDDDC141.png" manifest:media-type="image/png"/>
  <manifest:file-entry manifest:full-path="Pictures/1000020100000028000000282496DC731E936CE2.png" manifest:media-type="image/png"/>
  <manifest:file-entry manifest:full-path="Pictures/10000000000000280000002860169651806D8BA6.png" manifest:media-type="image/png"/>
  <manifest:file-entry manifest:full-path="Pictures/10000201000000280000002834562B9A6CC66858.png" manifest:media-type="image/png"/>
  <manifest:file-entry manifest:full-path="Pictures/100000000000002800000028ECACF1169715F818.png" manifest:media-type="image/png"/>
  <manifest:file-entry manifest:full-path="Pictures/1000020100000028000000282817E081CCA168C1.png" manifest:media-type="image/png"/>
  <manifest:file-entry manifest:full-path="Pictures/1000020100000028000000286E8C84EBE8864EC8.png" manifest:media-type="image/png"/>
  <manifest:file-entry manifest:full-path="Pictures/100000000000002800000028EB70988C89849120.png" manifest:media-type="image/png"/>
  <manifest:file-entry manifest:full-path="Pictures/100002010000002800000028E39A809C8F700B5F.png" manifest:media-type="image/png"/>
  <manifest:file-entry manifest:full-path="Pictures/100002010000002800000028A305378C3257EF86.png" manifest:media-type="image/png"/>
  <manifest:file-entry manifest:full-path="Pictures/100002010000002800000028C5B952AF4AA82992.png" manifest:media-type="image/png"/>
  <manifest:file-entry manifest:full-path="Pictures/1000020100000028000000289CE5F76C01B533C2.png" manifest:media-type="image/png"/>
  <manifest:file-entry manifest:full-path="Pictures/1000020100000028000000281F990B73E72D9E86.png" manifest:media-type="image/png"/>
  <manifest:file-entry manifest:full-path="Pictures/100002010000002800000028AB2CB06964BA8EC0.png" manifest:media-type="image/png"/>
  <manifest:file-entry manifest:full-path="Pictures/100002010000002800000028E6B307B146E90DF5.png" manifest:media-type="image/png"/>
  <manifest:file-entry manifest:full-path="Pictures/10000000000000280000002831709E0F311197C6.jpg" manifest:media-type="image/jpeg"/>
  <manifest:file-entry manifest:full-path="Pictures/1000020100000028000000281C9B4A7131376B7B.png" manifest:media-type="image/png"/>
  <manifest:file-entry manifest:full-path="Pictures/1000020100000028000000282850AC2876D19588.png" manifest:media-type="image/png"/>
  <manifest:file-entry manifest:full-path="Pictures/10000201000000280000002890EF8F751B21D3A8.png" manifest:media-type="image/png"/>
  <manifest:file-entry manifest:full-path="Pictures/1000020100000028000000287F07EDDB5AAF1334.png" manifest:media-type="image/png"/>
  <manifest:file-entry manifest:full-path="Pictures/100002010000002800000028C845F510933D0AE0.png" manifest:media-type="image/png"/>
  <manifest:file-entry manifest:full-path="Pictures/100002010000002800000028D77B80C84C9EA68D.png" manifest:media-type="image/png"/>
  <manifest:file-entry manifest:full-path="Pictures/1000020100000028000000283505F0EF44DAB33D.png" manifest:media-type="image/png"/>
  <manifest:file-entry manifest:full-path="Pictures/1000020100000028000000286552B736705F56E9.png" manifest:media-type="image/png"/>
  <manifest:file-entry manifest:full-path="Pictures/10000000000000280000002833278893137D72F7.jpg" manifest:media-type="image/jpeg"/>
  <manifest:file-entry manifest:full-path="Pictures/100000000000002800000028B11EE0BA68504FEA.jpg" manifest:media-type="image/jpeg"/>
  <manifest:file-entry manifest:full-path="Pictures/10000000000000280000002828ADDB5A09ED8CBE.png" manifest:media-type="image/png"/>
  <manifest:file-entry manifest:full-path="Pictures/1000000000000028000000287052A2EAB4FB1096.png" manifest:media-type="image/png"/>
  <manifest:file-entry manifest:full-path="Pictures/1000000000000028000000284C6210C7198A164F.jpg" manifest:media-type="image/jpeg"/>
  <manifest:file-entry manifest:full-path="Pictures/10000000000000280000002883EAA84562825A30.jpg" manifest:media-type="image/jpeg"/>
  <manifest:file-entry manifest:full-path="Pictures/1000020100000028000000289F6E92602823D88C.png" manifest:media-type="image/png"/>
  <manifest:file-entry manifest:full-path="Pictures/100000000000002800000028EC86729C7A32CB6E.jpg" manifest:media-type="image/jpeg"/>
  <manifest:file-entry manifest:full-path="Pictures/100002010000002800000028C01F077B064DFFFE.png" manifest:media-type="image/png"/>
  <manifest:file-entry manifest:full-path="Pictures/100002010000002800000028CA809B0703A61F64.png" manifest:media-type="image/png"/>
  <manifest:file-entry manifest:full-path="Pictures/100000000000002800000028A47B71EDE170D213.png" manifest:media-type="image/png"/>
  <manifest:file-entry manifest:full-path="Pictures/10000201000000280000002896B62D48622FD542.png" manifest:media-type="image/png"/>
  <manifest:file-entry manifest:full-path="Pictures/100000000000002800000028F194329A2331FCC7.png" manifest:media-type="image/png"/>
  <manifest:file-entry manifest:full-path="Pictures/1000000000000028000000281758846B5A756E4D.jpg" manifest:media-type="image/jpeg"/>
  <manifest:file-entry manifest:full-path="Pictures/1000000000000028000000286BC591307CC8FF57.jpg" manifest:media-type="image/jpeg"/>
  <manifest:file-entry manifest:full-path="Pictures/100002010000002800000028471352E400E967F3.png" manifest:media-type="image/png"/>
  <manifest:file-entry manifest:full-path="Pictures/1000000000000028000000289533B0A96EAAFC62.jpg" manifest:media-type="image/jpeg"/>
  <manifest:file-entry manifest:full-path="Pictures/1000000000000028000000286898084E094E2BE9.jpg" manifest:media-type="image/jpeg"/>
  <manifest:file-entry manifest:full-path="Pictures/100002010000002800000028960A6258B9CC11D7.png" manifest:media-type="image/png"/>
  <manifest:file-entry manifest:full-path="Pictures/1000020100000028000000284092419D48290409.png" manifest:media-type="image/png"/>
  <manifest:file-entry manifest:full-path="Pictures/100002010000002800000028CAB8440D5DFC9A68.png" manifest:media-type="image/png"/>
  <manifest:file-entry manifest:full-path="Pictures/100000000000002800000028FFB144886F79AABA.jpg" manifest:media-type="image/jpeg"/>
  <manifest:file-entry manifest:full-path="Pictures/1000000000000028000000282C4B27BDC07FDE10.png" manifest:media-type="image/png"/>
  <manifest:file-entry manifest:full-path="Pictures/1000000000000028000000288E9DC7FF706E8DA6.jpg" manifest:media-type="image/jpeg"/>
  <manifest:file-entry manifest:full-path="Pictures/10000000000000280000002888E6A3B9938A0A2F.png" manifest:media-type="image/png"/>
  <manifest:file-entry manifest:full-path="Pictures/10000201000000280000002869285D0CC5908324.png" manifest:media-type="image/png"/>
  <manifest:file-entry manifest:full-path="Pictures/10000000000000280000002814D90448987EF1D3.png" manifest:media-type="image/png"/>
  <manifest:file-entry manifest:full-path="Pictures/100000000000002800000028F829E727CCE17C3C.png" manifest:media-type="image/png"/>
  <manifest:file-entry manifest:full-path="Pictures/100000000000002800000028585AC5E242E30D92.jpg" manifest:media-type="image/jpeg"/>
  <manifest:file-entry manifest:full-path="Pictures/100002010000002800000028E113D0FD60D7320E.png" manifest:media-type="image/png"/>
  <manifest:file-entry manifest:full-path="Pictures/10000000000000280000002816588E5190A341AC.png" manifest:media-type="image/png"/>
  <manifest:file-entry manifest:full-path="Pictures/10000201000000280000002887FE473915A67512.png" manifest:media-type="image/png"/>
  <manifest:file-entry manifest:full-path="Pictures/100002010000002800000028C1FC250BC8BB6997.png" manifest:media-type="image/png"/>
  <manifest:file-entry manifest:full-path="Pictures/100002010000002800000028638FB5F8FB61EE41.png" manifest:media-type="image/png"/>
  <manifest:file-entry manifest:full-path="Pictures/1000020100000028000000284C5F817F5F306503.png" manifest:media-type="image/png"/>
  <manifest:file-entry manifest:full-path="Pictures/100002010000002800000028748D6873589A0A7F.png" manifest:media-type="image/png"/>
  <manifest:file-entry manifest:full-path="Pictures/10000201000000280000002869ED05BF238F3491.png" manifest:media-type="image/png"/>
  <manifest:file-entry manifest:full-path="Pictures/100002010000002800000028D6FA499DCDEB4478.png" manifest:media-type="image/png"/>
  <manifest:file-entry manifest:full-path="Pictures/100000000000002800000028BB5E1440C47AE4A4.jpg" manifest:media-type="image/jpeg"/>
  <manifest:file-entry manifest:full-path="Pictures/1000020100000028000000288D772BF2DD3F8FBA.png" manifest:media-type="image/png"/>
  <manifest:file-entry manifest:full-path="Pictures/100002010000002800000028DE2735697F35B35E.png" manifest:media-type="image/png"/>
  <manifest:file-entry manifest:full-path="Pictures/100002010000002800000028742D12AF2E54D099.png" manifest:media-type="image/png"/>
  <manifest:file-entry manifest:full-path="Pictures/1000020100000028000000283BF1127D6B9132D3.png" manifest:media-type="image/png"/>
  <manifest:file-entry manifest:full-path="Pictures/10000201000000280000002825C920F9E421A1DD.png" manifest:media-type="image/png"/>
  <manifest:file-entry manifest:full-path="Pictures/100000000000002800000028069CF7C996B2D248.png" manifest:media-type="image/png"/>
  <manifest:file-entry manifest:full-path="Pictures/100002010000002800000028AB39FDC8863FA074.png" manifest:media-type="image/png"/>
  <manifest:file-entry manifest:full-path="Pictures/1000020100000028000000284FAC314CF516D2C0.png" manifest:media-type="image/png"/>
  <manifest:file-entry manifest:full-path="Pictures/1000020100000028000000289409AAEE46BC39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1665in" fo:margin-bottom="0in" loext:contextual-spacing="false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search" xlink:type="simple">
          <form:properties>
            <form:property form:property-name="PropertyChangeNotificationEnabled" office:value-type="boolean" office:boolean-value="true"/>
          </form:properties>
          <form:text form:name="q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control-implementation="ooo:com.sun.star.form.component.Form" office:target-frame="" xlink:href="../../../..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404-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404-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9x-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9x-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GRA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GRA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dB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dB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dvanced-Eye-Cha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dvanced-Eye-Cha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udiBass-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AudiBass-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GemJam-g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GemJam-g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itchecker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itchecker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luPho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luPho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lue-Dentur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lue-Dentur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oom-B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oom-B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ranch-Ran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Branch-Ran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H3-c-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H3-c-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amCamPlu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amCamPlu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android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android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hromaTagsForG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hromaTagsForG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de-distanc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de-distanc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lores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lores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Bun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Bun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Sme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Sme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n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n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ting-longev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mputing-longev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ttonTr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ttonTr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untMausol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ountMausol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rossCompatX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rossCompatX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yborg-System-Moni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Cyborg-System-Moni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Mail-Cli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Mail-Cli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OS-Budd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OS-Budd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egoogle-your-lif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egoogle-your-lif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entalBar-Whitetooth-pr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entalBar-Whitetooth-pr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oorcre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Doorcre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conomica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conomica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gg-or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gg-or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ngineer-Superdes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Engineer-Superdes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BI-Roleplay-Sim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BI-Roleplay-Sim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ourThousandNinetySi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ourThousandNinetySi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rog-man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Frog-man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K-Key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K-Key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aslight-Galactic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aslight-Galactic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Hubby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Hubby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Manager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Manager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ty-im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itty-im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o-ogle-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o-ogle-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oodbye-world-progra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oodbye-world-progra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raty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raty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uineaMyrickILifeArchive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GuineaMyrickILifeArchive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T-Messen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T-Messen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X-Templ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X-Templ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ati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ati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ealthMeterMaxim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ealthMeterMaxim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ospital-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ospital-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yper-Realistic-Farm-Sim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Hyper-Realistic-Farm-Sim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IGNORE-fi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IGNORE-fi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Keyoff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Keyoff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kLax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kLax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ux-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ux-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ux-Marketshare-Ping-T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Linux-Marketshare-Ping-T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CPY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CPY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dLibb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dLibb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mmalTow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mmalTow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tri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atri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eme-machine-2019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eme-machine-2019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icroMiniwa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icroMiniwa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yrick-family-arch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Myrick-family-arch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UNIX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UNIX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exxFe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exxFe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Fan-Clu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Fan-Clu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Gloss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imbleBit-Gloss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ost-Gia-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ost-Gia-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ostalgia-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ostalgia-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umeric-Liberation-Fro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Numeric-Liberation-Fro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VPVMO-Si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VPVMO-Si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penGovernment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penGovernment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penTow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OpenTow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FOSS-Initia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FOSS-Initia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VZ-Cust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VZ-Cust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YVM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YVM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asswordGeneratorUltim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asswordGeneratorUltim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erl-harb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erl-harb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hD-In-PH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hD-In-PH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honeHom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honeHom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ocket-Villa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ocket-Villa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ortal-Voice-Assista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ortal-Voice-Assista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estigePrevie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estigePrevie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i-Fi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i-Fi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oTraAp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oTraAp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oject1k1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Project1k1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QMeadows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QMeadows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EADME-Desktop-LIBr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EADME-Desktop-LIBr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ailRam-Train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ailRam-Train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atiy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atiy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eactop-comput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eactop-comput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ubbleRo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RubbleRo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-Desktop-Environ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-Desktop-Environ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0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0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1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1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2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2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3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3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3DPrin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3DPrin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4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4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bou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bou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essibil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essibil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ou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ou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ountSetu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ccountSetu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lgorith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lgorith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mazonCompatibility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mazonCompatibility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mish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mish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ncest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ncest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p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Ap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elief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elief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lo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lo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oo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oo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otCoa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otCoa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rowserNo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rowserNo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usine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Busine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ch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ch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ll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ll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lling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lling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rdSta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ardSta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haracter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haracter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udDr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udDr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ud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loud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mmitt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mmitt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mpan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mpan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pypasta-Kitch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opypasta-Kitch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reateServ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reateServ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ursor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Cursor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MailCli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MailCli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ash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ash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ataManage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ataManage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bug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bug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epSwa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epSwa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nnisRitchie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nnisRitchie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eloperLoun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eloperLoun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ice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ice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alupExperie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alupExperie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gg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gg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mensional-Porting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mensional-Porting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seaseResearch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iseaseResearch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cument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cument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cumentation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cumentation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wnloadMoreRA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ownloadMoreRA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arth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arth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dit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dit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cryp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cryp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cycloped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cycloped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gineRo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ngineRoo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rotic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rotic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videnceLoc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videnceLoc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xtra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xtra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amilyTr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amilyTre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ileExtensionHel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ileExtensionHel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ilmPlaz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ilmPlaz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LIBr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LIBr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Mi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Mi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Fon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Govern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Govern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istoryManage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istoryManage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ttpsStatusCodeLis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HttpsStatusCodeLis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E-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E-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dea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dea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Fro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Fro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Internet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JavaScript-Math-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JavaScript-Math-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Job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Job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KenThompson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KenThompson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Key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Keyboa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ap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ap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galResource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galResource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gendsOfThe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egendsOfThe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ifeSto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ifeSto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ingu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ingu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oop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Loop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lwareViru-Repo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lwareViru-Repo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rtinLutherKingJr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rtinLutherKingJrMemor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scot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ascot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meG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meG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ssen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ssen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taver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etaver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od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od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ewYea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ewYea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ew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ew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itter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Nitter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S-Kill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S-Kill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therRefere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OtherRefere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2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2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2PS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2PS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FOSSExchan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FOSSExchan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la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la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layback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layback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dcastTriP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dcastTriP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lic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lic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r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or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iv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iv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ivacyInitia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ivacyInitia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fileBuil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fileBuil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gramming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gramming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jectTimel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jectTimel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test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rotest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blic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blic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blicSnapsh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blicSnapsh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nParl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nParl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zzle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Puzzle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Questionari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Questionari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R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R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RulesOfThe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RulesOfTheIntern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cri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cri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rverEssentia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rverEssentia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xEdu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exEdu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hopp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hopp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ignI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ignI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iteLog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iteLog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lang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lang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mell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mell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napshotT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napshotT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oftware-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oftware-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ound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oundSetting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poofing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poofing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por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por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artAScrip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artAScrip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oryBubbleWan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oryBubbleWan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re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tre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uicidePreven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uicidePreven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uper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uper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ableTopGameHou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ableTopGameHou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rmin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rmin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rrorB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rrorB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st-Refere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st-Refere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xt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xtEng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xtur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extur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h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h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imeMach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imeMachi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BeImplemente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BeImplemente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rr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orr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ransl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ransl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witter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witter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ypographyDo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TypographyDo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UserFilt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UserFilt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Us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Us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M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MCen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alent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alent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ersionHisto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ersionHisto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exill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exill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ideoThea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ideoThea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oicesVoI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VoicesVoI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LinkWBot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LinkWBot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WW30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WW30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eatherVa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eatherVan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ebVT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ebVT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ik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ik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orkInProgre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WorkInProgre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YouTube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YouTubeMo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YourSpa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YourSpa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Zalgo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ZalgoProjec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Gr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Gre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Sch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eSchoo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New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New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VG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VG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Wave-Star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Wave-Star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afeT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afeT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criptKidd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criptKidd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B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B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LG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LG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SP-DOT-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SP-DOT-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W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W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ction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ction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ctionServerPage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ctionServerPage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d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d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dob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dob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irBn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irBn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ndroi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ndroi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ni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ni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ach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ach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ache-Licen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ache-Licen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ia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ian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icat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licat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p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ssemb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ssemb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ASI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ASI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S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S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atch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atch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eelineInterac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eelineInteract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iBTe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iBTe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i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i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ocklis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ocklis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ock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ock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ueToo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lueToo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o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o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tan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tan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ight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ight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owserExten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owserExten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ows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Browse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L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L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Mak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Mak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B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B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VID-19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VID-19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P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P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-Cla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-Cla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V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V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oun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Soun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ensu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ensu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lojur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lojur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ffe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ffe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mmon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mmon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nce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once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rysta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rysta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urren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urren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D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D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ily-Desktop-Screensh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ily-Desktop-Screensh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r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r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t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t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ff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ff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co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cor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ne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ne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ker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ker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ument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ument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ronema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ronema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uckDuckG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uckDuckG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A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A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J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J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cos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cos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dhes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dhes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iffe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iffe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lixi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lixi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macs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macs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mulato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mulator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rlan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rlan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TRA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TRA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an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an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irefo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irefo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od-Inde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od-Inde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th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th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reeMarke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reeMarke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D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D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LS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LS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N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N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P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P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U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U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eni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eni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herk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herk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s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s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tHu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tHu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tHub-Pages-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itHub-Pages-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l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l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dzila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dzila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og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ogl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ogleG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oogleG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raphicDesig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raphicDesig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TML5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TML5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c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c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lfBrick-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lfBrick-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ndlebar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ndlebar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rd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rd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sk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ask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oli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olida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oliday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oliday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yperHipp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HyperHipp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dri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dri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mage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mage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form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form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no-setu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no-setu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telHexBinar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ntelHexBinar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ronPyth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ronPyth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sabel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sabel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cript-Dot-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cript-Dot-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d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d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v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v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va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ava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okeProgr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okeProgr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uli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uli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upyterNoteboo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upyterNoteboo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yth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Jyth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hanAcadem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hanAcadem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iXtar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iXtar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olibri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olibri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otl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Kotl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e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e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mb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mbo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nu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nu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qui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qui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s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spFlavoredErlan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spFlavoredErlan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ogTal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ogTal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u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u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4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4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T-Licen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T-Licens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S-DOS-Sty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S-DOS-Sty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c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c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intena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intena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ke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kefil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l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l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rineBi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rineBi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rkdow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rkdow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thematic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thematic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thema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thema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ediaWiki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ediaWiki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etric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etric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croso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croso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necra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necra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necraftP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inecraftP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elic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elic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ula-2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ula-2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ula-3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dula-3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j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j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stDevelope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stDevelope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torola-S-Recor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torola-S-Record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zill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ozill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useu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GMoc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GMoc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SF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SFW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Vidia-CUD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Vidia-CUD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ewYearsTa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ewYearsTa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m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m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ntend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ntend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i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unjuck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unjuck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C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C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er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ero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jective-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jective-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jective-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bjective-J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perating-Syst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perating-Syst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rnith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Ornith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H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H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asca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asca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sonalKios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sonalKios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harm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harm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iglat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iglatin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cketG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cketG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li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li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rta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rta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st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st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werSh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werSh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ro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ro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u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u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ur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ur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yth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yth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Q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Q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Q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QSharp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B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BO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ck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ck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ku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ku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spberryP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aspberryPi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StructuredTex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StructuredTex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ichTextForma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ichTextForma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obo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obotic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ov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ov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ub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ub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us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us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G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G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G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G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Q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Q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ERCE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ERCE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X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X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amsu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amsu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a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as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al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al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hem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heme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a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a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atch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atch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i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crip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archEng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archEng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ed7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ed7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rv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rv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rvi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ervic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h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h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malltal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malltal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napcra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napcra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oc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oc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arlar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arlark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orm8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orm8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ylu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tylu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erCollide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erCollide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wif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wif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ystemVeri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ystemVeri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C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C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O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O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X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amFortress2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amFortress2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s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s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wig-langua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wig-languag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wit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witt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yp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ype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biso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bisof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bunt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bunt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nreal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Unreal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HD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HD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Sm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Smel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al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ala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al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al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erilog-AM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erilog-AM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eri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erilog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m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m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sualBasicDot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sualBasicDotNe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sualBasic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sualBasic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oiceG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oiceG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oice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oice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ue-j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ue-js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ath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ath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Assemb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Assembly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VT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VT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indow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indow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X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X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XSL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XSL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AML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ac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acc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ouTub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YouTub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Zen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ZenScript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Zo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Zo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rticl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rticl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alc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calc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cus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iscus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umen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ocumen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du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edu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kbomb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forkbomb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iO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angu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angu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a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h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mh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son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erson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riv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rivac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dd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dd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esear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ch-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ch-suppor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mplat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emplat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de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rtual-mach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virtual-machin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web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DotOr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DotOr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Organiz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healt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r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r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lf-Care-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lf-Care-B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imZon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imZon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keuowi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keuowi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lavew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lavew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lick-license-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lick-license-manag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ail-bob-ma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ail-bob-ma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apshot-Version-Control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apshot-Version-Control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ociaSh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ociaSh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ourceBas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ourceBas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tartFs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tartFs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uperPower-lapto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uperPower-laptop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alkScrip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alkScrip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alla-brows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alla-brows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eam8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eam8Collec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etris128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etris128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Dystopian-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Dystopian-Dictionar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Existential-Inde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Existential-Index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Pirates-Cop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Pirates-Cop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WallaWalla-Ani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WallaWalla-Ani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offline-experie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he-offline-experien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imeout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imeout-toolki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ouchPetsDogs2Rewritt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ouchPetsDogs2Rewritte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rueEE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rueEE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rueTorr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rueTorr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urkey-Sto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urkey-Sto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uxBot-operating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TuxBot-operating-system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I-Tour-Gui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I-Tour-Guid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RLL-Specifi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RLL-Specification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Shortcut-pr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Shortcut-pr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cunt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cuntu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imateCalc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imateCalculat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-image-st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-image-st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Compa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Compas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Swi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Switch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Switch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ltraSwitch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nderune-ma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nderune-mak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nitedAutismRigh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nitedAutismRigh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-Resh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-Resho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OI-Man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OI-Mano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g-io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g-io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tual-VH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tual-VH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tualHom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irtualHome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oiceG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VoiceGod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WacO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WacOS-Dev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WinFs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WinFsck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YK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YKDefender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Year-of-the-Linux-deskto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Year-of-the-Linux-desktop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iBlast-G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iBlast-Ga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NO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GNOM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pcap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opcapga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R-la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al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tapac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datapac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bra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brari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fearch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fearchiv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fearchive-extra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lifearchive-extra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ostalg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nostalgia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sych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psycholog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h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pm2001-them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a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audio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b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bot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browserexten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browserextension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f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fork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gam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im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image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jokeprogr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jokeprogra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mal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mal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operating-syst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operating-system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ecurity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oc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ocial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softwar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es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esting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eanwallawalla-tools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snu-development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Don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Donat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Office/leav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organizations/uOffice/leav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settings/organizations#start-of-content" text:style-name="Internet_20_link" text:visited-style-name="Visited_20_Internet_20_Link">Skip to content</text:a> </text:p>
      <text:p text:style-name="P2"><draw:control text:anchor-type="as-char" draw:z-index="0" draw:style-name="gr1" draw:text-style-name="P8" svg:width="1.7295in" svg:height="0.2606in" draw:control="control1"/><text:s/></text:p>
      <text:p text:style-name="Standard"><text:a xlink:type="simple" xlink:href="https://github.com/pulls" text:style-name="Internet_20_link" text:visited-style-name="Visited_20_Internet_20_Link">Pull requests </text:a><text:a xlink:type="simple" xlink:href="https://github.com/issues" text:style-name="Internet_20_link" text:visited-style-name="Visited_20_Internet_20_Link">Issues </text:a></text:p>
      <text:p text:style-name="P2"><text:a xlink:type="simple" xlink:href="https://github.com/marketplace" text:style-name="Internet_20_link" text:visited-style-name="Visited_20_Internet_20_Link">Marketplace </text:a></text:p>
      <text:p text:style-name="P2"><draw:frame draw:style-name="fr1" draw:name="Image483" text:anchor-type="as-char" svg:width="0.2083in" svg:height="0.2083in" draw:z-index="483"><draw:image xlink:href="Pictures/1000020100000028000000281F990B73E72D9E86.png" xlink:type="simple" xlink:show="embed" xlink:actuate="onLoad" loext:mime-type="image/png"/><svg:title>@Seanpm2001-ReStructuredText-lang</svg:title></draw:frame><text:s/><text:a xlink:type="simple" xlink:href="https://github.com/Seanpm2001-ReStructuredText-lang" text:style-name="Internet_20_link" text:visited-style-name="Visited_20_Internet_20_Link"><text:span text:style-name="Strong_20_Emphasis">Seanpm2001-ReStructuredText-lang</text:span></text:a> owner </text:p>
      <text:p text:style-name="P2"><draw:frame draw:style-name="fr1" draw:name="Image484" text:anchor-type="as-char" svg:width="0.2083in" svg:height="0.2083in" draw:z-index="484"><draw:image xlink:href="Pictures/100002010000002800000028EA394FD06E048AC0.png" xlink:type="simple" xlink:show="embed" xlink:actuate="onLoad" loext:mime-type="image/png"/><svg:title>@Seanpm2001-RichTextFormat-lang</svg:title></draw:frame><text:s/><text:a xlink:type="simple" xlink:href="https://github.com/Seanpm2001-RichTextFormat-lang" text:style-name="Internet_20_link" text:visited-style-name="Visited_20_Internet_20_Link"><text:span text:style-name="Strong_20_Emphasis">Seanpm2001-RichTextFormat-lang</text:span></text:a> owner </text:p>
      <text:p text:style-name="P2"><draw:frame draw:style-name="fr1" draw:name="Image485" text:anchor-type="as-char" svg:width="0.2083in" svg:height="0.2083in" draw:z-index="485"><draw:image xlink:href="Pictures/10000000000000280000002878702C7D71F4C11C.jpg" xlink:type="simple" xlink:show="embed" xlink:actuate="onLoad" loext:mime-type="image/jpeg"/><svg:title>@Seanpm2001-Robotics</svg:title></draw:frame><text:s/><text:a xlink:type="simple" xlink:href="https://github.com/Seanpm2001-Robotics" text:style-name="Internet_20_link" text:visited-style-name="Visited_20_Internet_20_Link"><text:span text:style-name="Strong_20_Emphasis">Seanpm2001-Robotics</text:span></text:a> owner </text:p>
      <text:p text:style-name="P2"><draw:frame draw:style-name="fr1" draw:name="Image486" text:anchor-type="as-char" svg:width="0.2083in" svg:height="0.2083in" draw:z-index="486"><draw:image xlink:href="Pictures/1000000000000028000000284A39BF3F2686E453.png" xlink:type="simple" xlink:show="embed" xlink:actuate="onLoad" loext:mime-type="image/png"/><svg:title>@Seanpm2001-Rovio</svg:title></draw:frame><text:s/><text:a xlink:type="simple" xlink:href="https://github.com/Seanpm2001-Rovio" text:style-name="Internet_20_link" text:visited-style-name="Visited_20_Internet_20_Link"><text:span text:style-name="Strong_20_Emphasis">Seanpm2001-Rovio</text:span></text:a> owner </text:p>
      <text:p text:style-name="P2"><draw:frame draw:style-name="fr1" draw:name="Image487" text:anchor-type="as-char" svg:width="0.2083in" svg:height="0.2083in" draw:z-index="487"><draw:image xlink:href="Pictures/100000000000002800000028604FF34F605163ED.jpg" xlink:type="simple" xlink:show="embed" xlink:actuate="onLoad" loext:mime-type="image/jpeg"/><svg:title>@Seanpm2001-Ruby-lang</svg:title></draw:frame><text:s/><text:a xlink:type="simple" xlink:href="https://github.com/Seanpm2001-Ruby-lang" text:style-name="Internet_20_link" text:visited-style-name="Visited_20_Internet_20_Link"><text:span text:style-name="Strong_20_Emphasis">Seanpm2001-Ruby-lang</text:span></text:a> owner </text:p>
      <text:p text:style-name="P2"><draw:frame draw:style-name="fr1" draw:name="Image488" text:anchor-type="as-char" svg:width="0.2083in" svg:height="0.2083in" draw:z-index="488"><draw:image xlink:href="Pictures/100000000000002800000028ADD0C7C0E6203BAA.jpg" xlink:type="simple" xlink:show="embed" xlink:actuate="onLoad" loext:mime-type="image/jpeg"/><svg:title>@Seanpm2001-Rust-lang</svg:title></draw:frame><text:s/><text:a xlink:type="simple" xlink:href="https://github.com/Seanpm2001-Rust-lang" text:style-name="Internet_20_link" text:visited-style-name="Visited_20_Internet_20_Link"><text:span text:style-name="Strong_20_Emphasis">Seanpm2001-Rust-lang</text:span></text:a> owner </text:p>
      <text:p text:style-name="P2"><draw:frame draw:style-name="fr1" draw:name="Image489" text:anchor-type="as-char" svg:width="0.2083in" svg:height="0.2083in" draw:z-index="489"><draw:image xlink:href="Pictures/100002010000002800000028057EC5D66FF90353.png" xlink:type="simple" xlink:show="embed" xlink:actuate="onLoad" loext:mime-type="image/png"/><svg:title>@Seanpm2001-SCSS-lang</svg:title></draw:frame><text:s/><text:a xlink:type="simple" xlink:href="https://github.com/Seanpm2001-SCSS-lang" text:style-name="Internet_20_link" text:visited-style-name="Visited_20_Internet_20_Link"><text:span text:style-name="Strong_20_Emphasis">Seanpm2001-SCSS-lang</text:span></text:a> owner </text:p>
      <text:p text:style-name="P2"><draw:frame draw:style-name="fr1" draw:name="Image490" text:anchor-type="as-char" svg:width="0.2083in" svg:height="0.2083in" draw:z-index="490"><draw:image xlink:href="Pictures/1000000000000028000000280E9F586A68477234.jpg" xlink:type="simple" xlink:show="embed" xlink:actuate="onLoad" loext:mime-type="image/jpeg"/><svg:title>@Seanpm2001-SEGA</svg:title></draw:frame><text:s/><text:a xlink:type="simple" xlink:href="https://github.com/Seanpm2001-SEGA" text:style-name="Internet_20_link" text:visited-style-name="Visited_20_Internet_20_Link"><text:span text:style-name="Strong_20_Emphasis">Seanpm2001-SEGA</text:span></text:a> owner </text:p>
      <text:p text:style-name="P2"><draw:frame draw:style-name="fr1" draw:name="Image491" text:anchor-type="as-char" svg:width="0.2083in" svg:height="0.2083in" draw:z-index="491"><draw:image xlink:href="Pictures/1000020100000028000000287EF4703CBC48B541.png" xlink:type="simple" xlink:show="embed" xlink:actuate="onLoad" loext:mime-type="image/png"/><svg:title>@Seanpm2001-SGML-lang</svg:title></draw:frame><text:s/><text:a xlink:type="simple" xlink:href="https://github.com/Seanpm2001-SGML-lang" text:style-name="Internet_20_link" text:visited-style-name="Visited_20_Internet_20_Link"><text:span text:style-name="Strong_20_Emphasis">Seanpm2001-SGML-lang</text:span></text:a> owner </text:p>
      <text:p text:style-name="P2"><draw:frame draw:style-name="fr1" draw:name="Image492" text:anchor-type="as-char" svg:width="0.2083in" svg:height="0.2083in" draw:z-index="492"><draw:image xlink:href="Pictures/1000020100000028000000281DB532390B846263.png" xlink:type="simple" xlink:show="embed" xlink:actuate="onLoad" loext:mime-type="image/png"/><svg:title>@Seanpm2001-SQL-Lang</svg:title></draw:frame><text:s/><text:a xlink:type="simple" xlink:href="https://github.com/Seanpm2001-SQL-Lang" text:style-name="Internet_20_link" text:visited-style-name="Visited_20_Internet_20_Link"><text:span text:style-name="Strong_20_Emphasis">Seanpm2001-SQL-Lang</text:span></text:a> owner </text:p>
      <text:p text:style-name="P2"><draw:frame draw:style-name="fr1" draw:name="Image493" text:anchor-type="as-char" svg:width="0.2083in" svg:height="0.2083in" draw:z-index="493"><draw:image xlink:href="Pictures/1000020100000028000000287FEF7C2C40CC63E2.png" xlink:type="simple" xlink:show="embed" xlink:actuate="onLoad" loext:mime-type="image/png"/><svg:title>@Seanpm2001-SUPERCELL</svg:title></draw:frame><text:s/><text:a xlink:type="simple" xlink:href="https://github.com/Seanpm2001-SUPERCELL" text:style-name="Internet_20_link" text:visited-style-name="Visited_20_Internet_20_Link"><text:span text:style-name="Strong_20_Emphasis">Seanpm2001-SUPERCELL</text:span></text:a> owner </text:p>
      <text:p text:style-name="P2"><draw:frame draw:style-name="fr1" draw:name="Image494" text:anchor-type="as-char" svg:width="0.2083in" svg:height="0.2083in" draw:z-index="494"><draw:image xlink:href="Pictures/100002010000002800000028B23ABEA63E23D405.png" xlink:type="simple" xlink:show="embed" xlink:actuate="onLoad" loext:mime-type="image/png"/><svg:title>@Seanpm2001-SXML-lang</svg:title></draw:frame><text:s/><text:a xlink:type="simple" xlink:href="https://github.com/Seanpm2001-SXML-lang" text:style-name="Internet_20_link" text:visited-style-name="Visited_20_Internet_20_Link"><text:span text:style-name="Strong_20_Emphasis">Seanpm2001-SXML-lang</text:span></text:a> owner </text:p>
      <text:p text:style-name="P2"><draw:frame draw:style-name="fr1" draw:name="Image495" text:anchor-type="as-char" svg:width="0.2083in" svg:height="0.2083in" draw:z-index="495"><draw:image xlink:href="Pictures/1000000000000028000000282426D869BA5CE110.jpg" xlink:type="simple" xlink:show="embed" xlink:actuate="onLoad" loext:mime-type="image/jpeg"/><svg:title>@Seanpm2001-Samsung</svg:title></draw:frame><text:s/><text:a xlink:type="simple" xlink:href="https://github.com/Seanpm2001-Samsung" text:style-name="Internet_20_link" text:visited-style-name="Visited_20_Internet_20_Link"><text:span text:style-name="Strong_20_Emphasis">Seanpm2001-Samsung</text:span></text:a> owner </text:p>
      <text:p text:style-name="P2"><draw:frame draw:style-name="fr1" draw:name="Image496" text:anchor-type="as-char" svg:width="0.2083in" svg:height="0.2083in" draw:z-index="496"><draw:image xlink:href="Pictures/100002010000002800000028748D6873589A0A7F.png" xlink:type="simple" xlink:show="embed" xlink:actuate="onLoad" loext:mime-type="image/png"/><svg:title>@Seanpm2001-Sass-lang</svg:title></draw:frame><text:s/><text:a xlink:type="simple" xlink:href="https://github.com/Seanpm2001-Sass-lang" text:style-name="Internet_20_link" text:visited-style-name="Visited_20_Internet_20_Link"><text:span text:style-name="Strong_20_Emphasis">Seanpm2001-Sass-lang</text:span></text:a> owner </text:p>
      <text:p text:style-name="P2"><draw:frame draw:style-name="fr1" draw:name="Image497" text:anchor-type="as-char" svg:width="0.2083in" svg:height="0.2083in" draw:z-index="497"><draw:image xlink:href="Pictures/1000020100000028000000285DB85793D4E15FC1.png" xlink:type="simple" xlink:show="embed" xlink:actuate="onLoad" loext:mime-type="image/png"/><svg:title>@Seanpm2001-Scala-lang</svg:title></draw:frame><text:s/><text:a xlink:type="simple" xlink:href="https://github.com/Seanpm2001-Scala-lang" text:style-name="Internet_20_link" text:visited-style-name="Visited_20_Internet_20_Link"><text:span text:style-name="Strong_20_Emphasis">Seanpm2001-Scala-lang</text:span></text:a> owner </text:p>
      <text:p text:style-name="P2"><draw:frame draw:style-name="fr1" draw:name="Image498" text:anchor-type="as-char" svg:width="0.2083in" svg:height="0.2083in" draw:z-index="498"><draw:image xlink:href="Pictures/100002010000002800000028A8836EDF9314AD0F.png" xlink:type="simple" xlink:show="embed" xlink:actuate="onLoad" loext:mime-type="image/png"/><svg:title>@Seanpm2001-Scheme-lang</svg:title></draw:frame><text:s/><text:a xlink:type="simple" xlink:href="https://github.com/Seanpm2001-Scheme-lang" text:style-name="Internet_20_link" text:visited-style-name="Visited_20_Internet_20_Link"><text:span text:style-name="Strong_20_Emphasis">Seanpm2001-Scheme-lang</text:span></text:a> owner </text:p>
      <text:p text:style-name="P2"><draw:frame draw:style-name="fr1" draw:name="Image499" text:anchor-type="as-char" svg:width="0.2083in" svg:height="0.2083in" draw:z-index="499"><draw:image xlink:href="Pictures/1000000000000028000000284746FD8892DEED15.png" xlink:type="simple" xlink:show="embed" xlink:actuate="onLoad" loext:mime-type="image/png"/><svg:title>@Seanpm2001-Scratch</svg:title></draw:frame><text:s/><text:a xlink:type="simple" xlink:href="https://github.com/Seanpm2001-Scratch" text:style-name="Internet_20_link" text:visited-style-name="Visited_20_Internet_20_Link"><text:span text:style-name="Strong_20_Emphasis">Seanpm2001-Scratch</text:span></text:a> owner </text:p>
      <text:p text:style-name="P2"><draw:frame draw:style-name="fr1" draw:name="Image500" text:anchor-type="as-char" svg:width="0.2083in" svg:height="0.2083in" draw:z-index="500"><draw:image xlink:href="Pictures/1000020100000028000000282C1368008C0BA561.png" xlink:type="simple" xlink:show="embed" xlink:actuate="onLoad" loext:mime-type="image/png"/><svg:title>@Seanpm2001-Scratch-lang</svg:title></draw:frame><text:s/><text:a xlink:type="simple" xlink:href="https://github.com/Seanpm2001-Scratch-lang" text:style-name="Internet_20_link" text:visited-style-name="Visited_20_Internet_20_Link"><text:span text:style-name="Strong_20_Emphasis">Seanpm2001-Scratch-lang</text:span></text:a> owner </text:p>
      <text:p text:style-name="P2"><text:soft-page-break/><draw:frame draw:style-name="fr1" draw:name="Image501" text:anchor-type="as-char" svg:width="0.2083in" svg:height="0.2083in" draw:z-index="501"><draw:image xlink:href="Pictures/100002010000002800000028F8220BC91ECB0A4E.png" xlink:type="simple" xlink:show="embed" xlink:actuate="onLoad" loext:mime-type="image/png"/><svg:title>@Seanpm2001-Scripts</svg:title></draw:frame><text:s/><text:a xlink:type="simple" xlink:href="https://github.com/Seanpm2001-Scripts" text:style-name="Internet_20_link" text:visited-style-name="Visited_20_Internet_20_Link"><text:span text:style-name="Strong_20_Emphasis">Seanpm2001-Scripts</text:span></text:a> owner </text:p>
      <text:p text:style-name="P2"><draw:frame draw:style-name="fr1" draw:name="Image502" text:anchor-type="as-char" svg:width="0.2083in" svg:height="0.2083in" draw:z-index="502"><draw:image xlink:href="Pictures/1000020100000028000000288AAD8B9EB11E07E5.png" xlink:type="simple" xlink:show="embed" xlink:actuate="onLoad" loext:mime-type="image/png"/><svg:title>@Seanpm2001-SearchEngines</svg:title></draw:frame><text:s/><text:a xlink:type="simple" xlink:href="https://github.com/Seanpm2001-SearchEngines" text:style-name="Internet_20_link" text:visited-style-name="Visited_20_Internet_20_Link"><text:span text:style-name="Strong_20_Emphasis">Seanpm2001-SearchEngines</text:span></text:a> owner </text:p>
      <text:p text:style-name="P2"><draw:frame draw:style-name="fr1" draw:name="Image503" text:anchor-type="as-char" svg:width="0.2083in" svg:height="0.2083in" draw:z-index="503"><draw:image xlink:href="Pictures/100000000000002800000028613F992104974B94.jpg" xlink:type="simple" xlink:show="embed" xlink:actuate="onLoad" loext:mime-type="image/jpeg"/><svg:title>@Seanpm2001-Security</svg:title></draw:frame><text:s/><text:a xlink:type="simple" xlink:href="https://github.com/Seanpm2001-Security" text:style-name="Internet_20_link" text:visited-style-name="Visited_20_Internet_20_Link"><text:span text:style-name="Strong_20_Emphasis">Seanpm2001-Security</text:span></text:a> owner </text:p>
      <text:p text:style-name="P2"><draw:frame draw:style-name="fr1" draw:name="Image504" text:anchor-type="as-char" svg:width="0.2083in" svg:height="0.2083in" draw:z-index="504"><draw:image xlink:href="Pictures/100002010000002800000028BE10B6D0ED234EAE.png" xlink:type="simple" xlink:show="embed" xlink:actuate="onLoad" loext:mime-type="image/png"/><svg:title>@Seanpm2001-Seed7-lang</svg:title></draw:frame><text:s/><text:a xlink:type="simple" xlink:href="https://github.com/Seanpm2001-Seed7-lang" text:style-name="Internet_20_link" text:visited-style-name="Visited_20_Internet_20_Link"><text:span text:style-name="Strong_20_Emphasis">Seanpm2001-Seed7-lang</text:span></text:a> owner </text:p>
      <text:p text:style-name="P2"><draw:frame draw:style-name="fr1" draw:name="Image505" text:anchor-type="as-char" svg:width="0.2083in" svg:height="0.2083in" draw:z-index="505"><draw:image xlink:href="Pictures/1000020100000028000000282E58902410BFCA26.png" xlink:type="simple" xlink:show="embed" xlink:actuate="onLoad" loext:mime-type="image/png"/><svg:title>@Seanpm2001-Server</svg:title></draw:frame><text:s/><text:a xlink:type="simple" xlink:href="https://github.com/Seanpm2001-Server" text:style-name="Internet_20_link" text:visited-style-name="Visited_20_Internet_20_Link"><text:span text:style-name="Strong_20_Emphasis">Seanpm2001-Server</text:span></text:a> owner </text:p>
      <text:p text:style-name="P2"><draw:frame draw:style-name="fr1" draw:name="Image506" text:anchor-type="as-char" svg:width="0.2083in" svg:height="0.2083in" draw:z-index="506"><draw:image xlink:href="Pictures/100000000000002800000028D1D37DDBCC0D1FCD.jpg" xlink:type="simple" xlink:show="embed" xlink:actuate="onLoad" loext:mime-type="image/jpeg"/><svg:title>@Seanpm2001-Services</svg:title></draw:frame><text:s/><text:a xlink:type="simple" xlink:href="https://github.com/Seanpm2001-Services" text:style-name="Internet_20_link" text:visited-style-name="Visited_20_Internet_20_Link"><text:span text:style-name="Strong_20_Emphasis">Seanpm2001-Services</text:span></text:a> owner </text:p>
      <text:p text:style-name="P2"><draw:frame draw:style-name="fr1" draw:name="Image507" text:anchor-type="as-char" svg:width="0.2083in" svg:height="0.2083in" draw:z-index="507"><draw:image xlink:href="Pictures/10000201000000280000002834D5AF7D26F3F14C.png" xlink:type="simple" xlink:show="embed" xlink:actuate="onLoad" loext:mime-type="image/png"/><svg:title>@Seanpm2001-Shell-lang</svg:title></draw:frame><text:s/><text:a xlink:type="simple" xlink:href="https://github.com/Seanpm2001-Shell-lang" text:style-name="Internet_20_link" text:visited-style-name="Visited_20_Internet_20_Link"><text:span text:style-name="Strong_20_Emphasis">Seanpm2001-Shell-lang</text:span></text:a> owner </text:p>
      <text:p text:style-name="P2"><draw:frame draw:style-name="fr1" draw:name="Image508" text:anchor-type="as-char" svg:width="0.2083in" svg:height="0.2083in" draw:z-index="508"><draw:image xlink:href="Pictures/1000000000000028000000282EE7B7035F2B11BF.jpg" xlink:type="simple" xlink:show="embed" xlink:actuate="onLoad" loext:mime-type="image/jpeg"/><svg:title>@Seanpm2001-Smalltalk-lang</svg:title></draw:frame><text:s/><text:a xlink:type="simple" xlink:href="https://github.com/Seanpm2001-Smalltalk-lang" text:style-name="Internet_20_link" text:visited-style-name="Visited_20_Internet_20_Link"><text:span text:style-name="Strong_20_Emphasis">Seanpm2001-Smalltalk-lang</text:span></text:a> owner </text:p>
      <text:p text:style-name="P2"><draw:frame draw:style-name="fr1" draw:name="Image509" text:anchor-type="as-char" svg:width="0.2083in" svg:height="0.2083in" draw:z-index="509"><draw:image xlink:href="Pictures/10000201000000280000002850493CDFDCEBCCE4.png" xlink:type="simple" xlink:show="embed" xlink:actuate="onLoad" loext:mime-type="image/png"/><svg:title>@Seanpm2001-Snapcraft</svg:title></draw:frame><text:s/><text:a xlink:type="simple" xlink:href="https://github.com/Seanpm2001-Snapcraft" text:style-name="Internet_20_link" text:visited-style-name="Visited_20_Internet_20_Link"><text:span text:style-name="Strong_20_Emphasis">Seanpm2001-Snapcraft</text:span></text:a> owner </text:p>
      <text:p text:style-name="P2"><draw:frame draw:style-name="fr1" draw:name="Image510" text:anchor-type="as-char" svg:width="0.2083in" svg:height="0.2083in" draw:z-index="510"><draw:image xlink:href="Pictures/100000000000002800000028AC273A81E740B719.jpg" xlink:type="simple" xlink:show="embed" xlink:actuate="onLoad" loext:mime-type="image/jpeg"/><svg:title>@Seanpm2001-Social</svg:title></draw:frame><text:s/><text:a xlink:type="simple" xlink:href="https://github.com/Seanpm2001-Social" text:style-name="Internet_20_link" text:visited-style-name="Visited_20_Internet_20_Link"><text:span text:style-name="Strong_20_Emphasis">Seanpm2001-Social</text:span></text:a> owner </text:p>
      <text:p text:style-name="P2"><draw:frame draw:style-name="fr1" draw:name="Image511" text:anchor-type="as-char" svg:width="0.2083in" svg:height="0.2083in" draw:z-index="511"><draw:image xlink:href="Pictures/1000020100000028000000281DA1C07FA6127E1B.png" xlink:type="simple" xlink:show="embed" xlink:actuate="onLoad" loext:mime-type="image/png"/><svg:title>@Seanpm2001-Starlark-lang</svg:title></draw:frame><text:s/><text:a xlink:type="simple" xlink:href="https://github.com/Seanpm2001-Starlark-lang" text:style-name="Internet_20_link" text:visited-style-name="Visited_20_Internet_20_Link"><text:span text:style-name="Strong_20_Emphasis">Seanpm2001-Starlark-lang</text:span></text:a> owner </text:p>
      <text:p text:style-name="P2"><draw:frame draw:style-name="fr1" draw:name="Image512" text:anchor-type="as-char" svg:width="0.2083in" svg:height="0.2083in" draw:z-index="512"><draw:image xlink:href="Pictures/100000000000002800000028CDCB0ACE99E123CB.jpg" xlink:type="simple" xlink:show="embed" xlink:actuate="onLoad" loext:mime-type="image/jpeg"/><svg:title>@Seanpm2001-Storm8</svg:title></draw:frame><text:s/><text:a xlink:type="simple" xlink:href="https://github.com/Seanpm2001-Storm8" text:style-name="Internet_20_link" text:visited-style-name="Visited_20_Internet_20_Link"><text:span text:style-name="Strong_20_Emphasis">Seanpm2001-Storm8</text:span></text:a> owner </text:p>
      <text:p text:style-name="P2"><draw:frame draw:style-name="fr1" draw:name="Image513" text:anchor-type="as-char" svg:width="0.2083in" svg:height="0.2083in" draw:z-index="513"><draw:image xlink:href="Pictures/1000020100000028000000284F7485F72A7B7C5D.png" xlink:type="simple" xlink:show="embed" xlink:actuate="onLoad" loext:mime-type="image/png"/><svg:title>@Seanpm2001-Stylus-lang</svg:title></draw:frame><text:s/><text:a xlink:type="simple" xlink:href="https://github.com/Seanpm2001-Stylus-lang" text:style-name="Internet_20_link" text:visited-style-name="Visited_20_Internet_20_Link"><text:span text:style-name="Strong_20_Emphasis">Seanpm2001-Stylus-lang</text:span></text:a> owner </text:p>
      <text:p text:style-name="P2"><draw:frame draw:style-name="fr1" draw:name="Image514" text:anchor-type="as-char" svg:width="0.2083in" svg:height="0.2083in" draw:z-index="514"><draw:image xlink:href="Pictures/100002010000002800000028209C903FC13BAAEC.png" xlink:type="simple" xlink:show="embed" xlink:actuate="onLoad" loext:mime-type="image/png"/><svg:title>@Seanpm2001-SuperCollider-lang</svg:title></draw:frame><text:s/><text:a xlink:type="simple" xlink:href="https://github.com/Seanpm2001-SuperCollider-lang" text:style-name="Internet_20_link" text:visited-style-name="Visited_20_Internet_20_Link"><text:span text:style-name="Strong_20_Emphasis">Seanpm2001-SuperCollider-lang</text:span></text:a> owner </text:p>
      <text:p text:style-name="P2"><draw:frame draw:style-name="fr1" draw:name="Image515" text:anchor-type="as-char" svg:width="0.2083in" svg:height="0.2083in" draw:z-index="515"><draw:image xlink:href="Pictures/1000020100000028000000285ADC92E895F5C3B6.png" xlink:type="simple" xlink:show="embed" xlink:actuate="onLoad" loext:mime-type="image/png"/><svg:title>@Seanpm2001-Swift-lang</svg:title></draw:frame><text:s/><text:a xlink:type="simple" xlink:href="https://github.com/Seanpm2001-Swift-lang" text:style-name="Internet_20_link" text:visited-style-name="Visited_20_Internet_20_Link"><text:span text:style-name="Strong_20_Emphasis">Seanpm2001-Swift-lang</text:span></text:a> owner </text:p>
      <text:p text:style-name="P2"><draw:frame draw:style-name="fr1" draw:name="Image516" text:anchor-type="as-char" svg:width="0.2083in" svg:height="0.2083in" draw:z-index="516"><draw:image xlink:href="Pictures/1000020100000028000000281D4B7975970C3E06.png" xlink:type="simple" xlink:show="embed" xlink:actuate="onLoad" loext:mime-type="image/png"/><svg:title>@Seanpm2001-SystemVerilog-lang</svg:title></draw:frame><text:s/><text:a xlink:type="simple" xlink:href="https://github.com/Seanpm2001-SystemVerilog-lang" text:style-name="Internet_20_link" text:visited-style-name="Visited_20_Internet_20_Link"><text:span text:style-name="Strong_20_Emphasis">Seanpm2001-SystemVerilog-lang</text:span></text:a> owner </text:p>
      <text:p text:style-name="P2"><draw:frame draw:style-name="fr1" draw:name="Image517" text:anchor-type="as-char" svg:width="0.2083in" svg:height="0.2083in" draw:z-index="517"><draw:image xlink:href="Pictures/10000000000000280000002808BCA8A8778EBB28.jpg" xlink:type="simple" xlink:show="embed" xlink:actuate="onLoad" loext:mime-type="image/jpeg"/><svg:title>@Seanpm2001-TCL-lang</svg:title></draw:frame><text:s/><text:a xlink:type="simple" xlink:href="https://github.com/Seanpm2001-TCL-lang" text:style-name="Internet_20_link" text:visited-style-name="Visited_20_Internet_20_Link"><text:span text:style-name="Strong_20_Emphasis">Seanpm2001-TCL-lang</text:span></text:a> owner </text:p>
      <text:p text:style-name="P2"><draw:frame draw:style-name="fr1" draw:name="Image518" text:anchor-type="as-char" svg:width="0.2083in" svg:height="0.2083in" draw:z-index="518"><draw:image xlink:href="Pictures/1000000000000028000000286A15688E1BEAFA50.png" xlink:type="simple" xlink:show="embed" xlink:actuate="onLoad" loext:mime-type="image/png"/><svg:title>@Seanpm2001-TOML-lang</svg:title></draw:frame><text:s/><text:a xlink:type="simple" xlink:href="https://github.com/Seanpm2001-TOML-lang" text:style-name="Internet_20_link" text:visited-style-name="Visited_20_Internet_20_Link"><text:span text:style-name="Strong_20_Emphasis">Seanpm2001-TOML-lang</text:span></text:a> owner </text:p>
      <text:p text:style-name="P2"><draw:frame draw:style-name="fr1" draw:name="Image519" text:anchor-type="as-char" svg:width="0.2083in" svg:height="0.2083in" draw:z-index="519"><draw:image xlink:href="Pictures/10000000000000280000002869F3BE931A223E79.jpg" xlink:type="simple" xlink:show="embed" xlink:actuate="onLoad" loext:mime-type="image/jpeg"/><svg:title>@Seanpm2001-TeX-lang</svg:title></draw:frame><text:s/><text:a xlink:type="simple" xlink:href="https://github.com/Seanpm2001-TeX-lang" text:style-name="Internet_20_link" text:visited-style-name="Visited_20_Internet_20_Link"><text:span text:style-name="Strong_20_Emphasis">Seanpm2001-TeX-lang</text:span></text:a> owner </text:p>
      <text:p text:style-name="P2"><draw:frame draw:style-name="fr1" draw:name="Image520" text:anchor-type="as-char" svg:width="0.2083in" svg:height="0.2083in" draw:z-index="520"><draw:image xlink:href="Pictures/100002010000002800000028D3832DE5CDBA6CB2.png" xlink:type="simple" xlink:show="embed" xlink:actuate="onLoad" loext:mime-type="image/png"/><svg:title>@Seanpm2001-TeamFortress2</svg:title></draw:frame><text:s/><text:a xlink:type="simple" xlink:href="https://github.com/Seanpm2001-TeamFortress2" text:style-name="Internet_20_link" text:visited-style-name="Visited_20_Internet_20_Link"><text:span text:style-name="Strong_20_Emphasis">Seanpm2001-TeamFortress2</text:span></text:a> owner </text:p>
      <text:p text:style-name="P2"><draw:frame draw:style-name="fr1" draw:name="Image521" text:anchor-type="as-char" svg:width="0.2083in" svg:height="0.2083in" draw:z-index="521"><draw:image xlink:href="Pictures/100000000000002800000028FA839EDD7E71D9BF.jpg" xlink:type="simple" xlink:show="embed" xlink:actuate="onLoad" loext:mime-type="image/jpeg"/><svg:title>@Seanpm2001-Testing</svg:title></draw:frame><text:s/><text:a xlink:type="simple" xlink:href="https://github.com/Seanpm2001-Testing" text:style-name="Internet_20_link" text:visited-style-name="Visited_20_Internet_20_Link"><text:span text:style-name="Strong_20_Emphasis">Seanpm2001-Testing</text:span></text:a> owner </text:p>
      <text:p text:style-name="P2"><text:soft-page-break/><draw:frame draw:style-name="fr1" draw:name="Image522" text:anchor-type="as-char" svg:width="0.2083in" svg:height="0.2083in" draw:z-index="522"><draw:image xlink:href="Pictures/1000020100000028000000286F2E83E7D12292AF.png" xlink:type="simple" xlink:show="embed" xlink:actuate="onLoad" loext:mime-type="image/png"/><svg:title>@Seanpm2001-Tools</svg:title></draw:frame><text:s/><text:a xlink:type="simple" xlink:href="https://github.com/Seanpm2001-Tools" text:style-name="Internet_20_link" text:visited-style-name="Visited_20_Internet_20_Link"><text:span text:style-name="Strong_20_Emphasis">Seanpm2001-Tools</text:span></text:a> owner </text:p>
      <text:p text:style-name="P2"><draw:frame draw:style-name="fr1" draw:name="Image523" text:anchor-type="as-char" svg:width="0.2083in" svg:height="0.2083in" draw:z-index="523"><draw:image xlink:href="Pictures/100002010000002800000028967D8FDB28B808C8.png" xlink:type="simple" xlink:show="embed" xlink:actuate="onLoad" loext:mime-type="image/png"/><svg:title>@Seanpm2001-Twig-language</svg:title></draw:frame><text:s/><text:a xlink:type="simple" xlink:href="https://github.com/Seanpm2001-Twig-language" text:style-name="Internet_20_link" text:visited-style-name="Visited_20_Internet_20_Link"><text:span text:style-name="Strong_20_Emphasis">Seanpm2001-Twig-language</text:span></text:a> owner </text:p>
      <text:p text:style-name="P2"><draw:frame draw:style-name="fr1" draw:name="Image524" text:anchor-type="as-char" svg:width="0.2083in" svg:height="0.2083in" draw:z-index="524"><draw:image xlink:href="Pictures/1000020100000028000000288751E6D680E40197.png" xlink:type="simple" xlink:show="embed" xlink:actuate="onLoad" loext:mime-type="image/png"/><svg:title>@Seanpm2001-Twitter</svg:title></draw:frame><text:s/><text:a xlink:type="simple" xlink:href="https://github.com/Seanpm2001-Twitter" text:style-name="Internet_20_link" text:visited-style-name="Visited_20_Internet_20_Link"><text:span text:style-name="Strong_20_Emphasis">Seanpm2001-Twitter</text:span></text:a> owner </text:p>
      <text:p text:style-name="P2"><draw:frame draw:style-name="fr1" draw:name="Image525" text:anchor-type="as-char" svg:width="0.2083in" svg:height="0.2083in" draw:z-index="525"><draw:image xlink:href="Pictures/100002010000002800000028F43079E4A58FCDC7.png" xlink:type="simple" xlink:show="embed" xlink:actuate="onLoad" loext:mime-type="image/png"/><svg:title>@Seanpm2001-TypeScript-lang</svg:title></draw:frame><text:s/><text:a xlink:type="simple" xlink:href="https://github.com/Seanpm2001-TypeScript-lang" text:style-name="Internet_20_link" text:visited-style-name="Visited_20_Internet_20_Link"><text:span text:style-name="Strong_20_Emphasis">Seanpm2001-TypeScript-lang</text:span></text:a> owner </text:p>
      <text:p text:style-name="P2"><draw:frame draw:style-name="fr1" draw:name="Image526" text:anchor-type="as-char" svg:width="0.2083in" svg:height="0.2083in" draw:z-index="526"><draw:image xlink:href="Pictures/100000000000002800000028D08018B71AD64756.png" xlink:type="simple" xlink:show="embed" xlink:actuate="onLoad" loext:mime-type="image/png"/><svg:title>@Seanpm2001-Ubisoft</svg:title></draw:frame><text:s/><text:a xlink:type="simple" xlink:href="https://github.com/Seanpm2001-Ubisoft" text:style-name="Internet_20_link" text:visited-style-name="Visited_20_Internet_20_Link"><text:span text:style-name="Strong_20_Emphasis">Seanpm2001-Ubisoft</text:span></text:a> owner </text:p>
      <text:p text:style-name="P2"><draw:frame draw:style-name="fr1" draw:name="Image527" text:anchor-type="as-char" svg:width="0.2083in" svg:height="0.2083in" draw:z-index="527"><draw:image xlink:href="Pictures/1000020100000028000000280FBF9620CDE860B4.png" xlink:type="simple" xlink:show="embed" xlink:actuate="onLoad" loext:mime-type="image/png"/><svg:title>@Seanpm2001-Ubuntu</svg:title></draw:frame><text:s/><text:a xlink:type="simple" xlink:href="https://github.com/Seanpm2001-Ubuntu" text:style-name="Internet_20_link" text:visited-style-name="Visited_20_Internet_20_Link"><text:span text:style-name="Strong_20_Emphasis">Seanpm2001-Ubuntu</text:span></text:a> owner </text:p>
      <text:p text:style-name="P2"><draw:frame draw:style-name="fr1" draw:name="Image528" text:anchor-type="as-char" svg:width="0.2083in" svg:height="0.2083in" draw:z-index="528"><draw:image xlink:href="Pictures/100002010000002800000028F675E575ED2B8773.png" xlink:type="simple" xlink:show="embed" xlink:actuate="onLoad" loext:mime-type="image/png"/><svg:title>@Seanpm2001-UnrealScript-lang</svg:title></draw:frame><text:s/><text:a xlink:type="simple" xlink:href="https://github.com/Seanpm2001-UnrealScript-lang" text:style-name="Internet_20_link" text:visited-style-name="Visited_20_Internet_20_Link"><text:span text:style-name="Strong_20_Emphasis">Seanpm2001-UnrealScript-lang</text:span></text:a> owner </text:p>
      <text:p text:style-name="P2"><draw:frame draw:style-name="fr1" draw:name="Image529" text:anchor-type="as-char" svg:width="0.2083in" svg:height="0.2083in" draw:z-index="529"><draw:image xlink:href="Pictures/10000201000000280000002814A781167ED2A709.png" xlink:type="simple" xlink:show="embed" xlink:actuate="onLoad" loext:mime-type="image/png"/><svg:title>@Seanpm2001-VHDL-lang</svg:title></draw:frame><text:s/><text:a xlink:type="simple" xlink:href="https://github.com/Seanpm2001-VHDL-lang" text:style-name="Internet_20_link" text:visited-style-name="Visited_20_Internet_20_Link"><text:span text:style-name="Strong_20_Emphasis">Seanpm2001-VHDL-lang</text:span></text:a> owner </text:p>
      <text:p text:style-name="P2"><draw:frame draw:style-name="fr1" draw:name="Image530" text:anchor-type="as-char" svg:width="0.2083in" svg:height="0.2083in" draw:z-index="530"><draw:image xlink:href="Pictures/1000020100000028000000289A7F77300FE09AA9.png" xlink:type="simple" xlink:show="embed" xlink:actuate="onLoad" loext:mime-type="image/png"/><svg:title>@Seanpm2001-VSmell-lang</svg:title></draw:frame><text:s/><text:a xlink:type="simple" xlink:href="https://github.com/Seanpm2001-VSmell-lang" text:style-name="Internet_20_link" text:visited-style-name="Visited_20_Internet_20_Link"><text:span text:style-name="Strong_20_Emphasis">Seanpm2001-VSmell-lang</text:span></text:a> owner </text:p>
      <text:p text:style-name="P2"><draw:frame draw:style-name="fr1" draw:name="Image531" text:anchor-type="as-char" svg:width="0.2083in" svg:height="0.2083in" draw:z-index="531"><draw:image xlink:href="Pictures/100002010000002800000028D3649802B0049FDD.png" xlink:type="simple" xlink:show="embed" xlink:actuate="onLoad" loext:mime-type="image/png"/><svg:title>@Seanpm2001-Vala-lang</svg:title></draw:frame><text:s/><text:a xlink:type="simple" xlink:href="https://github.com/Seanpm2001-Vala-lang" text:style-name="Internet_20_link" text:visited-style-name="Visited_20_Internet_20_Link"><text:span text:style-name="Strong_20_Emphasis">Seanpm2001-Vala-lang</text:span></text:a> owner </text:p>
      <text:p text:style-name="P2"><draw:frame draw:style-name="fr1" draw:name="Image532" text:anchor-type="as-char" svg:width="0.2083in" svg:height="0.2083in" draw:z-index="532"><draw:image xlink:href="Pictures/1000000000000028000000287905D78253E58DBD.jpg" xlink:type="simple" xlink:show="embed" xlink:actuate="onLoad" loext:mime-type="image/jpeg"/><svg:title>@Seanpm2001-Valve</svg:title></draw:frame><text:s/><text:a xlink:type="simple" xlink:href="https://github.com/Seanpm2001-Valve" text:style-name="Internet_20_link" text:visited-style-name="Visited_20_Internet_20_Link"><text:span text:style-name="Strong_20_Emphasis">Seanpm2001-Valve</text:span></text:a> owner </text:p>
      <text:p text:style-name="P2"><draw:frame draw:style-name="fr1" draw:name="Image533" text:anchor-type="as-char" svg:width="0.2083in" svg:height="0.2083in" draw:z-index="533"><draw:image xlink:href="Pictures/100000000000002800000028038BBA4FBFD11816.jpg" xlink:type="simple" xlink:show="embed" xlink:actuate="onLoad" loext:mime-type="image/jpeg"/><svg:title>@Seanpm2001-Verilog-AMS-lang</svg:title></draw:frame><text:s/><text:a xlink:type="simple" xlink:href="https://github.com/Seanpm2001-Verilog-AMS-lang" text:style-name="Internet_20_link" text:visited-style-name="Visited_20_Internet_20_Link"><text:span text:style-name="Strong_20_Emphasis">Seanpm2001-Verilog-AMS-lang</text:span></text:a> owner </text:p>
      <text:p text:style-name="P2"><draw:frame draw:style-name="fr1" draw:name="Image534" text:anchor-type="as-char" svg:width="0.2083in" svg:height="0.2083in" draw:z-index="534"><draw:image xlink:href="Pictures/100000000000002800000028FCE71E6AF838EF6A.jpg" xlink:type="simple" xlink:show="embed" xlink:actuate="onLoad" loext:mime-type="image/jpeg"/><svg:title>@Seanpm2001-Verilog-lang</svg:title></draw:frame><text:s/><text:a xlink:type="simple" xlink:href="https://github.com/Seanpm2001-Verilog-lang" text:style-name="Internet_20_link" text:visited-style-name="Visited_20_Internet_20_Link"><text:span text:style-name="Strong_20_Emphasis">Seanpm2001-Verilog-lang</text:span></text:a> owner </text:p>
      <text:p text:style-name="P2"><draw:frame draw:style-name="fr1" draw:name="Image535" text:anchor-type="as-char" svg:width="0.2083in" svg:height="0.2083in" draw:z-index="535"><draw:image xlink:href="Pictures/100002010000002800000028B86FF6D92331A175.png" xlink:type="simple" xlink:show="embed" xlink:actuate="onLoad" loext:mime-type="image/png"/><svg:title>@Seanpm2001-VimScript-lang</svg:title></draw:frame><text:s/><text:a xlink:type="simple" xlink:href="https://github.com/Seanpm2001-VimScript-lang" text:style-name="Internet_20_link" text:visited-style-name="Visited_20_Internet_20_Link"><text:span text:style-name="Strong_20_Emphasis">Seanpm2001-VimScript-lang</text:span></text:a> owner </text:p>
      <text:p text:style-name="P2"><draw:frame draw:style-name="fr1" draw:name="Image536" text:anchor-type="as-char" svg:width="0.2083in" svg:height="0.2083in" draw:z-index="536"><draw:image xlink:href="Pictures/100002010000002800000028B9A0BBD0BEA1B513.png" xlink:type="simple" xlink:show="embed" xlink:actuate="onLoad" loext:mime-type="image/png"/><svg:title>@Seanpm2001-VisualBasicDotNet-lang</svg:title></draw:frame><text:s/><text:a xlink:type="simple" xlink:href="https://github.com/Seanpm2001-VisualBasicDotNet-lang" text:style-name="Internet_20_link" text:visited-style-name="Visited_20_Internet_20_Link"><text:span text:style-name="Strong_20_Emphasis">Seanpm2001-VisualBasicDotNet-lang</text:span></text:a> owner </text:p>
      <text:p text:style-name="P2"><draw:frame draw:style-name="fr1" draw:name="Image537" text:anchor-type="as-char" svg:width="0.2083in" svg:height="0.2083in" draw:z-index="537"><draw:image xlink:href="Pictures/10000201000000200000002033C6B66B3ADC569B.png" xlink:type="simple" xlink:show="embed" xlink:actuate="onLoad" loext:mime-type="image/png"/><svg:title>@Seanpm2001-VisualBasicScript-lang</svg:title></draw:frame><text:s/><text:a xlink:type="simple" xlink:href="https://github.com/Seanpm2001-VisualBasicScript-lang" text:style-name="Internet_20_link" text:visited-style-name="Visited_20_Internet_20_Link"><text:span text:style-name="Strong_20_Emphasis">Seanpm2001-VisualBasicScript-lang</text:span></text:a> owner </text:p>
      <text:p text:style-name="P2"><draw:frame draw:style-name="fr1" draw:name="Image538" text:anchor-type="as-char" svg:width="0.2083in" svg:height="0.2083in" draw:z-index="538"><draw:image xlink:href="Pictures/10000201000000280000002896A3452A29EEA2AE.png" xlink:type="simple" xlink:show="embed" xlink:actuate="onLoad" loext:mime-type="image/png"/><svg:title>@Seanpm2001-VoiceGod</svg:title></draw:frame><text:s/><text:a xlink:type="simple" xlink:href="https://github.com/Seanpm2001-VoiceGod" text:style-name="Internet_20_link" text:visited-style-name="Visited_20_Internet_20_Link"><text:span text:style-name="Strong_20_Emphasis">Seanpm2001-VoiceGod</text:span></text:a> owner </text:p>
      <text:p text:style-name="P2"><draw:frame draw:style-name="fr1" draw:name="Image539" text:anchor-type="as-char" svg:width="0.2083in" svg:height="0.2083in" draw:z-index="539"><draw:image xlink:href="Pictures/100002010000002800000028A5160954555F06D6.png" xlink:type="simple" xlink:show="embed" xlink:actuate="onLoad" loext:mime-type="image/png"/><svg:title>@Seanpm2001-VoiceSoftware</svg:title></draw:frame><text:s/><text:a xlink:type="simple" xlink:href="https://github.com/Seanpm2001-VoiceSoftware" text:style-name="Internet_20_link" text:visited-style-name="Visited_20_Internet_20_Link"><text:span text:style-name="Strong_20_Emphasis">Seanpm2001-VoiceSoftware</text:span></text:a> owner </text:p>
      <text:p text:style-name="P2"><draw:frame draw:style-name="fr1" draw:name="Image540" text:anchor-type="as-char" svg:width="0.2083in" svg:height="0.2083in" draw:z-index="540"><draw:image xlink:href="Pictures/1000020100000028000000282817E081CCA168C1.png" xlink:type="simple" xlink:show="embed" xlink:actuate="onLoad" loext:mime-type="image/png"/><svg:title>@Seanpm2001-Vue-js-lang</svg:title></draw:frame><text:s/><text:a xlink:type="simple" xlink:href="https://github.com/Seanpm2001-Vue-js-lang" text:style-name="Internet_20_link" text:visited-style-name="Visited_20_Internet_20_Link"><text:span text:style-name="Strong_20_Emphasis">Seanpm2001-Vue-js-lang</text:span></text:a> owner </text:p>
      <text:p text:style-name="P2"><draw:frame draw:style-name="fr1" draw:name="Image541" text:anchor-type="as-char" svg:width="0.2083in" svg:height="0.2083in" draw:z-index="541"><draw:image xlink:href="Pictures/100000000000002800000028BB6246D176ACEE09.jpg" xlink:type="simple" xlink:show="embed" xlink:actuate="onLoad" loext:mime-type="image/jpeg"/><svg:title>@Seanpm2001-Weather</svg:title></draw:frame><text:s/><text:a xlink:type="simple" xlink:href="https://github.com/Seanpm2001-Weather" text:style-name="Internet_20_link" text:visited-style-name="Visited_20_Internet_20_Link"><text:span text:style-name="Strong_20_Emphasis">Seanpm2001-Weather</text:span></text:a> owner </text:p>
      <text:p text:style-name="P2"><draw:frame draw:style-name="fr1" draw:name="Image542" text:anchor-type="as-char" svg:width="0.2083in" svg:height="0.2083in" draw:z-index="542"><draw:image xlink:href="Pictures/100002010000002800000028D562FF9DEFFE3379.png" xlink:type="simple" xlink:show="embed" xlink:actuate="onLoad" loext:mime-type="image/png"/><svg:title>@Seanpm2001-WebAssembly-lang</svg:title></draw:frame><text:s/><text:a xlink:type="simple" xlink:href="https://github.com/Seanpm2001-WebAssembly-lang" text:style-name="Internet_20_link" text:visited-style-name="Visited_20_Internet_20_Link"><text:span text:style-name="Strong_20_Emphasis">Seanpm2001-WebAssembly-lang</text:span></text:a> owner </text:p>
      <text:p text:style-name="P2"><text:soft-page-break/><draw:frame draw:style-name="fr1" draw:name="Image543" text:anchor-type="as-char" svg:width="0.2083in" svg:height="0.2083in" draw:z-index="543"><draw:image xlink:href="Pictures/100002010000002800000028F149E1B82EE1107F.png" xlink:type="simple" xlink:show="embed" xlink:actuate="onLoad" loext:mime-type="image/png"/><svg:title>@Seanpm2001-WebVTT-lang</svg:title></draw:frame><text:s/><text:a xlink:type="simple" xlink:href="https://github.com/Seanpm2001-WebVTT-lang" text:style-name="Internet_20_link" text:visited-style-name="Visited_20_Internet_20_Link"><text:span text:style-name="Strong_20_Emphasis">Seanpm2001-WebVTT-lang</text:span></text:a> owner </text:p>
      <text:p text:style-name="P2"><draw:frame draw:style-name="fr1" draw:name="Image544" text:anchor-type="as-char" svg:width="0.2083in" svg:height="0.2083in" draw:z-index="544"><draw:image xlink:href="Pictures/100000000000002800000028E6CE39F85470064C.jpg" xlink:type="simple" xlink:show="embed" xlink:actuate="onLoad" loext:mime-type="image/jpeg"/><svg:title>@Seanpm2001-Windows</svg:title></draw:frame><text:s/><text:a xlink:type="simple" xlink:href="https://github.com/Seanpm2001-Windows" text:style-name="Internet_20_link" text:visited-style-name="Visited_20_Internet_20_Link"><text:span text:style-name="Strong_20_Emphasis">Seanpm2001-Windows</text:span></text:a> owner </text:p>
      <text:p text:style-name="P2"><draw:frame draw:style-name="fr1" draw:name="Image545" text:anchor-type="as-char" svg:width="0.2083in" svg:height="0.2083in" draw:z-index="545"><draw:image xlink:href="Pictures/100002010000002800000028AB97833E432CAC81.png" xlink:type="simple" xlink:show="embed" xlink:actuate="onLoad" loext:mime-type="image/png"/><svg:title>@Seanpm2001-XML-lang</svg:title></draw:frame><text:s/><text:a xlink:type="simple" xlink:href="https://github.com/Seanpm2001-XML-lang" text:style-name="Internet_20_link" text:visited-style-name="Visited_20_Internet_20_Link"><text:span text:style-name="Strong_20_Emphasis">Seanpm2001-XML-lang</text:span></text:a> owner </text:p>
      <text:p text:style-name="P2"><draw:frame draw:style-name="fr1" draw:name="Image546" text:anchor-type="as-char" svg:width="0.2083in" svg:height="0.2083in" draw:z-index="546"><draw:image xlink:href="Pictures/100002010000002800000028A74517A957B792AD.png" xlink:type="simple" xlink:show="embed" xlink:actuate="onLoad" loext:mime-type="image/png"/><svg:title>@Seanpm2001-XSLT-lang</svg:title></draw:frame><text:s/><text:a xlink:type="simple" xlink:href="https://github.com/Seanpm2001-XSLT-lang" text:style-name="Internet_20_link" text:visited-style-name="Visited_20_Internet_20_Link"><text:span text:style-name="Strong_20_Emphasis">Seanpm2001-XSLT-lang</text:span></text:a> owner </text:p>
      <text:p text:style-name="P2"><draw:frame draw:style-name="fr1" draw:name="Image547" text:anchor-type="as-char" svg:width="0.2083in" svg:height="0.2083in" draw:z-index="547"><draw:image xlink:href="Pictures/1000020100000028000000284DD25F6252F9AEAB.png" xlink:type="simple" xlink:show="embed" xlink:actuate="onLoad" loext:mime-type="image/png"/><svg:title>@Seanpm2001-YAML-lang</svg:title></draw:frame><text:s/><text:a xlink:type="simple" xlink:href="https://github.com/Seanpm2001-YAML-lang" text:style-name="Internet_20_link" text:visited-style-name="Visited_20_Internet_20_Link"><text:span text:style-name="Strong_20_Emphasis">Seanpm2001-YAML-lang</text:span></text:a> owner </text:p>
      <text:p text:style-name="P2"><draw:frame draw:style-name="fr1" draw:name="Image548" text:anchor-type="as-char" svg:width="0.2083in" svg:height="0.2083in" draw:z-index="548"><draw:image xlink:href="Pictures/100000000000002800000028C6F95887286F3A8E.jpg" xlink:type="simple" xlink:show="embed" xlink:actuate="onLoad" loext:mime-type="image/jpeg"/><svg:title>@Seanpm2001-Yacc-lang</svg:title></draw:frame><text:s/><text:a xlink:type="simple" xlink:href="https://github.com/Seanpm2001-Yacc-lang" text:style-name="Internet_20_link" text:visited-style-name="Visited_20_Internet_20_Link"><text:span text:style-name="Strong_20_Emphasis">Seanpm2001-Yacc-lang</text:span></text:a> owner </text:p>
      <text:p text:style-name="P2"><draw:frame draw:style-name="fr1" draw:name="Image549" text:anchor-type="as-char" svg:width="0.2083in" svg:height="0.2083in" draw:z-index="549"><draw:image xlink:href="Pictures/100002010000002800000028F0CB3AC7763D11B3.png" xlink:type="simple" xlink:show="embed" xlink:actuate="onLoad" loext:mime-type="image/png"/><svg:title>@Seanpm2001-YouTube</svg:title></draw:frame><text:s/><text:a xlink:type="simple" xlink:href="https://github.com/Seanpm2001-YouTube" text:style-name="Internet_20_link" text:visited-style-name="Visited_20_Internet_20_Link"><text:span text:style-name="Strong_20_Emphasis">Seanpm2001-YouTube</text:span></text:a> owner </text:p>
      <text:p text:style-name="P2"><draw:frame draw:style-name="fr1" draw:name="Image550" text:anchor-type="as-char" svg:width="0.2083in" svg:height="0.2083in" draw:z-index="550"><draw:image xlink:href="Pictures/1000020100000028000000284D641047E4879581.png" xlink:type="simple" xlink:show="embed" xlink:actuate="onLoad" loext:mime-type="image/png"/><svg:title>@Seanpm2001-ZenScript-lang</svg:title></draw:frame><text:s/><text:a xlink:type="simple" xlink:href="https://github.com/Seanpm2001-ZenScript-lang" text:style-name="Internet_20_link" text:visited-style-name="Visited_20_Internet_20_Link"><text:span text:style-name="Strong_20_Emphasis">Seanpm2001-ZenScript-lang</text:span></text:a> owner </text:p>
      <text:p text:style-name="P2"><draw:frame draw:style-name="fr1" draw:name="Image551" text:anchor-type="as-char" svg:width="0.2083in" svg:height="0.2083in" draw:z-index="551"><draw:image xlink:href="Pictures/10000000000000280000002872AB611C7E3E34D3.jpg" xlink:type="simple" xlink:show="embed" xlink:actuate="onLoad" loext:mime-type="image/jpeg"/><svg:title>@Seanpm2001-Zoology</svg:title></draw:frame><text:s/><text:a xlink:type="simple" xlink:href="https://github.com/Seanpm2001-Zoology" text:style-name="Internet_20_link" text:visited-style-name="Visited_20_Internet_20_Link"><text:span text:style-name="Strong_20_Emphasis">Seanpm2001-Zoology</text:span></text:a> owner </text:p>
      <text:p text:style-name="P2"><draw:frame draw:style-name="fr1" draw:name="Image552" text:anchor-type="as-char" svg:width="0.2083in" svg:height="0.2083in" draw:z-index="552"><draw:image xlink:href="Pictures/1000020100000028000000286740243A84262E72.png" xlink:type="simple" xlink:show="embed" xlink:actuate="onLoad" loext:mime-type="image/png"/><svg:title>@Seanpm2001-articles</svg:title></draw:frame><text:s/><text:a xlink:type="simple" xlink:href="https://github.com/Seanpm2001-articles" text:style-name="Internet_20_link" text:visited-style-name="Visited_20_Internet_20_Link"><text:span text:style-name="Strong_20_Emphasis">Seanpm2001-articles</text:span></text:a> owner </text:p>
      <text:p text:style-name="P2"><draw:frame draw:style-name="fr1" draw:name="Image553" text:anchor-type="as-char" svg:width="0.2083in" svg:height="0.2083in" draw:z-index="553"><draw:image xlink:href="Pictures/100002010000002800000028D6B2CD788729294C.png" xlink:type="simple" xlink:show="embed" xlink:actuate="onLoad" loext:mime-type="image/png"/><svg:title>@Seanpm2001-audio</svg:title></draw:frame><text:s/><text:a xlink:type="simple" xlink:href="https://github.com/Seanpm2001-audio" text:style-name="Internet_20_link" text:visited-style-name="Visited_20_Internet_20_Link"><text:span text:style-name="Strong_20_Emphasis">Seanpm2001-audio</text:span></text:a> owner </text:p>
      <text:p text:style-name="P2"><draw:frame draw:style-name="fr1" draw:name="Image554" text:anchor-type="as-char" svg:width="0.2083in" svg:height="0.2083in" draw:z-index="554"><draw:image xlink:href="Pictures/10000201000000280000002822A1D70EAB7DEFA6.png" xlink:type="simple" xlink:show="embed" xlink:actuate="onLoad" loext:mime-type="image/png"/><svg:title>@Seanpm2001-calculator</svg:title></draw:frame><text:s/><text:a xlink:type="simple" xlink:href="https://github.com/Seanpm2001-calculator" text:style-name="Internet_20_link" text:visited-style-name="Visited_20_Internet_20_Link"><text:span text:style-name="Strong_20_Emphasis">Seanpm2001-calculator</text:span></text:a> owner </text:p>
      <text:p text:style-name="P2"><draw:frame draw:style-name="fr1" draw:name="Image555" text:anchor-type="as-char" svg:width="0.2083in" svg:height="0.2083in" draw:z-index="555"><draw:image xlink:href="Pictures/100002010000002800000028C837B36E6C392DDB.png" xlink:type="simple" xlink:show="embed" xlink:actuate="onLoad" loext:mime-type="image/png"/><svg:title>@Seanpm2001-discussions</svg:title></draw:frame><text:s/><text:a xlink:type="simple" xlink:href="https://github.com/Seanpm2001-discussions" text:style-name="Internet_20_link" text:visited-style-name="Visited_20_Internet_20_Link"><text:span text:style-name="Strong_20_Emphasis">Seanpm2001-discussions</text:span></text:a> owner </text:p>
      <text:p text:style-name="P2"><draw:frame draw:style-name="fr1" draw:name="Image556" text:anchor-type="as-char" svg:width="0.2083in" svg:height="0.2083in" draw:z-index="556"><draw:image xlink:href="Pictures/1000000000000028000000284C500C9A39783179.jpg" xlink:type="simple" xlink:show="embed" xlink:actuate="onLoad" loext:mime-type="image/jpeg"/><svg:title>@Seanpm2001-documents</svg:title></draw:frame><text:s/><text:a xlink:type="simple" xlink:href="https://github.com/Seanpm2001-documents" text:style-name="Internet_20_link" text:visited-style-name="Visited_20_Internet_20_Link"><text:span text:style-name="Strong_20_Emphasis">Seanpm2001-documents</text:span></text:a> owner </text:p>
      <text:p text:style-name="P2"><draw:frame draw:style-name="fr1" draw:name="Image557" text:anchor-type="as-char" svg:width="0.2083in" svg:height="0.2083in" draw:z-index="557"><draw:image xlink:href="Pictures/100002010000002800000028A0FEFC79697D93B0.png" xlink:type="simple" xlink:show="embed" xlink:actuate="onLoad" loext:mime-type="image/png"/><svg:title>@Seanpm2001-education</svg:title></draw:frame><text:s/><text:a xlink:type="simple" xlink:href="https://github.com/Seanpm2001-education" text:style-name="Internet_20_link" text:visited-style-name="Visited_20_Internet_20_Link"><text:span text:style-name="Strong_20_Emphasis">Seanpm2001-education</text:span></text:a> owner </text:p>
      <text:p text:style-name="P2"><draw:frame draw:style-name="fr1" draw:name="Image558" text:anchor-type="as-char" svg:width="0.2083in" svg:height="0.2083in" draw:z-index="558"><draw:image xlink:href="Pictures/100002010000002800000028B848F282D72B0259.png" xlink:type="simple" xlink:show="embed" xlink:actuate="onLoad" loext:mime-type="image/png"/><svg:title>@Seanpm2001-food</svg:title></draw:frame><text:s/><text:a xlink:type="simple" xlink:href="https://github.com/Seanpm2001-food" text:style-name="Internet_20_link" text:visited-style-name="Visited_20_Internet_20_Link"><text:span text:style-name="Strong_20_Emphasis">Seanpm2001-food</text:span></text:a> owner </text:p>
      <text:p text:style-name="P2"><draw:frame draw:style-name="fr1" draw:name="Image559" text:anchor-type="as-char" svg:width="0.2083in" svg:height="0.2083in" draw:z-index="559"><draw:image xlink:href="Pictures/1000020100000028000000288739B5A599602E14.png" xlink:type="simple" xlink:show="embed" xlink:actuate="onLoad" loext:mime-type="image/png"/><svg:title>@Seanpm2001-forkbombs</svg:title></draw:frame><text:s/><text:a xlink:type="simple" xlink:href="https://github.com/Seanpm2001-forkbombs" text:style-name="Internet_20_link" text:visited-style-name="Visited_20_Internet_20_Link"><text:span text:style-name="Strong_20_Emphasis">Seanpm2001-forkbombs</text:span></text:a> owner </text:p>
      <text:p text:style-name="P2"><draw:frame draw:style-name="fr1" draw:name="Image560" text:anchor-type="as-char" svg:width="0.2083in" svg:height="0.2083in" draw:z-index="560"><draw:image xlink:href="Pictures/100000000000002800000028AE3A5A76EF095168.png" xlink:type="simple" xlink:show="embed" xlink:actuate="onLoad" loext:mime-type="image/png"/><svg:title>@Seanpm2001-gaming</svg:title></draw:frame><text:s/><text:a xlink:type="simple" xlink:href="https://github.com/Seanpm2001-gaming" text:style-name="Internet_20_link" text:visited-style-name="Visited_20_Internet_20_Link"><text:span text:style-name="Strong_20_Emphasis">Seanpm2001-gaming</text:span></text:a> owner </text:p>
      <text:p text:style-name="P2"><draw:frame draw:style-name="fr1" draw:name="Image561" text:anchor-type="as-char" svg:width="0.2083in" svg:height="0.2083in" draw:z-index="561"><draw:image xlink:href="Pictures/10000201000000280000002825247E6F6C698E4E.png" xlink:type="simple" xlink:show="embed" xlink:actuate="onLoad" loext:mime-type="image/png"/><svg:title>@Seanpm2001-iOS</svg:title></draw:frame><text:s/><text:a xlink:type="simple" xlink:href="https://github.com/Seanpm2001-iOS" text:style-name="Internet_20_link" text:visited-style-name="Visited_20_Internet_20_Link"><text:span text:style-name="Strong_20_Emphasis">Seanpm2001-iOS</text:span></text:a> owner </text:p>
      <text:p text:style-name="P2"><draw:frame draw:style-name="fr1" draw:name="Image562" text:anchor-type="as-char" svg:width="0.2083in" svg:height="0.2083in" draw:z-index="562"><draw:image xlink:href="Pictures/100002010000002800000028567560359B83C632.png" xlink:type="simple" xlink:show="embed" xlink:actuate="onLoad" loext:mime-type="image/png"/><svg:title>@Seanpm2001-languages</svg:title></draw:frame><text:s/><text:a xlink:type="simple" xlink:href="https://github.com/Seanpm2001-languages" text:style-name="Internet_20_link" text:visited-style-name="Visited_20_Internet_20_Link"><text:span text:style-name="Strong_20_Emphasis">Seanpm2001-languages</text:span></text:a> owner </text:p>
      <text:p text:style-name="P2"><draw:frame draw:style-name="fr1" draw:name="Image563" text:anchor-type="as-char" svg:width="0.2083in" svg:height="0.2083in" draw:z-index="563"><draw:image xlink:href="Pictures/10000000000000280000002860EFA60A5D742040.jpg" xlink:type="simple" xlink:show="embed" xlink:actuate="onLoad" loext:mime-type="image/jpeg"/><svg:title>@Seanpm2001-maps</svg:title></draw:frame><text:s/><text:a xlink:type="simple" xlink:href="https://github.com/Seanpm2001-maps" text:style-name="Internet_20_link" text:visited-style-name="Visited_20_Internet_20_Link"><text:span text:style-name="Strong_20_Emphasis">Seanpm2001-maps</text:span></text:a> owner </text:p>
      <text:p text:style-name="P2"><text:soft-page-break/><draw:frame draw:style-name="fr1" draw:name="Image564" text:anchor-type="as-char" svg:width="0.2083in" svg:height="0.2083in" draw:z-index="564"><draw:image xlink:href="Pictures/1000020100000028000000281D6C0BED4C0382CA.png" xlink:type="simple" xlink:show="embed" xlink:actuate="onLoad" loext:mime-type="image/png"/><svg:title>@Seanpm2001-mhgames</svg:title></draw:frame><text:s/><text:a xlink:type="simple" xlink:href="https://github.com/Seanpm2001-mhgames" text:style-name="Internet_20_link" text:visited-style-name="Visited_20_Internet_20_Link"><text:span text:style-name="Strong_20_Emphasis">Seanpm2001-mhgames</text:span></text:a> owner </text:p>
      <text:p text:style-name="P2"><draw:frame draw:style-name="fr1" draw:name="Image565" text:anchor-type="as-char" svg:width="0.2083in" svg:height="0.2083in" draw:z-index="565"><draw:image xlink:href="Pictures/1000000000000028000000286C6B818D3B160ED5.jpg" xlink:type="simple" xlink:show="embed" xlink:actuate="onLoad" loext:mime-type="image/jpeg"/><svg:title>@Seanpm2001-personal</svg:title></draw:frame><text:s/><text:a xlink:type="simple" xlink:href="https://github.com/Seanpm2001-personal" text:style-name="Internet_20_link" text:visited-style-name="Visited_20_Internet_20_Link"><text:span text:style-name="Strong_20_Emphasis">Seanpm2001-personal</text:span></text:a> owner </text:p>
      <text:p text:style-name="P2"><draw:frame draw:style-name="fr1" draw:name="Image566" text:anchor-type="as-char" svg:width="0.2083in" svg:height="0.2083in" draw:z-index="566"><draw:image xlink:href="Pictures/1000020100000028000000282CA961A105E74244.png" xlink:type="simple" xlink:show="embed" xlink:actuate="onLoad" loext:mime-type="image/png"/><svg:title>@Seanpm2001-privacy</svg:title></draw:frame><text:s/><text:a xlink:type="simple" xlink:href="https://github.com/Seanpm2001-privacy" text:style-name="Internet_20_link" text:visited-style-name="Visited_20_Internet_20_Link"><text:span text:style-name="Strong_20_Emphasis">Seanpm2001-privacy</text:span></text:a> owner </text:p>
      <text:p text:style-name="P2"><draw:frame draw:style-name="fr1" draw:name="Image567" text:anchor-type="as-char" svg:width="0.2083in" svg:height="0.2083in" draw:z-index="567"><draw:image xlink:href="Pictures/100002010000002800000028407E330855ABF936.png" xlink:type="simple" xlink:show="embed" xlink:actuate="onLoad" loext:mime-type="image/png"/><svg:title>@Seanpm2001-reddit</svg:title></draw:frame><text:s/><text:a xlink:type="simple" xlink:href="https://github.com/Seanpm2001-reddit" text:style-name="Internet_20_link" text:visited-style-name="Visited_20_Internet_20_Link"><text:span text:style-name="Strong_20_Emphasis">Seanpm2001-reddit</text:span></text:a> owner </text:p>
      <text:p text:style-name="P2"><draw:frame draw:style-name="fr1" draw:name="Image568" text:anchor-type="as-char" svg:width="0.2083in" svg:height="0.2083in" draw:z-index="568"><draw:image xlink:href="Pictures/1000000000000028000000284E4A2359E773F8AB.png" xlink:type="simple" xlink:show="embed" xlink:actuate="onLoad" loext:mime-type="image/png"/><svg:title>@Seanpm2001-research</svg:title></draw:frame><text:s/><text:a xlink:type="simple" xlink:href="https://github.com/Seanpm2001-research" text:style-name="Internet_20_link" text:visited-style-name="Visited_20_Internet_20_Link"><text:span text:style-name="Strong_20_Emphasis">Seanpm2001-research</text:span></text:a> owner </text:p>
      <text:p text:style-name="P2"><draw:frame draw:style-name="fr1" draw:name="Image569" text:anchor-type="as-char" svg:width="0.2083in" svg:height="0.2083in" draw:z-index="569"><draw:image xlink:href="Pictures/1000000000000028000000283AE9CDB0DA377130.jpg" xlink:type="simple" xlink:show="embed" xlink:actuate="onLoad" loext:mime-type="image/jpeg"/><svg:title>@Seanpm2001-support</svg:title></draw:frame><text:s/><text:a xlink:type="simple" xlink:href="https://github.com/Seanpm2001-support" text:style-name="Internet_20_link" text:visited-style-name="Visited_20_Internet_20_Link"><text:span text:style-name="Strong_20_Emphasis">Seanpm2001-support</text:span></text:a> owner </text:p>
      <text:p text:style-name="P2"><draw:frame draw:style-name="fr1" draw:name="Image570" text:anchor-type="as-char" svg:width="0.2083in" svg:height="0.2083in" draw:z-index="570"><draw:image xlink:href="Pictures/100000000000002000000020E6692FFAB405B1EB.jpg" xlink:type="simple" xlink:show="embed" xlink:actuate="onLoad" loext:mime-type="image/jpeg"/><svg:title>@Seanpm2001-tech-support</svg:title></draw:frame><text:s/><text:a xlink:type="simple" xlink:href="https://github.com/Seanpm2001-tech-support" text:style-name="Internet_20_link" text:visited-style-name="Visited_20_Internet_20_Link"><text:span text:style-name="Strong_20_Emphasis">Seanpm2001-tech-support</text:span></text:a> owner </text:p>
      <text:p text:style-name="P2"><draw:frame draw:style-name="fr1" draw:name="Image571" text:anchor-type="as-char" svg:width="0.2083in" svg:height="0.2083in" draw:z-index="571"><draw:image xlink:href="Pictures/100002010000002800000028CE453253F6AB4F3E.png" xlink:type="simple" xlink:show="embed" xlink:actuate="onLoad" loext:mime-type="image/png"/><svg:title>@Seanpm2001-templates</svg:title></draw:frame><text:s/><text:a xlink:type="simple" xlink:href="https://github.com/Seanpm2001-templates" text:style-name="Internet_20_link" text:visited-style-name="Visited_20_Internet_20_Link"><text:span text:style-name="Strong_20_Emphasis">Seanpm2001-templates</text:span></text:a> owner </text:p>
      <text:p text:style-name="P2"><draw:frame draw:style-name="fr1" draw:name="Image572" text:anchor-type="as-char" svg:width="0.2083in" svg:height="0.2083in" draw:z-index="572"><draw:image xlink:href="Pictures/100002010000002800000028AA2AA57A5800428A.png" xlink:type="simple" xlink:show="embed" xlink:actuate="onLoad" loext:mime-type="image/png"/><svg:title>@Seanpm2001-video</svg:title></draw:frame><text:s/><text:a xlink:type="simple" xlink:href="https://github.com/Seanpm2001-video" text:style-name="Internet_20_link" text:visited-style-name="Visited_20_Internet_20_Link"><text:span text:style-name="Strong_20_Emphasis">Seanpm2001-video</text:span></text:a> owner </text:p>
      <text:p text:style-name="P2"><draw:frame draw:style-name="fr1" draw:name="Image573" text:anchor-type="as-char" svg:width="0.2083in" svg:height="0.2083in" draw:z-index="573"><draw:image xlink:href="Pictures/1000020100000028000000289BE947D10A0C517D.png" xlink:type="simple" xlink:show="embed" xlink:actuate="onLoad" loext:mime-type="image/png"/><svg:title>@Seanpm2001-virtual-machines</svg:title></draw:frame><text:s/><text:a xlink:type="simple" xlink:href="https://github.com/Seanpm2001-virtual-machines" text:style-name="Internet_20_link" text:visited-style-name="Visited_20_Internet_20_Link"><text:span text:style-name="Strong_20_Emphasis">Seanpm2001-virtual-machines</text:span></text:a> owner </text:p>
      <text:p text:style-name="P2"><draw:frame draw:style-name="fr1" draw:name="Image574" text:anchor-type="as-char" svg:width="0.2083in" svg:height="0.2083in" draw:z-index="574"><draw:image xlink:href="Pictures/1000020100000028000000288E172E23CB223B6C.png" xlink:type="simple" xlink:show="embed" xlink:actuate="onLoad" loext:mime-type="image/png"/><svg:title>@Seanpm2001-web</svg:title></draw:frame><text:s/><text:a xlink:type="simple" xlink:href="https://github.com/Seanpm2001-web" text:style-name="Internet_20_link" text:visited-style-name="Visited_20_Internet_20_Link"><text:span text:style-name="Strong_20_Emphasis">Seanpm2001-web</text:span></text:a> owner </text:p>
      <text:p text:style-name="P2"><draw:frame draw:style-name="fr1" draw:name="Image575" text:anchor-type="as-char" svg:width="0.2083in" svg:height="0.2083in" draw:z-index="575"><draw:image xlink:href="Pictures/100002010000002800000028E004E58BDEC16160.png" xlink:type="simple" xlink:show="embed" xlink:actuate="onLoad" loext:mime-type="image/png"/><svg:title>@Seanpm2001DotOrg</svg:title></draw:frame><text:s/><text:a xlink:type="simple" xlink:href="https://github.com/Seanpm2001DotOrg" text:style-name="Internet_20_link" text:visited-style-name="Visited_20_Internet_20_Link"><text:span text:style-name="Strong_20_Emphasis">Seanpm2001DotOrg</text:span></text:a> owner </text:p>
      <text:p text:style-name="P2"><draw:frame draw:style-name="fr1" draw:name="Image576" text:anchor-type="as-char" svg:width="0.2083in" svg:height="0.2083in" draw:z-index="576"><draw:image xlink:href="Pictures/100000000000002800000028C3F96B9D2F91578C.jpg" xlink:type="simple" xlink:show="embed" xlink:actuate="onLoad" loext:mime-type="image/jpeg"/><svg:title>@Seanwallawalla-Organization</svg:title></draw:frame><text:s/><text:a xlink:type="simple" xlink:href="https://github.com/Seanwallawalla-Organization" text:style-name="Internet_20_link" text:visited-style-name="Visited_20_Internet_20_Link"><text:span text:style-name="Strong_20_Emphasis">Seanwallawalla-Organization</text:span></text:a> owner </text:p>
      <text:p text:style-name="P2"><draw:frame draw:style-name="fr1" draw:name="Image577" text:anchor-type="as-char" svg:width="0.2083in" svg:height="0.2083in" draw:z-index="577"><draw:image xlink:href="Pictures/100000000000002800000028DCF128A144AEAE51.jpg" xlink:type="simple" xlink:show="embed" xlink:actuate="onLoad" loext:mime-type="image/jpeg"/><svg:title>@Seanwallawalla-health</svg:title></draw:frame><text:s/><text:a xlink:type="simple" xlink:href="https://github.com/Seanwallawalla-health" text:style-name="Internet_20_link" text:visited-style-name="Visited_20_Internet_20_Link"><text:span text:style-name="Strong_20_Emphasis">Seanwallawalla-health</text:span></text:a> owner </text:p>
      <text:p text:style-name="P2"><draw:frame draw:style-name="fr1" draw:name="Image578" text:anchor-type="as-char" svg:width="0.2083in" svg:height="0.2083in" draw:z-index="578"><draw:image xlink:href="Pictures/10000000000000280000002829C2A4CB5E304E8D.jpg" xlink:type="simple" xlink:show="embed" xlink:actuate="onLoad" loext:mime-type="image/jpeg"/><svg:title>@Seanwallawalla-trm</svg:title></draw:frame><text:s/><text:a xlink:type="simple" xlink:href="https://github.com/Seanwallawalla-trm" text:style-name="Internet_20_link" text:visited-style-name="Visited_20_Internet_20_Link"><text:span text:style-name="Strong_20_Emphasis">Seanwallawalla-trm</text:span></text:a> owner </text:p>
      <text:p text:style-name="P2"><draw:frame draw:style-name="fr1" draw:name="Image579" text:anchor-type="as-char" svg:width="0.2083in" svg:height="0.2083in" draw:z-index="579"><draw:image xlink:href="Pictures/100002010000002800000028BFA21E16F0A01E9A.png" xlink:type="simple" xlink:show="embed" xlink:actuate="onLoad" loext:mime-type="image/png"/><svg:title>@Self-Care-Bot</svg:title></draw:frame><text:s/><text:a xlink:type="simple" xlink:href="https://github.com/Self-Care-Bot" text:style-name="Internet_20_link" text:visited-style-name="Visited_20_Internet_20_Link"><text:span text:style-name="Strong_20_Emphasis">Self-Care-Bot</text:span></text:a> owner </text:p>
      <text:p text:style-name="P2"><draw:frame draw:style-name="fr1" draw:name="Image580" text:anchor-type="as-char" svg:width="0.2083in" svg:height="0.2083in" draw:z-index="580"><draw:image xlink:href="Pictures/100000000000002800000028F61CBD3D63FD5E5E.png" xlink:type="simple" xlink:show="embed" xlink:actuate="onLoad" loext:mime-type="image/png"/><svg:title>@SimZonns</svg:title></draw:frame><text:s/><text:a xlink:type="simple" xlink:href="https://github.com/SimZonns" text:style-name="Internet_20_link" text:visited-style-name="Visited_20_Internet_20_Link"><text:span text:style-name="Strong_20_Emphasis">SimZonns</text:span></text:a> owner </text:p>
      <text:p text:style-name="P2"><draw:frame draw:style-name="fr1" draw:name="Image581" text:anchor-type="as-char" svg:width="0.2083in" svg:height="0.2083in" draw:z-index="581"><draw:image xlink:href="Pictures/10000000000000280000002802AF21485DF9C7A3.jpg" xlink:type="simple" xlink:show="embed" xlink:actuate="onLoad" loext:mime-type="image/jpeg"/><svg:title>@Skeuowie</svg:title></draw:frame><text:s/><text:a xlink:type="simple" xlink:href="https://github.com/Skeuowie" text:style-name="Internet_20_link" text:visited-style-name="Visited_20_Internet_20_Link"><text:span text:style-name="Strong_20_Emphasis">Skeuowie</text:span></text:a> owner </text:p>
      <text:p text:style-name="P2"><draw:frame draw:style-name="fr1" draw:name="Image582" text:anchor-type="as-char" svg:width="0.2083in" svg:height="0.2083in" draw:z-index="582"><draw:image xlink:href="Pictures/10000201000000280000002879DD3B2293E2C9C7.png" xlink:type="simple" xlink:show="embed" xlink:actuate="onLoad" loext:mime-type="image/png"/><svg:title>@Slaveworks</svg:title></draw:frame><text:s/><text:a xlink:type="simple" xlink:href="https://github.com/Slaveworks" text:style-name="Internet_20_link" text:visited-style-name="Visited_20_Internet_20_Link"><text:span text:style-name="Strong_20_Emphasis">Slaveworks</text:span></text:a> owner </text:p>
      <text:p text:style-name="P2"><draw:frame draw:style-name="fr1" draw:name="Image583" text:anchor-type="as-char" svg:width="0.2083in" svg:height="0.2083in" draw:z-index="583"><draw:image xlink:href="Pictures/1000000000000028000000281758846B5A756E4D.jpg" xlink:type="simple" xlink:show="embed" xlink:actuate="onLoad" loext:mime-type="image/jpeg"/><svg:title>@Slick-license-manager</svg:title></draw:frame><text:s/><text:a xlink:type="simple" xlink:href="https://github.com/Slick-license-manager" text:style-name="Internet_20_link" text:visited-style-name="Visited_20_Internet_20_Link"><text:span text:style-name="Strong_20_Emphasis">Slick-license-manager</text:span></text:a> owner </text:p>
      <text:p text:style-name="P2"><draw:frame draw:style-name="fr1" draw:name="Image584" text:anchor-type="as-char" svg:width="0.2083in" svg:height="0.2083in" draw:z-index="584"><draw:image xlink:href="Pictures/100002010000002800000028FDA95C316C1DE35E.png" xlink:type="simple" xlink:show="embed" xlink:actuate="onLoad" loext:mime-type="image/png"/><svg:title>@Snail-bob-maker</svg:title></draw:frame><text:s/><text:a xlink:type="simple" xlink:href="https://github.com/Snail-bob-maker" text:style-name="Internet_20_link" text:visited-style-name="Visited_20_Internet_20_Link"><text:span text:style-name="Strong_20_Emphasis">Snail-bob-maker</text:span></text:a> owner </text:p>
      <text:p text:style-name="P2"><text:soft-page-break/><draw:frame draw:style-name="fr1" draw:name="Image585" text:anchor-type="as-char" svg:width="0.2083in" svg:height="0.2083in" draw:z-index="585"><draw:image xlink:href="Pictures/1000020100000028000000285FF662A6AD06A31D.png" xlink:type="simple" xlink:show="embed" xlink:actuate="onLoad" loext:mime-type="image/png"/><svg:title>@Snapshot-Version-Control-System</svg:title></draw:frame><text:s/><text:a xlink:type="simple" xlink:href="https://github.com/Snapshot-Version-Control-System" text:style-name="Internet_20_link" text:visited-style-name="Visited_20_Internet_20_Link"><text:span text:style-name="Strong_20_Emphasis">Snapshot-Version-Control-System</text:span></text:a> owner </text:p>
      <text:p text:style-name="P2"><draw:frame draw:style-name="fr1" draw:name="Image586" text:anchor-type="as-char" svg:width="0.2083in" svg:height="0.2083in" draw:z-index="586"><draw:image xlink:href="Pictures/1000000000000028000000282F91A709CD86E7ED.jpg" xlink:type="simple" xlink:show="embed" xlink:actuate="onLoad" loext:mime-type="image/jpeg"/><svg:title>@SociaShame</svg:title></draw:frame><text:s/><text:a xlink:type="simple" xlink:href="https://github.com/SociaShame" text:style-name="Internet_20_link" text:visited-style-name="Visited_20_Internet_20_Link"><text:span text:style-name="Strong_20_Emphasis">SociaShame</text:span></text:a> owner </text:p>
      <text:p text:style-name="P2"><draw:frame draw:style-name="fr1" draw:name="Image587" text:anchor-type="as-char" svg:width="0.2083in" svg:height="0.2083in" draw:z-index="587"><draw:image xlink:href="Pictures/100000000000002800000028987F9FD5967B71C3.png" xlink:type="simple" xlink:show="embed" xlink:actuate="onLoad" loext:mime-type="image/png"/><svg:title>@SourceBase-dev</svg:title></draw:frame><text:s/><text:a xlink:type="simple" xlink:href="https://github.com/SourceBase-dev" text:style-name="Internet_20_link" text:visited-style-name="Visited_20_Internet_20_Link"><text:span text:style-name="Strong_20_Emphasis">SourceBase-dev</text:span></text:a> owner </text:p>
      <text:p text:style-name="P2"><draw:frame draw:style-name="fr1" draw:name="Image588" text:anchor-type="as-char" svg:width="0.2083in" svg:height="0.2083in" draw:z-index="588"><draw:image xlink:href="Pictures/100000000000002800000028AF7FBD8D37BA2AE9.jpg" xlink:type="simple" xlink:show="embed" xlink:actuate="onLoad" loext:mime-type="image/jpeg"/><svg:title>@StartFsck</svg:title></draw:frame><text:s/><text:a xlink:type="simple" xlink:href="https://github.com/StartFsck" text:style-name="Internet_20_link" text:visited-style-name="Visited_20_Internet_20_Link"><text:span text:style-name="Strong_20_Emphasis">StartFsck</text:span></text:a> owner </text:p>
      <text:p text:style-name="P2"><draw:frame draw:style-name="fr1" draw:name="Image589" text:anchor-type="as-char" svg:width="0.2083in" svg:height="0.2083in" draw:z-index="589"><draw:image xlink:href="Pictures/1000000000000028000000289EADC3018F44FB8D.jpg" xlink:type="simple" xlink:show="embed" xlink:actuate="onLoad" loext:mime-type="image/jpeg"/><svg:title>@SuperPower-laptops</svg:title></draw:frame><text:s/><text:a xlink:type="simple" xlink:href="https://github.com/SuperPower-laptops" text:style-name="Internet_20_link" text:visited-style-name="Visited_20_Internet_20_Link"><text:span text:style-name="Strong_20_Emphasis">SuperPower-laptops</text:span></text:a> owner </text:p>
      <text:p text:style-name="P2"><draw:frame draw:style-name="fr1" draw:name="Image590" text:anchor-type="as-char" svg:width="0.2083in" svg:height="0.2083in" draw:z-index="590"><draw:image xlink:href="Pictures/100000000000002800000028E0434996535850D1.jpg" xlink:type="simple" xlink:show="embed" xlink:actuate="onLoad" loext:mime-type="image/jpeg"/><svg:title>@TalkScript</svg:title></draw:frame><text:s/><text:a xlink:type="simple" xlink:href="https://github.com/TalkScript" text:style-name="Internet_20_link" text:visited-style-name="Visited_20_Internet_20_Link"><text:span text:style-name="Strong_20_Emphasis">TalkScript</text:span></text:a> owner </text:p>
      <text:p text:style-name="P2"><draw:frame draw:style-name="fr1" draw:name="Image591" text:anchor-type="as-char" svg:width="0.2083in" svg:height="0.2083in" draw:z-index="591"><draw:image xlink:href="Pictures/10000000000000280000002825DF86035209A763.png" xlink:type="simple" xlink:show="embed" xlink:actuate="onLoad" loext:mime-type="image/png"/><svg:title>@Talla-browser</svg:title></draw:frame><text:s/><text:a xlink:type="simple" xlink:href="https://github.com/Talla-browser" text:style-name="Internet_20_link" text:visited-style-name="Visited_20_Internet_20_Link"><text:span text:style-name="Strong_20_Emphasis">Talla-browser</text:span></text:a> owner </text:p>
      <text:p text:style-name="P2"><draw:frame draw:style-name="fr1" draw:name="Image592" text:anchor-type="as-char" svg:width="0.2083in" svg:height="0.2083in" draw:z-index="592"><draw:image xlink:href="Pictures/10000000000000280000002832938F7C1627B392.png" xlink:type="simple" xlink:show="embed" xlink:actuate="onLoad" loext:mime-type="image/png"/><svg:title>@Team8Collection</svg:title></draw:frame><text:s/><text:a xlink:type="simple" xlink:href="https://github.com/Team8Collection" text:style-name="Internet_20_link" text:visited-style-name="Visited_20_Internet_20_Link"><text:span text:style-name="Strong_20_Emphasis">Team8Collection</text:span></text:a> owner </text:p>
      <text:p text:style-name="P2"><draw:frame draw:style-name="fr1" draw:name="Image593" text:anchor-type="as-char" svg:width="0.2083in" svg:height="0.2083in" draw:z-index="593"><draw:image xlink:href="Pictures/1000020100000028000000283042A3533D4C709B.png" xlink:type="simple" xlink:show="embed" xlink:actuate="onLoad" loext:mime-type="image/png"/><svg:title>@Tetris128</svg:title></draw:frame><text:s/><text:a xlink:type="simple" xlink:href="https://github.com/Tetris128" text:style-name="Internet_20_link" text:visited-style-name="Visited_20_Internet_20_Link"><text:span text:style-name="Strong_20_Emphasis">Tetris128</text:span></text:a> owner </text:p>
      <text:p text:style-name="P2"><draw:frame draw:style-name="fr1" draw:name="Image594" text:anchor-type="as-char" svg:width="0.2083in" svg:height="0.2083in" draw:z-index="594"><draw:image xlink:href="Pictures/10000201000000280000002886DE11BD0D07AF97.png" xlink:type="simple" xlink:show="embed" xlink:actuate="onLoad" loext:mime-type="image/png"/><svg:title>@The-Dystopian-Dictionary</svg:title></draw:frame><text:s/><text:a xlink:type="simple" xlink:href="https://github.com/The-Dystopian-Dictionary" text:style-name="Internet_20_link" text:visited-style-name="Visited_20_Internet_20_Link"><text:span text:style-name="Strong_20_Emphasis">The-Dystopian-Dictionary</text:span></text:a> owner </text:p>
      <text:p text:style-name="P2"><draw:frame draw:style-name="fr1" draw:name="Image595" text:anchor-type="as-char" svg:width="0.2083in" svg:height="0.2083in" draw:z-index="595"><draw:image xlink:href="Pictures/10000201000000280000002823F767C77DE1E38B.png" xlink:type="simple" xlink:show="embed" xlink:actuate="onLoad" loext:mime-type="image/png"/><svg:title>@The-Existential-Index</svg:title></draw:frame><text:s/><text:a xlink:type="simple" xlink:href="https://github.com/The-Existential-Index" text:style-name="Internet_20_link" text:visited-style-name="Visited_20_Internet_20_Link"><text:span text:style-name="Strong_20_Emphasis">The-Existential-Index</text:span></text:a> owner </text:p>
      <text:p text:style-name="P2"><draw:frame draw:style-name="fr1" draw:name="Image596" text:anchor-type="as-char" svg:width="0.2083in" svg:height="0.2083in" draw:z-index="596"><draw:image xlink:href="Pictures/100002010000002800000028A8131E03E35C08F2.png" xlink:type="simple" xlink:show="embed" xlink:actuate="onLoad" loext:mime-type="image/png"/><svg:title>@The-Pirates-Copy</svg:title></draw:frame><text:s/><text:a xlink:type="simple" xlink:href="https://github.com/The-Pirates-Copy" text:style-name="Internet_20_link" text:visited-style-name="Visited_20_Internet_20_Link"><text:span text:style-name="Strong_20_Emphasis">The-Pirates-Copy</text:span></text:a> owner </text:p>
      <text:p text:style-name="P2"><draw:frame draw:style-name="fr1" draw:name="Image597" text:anchor-type="as-char" svg:width="0.2083in" svg:height="0.2083in" draw:z-index="597"><draw:image xlink:href="Pictures/100002010000002800000028849E206348C26485.png" xlink:type="simple" xlink:show="embed" xlink:actuate="onLoad" loext:mime-type="image/png"/><svg:title>@The-WallaWalla-Anime</svg:title></draw:frame><text:s/><text:a xlink:type="simple" xlink:href="https://github.com/The-WallaWalla-Anime" text:style-name="Internet_20_link" text:visited-style-name="Visited_20_Internet_20_Link"><text:span text:style-name="Strong_20_Emphasis">The-WallaWalla-Anime</text:span></text:a> owner </text:p>
      <text:p text:style-name="P2"><draw:frame draw:style-name="fr1" draw:name="Image598" text:anchor-type="as-char" svg:width="0.2083in" svg:height="0.2083in" draw:z-index="598"><draw:image xlink:href="Pictures/10000201000000280000002830DED8D1E02C0133.png" xlink:type="simple" xlink:show="embed" xlink:actuate="onLoad" loext:mime-type="image/png"/><svg:title>@The-offline-experience</svg:title></draw:frame><text:s/><text:a xlink:type="simple" xlink:href="https://github.com/The-offline-experience" text:style-name="Internet_20_link" text:visited-style-name="Visited_20_Internet_20_Link"><text:span text:style-name="Strong_20_Emphasis">The-offline-experience</text:span></text:a> owner </text:p>
      <text:p text:style-name="P2"><draw:frame draw:style-name="fr1" draw:name="Image599" text:anchor-type="as-char" svg:width="0.2083in" svg:height="0.2083in" draw:z-index="599"><draw:image xlink:href="Pictures/10000201000000280000002831150B30ACEDB8F1.png" xlink:type="simple" xlink:show="embed" xlink:actuate="onLoad" loext:mime-type="image/png"/><svg:title>@Timeout-toolkit</svg:title></draw:frame><text:s/><text:a xlink:type="simple" xlink:href="https://github.com/Timeout-toolkit" text:style-name="Internet_20_link" text:visited-style-name="Visited_20_Internet_20_Link"><text:span text:style-name="Strong_20_Emphasis">Timeout-toolkit</text:span></text:a> owner </text:p>
      <text:p text:style-name="P2"><draw:frame draw:style-name="fr1" draw:name="Image600" text:anchor-type="as-char" svg:width="0.2083in" svg:height="0.2083in" draw:z-index="600"><draw:image xlink:href="Pictures/1000000000000028000000288B17E0B26B0107A7.png" xlink:type="simple" xlink:show="embed" xlink:actuate="onLoad" loext:mime-type="image/png"/><svg:title>@TouchPetsDogs2Rewritten</svg:title></draw:frame><text:s/><text:a xlink:type="simple" xlink:href="https://github.com/TouchPetsDogs2Rewritten" text:style-name="Internet_20_link" text:visited-style-name="Visited_20_Internet_20_Link"><text:span text:style-name="Strong_20_Emphasis">TouchPetsDogs2Rewritten</text:span></text:a> owner </text:p>
      <text:p text:style-name="P2"><draw:frame draw:style-name="fr1" draw:name="Image601" text:anchor-type="as-char" svg:width="0.2083in" svg:height="0.2083in" draw:z-index="601"><draw:image xlink:href="Pictures/100002010000002800000028F78B561FF420BECB.png" xlink:type="simple" xlink:show="embed" xlink:actuate="onLoad" loext:mime-type="image/png"/><svg:title>@TrueEEG</svg:title></draw:frame><text:s/><text:a xlink:type="simple" xlink:href="https://github.com/TrueEEG" text:style-name="Internet_20_link" text:visited-style-name="Visited_20_Internet_20_Link"><text:span text:style-name="Strong_20_Emphasis">TrueEEG</text:span></text:a> owner </text:p>
      <text:p text:style-name="P2"><draw:frame draw:style-name="fr1" draw:name="Image602" text:anchor-type="as-char" svg:width="0.2083in" svg:height="0.2083in" draw:z-index="602"><draw:image xlink:href="Pictures/10000201000000280000002832CCB943199CDFD4.png" xlink:type="simple" xlink:show="embed" xlink:actuate="onLoad" loext:mime-type="image/png"/><svg:title>@TrueTorrent</svg:title></draw:frame><text:s/><text:a xlink:type="simple" xlink:href="https://github.com/TrueTorrent" text:style-name="Internet_20_link" text:visited-style-name="Visited_20_Internet_20_Link"><text:span text:style-name="Strong_20_Emphasis">TrueTorrent</text:span></text:a> owner </text:p>
      <text:p text:style-name="P2"><draw:frame draw:style-name="fr1" draw:name="Image603" text:anchor-type="as-char" svg:width="0.2083in" svg:height="0.2083in" draw:z-index="603"><draw:image xlink:href="Pictures/100002010000002800000028919CA999AE332385.png" xlink:type="simple" xlink:show="embed" xlink:actuate="onLoad" loext:mime-type="image/png"/><svg:title>@Turkey-Stories</svg:title></draw:frame><text:s/><text:a xlink:type="simple" xlink:href="https://github.com/Turkey-Stories" text:style-name="Internet_20_link" text:visited-style-name="Visited_20_Internet_20_Link"><text:span text:style-name="Strong_20_Emphasis">Turkey-Stories</text:span></text:a> owner </text:p>
      <text:p text:style-name="P2"><draw:frame draw:style-name="fr1" draw:name="Image604" text:anchor-type="as-char" svg:width="0.2083in" svg:height="0.2083in" draw:z-index="604"><draw:image xlink:href="Pictures/10000000000000280000002831C78BBF4FD1513E.jpg" xlink:type="simple" xlink:show="embed" xlink:actuate="onLoad" loext:mime-type="image/jpeg"/><svg:title>@TuxBot-operating-system</svg:title></draw:frame><text:s/><text:a xlink:type="simple" xlink:href="https://github.com/TuxBot-operating-system" text:style-name="Internet_20_link" text:visited-style-name="Visited_20_Internet_20_Link"><text:span text:style-name="Strong_20_Emphasis">TuxBot-operating-system</text:span></text:a> owner </text:p>
      <text:p text:style-name="P2"><draw:frame draw:style-name="fr1" draw:name="Image605" text:anchor-type="as-char" svg:width="0.2083in" svg:height="0.2083in" draw:z-index="605"><draw:image xlink:href="Pictures/1000000000000028000000280C22BAE821CDBBA6.jpg" xlink:type="simple" xlink:show="embed" xlink:actuate="onLoad" loext:mime-type="image/jpeg"/><svg:title>@UI-Tour-Guide</svg:title></draw:frame><text:s/><text:a xlink:type="simple" xlink:href="https://github.com/UI-Tour-Guide" text:style-name="Internet_20_link" text:visited-style-name="Visited_20_Internet_20_Link"><text:span text:style-name="Strong_20_Emphasis">UI-Tour-Guide</text:span></text:a> owner </text:p>
      <text:p text:style-name="P2"><text:soft-page-break/><draw:frame draw:style-name="fr1" draw:name="Image606" text:anchor-type="as-char" svg:width="0.2083in" svg:height="0.2083in" draw:z-index="606"><draw:image xlink:href="Pictures/100002010000002800000028AF5810CDEABAC5A5.png" xlink:type="simple" xlink:show="embed" xlink:actuate="onLoad" loext:mime-type="image/png"/><svg:title>@URLL-Specification</svg:title></draw:frame><text:s/><text:a xlink:type="simple" xlink:href="https://github.com/URLL-Specification" text:style-name="Internet_20_link" text:visited-style-name="Visited_20_Internet_20_Link"><text:span text:style-name="Strong_20_Emphasis">URLL-Specification</text:span></text:a> owner </text:p>
      <text:p text:style-name="P2"><draw:frame draw:style-name="fr1" draw:name="Image607" text:anchor-type="as-char" svg:width="0.2083in" svg:height="0.2083in" draw:z-index="607"><draw:image xlink:href="Pictures/10000201000000280000002824A0015D60494E11.png" xlink:type="simple" xlink:show="embed" xlink:actuate="onLoad" loext:mime-type="image/png"/><svg:title>@UShortcut-pro</svg:title></draw:frame><text:s/><text:a xlink:type="simple" xlink:href="https://github.com/UShortcut-pro" text:style-name="Internet_20_link" text:visited-style-name="Visited_20_Internet_20_Link"><text:span text:style-name="Strong_20_Emphasis">UShortcut-pro</text:span></text:a> owner </text:p>
      <text:p text:style-name="P2"><draw:frame draw:style-name="fr1" draw:name="Image608" text:anchor-type="as-char" svg:width="0.2083in" svg:height="0.2083in" draw:z-index="608"><draw:image xlink:href="Pictures/100002010000002800000028B19713A6404B21C9.png" xlink:type="simple" xlink:show="embed" xlink:actuate="onLoad" loext:mime-type="image/png"/><svg:title>@Ucuntu</svg:title></draw:frame><text:s/><text:a xlink:type="simple" xlink:href="https://github.com/Ucuntu" text:style-name="Internet_20_link" text:visited-style-name="Visited_20_Internet_20_Link"><text:span text:style-name="Strong_20_Emphasis">Ucuntu</text:span></text:a> owner </text:p>
      <text:p text:style-name="P2"><draw:frame draw:style-name="fr1" draw:name="Image609" text:anchor-type="as-char" svg:width="0.2083in" svg:height="0.2083in" draw:z-index="609"><draw:image xlink:href="Pictures/100000000000002800000028CC3B1D4D536C3935.jpg" xlink:type="simple" xlink:show="embed" xlink:actuate="onLoad" loext:mime-type="image/jpeg"/><svg:title>@UltimateCalculator</svg:title></draw:frame><text:s/><text:a xlink:type="simple" xlink:href="https://github.com/UltimateCalculator" text:style-name="Internet_20_link" text:visited-style-name="Visited_20_Internet_20_Link"><text:span text:style-name="Strong_20_Emphasis">UltimateCalculator</text:span></text:a> owner </text:p>
      <text:p text:style-name="P2"><draw:frame draw:style-name="fr1" draw:name="Image610" text:anchor-type="as-char" svg:width="0.2083in" svg:height="0.2083in" draw:z-index="610"><draw:image xlink:href="Pictures/10000201000000280000002848A50E8C36311B14.png" xlink:type="simple" xlink:show="embed" xlink:actuate="onLoad" loext:mime-type="image/png"/><svg:title>@Ultra-image-studio</svg:title></draw:frame><text:s/><text:a xlink:type="simple" xlink:href="https://github.com/Ultra-image-studio" text:style-name="Internet_20_link" text:visited-style-name="Visited_20_Internet_20_Link"><text:span text:style-name="Strong_20_Emphasis">Ultra-image-studio</text:span></text:a> owner </text:p>
      <text:p text:style-name="P2"><draw:frame draw:style-name="fr1" draw:name="Image611" text:anchor-type="as-char" svg:width="0.2083in" svg:height="0.2083in" draw:z-index="611"><draw:image xlink:href="Pictures/1000020100000028000000282F7E6DA8C82BEDDE.png" xlink:type="simple" xlink:show="embed" xlink:actuate="onLoad" loext:mime-type="image/png"/><svg:title>@UltraCompass</svg:title></draw:frame><text:s/><text:a xlink:type="simple" xlink:href="https://github.com/UltraCompass" text:style-name="Internet_20_link" text:visited-style-name="Visited_20_Internet_20_Link"><text:span text:style-name="Strong_20_Emphasis">UltraCompass</text:span></text:a> owner </text:p>
      <text:p text:style-name="P2"><draw:frame draw:style-name="fr1" draw:name="Image612" text:anchor-type="as-char" svg:width="0.2083in" svg:height="0.2083in" draw:z-index="612"><draw:image xlink:href="Pictures/10000201000000280000002812677AAB42E220F8.png" xlink:type="simple" xlink:show="embed" xlink:actuate="onLoad" loext:mime-type="image/png"/><svg:title>@UltraSwitch</svg:title></draw:frame><text:s/><text:a xlink:type="simple" xlink:href="https://github.com/UltraSwitch" text:style-name="Internet_20_link" text:visited-style-name="Visited_20_Internet_20_Link"><text:span text:style-name="Strong_20_Emphasis">UltraSwitch</text:span></text:a> owner </text:p>
      <text:p text:style-name="P2"><draw:frame draw:style-name="fr1" draw:name="Image613" text:anchor-type="as-char" svg:width="0.2083in" svg:height="0.2083in" draw:z-index="613"><draw:image xlink:href="Pictures/100000000000002800000028864EFB97A761BF6B.jpg" xlink:type="simple" xlink:show="embed" xlink:actuate="onLoad" loext:mime-type="image/jpeg"/><svg:title>@UltraSwitch-dev</svg:title></draw:frame><text:s/><text:a xlink:type="simple" xlink:href="https://github.com/UltraSwitch-dev" text:style-name="Internet_20_link" text:visited-style-name="Visited_20_Internet_20_Link"><text:span text:style-name="Strong_20_Emphasis">UltraSwitch-dev</text:span></text:a> owner </text:p>
      <text:p text:style-name="P2"><draw:frame draw:style-name="fr1" draw:name="Image614" text:anchor-type="as-char" svg:width="0.2083in" svg:height="0.2083in" draw:z-index="614"><draw:image xlink:href="Pictures/100002010000002800000028335F98DCD0A3BA03.png" xlink:type="simple" xlink:show="embed" xlink:actuate="onLoad" loext:mime-type="image/png"/><svg:title>@Underune-maker</svg:title></draw:frame><text:s/><text:a xlink:type="simple" xlink:href="https://github.com/Underune-maker" text:style-name="Internet_20_link" text:visited-style-name="Visited_20_Internet_20_Link"><text:span text:style-name="Strong_20_Emphasis">Underune-maker</text:span></text:a> owner </text:p>
      <text:p text:style-name="P2"><draw:frame draw:style-name="fr1" draw:name="Image615" text:anchor-type="as-char" svg:width="0.2083in" svg:height="0.2083in" draw:z-index="615"><draw:image xlink:href="Pictures/100002010000002800000028C5BEFF94F5E3FA51.png" xlink:type="simple" xlink:show="embed" xlink:actuate="onLoad" loext:mime-type="image/png"/><svg:title>@UnitedAutismRights</svg:title></draw:frame><text:s/><text:a xlink:type="simple" xlink:href="https://github.com/UnitedAutismRights" text:style-name="Internet_20_link" text:visited-style-name="Visited_20_Internet_20_Link"><text:span text:style-name="Strong_20_Emphasis">UnitedAutismRights</text:span></text:a> owner </text:p>
      <text:p text:style-name="P2"><draw:frame draw:style-name="fr1" draw:name="Image616" text:anchor-type="as-char" svg:width="0.2083in" svg:height="0.2083in" draw:z-index="616"><draw:image xlink:href="Pictures/10000201000000280000002859BD2F9F8DD330A2.png" xlink:type="simple" xlink:show="embed" xlink:actuate="onLoad" loext:mime-type="image/png"/><svg:title>@V-Reshot</svg:title></draw:frame><text:s/><text:a xlink:type="simple" xlink:href="https://github.com/V-Reshot" text:style-name="Internet_20_link" text:visited-style-name="Visited_20_Internet_20_Link"><text:span text:style-name="Strong_20_Emphasis">V-Reshot</text:span></text:a> owner </text:p>
      <text:p text:style-name="P2"><draw:frame draw:style-name="fr1" draw:name="Image617" text:anchor-type="as-char" svg:width="0.2083in" svg:height="0.2083in" draw:z-index="617"><draw:image xlink:href="Pictures/100002010000002800000028C245385E1BD75D84.png" xlink:type="simple" xlink:show="embed" xlink:actuate="onLoad" loext:mime-type="image/png"/><svg:title>@VOI-Manor</svg:title></draw:frame><text:s/><text:a xlink:type="simple" xlink:href="https://github.com/VOI-Manor" text:style-name="Internet_20_link" text:visited-style-name="Visited_20_Internet_20_Link"><text:span text:style-name="Strong_20_Emphasis">VOI-Manor</text:span></text:a> owner </text:p>
      <text:p text:style-name="P2"><draw:frame draw:style-name="fr1" draw:name="Image618" text:anchor-type="as-char" svg:width="0.2083in" svg:height="0.2083in" draw:z-index="618"><draw:image xlink:href="Pictures/1000000000000028000000286A8485E2B316A9E0.jpg" xlink:type="simple" xlink:show="embed" xlink:actuate="onLoad" loext:mime-type="image/jpeg"/><svg:title>@Virg-io-dev</svg:title></draw:frame><text:s/><text:a xlink:type="simple" xlink:href="https://github.com/Virg-io-dev" text:style-name="Internet_20_link" text:visited-style-name="Visited_20_Internet_20_Link"><text:span text:style-name="Strong_20_Emphasis">Virg-io-dev</text:span></text:a> owner </text:p>
      <text:p text:style-name="P2"><draw:frame draw:style-name="fr1" draw:name="Image619" text:anchor-type="as-char" svg:width="0.2083in" svg:height="0.2083in" draw:z-index="619"><draw:image xlink:href="Pictures/100000000000002800000028842AA09E68D15D22.jpg" xlink:type="simple" xlink:show="embed" xlink:actuate="onLoad" loext:mime-type="image/jpeg"/><svg:title>@Virtual-VHS</svg:title></draw:frame><text:s/><text:a xlink:type="simple" xlink:href="https://github.com/Virtual-VHS" text:style-name="Internet_20_link" text:visited-style-name="Visited_20_Internet_20_Link"><text:span text:style-name="Strong_20_Emphasis">Virtual-VHS</text:span></text:a> owner </text:p>
      <text:p text:style-name="P2"><draw:frame draw:style-name="fr1" draw:name="Image620" text:anchor-type="as-char" svg:width="0.2083in" svg:height="0.2083in" draw:z-index="620"><draw:image xlink:href="Pictures/100002010000002800000028D60EB4B77D5DC1D2.png" xlink:type="simple" xlink:show="embed" xlink:actuate="onLoad" loext:mime-type="image/png"/><svg:title>@VirtualHome-dev</svg:title></draw:frame><text:s/><text:a xlink:type="simple" xlink:href="https://github.com/VirtualHome-dev" text:style-name="Internet_20_link" text:visited-style-name="Visited_20_Internet_20_Link"><text:span text:style-name="Strong_20_Emphasis">VirtualHome-dev</text:span></text:a> owner </text:p>
      <text:p text:style-name="P2"><draw:frame draw:style-name="fr1" draw:name="Image621" text:anchor-type="as-char" svg:width="0.2083in" svg:height="0.2083in" draw:z-index="621"><draw:image xlink:href="Pictures/100002010000002800000028233815EEFABF6BD6.png" xlink:type="simple" xlink:show="embed" xlink:actuate="onLoad" loext:mime-type="image/png"/><svg:title>@VoiceGod</svg:title></draw:frame><text:s/><text:a xlink:type="simple" xlink:href="https://github.com/VoiceGod" text:style-name="Internet_20_link" text:visited-style-name="Visited_20_Internet_20_Link"><text:span text:style-name="Strong_20_Emphasis">VoiceGod</text:span></text:a> owner </text:p>
      <text:p text:style-name="P2"><draw:frame draw:style-name="fr1" draw:name="Image622" text:anchor-type="as-char" svg:width="0.2083in" svg:height="0.2083in" draw:z-index="622"><draw:image xlink:href="Pictures/100002010000002800000028B7444E0A6F93F387.png" xlink:type="simple" xlink:show="embed" xlink:actuate="onLoad" loext:mime-type="image/png"/><svg:title>@WacOS-Dev</svg:title></draw:frame><text:s/><text:a xlink:type="simple" xlink:href="https://github.com/WacOS-Dev" text:style-name="Internet_20_link" text:visited-style-name="Visited_20_Internet_20_Link"><text:span text:style-name="Strong_20_Emphasis">WacOS-Dev</text:span></text:a> owner </text:p>
      <text:p text:style-name="P2"><draw:frame draw:style-name="fr1" draw:name="Image623" text:anchor-type="as-char" svg:width="0.2083in" svg:height="0.2083in" draw:z-index="623"><draw:image xlink:href="Pictures/100000000000002800000028AF7FBD8D37BA2AE9.jpg" xlink:type="simple" xlink:show="embed" xlink:actuate="onLoad" loext:mime-type="image/jpeg"/><svg:title>@WinFsck</svg:title></draw:frame><text:s/><text:a xlink:type="simple" xlink:href="https://github.com/WinFsck" text:style-name="Internet_20_link" text:visited-style-name="Visited_20_Internet_20_Link"><text:span text:style-name="Strong_20_Emphasis">WinFsck</text:span></text:a> owner </text:p>
      <text:p text:style-name="P2"><draw:frame draw:style-name="fr1" draw:name="Image624" text:anchor-type="as-char" svg:width="0.2083in" svg:height="0.2083in" draw:z-index="624"><draw:image xlink:href="Pictures/100000000000002800000028528BFDA5028C48EB.png" xlink:type="simple" xlink:show="embed" xlink:actuate="onLoad" loext:mime-type="image/png"/><svg:title>@YKDefender</svg:title></draw:frame><text:s/><text:a xlink:type="simple" xlink:href="https://github.com/YKDefender" text:style-name="Internet_20_link" text:visited-style-name="Visited_20_Internet_20_Link"><text:span text:style-name="Strong_20_Emphasis">YKDefender</text:span></text:a> owner </text:p>
      <text:p text:style-name="P2"><draw:frame draw:style-name="fr1" draw:name="Image625" text:anchor-type="as-char" svg:width="0.2083in" svg:height="0.2083in" draw:z-index="625"><draw:image xlink:href="Pictures/100002010000002800000028C5B952AF4AA82992.png" xlink:type="simple" xlink:show="embed" xlink:actuate="onLoad" loext:mime-type="image/png"/><svg:title>@Year-of-the-Linux-desktop</svg:title></draw:frame><text:s/><text:a xlink:type="simple" xlink:href="https://github.com/Year-of-the-Linux-desktop" text:style-name="Internet_20_link" text:visited-style-name="Visited_20_Internet_20_Link"><text:span text:style-name="Strong_20_Emphasis">Year-of-the-Linux-desktop</text:span></text:a> owner </text:p>
      <text:p text:style-name="P2"><draw:frame draw:style-name="fr1" draw:name="Image626" text:anchor-type="as-char" svg:width="0.2083in" svg:height="0.2083in" draw:z-index="626"><draw:image xlink:href="Pictures/100000000000002800000028B0D0C858D43F8929.jpg" xlink:type="simple" xlink:show="embed" xlink:actuate="onLoad" loext:mime-type="image/jpeg"/><svg:title>@iBlast-Game</svg:title></draw:frame><text:s/><text:a xlink:type="simple" xlink:href="https://github.com/iBlast-Game" text:style-name="Internet_20_link" text:visited-style-name="Visited_20_Internet_20_Link"><text:span text:style-name="Strong_20_Emphasis">iBlast-Game</text:span></text:a> owner </text:p>
      <text:p text:style-name="P2"><text:soft-page-break/><draw:frame draw:style-name="fr1" draw:name="Image627" text:anchor-type="as-char" svg:width="0.2083in" svg:height="0.2083in" draw:z-index="627"><draw:image xlink:href="Pictures/100002010000002800000028D95920B906134D10.png" xlink:type="simple" xlink:show="embed" xlink:actuate="onLoad" loext:mime-type="image/png"/><svg:title>@seanpm2001-GNOME</svg:title></draw:frame><text:s/><text:a xlink:type="simple" xlink:href="https://github.com/seanpm2001-GNOME" text:style-name="Internet_20_link" text:visited-style-name="Visited_20_Internet_20_Link"><text:span text:style-name="Strong_20_Emphasis">seanpm2001-GNOME</text:span></text:a> owner </text:p>
      <text:p text:style-name="P2"><draw:frame draw:style-name="fr1" draw:name="Image628" text:anchor-type="as-char" svg:width="0.2083in" svg:height="0.2083in" draw:z-index="628"><draw:image xlink:href="Pictures/100000000000002800000028D65097BBFEC06B61.jpg" xlink:type="simple" xlink:show="embed" xlink:actuate="onLoad" loext:mime-type="image/jpeg"/><svg:title>@seanpm2001-Popcapgames</svg:title></draw:frame><text:s/><text:a xlink:type="simple" xlink:href="https://github.com/seanpm2001-Popcapgames" text:style-name="Internet_20_link" text:visited-style-name="Visited_20_Internet_20_Link"><text:span text:style-name="Strong_20_Emphasis">seanpm2001-Popcapgames</text:span></text:a> owner </text:p>
      <text:p text:style-name="P2"><draw:frame draw:style-name="fr1" draw:name="Image629" text:anchor-type="as-char" svg:width="0.2083in" svg:height="0.2083in" draw:z-index="629"><draw:image xlink:href="Pictures/1000020100000028000000283B25F5DB062ADB50.png" xlink:type="simple" xlink:show="embed" xlink:actuate="onLoad" loext:mime-type="image/png"/><svg:title>@seanpm2001-R-lang</svg:title></draw:frame><text:s/><text:a xlink:type="simple" xlink:href="https://github.com/seanpm2001-R-lang" text:style-name="Internet_20_link" text:visited-style-name="Visited_20_Internet_20_Link"><text:span text:style-name="Strong_20_Emphasis">seanpm2001-R-lang</text:span></text:a> owner </text:p>
      <text:p text:style-name="P2"><draw:frame draw:style-name="fr1" draw:name="Image630" text:anchor-type="as-char" svg:width="0.2083in" svg:height="0.2083in" draw:z-index="630"><draw:image xlink:href="Pictures/100002010000002800000028AB99A12CACE7B588.png" xlink:type="simple" xlink:show="embed" xlink:actuate="onLoad" loext:mime-type="image/png"/><svg:title>@seanpm2001-all</svg:title></draw:frame><text:s/><text:a xlink:type="simple" xlink:href="https://github.com/seanpm2001-all" text:style-name="Internet_20_link" text:visited-style-name="Visited_20_Internet_20_Link"><text:span text:style-name="Strong_20_Emphasis">seanpm2001-all</text:span></text:a> owner </text:p>
      <text:p text:style-name="P2"><draw:frame draw:style-name="fr1" draw:name="Image631" text:anchor-type="as-char" svg:width="0.2083in" svg:height="0.2083in" draw:z-index="631"><draw:image xlink:href="Pictures/10000201000000280000002888C490B52C48299D.png" xlink:type="simple" xlink:show="embed" xlink:actuate="onLoad" loext:mime-type="image/png"/><svg:title>@seanpm2001-datapacks</svg:title></draw:frame><text:s/><text:a xlink:type="simple" xlink:href="https://github.com/seanpm2001-datapacks" text:style-name="Internet_20_link" text:visited-style-name="Visited_20_Internet_20_Link"><text:span text:style-name="Strong_20_Emphasis">seanpm2001-datapacks</text:span></text:a> owner </text:p>
      <text:p text:style-name="P2"><draw:frame draw:style-name="fr1" draw:name="Image632" text:anchor-type="as-char" svg:width="0.2083in" svg:height="0.2083in" draw:z-index="632"><draw:image xlink:href="Pictures/100002010000002800000028F4CF466590910BED.png" xlink:type="simple" xlink:show="embed" xlink:actuate="onLoad" loext:mime-type="image/png"/><svg:title>@seanpm2001-libraries</svg:title></draw:frame><text:s/><text:a xlink:type="simple" xlink:href="https://github.com/seanpm2001-libraries" text:style-name="Internet_20_link" text:visited-style-name="Visited_20_Internet_20_Link"><text:span text:style-name="Strong_20_Emphasis">seanpm2001-libraries</text:span></text:a> owner </text:p>
      <text:p text:style-name="P2"><draw:frame draw:style-name="fr1" draw:name="Image633" text:anchor-type="as-char" svg:width="0.2083in" svg:height="0.2083in" draw:z-index="633"><draw:image xlink:href="Pictures/100000000000002800000028C5210BC0D75E3E2F.jpg" xlink:type="simple" xlink:show="embed" xlink:actuate="onLoad" loext:mime-type="image/jpeg"/><svg:title>@seanpm2001-lifearchive</svg:title></draw:frame><text:s/><text:a xlink:type="simple" xlink:href="https://github.com/seanpm2001-lifearchive" text:style-name="Internet_20_link" text:visited-style-name="Visited_20_Internet_20_Link"><text:span text:style-name="Strong_20_Emphasis">seanpm2001-lifearchive</text:span></text:a> owner </text:p>
      <text:p text:style-name="P2"><draw:frame draw:style-name="fr1" draw:name="Image634" text:anchor-type="as-char" svg:width="0.2083in" svg:height="0.2083in" draw:z-index="634"><draw:image xlink:href="Pictures/100000000000002800000028013270195632CD99.jpg" xlink:type="simple" xlink:show="embed" xlink:actuate="onLoad" loext:mime-type="image/jpeg"/><svg:title>@seanpm2001-lifearchive-extras</svg:title></draw:frame><text:s/><text:a xlink:type="simple" xlink:href="https://github.com/seanpm2001-lifearchive-extras" text:style-name="Internet_20_link" text:visited-style-name="Visited_20_Internet_20_Link"><text:span text:style-name="Strong_20_Emphasis">seanpm2001-lifearchive-extras</text:span></text:a> owner </text:p>
      <text:p text:style-name="P2"><draw:frame draw:style-name="fr1" draw:name="Image635" text:anchor-type="as-char" svg:width="0.2083in" svg:height="0.2083in" draw:z-index="635"><draw:image xlink:href="Pictures/100002010000002800000028B2EACF86531BDF10.png" xlink:type="simple" xlink:show="embed" xlink:actuate="onLoad" loext:mime-type="image/png"/><svg:title>@seanpm2001-nostalgia</svg:title></draw:frame><text:s/><text:a xlink:type="simple" xlink:href="https://github.com/seanpm2001-nostalgia" text:style-name="Internet_20_link" text:visited-style-name="Visited_20_Internet_20_Link"><text:span text:style-name="Strong_20_Emphasis">seanpm2001-nostalgia</text:span></text:a> owner </text:p>
      <text:p text:style-name="P2"><draw:frame draw:style-name="fr1" draw:name="Image636" text:anchor-type="as-char" svg:width="0.2083in" svg:height="0.2083in" draw:z-index="636"><draw:image xlink:href="Pictures/1000020100000028000000284B6ECE01085DBAA9.png" xlink:type="simple" xlink:show="embed" xlink:actuate="onLoad" loext:mime-type="image/png"/><svg:title>@seanpm2001-psychology</svg:title></draw:frame><text:s/><text:a xlink:type="simple" xlink:href="https://github.com/seanpm2001-psychology" text:style-name="Internet_20_link" text:visited-style-name="Visited_20_Internet_20_Link"><text:span text:style-name="Strong_20_Emphasis">seanpm2001-psychology</text:span></text:a> owner </text:p>
      <text:p text:style-name="P2"><draw:frame draw:style-name="fr1" draw:name="Image637" text:anchor-type="as-char" svg:width="0.2083in" svg:height="0.2083in" draw:z-index="637"><draw:image xlink:href="Pictures/1000020100000028000000284E17C344D5AA530B.png" xlink:type="simple" xlink:show="embed" xlink:actuate="onLoad" loext:mime-type="image/png"/><svg:title>@seanpm2001-software</svg:title></draw:frame><text:s/><text:a xlink:type="simple" xlink:href="https://github.com/seanpm2001-software" text:style-name="Internet_20_link" text:visited-style-name="Visited_20_Internet_20_Link"><text:span text:style-name="Strong_20_Emphasis">seanpm2001-software</text:span></text:a> owner </text:p>
      <text:p text:style-name="P2"><draw:frame draw:style-name="fr1" draw:name="Image638" text:anchor-type="as-char" svg:width="0.2083in" svg:height="0.2083in" draw:z-index="638"><draw:image xlink:href="Pictures/10000201000000280000002861067EEA36F65CCA.png" xlink:type="simple" xlink:show="embed" xlink:actuate="onLoad" loext:mime-type="image/png"/><svg:title>@seanpm2001-themes</svg:title></draw:frame><text:s/><text:a xlink:type="simple" xlink:href="https://github.com/seanpm2001-themes" text:style-name="Internet_20_link" text:visited-style-name="Visited_20_Internet_20_Link"><text:span text:style-name="Strong_20_Emphasis">seanpm2001-themes</text:span></text:a> owner </text:p>
      <text:p text:style-name="P2"><draw:frame draw:style-name="fr1" draw:name="Image639" text:anchor-type="as-char" svg:width="0.2083in" svg:height="0.2083in" draw:z-index="639"><draw:image xlink:href="Pictures/100002010000002800000028F918EE80643F557C.png" xlink:type="simple" xlink:show="embed" xlink:actuate="onLoad" loext:mime-type="image/png"/><svg:title>@seanwallawalla-audio</svg:title></draw:frame><text:s/><text:a xlink:type="simple" xlink:href="https://github.com/seanwallawalla-audio" text:style-name="Internet_20_link" text:visited-style-name="Visited_20_Internet_20_Link"><text:span text:style-name="Strong_20_Emphasis">seanwallawalla-audio</text:span></text:a> owner </text:p>
      <text:p text:style-name="P2"><draw:frame draw:style-name="fr1" draw:name="Image640" text:anchor-type="as-char" svg:width="0.2083in" svg:height="0.2083in" draw:z-index="640"><draw:image xlink:href="Pictures/10000201000000280000002874C6E226269D5250.png" xlink:type="simple" xlink:show="embed" xlink:actuate="onLoad" loext:mime-type="image/png"/><svg:title>@seanwallawalla-bots</svg:title></draw:frame><text:s/><text:a xlink:type="simple" xlink:href="https://github.com/seanwallawalla-bots" text:style-name="Internet_20_link" text:visited-style-name="Visited_20_Internet_20_Link"><text:span text:style-name="Strong_20_Emphasis">seanwallawalla-bots</text:span></text:a> owner </text:p>
      <text:p text:style-name="P2"><draw:frame draw:style-name="fr1" draw:name="Image641" text:anchor-type="as-char" svg:width="0.2083in" svg:height="0.2083in" draw:z-index="641"><draw:image xlink:href="Pictures/1000000000000028000000282B0268627CBEFD7F.jpg" xlink:type="simple" xlink:show="embed" xlink:actuate="onLoad" loext:mime-type="image/jpeg"/><svg:title>@seanwallawalla-browserextensions</svg:title></draw:frame><text:s/><text:a xlink:type="simple" xlink:href="https://github.com/seanwallawalla-browserextensions" text:style-name="Internet_20_link" text:visited-style-name="Visited_20_Internet_20_Link"><text:span text:style-name="Strong_20_Emphasis">seanwallawalla-browserextensions</text:span></text:a> owner </text:p>
      <text:p text:style-name="P2"><draw:frame draw:style-name="fr1" draw:name="Image642" text:anchor-type="as-char" svg:width="0.2083in" svg:height="0.2083in" draw:z-index="642"><draw:image xlink:href="Pictures/100000000000002800000028F829E727CCE17C3C.png" xlink:type="simple" xlink:show="embed" xlink:actuate="onLoad" loext:mime-type="image/png"/><svg:title>@seanwallawalla-forks</svg:title></draw:frame><text:s/><text:a xlink:type="simple" xlink:href="https://github.com/seanwallawalla-forks" text:style-name="Internet_20_link" text:visited-style-name="Visited_20_Internet_20_Link"><text:span text:style-name="Strong_20_Emphasis">seanwallawalla-forks</text:span></text:a> owner </text:p>
      <text:p text:style-name="P2"><draw:frame draw:style-name="fr1" draw:name="Image643" text:anchor-type="as-char" svg:width="0.2083in" svg:height="0.2083in" draw:z-index="643"><draw:image xlink:href="Pictures/10000000000000280000002895D0AFC672D1BE93.jpg" xlink:type="simple" xlink:show="embed" xlink:actuate="onLoad" loext:mime-type="image/jpeg"/><svg:title>@seanwallawalla-gaming</svg:title></draw:frame><text:s/><text:a xlink:type="simple" xlink:href="https://github.com/seanwallawalla-gaming" text:style-name="Internet_20_link" text:visited-style-name="Visited_20_Internet_20_Link"><text:span text:style-name="Strong_20_Emphasis">seanwallawalla-gaming</text:span></text:a> owner </text:p>
      <text:p text:style-name="P2"><draw:frame draw:style-name="fr1" draw:name="Image644" text:anchor-type="as-char" svg:width="0.2083in" svg:height="0.2083in" draw:z-index="644"><draw:image xlink:href="Pictures/1000020100000028000000284F6FFFA4AFCC9BAC.png" xlink:type="simple" xlink:show="embed" xlink:actuate="onLoad" loext:mime-type="image/png"/><svg:title>@seanwallawalla-images</svg:title></draw:frame><text:s/><text:a xlink:type="simple" xlink:href="https://github.com/seanwallawalla-images" text:style-name="Internet_20_link" text:visited-style-name="Visited_20_Internet_20_Link"><text:span text:style-name="Strong_20_Emphasis">seanwallawalla-images</text:span></text:a> owner </text:p>
      <text:p text:style-name="P2"><draw:frame draw:style-name="fr1" draw:name="Image645" text:anchor-type="as-char" svg:width="0.2083in" svg:height="0.2083in" draw:z-index="645"><draw:image xlink:href="Pictures/100002010000002800000028DD0A00BB952EB281.png" xlink:type="simple" xlink:show="embed" xlink:actuate="onLoad" loext:mime-type="image/png"/><svg:title>@seanwallawalla-jokeprograms</svg:title></draw:frame><text:s/><text:a xlink:type="simple" xlink:href="https://github.com/seanwallawalla-jokeprograms" text:style-name="Internet_20_link" text:visited-style-name="Visited_20_Internet_20_Link"><text:span text:style-name="Strong_20_Emphasis">seanwallawalla-jokeprograms</text:span></text:a> owner </text:p>
      <text:p text:style-name="P2"><draw:frame draw:style-name="fr1" draw:name="Image646" text:anchor-type="as-char" svg:width="0.2083in" svg:height="0.2083in" draw:z-index="646"><draw:image xlink:href="Pictures/100000000000002800000028EC3B049D81093647.png" xlink:type="simple" xlink:show="embed" xlink:actuate="onLoad" loext:mime-type="image/png"/><svg:title>@seanwallawalla-malware</svg:title></draw:frame><text:s/><text:a xlink:type="simple" xlink:href="https://github.com/seanwallawalla-malware" text:style-name="Internet_20_link" text:visited-style-name="Visited_20_Internet_20_Link"><text:span text:style-name="Strong_20_Emphasis">seanwallawalla-malware</text:span></text:a> owner </text:p>
      <text:p text:style-name="P2"><draw:frame draw:style-name="fr1" draw:name="Image647" text:anchor-type="as-char" svg:width="0.2083in" svg:height="0.2083in" draw:z-index="647"><draw:image xlink:href="Pictures/100002010000002800000028DD8EEDCA72BD1077.png" xlink:type="simple" xlink:show="embed" xlink:actuate="onLoad" loext:mime-type="image/png"/><svg:title>@seanwallawalla-operating-systems</svg:title></draw:frame><text:s/><text:a xlink:type="simple" xlink:href="https://github.com/seanwallawalla-operating-systems" text:style-name="Internet_20_link" text:visited-style-name="Visited_20_Internet_20_Link"><text:span text:style-name="Strong_20_Emphasis">seanwallawalla-operating-systems</text:span></text:a> owner </text:p>
      <text:p text:style-name="P2"><text:soft-page-break/><draw:frame draw:style-name="fr1" draw:name="Image648" text:anchor-type="as-char" svg:width="0.2083in" svg:height="0.2083in" draw:z-index="648"><draw:image xlink:href="Pictures/100002010000002800000028CC67740C29E9E91E.png" xlink:type="simple" xlink:show="embed" xlink:actuate="onLoad" loext:mime-type="image/png"/><svg:title>@seanwallawalla-security</svg:title></draw:frame><text:s/><text:a xlink:type="simple" xlink:href="https://github.com/seanwallawalla-security" text:style-name="Internet_20_link" text:visited-style-name="Visited_20_Internet_20_Link"><text:span text:style-name="Strong_20_Emphasis">seanwallawalla-security</text:span></text:a> owner </text:p>
      <text:p text:style-name="P2"><draw:frame draw:style-name="fr1" draw:name="Image649" text:anchor-type="as-char" svg:width="0.2083in" svg:height="0.2083in" draw:z-index="649"><draw:image xlink:href="Pictures/100002010000002800000028007C63B37E4CEF9F.png" xlink:type="simple" xlink:show="embed" xlink:actuate="onLoad" loext:mime-type="image/png"/><svg:title>@seanwallawalla-social</svg:title></draw:frame><text:s/><text:a xlink:type="simple" xlink:href="https://github.com/seanwallawalla-social" text:style-name="Internet_20_link" text:visited-style-name="Visited_20_Internet_20_Link"><text:span text:style-name="Strong_20_Emphasis">seanwallawalla-social</text:span></text:a> owner </text:p>
      <text:p text:style-name="P2"><draw:frame draw:style-name="fr1" draw:name="Image650" text:anchor-type="as-char" svg:width="0.2083in" svg:height="0.2083in" draw:z-index="650"><draw:image xlink:href="Pictures/100000000000002800000028BF11ACFC5A72037E.jpg" xlink:type="simple" xlink:show="embed" xlink:actuate="onLoad" loext:mime-type="image/jpeg"/><svg:title>@seanwallawalla-software</svg:title></draw:frame><text:s/><text:a xlink:type="simple" xlink:href="https://github.com/seanwallawalla-software" text:style-name="Internet_20_link" text:visited-style-name="Visited_20_Internet_20_Link"><text:span text:style-name="Strong_20_Emphasis">seanwallawalla-software</text:span></text:a> owner </text:p>
      <text:p text:style-name="P2"><draw:frame draw:style-name="fr1" draw:name="Image651" text:anchor-type="as-char" svg:width="0.2083in" svg:height="0.2083in" draw:z-index="651"><draw:image xlink:href="Pictures/100002010000002800000028101879BBB98CBF8E.png" xlink:type="simple" xlink:show="embed" xlink:actuate="onLoad" loext:mime-type="image/png"/><svg:title>@seanwallawalla-testing</svg:title></draw:frame><text:s/><text:a xlink:type="simple" xlink:href="https://github.com/seanwallawalla-testing" text:style-name="Internet_20_link" text:visited-style-name="Visited_20_Internet_20_Link"><text:span text:style-name="Strong_20_Emphasis">seanwallawalla-testing</text:span></text:a> owner </text:p>
      <text:p text:style-name="P2"><draw:frame draw:style-name="fr1" draw:name="Image652" text:anchor-type="as-char" svg:width="0.2083in" svg:height="0.2083in" draw:z-index="652"><draw:image xlink:href="Pictures/100002010000002800000028C99D88D9EDD0CD3F.png" xlink:type="simple" xlink:show="embed" xlink:actuate="onLoad" loext:mime-type="image/png"/><svg:title>@seanwallawalla-tools</svg:title></draw:frame><text:s/><text:a xlink:type="simple" xlink:href="https://github.com/seanwallawalla-tools" text:style-name="Internet_20_link" text:visited-style-name="Visited_20_Internet_20_Link"><text:span text:style-name="Strong_20_Emphasis">seanwallawalla-tools</text:span></text:a> owner </text:p>
      <text:p text:style-name="P2"><draw:frame draw:style-name="fr1" draw:name="Image653" text:anchor-type="as-char" svg:width="0.2083in" svg:height="0.2083in" draw:z-index="653"><draw:image xlink:href="Pictures/10000000000000280000002889DCE920D28EEE58.png" xlink:type="simple" xlink:show="embed" xlink:actuate="onLoad" loext:mime-type="image/png"/><svg:title>@snu-development</svg:title></draw:frame><text:s/><text:a xlink:type="simple" xlink:href="https://github.com/snu-development" text:style-name="Internet_20_link" text:visited-style-name="Visited_20_Internet_20_Link"><text:span text:style-name="Strong_20_Emphasis">snu-development</text:span></text:a> owner </text:p>
      <text:p text:style-name="P2"><draw:frame draw:style-name="fr1" draw:name="Image654" text:anchor-type="as-char" svg:width="0.2083in" svg:height="0.2083in" draw:z-index="654"><draw:image xlink:href="Pictures/1000000000000028000000286F73C6B4B3CD45F6.jpg" xlink:type="simple" xlink:show="embed" xlink:actuate="onLoad" loext:mime-type="image/jpeg"/><svg:title>@uDonate</svg:title></draw:frame><text:s/><text:a xlink:type="simple" xlink:href="https://github.com/uDonate" text:style-name="Internet_20_link" text:visited-style-name="Visited_20_Internet_20_Link"><text:span text:style-name="Strong_20_Emphasis">uDonate</text:span></text:a> owner </text:p>
      <text:p text:style-name="P2"><draw:frame draw:style-name="fr1" draw:name="Image655" text:anchor-type="as-char" svg:width="0.2083in" svg:height="0.2083in" draw:z-index="655"><draw:image xlink:href="Pictures/10000201000000280000002889B9F991863620C4.png" xlink:type="simple" xlink:show="embed" xlink:actuate="onLoad" loext:mime-type="image/png"/><svg:title>@uOffice</svg:title></draw:frame><text:s/><text:a xlink:type="simple" xlink:href="https://github.com/uOffice" text:style-name="Internet_20_link" text:visited-style-name="Visited_20_Internet_20_Link"><text:span text:style-name="Strong_20_Emphasis">uOffice</text:span></text:a> owner </text:p>
      <text:p text:style-name="P2">Transform account</text:p>
      <text:p text:style-name="Text_20_body">You cannot transform this account into an organization until you leave all organizations that you’re a member of.</text:p>
      <text:list xml:id="list1420163578" text:style-name="L1">
        <text:list-item>
          <text:p text:style-name="P6">© 2021 GitHub, Inc. </text:p>
        </text:list-item>
        <text:list-item>
          <text:p text:style-name="P6"><text:a xlink:type="simple" xlink:href="https://docs.github.com/en/github/site-policy/github-terms-of-service" text:style-name="Internet_20_link" text:visited-style-name="Visited_20_Internet_20_Link">Terms</text:a> </text:p>
        </text:list-item>
        <text:list-item>
          <text:p text:style-name="P6"><text:a xlink:type="simple" xlink:href="https://docs.github.com/en/github/site-policy/github-privacy-statement" text:style-name="Internet_20_link" text:visited-style-name="Visited_20_Internet_20_Link">Privacy</text:a> </text:p>
        </text:list-item>
        <text:list-item>
          <text:p text:style-name="P6"><text:a xlink:type="simple" xlink:href="https://github.com/security" text:style-name="Internet_20_link" text:visited-style-name="Visited_20_Internet_20_Link">Security</text:a> </text:p>
        </text:list-item>
        <text:list-item>
          <text:p text:style-name="P6"><text:a xlink:type="simple" xlink:href="https://www.githubstatus.com/" text:style-name="Internet_20_link" text:visited-style-name="Visited_20_Internet_20_Link">Status</text:a> </text:p>
        </text:list-item>
        <text:list-item>
          <text:p text:style-name="P3"><text:a xlink:type="simple" xlink:href="https://docs.github.com/" text:style-name="Internet_20_link" text:visited-style-name="Visited_20_Internet_20_Link">Docs</text:a> </text:p>
        </text:list-item>
      </text:list>
      <text:list xml:id="list1754061729" text:style-name="L2">
        <text:list-item>
          <text:p text:style-name="P7"><text:a xlink:type="simple" xlink:href="https://support.github.com/" text:style-name="Internet_20_link" text:visited-style-name="Visited_20_Internet_20_Link">Contact GitHub</text:a> </text:p>
        </text:list-item>
        <text:list-item>
          <text:p text:style-name="P7"><text:a xlink:type="simple" xlink:href="https://github.com/pricing" text:style-name="Internet_20_link" text:visited-style-name="Visited_20_Internet_20_Link">Pricing</text:a> </text:p>
        </text:list-item>
        <text:list-item>
          <text:p text:style-name="P7"><text:a xlink:type="simple" xlink:href="https://docs.github.com/" text:style-name="Internet_20_link" text:visited-style-name="Visited_20_Internet_20_Link">API</text:a> </text:p>
        </text:list-item>
        <text:list-item>
          <text:p text:style-name="P7"><text:a xlink:type="simple" xlink:href="https://services.github.com/" text:style-name="Internet_20_link" text:visited-style-name="Visited_20_Internet_20_Link">Training</text:a> </text:p>
        </text:list-item>
        <text:list-item>
          <text:p text:style-name="P7"><text:a xlink:type="simple" xlink:href="https://github.blog/" text:style-name="Internet_20_link" text:visited-style-name="Visited_20_Internet_20_Link">Blog</text:a> </text:p>
        </text:list-item>
        <text:list-item>
          <text:p text:style-name="P4"><text:a xlink:type="simple" xlink:href="https://github.com/about" text:style-name="Internet_20_link" text:visited-style-name="Visited_20_Internet_20_Link">About</text:a> </text:p>
        </text:list-item>
      </text:list>
      <text:p text:style-name="P2"><text:a xlink:type="simple" xlink:href="https://github.com/explore" text:style-name="Internet_20_link" text:visited-style-name="Visited_20_Internet_20_Link">Explore </text:a></text:p>
      <text:p text:style-name="Standard"><draw:frame draw:style-name="fr1" draw:name="Image1" text:anchor-type="as-char" svg:width="0.2083in" svg:height="0.2083in" draw:z-index="1"><draw:image xlink:href="Pictures/100000000000003C0000003CBFA864C48C3E318C.jpg" xlink:type="simple" xlink:show="embed" xlink:actuate="onLoad" loext:mime-type="image/jpeg"/><svg:title>@seanpm2001</svg:title></draw:frame><text:s/></text:p>
      <text:section text:style-name="Sect1" text:name="start-of-content">
        <text:p text:style-name="Standard"/>
      </text:section>
      <text:section text:style-name="Sect1" text:name="js-flash-container">
        <text:p text:style-name="Standard"/>
      </text:section>
      <text:p text:style-name="P2"><draw:frame draw:style-name="fr1" draw:name="Image2" text:anchor-type="as-char" svg:width="0.5in" svg:height="0.5in" draw:z-index="2"><draw:image xlink:href="Pictures/100000000000003C0000003CBFA864C48C3E318C.jpg" xlink:type="simple" xlink:show="embed" xlink:actuate="onLoad" loext:mime-type="image/jpeg"/><svg:title>@seanpm2001</svg:title></draw:frame><text:s/></text:p>
      <text:h text:style-name="Heading_20_1" text:outline-level="1"><text:soft-page-break/><text:a xlink:type="simple" xlink:href="https://github.com/seanpm2001" text:style-name="Internet_20_link" text:visited-style-name="Visited_20_Internet_20_Link">Sean P. Myrick V19.1.7.2 </text:a>settin <text:s/>gs </text:h>
      <text:h text:style-name="Heading_20_1" text:outline-level="1"><draw:frame draw:style-name="fr1" draw:name="Image179" text:anchor-type="as-char" svg:width="0.2083in" svg:height="0.2083in" draw:z-index="179"><draw:image xlink:href="Pictures/10000000000000280000002889DCE920D28EEE58.png" xlink:type="simple" xlink:show="embed" xlink:actuate="onLoad" loext:mime-type="image/png"/><svg:title>@SNU-Lingual</svg:title></draw:frame><text:s/><text:a xlink:type="simple" xlink:href="https://github.com/SNU-Lingual" text:style-name="Internet_20_link" text:visited-style-name="Visited_20_Internet_20_Link"><text:span text:style-name="Strong_20_Emphasis">SNU-Lingual</text:span></text:a> owner </text:h>
      <text:h text:style-name="Heading_20_1" text:outline-level="1"><draw:frame draw:style-name="fr1" draw:name="Image180" text:anchor-type="as-char" svg:width="0.2083in" svg:height="0.2083in" draw:z-index="180"><draw:image xlink:href="Pictures/10000000000000280000002889DCE920D28EEE58.png" xlink:type="simple" xlink:show="embed" xlink:actuate="onLoad" loext:mime-type="image/png"/><svg:title>@SNU-LoopG</svg:title></draw:frame><text:s/><text:a xlink:type="simple" xlink:href="https://github.com/SNU-LoopG" text:style-name="Internet_20_link" text:visited-style-name="Visited_20_Internet_20_Link"><text:span text:style-name="Strong_20_Emphasis">SNU-LoopG</text:span></text:a> owner </text:h>
      <text:h text:style-name="Heading_20_1" text:outline-level="1"><draw:frame draw:style-name="fr1" draw:name="Image181" text:anchor-type="as-char" svg:width="0.2083in" svg:height="0.2083in" draw:z-index="181"><draw:image xlink:href="Pictures/10000000000000280000002889DCE920D28EEE58.png" xlink:type="simple" xlink:show="embed" xlink:actuate="onLoad" loext:mime-type="image/png"/><svg:title>@SNU-MalwareViru-RepoMode</svg:title></draw:frame><text:s/><text:a xlink:type="simple" xlink:href="https://github.com/SNU-MalwareViru-RepoMode" text:style-name="Internet_20_link" text:visited-style-name="Visited_20_Internet_20_Link"><text:span text:style-name="Strong_20_Emphasis">SNU-MalwareViru-RepoMode</text:span></text:a> owner </text:h>
      <text:h text:style-name="Heading_20_1" text:outline-level="1"><draw:frame draw:style-name="fr1" draw:name="Image182" text:anchor-type="as-char" svg:width="0.2083in" svg:height="0.2083in" draw:z-index="182"><draw:image xlink:href="Pictures/1000000000000028000000281C0E1F7A7953A6D7.jpg" xlink:type="simple" xlink:show="embed" xlink:actuate="onLoad" loext:mime-type="image/jpeg"/><svg:title>@SNU-MartinLutherKingJrMemorial</svg:title></draw:frame><text:s/><text:a xlink:type="simple" xlink:href="https://github.com/SNU-MartinLutherKingJrMemorial" text:style-name="Internet_20_link" text:visited-style-name="Visited_20_Internet_20_Link"><text:span text:style-name="Strong_20_Emphasis">SNU-MartinLutherKingJrMemorial</text:span></text:a> owner </text:h>
      <text:h text:style-name="Heading_20_1" text:outline-level="1"><draw:frame draw:style-name="fr1" draw:name="Image183" text:anchor-type="as-char" svg:width="0.2083in" svg:height="0.2083in" draw:z-index="183"><draw:image xlink:href="Pictures/10000000000000280000002889DCE920D28EEE58.png" xlink:type="simple" xlink:show="embed" xlink:actuate="onLoad" loext:mime-type="image/png"/><svg:title>@SNU-MascotCenter</svg:title></draw:frame><text:s/><text:a xlink:type="simple" xlink:href="https://github.com/SNU-MascotCenter" text:style-name="Internet_20_link" text:visited-style-name="Visited_20_Internet_20_Link"><text:span text:style-name="Strong_20_Emphasis">SNU-MascotCenter</text:span></text:a> owner </text:h>
      <text:h text:style-name="Heading_20_1" text:outline-level="1"><draw:frame draw:style-name="fr1" draw:name="Image184" text:anchor-type="as-char" svg:width="0.2083in" svg:height="0.2083in" draw:z-index="184"><draw:image xlink:href="Pictures/10000000000000280000002889DCE920D28EEE58.png" xlink:type="simple" xlink:show="embed" xlink:actuate="onLoad" loext:mime-type="image/png"/><svg:title>@SNU-MemeGen</svg:title></draw:frame><text:s/><text:a xlink:type="simple" xlink:href="https://github.com/SNU-MemeGen" text:style-name="Internet_20_link" text:visited-style-name="Visited_20_Internet_20_Link"><text:span text:style-name="Strong_20_Emphasis">SNU-MemeGen</text:span></text:a> owner </text:h>
      <text:h text:style-name="Heading_20_1" text:outline-level="1"><draw:frame draw:style-name="fr1" draw:name="Image185" text:anchor-type="as-char" svg:width="0.2083in" svg:height="0.2083in" draw:z-index="185"><draw:image xlink:href="Pictures/10000000000000280000002889DCE920D28EEE58.png" xlink:type="simple" xlink:show="embed" xlink:actuate="onLoad" loext:mime-type="image/png"/><svg:title>@SNU-Memes</svg:title></draw:frame><text:s/><text:a xlink:type="simple" xlink:href="https://github.com/SNU-Memes" text:style-name="Internet_20_link" text:visited-style-name="Visited_20_Internet_20_Link"><text:span text:style-name="Strong_20_Emphasis">SNU-Memes</text:span></text:a> owner </text:h>
      <text:h text:style-name="Heading_20_1" text:outline-level="1"><draw:frame draw:style-name="fr1" draw:name="Image186" text:anchor-type="as-char" svg:width="0.2083in" svg:height="0.2083in" draw:z-index="186"><draw:image xlink:href="Pictures/10000000000000280000002889DCE920D28EEE58.png" xlink:type="simple" xlink:show="embed" xlink:actuate="onLoad" loext:mime-type="image/png"/><svg:title>@SNU-Messenger</svg:title></draw:frame><text:s/><text:a xlink:type="simple" xlink:href="https://github.com/SNU-Messenger" text:style-name="Internet_20_link" text:visited-style-name="Visited_20_Internet_20_Link"><text:span text:style-name="Strong_20_Emphasis">SNU-Messenger</text:span></text:a> owner </text:h>
      <text:h text:style-name="Heading_20_1" text:outline-level="1"><draw:frame draw:style-name="fr1" draw:name="Image187" text:anchor-type="as-char" svg:width="0.2083in" svg:height="0.2083in" draw:z-index="187"><draw:image xlink:href="Pictures/10000000000000280000002889DCE920D28EEE58.png" xlink:type="simple" xlink:show="embed" xlink:actuate="onLoad" loext:mime-type="image/png"/><svg:title>@SNU-Metaverse</svg:title></draw:frame><text:s/><text:a xlink:type="simple" xlink:href="https://github.com/SNU-Metaverse" text:style-name="Internet_20_link" text:visited-style-name="Visited_20_Internet_20_Link"><text:span text:style-name="Strong_20_Emphasis">SNU-Metaverse</text:span></text:a> owner </text:h>
      <text:h text:style-name="Heading_20_1" text:outline-level="1"><draw:frame draw:style-name="fr1" draw:name="Image188" text:anchor-type="as-char" svg:width="0.2083in" svg:height="0.2083in" draw:z-index="188"><draw:image xlink:href="Pictures/10000000000000280000002889DCE920D28EEE58.png" xlink:type="simple" xlink:show="embed" xlink:actuate="onLoad" loext:mime-type="image/png"/><svg:title>@SNU-Modes</svg:title></draw:frame><text:s/><text:a xlink:type="simple" xlink:href="https://github.com/SNU-Modes" text:style-name="Internet_20_link" text:visited-style-name="Visited_20_Internet_20_Link"><text:span text:style-name="Strong_20_Emphasis">SNU-Modes</text:span></text:a> owner </text:h>
      <text:h text:style-name="Heading_20_1" text:outline-level="1"><draw:frame draw:style-name="fr1" draw:name="Image189" text:anchor-type="as-char" svg:width="0.2083in" svg:height="0.2083in" draw:z-index="189"><draw:image xlink:href="Pictures/10000000000000280000002889DCE920D28EEE58.png" xlink:type="simple" xlink:show="embed" xlink:actuate="onLoad" loext:mime-type="image/png"/><svg:title>@SNU-Museum</svg:title></draw:frame><text:s/><text:a xlink:type="simple" xlink:href="https://github.com/SNU-Museum" text:style-name="Internet_20_link" text:visited-style-name="Visited_20_Internet_20_Link"><text:span text:style-name="Strong_20_Emphasis">SNU-Museum</text:span></text:a> owner </text:h>
      <text:h text:style-name="Heading_20_1" text:outline-level="1"><draw:frame draw:style-name="fr1" draw:name="Image190" text:anchor-type="as-char" svg:width="0.2083in" svg:height="0.2083in" draw:z-index="190"><draw:image xlink:href="Pictures/10000000000000280000002889DCE920D28EEE58.png" xlink:type="simple" xlink:show="embed" xlink:actuate="onLoad" loext:mime-type="image/png"/><svg:title>@SNU-NFT</svg:title></draw:frame><text:s/><text:a xlink:type="simple" xlink:href="https://github.com/SNU-NFT" text:style-name="Internet_20_link" text:visited-style-name="Visited_20_Internet_20_Link"><text:span text:style-name="Strong_20_Emphasis">SNU-NFT</text:span></text:a> owner </text:h>
      <text:h text:style-name="Heading_20_1" text:outline-level="1"><draw:frame draw:style-name="fr1" draw:name="Image191" text:anchor-type="as-char" svg:width="0.2083in" svg:height="0.2083in" draw:z-index="191"><draw:image xlink:href="Pictures/10000000000000280000002889DCE920D28EEE58.png" xlink:type="simple" xlink:show="embed" xlink:actuate="onLoad" loext:mime-type="image/png"/><svg:title>@SNU-NewYears</svg:title></draw:frame><text:s/><text:a xlink:type="simple" xlink:href="https://github.com/SNU-NewYears" text:style-name="Internet_20_link" text:visited-style-name="Visited_20_Internet_20_Link"><text:span text:style-name="Strong_20_Emphasis">SNU-NewYears</text:span></text:a> owner </text:h>
      <text:h text:style-name="Heading_20_1" text:outline-level="1"><draw:frame draw:style-name="fr1" draw:name="Image192" text:anchor-type="as-char" svg:width="0.2083in" svg:height="0.2083in" draw:z-index="192"><draw:image xlink:href="Pictures/10000000000000280000002889DCE920D28EEE58.png" xlink:type="simple" xlink:show="embed" xlink:actuate="onLoad" loext:mime-type="image/png"/><svg:title>@SNU-News</svg:title></draw:frame><text:s/><text:a xlink:type="simple" xlink:href="https://github.com/SNU-News" text:style-name="Internet_20_link" text:visited-style-name="Visited_20_Internet_20_Link"><text:span text:style-name="Strong_20_Emphasis">SNU-News</text:span></text:a> owner </text:h>
      <text:h text:style-name="Heading_20_1" text:outline-level="1"><text:soft-page-break/><draw:frame draw:style-name="fr1" draw:name="Image193" text:anchor-type="as-char" svg:width="0.2083in" svg:height="0.2083in" draw:z-index="193"><draw:image xlink:href="Pictures/10000000000000280000002889DCE920D28EEE58.png" xlink:type="simple" xlink:show="embed" xlink:actuate="onLoad" loext:mime-type="image/png"/><svg:title>@SNU-NitterMode</svg:title></draw:frame><text:s/><text:a xlink:type="simple" xlink:href="https://github.com/SNU-NitterMode" text:style-name="Internet_20_link" text:visited-style-name="Visited_20_Internet_20_Link"><text:span text:style-name="Strong_20_Emphasis">SNU-NitterMode</text:span></text:a> owner </text:h>
      <text:h text:style-name="Heading_20_1" text:outline-level="1"><draw:frame draw:style-name="fr1" draw:name="Image194" text:anchor-type="as-char" svg:width="0.2083in" svg:height="0.2083in" draw:z-index="194"><draw:image xlink:href="Pictures/10000000000000280000002889DCE920D28EEE58.png" xlink:type="simple" xlink:show="embed" xlink:actuate="onLoad" loext:mime-type="image/png"/><svg:title>@SNU-OS-Killers</svg:title></draw:frame><text:s/><text:a xlink:type="simple" xlink:href="https://github.com/SNU-OS-Killers" text:style-name="Internet_20_link" text:visited-style-name="Visited_20_Internet_20_Link"><text:span text:style-name="Strong_20_Emphasis">SNU-OS-Killers</text:span></text:a> owner </text:h>
      <text:h text:style-name="Heading_20_1" text:outline-level="1"><draw:frame draw:style-name="fr1" draw:name="Image195" text:anchor-type="as-char" svg:width="0.2083in" svg:height="0.2083in" draw:z-index="195"><draw:image xlink:href="Pictures/10000000000000280000002889DCE920D28EEE58.png" xlink:type="simple" xlink:show="embed" xlink:actuate="onLoad" loext:mime-type="image/png"/><svg:title>@SNU-Organization</svg:title></draw:frame><text:s/><text:a xlink:type="simple" xlink:href="https://github.com/SNU-Organization" text:style-name="Internet_20_link" text:visited-style-name="Visited_20_Internet_20_Link"><text:span text:style-name="Strong_20_Emphasis">SNU-Organization</text:span></text:a> owner </text:h>
      <text:h text:style-name="Heading_20_1" text:outline-level="1"><draw:frame draw:style-name="fr1" draw:name="Image196" text:anchor-type="as-char" svg:width="0.2083in" svg:height="0.2083in" draw:z-index="196"><draw:image xlink:href="Pictures/10000000000000280000002889DCE920D28EEE58.png" xlink:type="simple" xlink:show="embed" xlink:actuate="onLoad" loext:mime-type="image/png"/><svg:title>@SNU-OtherReferences</svg:title></draw:frame><text:s/><text:a xlink:type="simple" xlink:href="https://github.com/SNU-OtherReferences" text:style-name="Internet_20_link" text:visited-style-name="Visited_20_Internet_20_Link"><text:span text:style-name="Strong_20_Emphasis">SNU-OtherReferences</text:span></text:a> owner </text:h>
      <text:h text:style-name="Heading_20_1" text:outline-level="1"><draw:frame draw:style-name="fr1" draw:name="Image197" text:anchor-type="as-char" svg:width="0.2083in" svg:height="0.2083in" draw:z-index="197"><draw:image xlink:href="Pictures/10000000000000280000002889DCE920D28EEE58.png" xlink:type="simple" xlink:show="embed" xlink:actuate="onLoad" loext:mime-type="image/png"/><svg:title>@SNU-P2P</svg:title></draw:frame><text:s/><text:a xlink:type="simple" xlink:href="https://github.com/SNU-P2P" text:style-name="Internet_20_link" text:visited-style-name="Visited_20_Internet_20_Link"><text:span text:style-name="Strong_20_Emphasis">SNU-P2P</text:span></text:a> owner </text:h>
      <text:h text:style-name="Heading_20_1" text:outline-level="1"><draw:frame draw:style-name="fr1" draw:name="Image198" text:anchor-type="as-char" svg:width="0.2083in" svg:height="0.2083in" draw:z-index="198"><draw:image xlink:href="Pictures/10000000000000280000002889DCE920D28EEE58.png" xlink:type="simple" xlink:show="embed" xlink:actuate="onLoad" loext:mime-type="image/png"/><svg:title>@SNU-P2PSection</svg:title></draw:frame><text:s/><text:a xlink:type="simple" xlink:href="https://github.com/SNU-P2PSection" text:style-name="Internet_20_link" text:visited-style-name="Visited_20_Internet_20_Link"><text:span text:style-name="Strong_20_Emphasis">SNU-P2PSection</text:span></text:a> owner </text:h>
      <text:h text:style-name="Heading_20_1" text:outline-level="1"><draw:frame draw:style-name="fr1" draw:name="Image199" text:anchor-type="as-char" svg:width="0.2083in" svg:height="0.2083in" draw:z-index="199"><draw:image xlink:href="Pictures/10000000000000280000002889DCE920D28EEE58.png" xlink:type="simple" xlink:show="embed" xlink:actuate="onLoad" loext:mime-type="image/png"/><svg:title>@SNU-PFOSSExchange</svg:title></draw:frame><text:s/><text:a xlink:type="simple" xlink:href="https://github.com/SNU-PFOSSExchange" text:style-name="Internet_20_link" text:visited-style-name="Visited_20_Internet_20_Link"><text:span text:style-name="Strong_20_Emphasis">SNU-PFOSSExchange</text:span></text:a> owner </text:h>
      <text:h text:style-name="Heading_20_1" text:outline-level="1"><draw:frame draw:style-name="fr1" draw:name="Image200" text:anchor-type="as-char" svg:width="0.2083in" svg:height="0.2083in" draw:z-index="200"><draw:image xlink:href="Pictures/10000000000000280000002889DCE920D28EEE58.png" xlink:type="simple" xlink:show="embed" xlink:actuate="onLoad" loext:mime-type="image/png"/><svg:title>@SNU-Plans</svg:title></draw:frame><text:s/><text:a xlink:type="simple" xlink:href="https://github.com/SNU-Plans" text:style-name="Internet_20_link" text:visited-style-name="Visited_20_Internet_20_Link"><text:span text:style-name="Strong_20_Emphasis">SNU-Plans</text:span></text:a> owner </text:h>
      <text:h text:style-name="Heading_20_1" text:outline-level="1"><draw:frame draw:style-name="fr1" draw:name="Image201" text:anchor-type="as-char" svg:width="0.2083in" svg:height="0.2083in" draw:z-index="201"><draw:image xlink:href="Pictures/10000000000000280000002889DCE920D28EEE58.png" xlink:type="simple" xlink:show="embed" xlink:actuate="onLoad" loext:mime-type="image/png"/><svg:title>@SNU-PlaybackSettings</svg:title></draw:frame><text:s/><text:a xlink:type="simple" xlink:href="https://github.com/SNU-PlaybackSettings" text:style-name="Internet_20_link" text:visited-style-name="Visited_20_Internet_20_Link"><text:span text:style-name="Strong_20_Emphasis">SNU-PlaybackSettings</text:span></text:a> owner </text:h>
      <text:h text:style-name="Heading_20_1" text:outline-level="1"><draw:frame draw:style-name="fr1" draw:name="Image202" text:anchor-type="as-char" svg:width="0.2083in" svg:height="0.2083in" draw:z-index="202"><draw:image xlink:href="Pictures/1000000000000028000000282D5B36580834E697.png" xlink:type="simple" xlink:show="embed" xlink:actuate="onLoad" loext:mime-type="image/png"/><svg:title>@SNU-PodcastTriPod</svg:title></draw:frame><text:s/><text:a xlink:type="simple" xlink:href="https://github.com/SNU-PodcastTriPod" text:style-name="Internet_20_link" text:visited-style-name="Visited_20_Internet_20_Link"><text:span text:style-name="Strong_20_Emphasis">SNU-PodcastTriPod</text:span></text:a> owner </text:h>
      <text:h text:style-name="Heading_20_1" text:outline-level="1"><draw:frame draw:style-name="fr1" draw:name="Image203" text:anchor-type="as-char" svg:width="0.2083in" svg:height="0.2083in" draw:z-index="203"><draw:image xlink:href="Pictures/10000000000000280000002889DCE920D28EEE58.png" xlink:type="simple" xlink:show="embed" xlink:actuate="onLoad" loext:mime-type="image/png"/><svg:title>@SNU-Policies</svg:title></draw:frame><text:s/><text:a xlink:type="simple" xlink:href="https://github.com/SNU-Policies" text:style-name="Internet_20_link" text:visited-style-name="Visited_20_Internet_20_Link"><text:span text:style-name="Strong_20_Emphasis">SNU-Policies</text:span></text:a> owner </text:h>
      <text:h text:style-name="Heading_20_1" text:outline-level="1"><draw:frame draw:style-name="fr1" draw:name="Image204" text:anchor-type="as-char" svg:width="0.2083in" svg:height="0.2083in" draw:z-index="204"><draw:image xlink:href="Pictures/10000000000000280000002889DCE920D28EEE58.png" xlink:type="simple" xlink:show="embed" xlink:actuate="onLoad" loext:mime-type="image/png"/><svg:title>@SNU-Porn</svg:title></draw:frame><text:s/><text:a xlink:type="simple" xlink:href="https://github.com/SNU-Porn" text:style-name="Internet_20_link" text:visited-style-name="Visited_20_Internet_20_Link"><text:span text:style-name="Strong_20_Emphasis">SNU-Porn</text:span></text:a> owner </text:h>
      <text:h text:style-name="Heading_20_1" text:outline-level="1"><draw:frame draw:style-name="fr1" draw:name="Image205" text:anchor-type="as-char" svg:width="0.2083in" svg:height="0.2083in" draw:z-index="205"><draw:image xlink:href="Pictures/10000000000000280000002889DCE920D28EEE58.png" xlink:type="simple" xlink:show="embed" xlink:actuate="onLoad" loext:mime-type="image/png"/><svg:title>@SNU-Privacy</svg:title></draw:frame><text:s/><text:a xlink:type="simple" xlink:href="https://github.com/SNU-Privacy" text:style-name="Internet_20_link" text:visited-style-name="Visited_20_Internet_20_Link"><text:span text:style-name="Strong_20_Emphasis">SNU-Privacy</text:span></text:a> owner </text:h>
      <text:h text:style-name="Heading_20_1" text:outline-level="1"><draw:frame draw:style-name="fr1" draw:name="Image206" text:anchor-type="as-char" svg:width="0.2083in" svg:height="0.2083in" draw:z-index="206"><draw:image xlink:href="Pictures/10000000000000280000002889DCE920D28EEE58.png" xlink:type="simple" xlink:show="embed" xlink:actuate="onLoad" loext:mime-type="image/png"/><svg:title>@SNU-PrivacyInitiative</svg:title></draw:frame><text:s/><text:a xlink:type="simple" xlink:href="https://github.com/SNU-PrivacyInitiative" text:style-name="Internet_20_link" text:visited-style-name="Visited_20_Internet_20_Link"><text:span text:style-name="Strong_20_Emphasis">SNU-PrivacyInitiative</text:span></text:a> owner </text:h>
      <text:h text:style-name="Heading_20_1" text:outline-level="1"><draw:frame draw:style-name="fr1" draw:name="Image207" text:anchor-type="as-char" svg:width="0.2083in" svg:height="0.2083in" draw:z-index="207"><draw:image xlink:href="Pictures/10000000000000280000002889DCE920D28EEE58.png" xlink:type="simple" xlink:show="embed" xlink:actuate="onLoad" loext:mime-type="image/png"/><svg:title>@SNU-ProfileBuilder</svg:title></draw:frame><text:s/><text:a xlink:type="simple" xlink:href="https://github.com/SNU-ProfileBuilder" text:style-name="Internet_20_link" text:visited-style-name="Visited_20_Internet_20_Link"><text:span text:style-name="Strong_20_Emphasis">SNU-ProfileBuilder</text:span></text:a> owner </text:h>
      <text:h text:style-name="Heading_20_1" text:outline-level="1"><text:soft-page-break/><draw:frame draw:style-name="fr1" draw:name="Image208" text:anchor-type="as-char" svg:width="0.2083in" svg:height="0.2083in" draw:z-index="208"><draw:image xlink:href="Pictures/100000000000002800000028E08D7BA8F9DFCD56.png" xlink:type="simple" xlink:show="embed" xlink:actuate="onLoad" loext:mime-type="image/png"/><svg:title>@SNU-Programming-Tools</svg:title></draw:frame><text:s/><text:a xlink:type="simple" xlink:href="https://github.com/SNU-Programming-Tools" text:style-name="Internet_20_link" text:visited-style-name="Visited_20_Internet_20_Link"><text:span text:style-name="Strong_20_Emphasis">SNU-Programming-Tools</text:span></text:a> owner </text:h>
      <text:h text:style-name="Heading_20_1" text:outline-level="1"><draw:frame draw:style-name="fr1" draw:name="Image209" text:anchor-type="as-char" svg:width="0.2083in" svg:height="0.2083in" draw:z-index="209"><draw:image xlink:href="Pictures/10000000000000280000002889DCE920D28EEE58.png" xlink:type="simple" xlink:show="embed" xlink:actuate="onLoad" loext:mime-type="image/png"/><svg:title>@SNU-ProjectTimeline</svg:title></draw:frame><text:s/><text:a xlink:type="simple" xlink:href="https://github.com/SNU-ProjectTimeline" text:style-name="Internet_20_link" text:visited-style-name="Visited_20_Internet_20_Link"><text:span text:style-name="Strong_20_Emphasis">SNU-ProjectTimeline</text:span></text:a> owner </text:h>
      <text:h text:style-name="Heading_20_1" text:outline-level="1"><draw:frame draw:style-name="fr1" draw:name="Image210" text:anchor-type="as-char" svg:width="0.2083in" svg:height="0.2083in" draw:z-index="210"><draw:image xlink:href="Pictures/10000000000000280000002889DCE920D28EEE58.png" xlink:type="simple" xlink:show="embed" xlink:actuate="onLoad" loext:mime-type="image/png"/><svg:title>@SNU-ProtestToolKit</svg:title></draw:frame><text:s/><text:a xlink:type="simple" xlink:href="https://github.com/SNU-ProtestToolKit" text:style-name="Internet_20_link" text:visited-style-name="Visited_20_Internet_20_Link"><text:span text:style-name="Strong_20_Emphasis">SNU-ProtestToolKit</text:span></text:a> owner </text:h>
      <text:h text:style-name="Heading_20_1" text:outline-level="1"><draw:frame draw:style-name="fr1" draw:name="Image211" text:anchor-type="as-char" svg:width="0.2083in" svg:height="0.2083in" draw:z-index="211"><draw:image xlink:href="Pictures/10000000000000280000002889DCE920D28EEE58.png" xlink:type="simple" xlink:show="embed" xlink:actuate="onLoad" loext:mime-type="image/png"/><svg:title>@SNU-Public</svg:title></draw:frame><text:s/><text:a xlink:type="simple" xlink:href="https://github.com/SNU-Public" text:style-name="Internet_20_link" text:visited-style-name="Visited_20_Internet_20_Link"><text:span text:style-name="Strong_20_Emphasis">SNU-Public</text:span></text:a> owner </text:h>
      <text:h text:style-name="Heading_20_1" text:outline-level="1"><draw:frame draw:style-name="fr1" draw:name="Image212" text:anchor-type="as-char" svg:width="0.2083in" svg:height="0.2083in" draw:z-index="212"><draw:image xlink:href="Pictures/10000000000000280000002889DCE920D28EEE58.png" xlink:type="simple" xlink:show="embed" xlink:actuate="onLoad" loext:mime-type="image/png"/><svg:title>@SNU-PublicSnapshots</svg:title></draw:frame><text:s/><text:a xlink:type="simple" xlink:href="https://github.com/SNU-PublicSnapshots" text:style-name="Internet_20_link" text:visited-style-name="Visited_20_Internet_20_Link"><text:span text:style-name="Strong_20_Emphasis">SNU-PublicSnapshots</text:span></text:a> owner </text:h>
      <text:h text:style-name="Heading_20_1" text:outline-level="1"><draw:frame draw:style-name="fr1" draw:name="Image213" text:anchor-type="as-char" svg:width="0.2083in" svg:height="0.2083in" draw:z-index="213"><draw:image xlink:href="Pictures/10000000000000280000002889DCE920D28EEE58.png" xlink:type="simple" xlink:show="embed" xlink:actuate="onLoad" loext:mime-type="image/png"/><svg:title>@SNU-PunParlor</svg:title></draw:frame><text:s/><text:a xlink:type="simple" xlink:href="https://github.com/SNU-PunParlor" text:style-name="Internet_20_link" text:visited-style-name="Visited_20_Internet_20_Link"><text:span text:style-name="Strong_20_Emphasis">SNU-PunParlor</text:span></text:a> owner </text:h>
      <text:h text:style-name="Heading_20_1" text:outline-level="1"><draw:frame draw:style-name="fr1" draw:name="Image214" text:anchor-type="as-char" svg:width="0.2083in" svg:height="0.2083in" draw:z-index="214"><draw:image xlink:href="Pictures/10000000000000280000002889DCE920D28EEE58.png" xlink:type="simple" xlink:show="embed" xlink:actuate="onLoad" loext:mime-type="image/png"/><svg:title>@SNU-PuzzleCenter</svg:title></draw:frame><text:s/><text:a xlink:type="simple" xlink:href="https://github.com/SNU-PuzzleCenter" text:style-name="Internet_20_link" text:visited-style-name="Visited_20_Internet_20_Link"><text:span text:style-name="Strong_20_Emphasis">SNU-PuzzleCenter</text:span></text:a> owner </text:h>
      <text:h text:style-name="Heading_20_1" text:outline-level="1"><draw:frame draw:style-name="fr1" draw:name="Image215" text:anchor-type="as-char" svg:width="0.2083in" svg:height="0.2083in" draw:z-index="215"><draw:image xlink:href="Pictures/10000000000000280000002889DCE920D28EEE58.png" xlink:type="simple" xlink:show="embed" xlink:actuate="onLoad" loext:mime-type="image/png"/><svg:title>@SNU-Questionarium</svg:title></draw:frame><text:s/><text:a xlink:type="simple" xlink:href="https://github.com/SNU-Questionarium" text:style-name="Internet_20_link" text:visited-style-name="Visited_20_Internet_20_Link"><text:span text:style-name="Strong_20_Emphasis">SNU-Questionarium</text:span></text:a> owner </text:h>
      <text:h text:style-name="Heading_20_1" text:outline-level="1"><draw:frame draw:style-name="fr1" draw:name="Image216" text:anchor-type="as-char" svg:width="0.2083in" svg:height="0.2083in" draw:z-index="216"><draw:image xlink:href="Pictures/10000000000000280000002889DCE920D28EEE58.png" xlink:type="simple" xlink:show="embed" xlink:actuate="onLoad" loext:mime-type="image/png"/><svg:title>@SNU-RSS</svg:title></draw:frame><text:s/><text:a xlink:type="simple" xlink:href="https://github.com/SNU-RSS" text:style-name="Internet_20_link" text:visited-style-name="Visited_20_Internet_20_Link"><text:span text:style-name="Strong_20_Emphasis">SNU-RSS</text:span></text:a> owner </text:h>
      <text:h text:style-name="Heading_20_1" text:outline-level="1"><draw:frame draw:style-name="fr1" draw:name="Image217" text:anchor-type="as-char" svg:width="0.2083in" svg:height="0.2083in" draw:z-index="217"><draw:image xlink:href="Pictures/10000000000000280000002889DCE920D28EEE58.png" xlink:type="simple" xlink:show="embed" xlink:actuate="onLoad" loext:mime-type="image/png"/><svg:title>@SNU-RulesOfTheInternet</svg:title></draw:frame><text:s/><text:a xlink:type="simple" xlink:href="https://github.com/SNU-RulesOfTheInternet" text:style-name="Internet_20_link" text:visited-style-name="Visited_20_Internet_20_Link"><text:span text:style-name="Strong_20_Emphasis">SNU-RulesOfTheInternet</text:span></text:a> owner </text:h>
      <text:h text:style-name="Heading_20_1" text:outline-level="1"><draw:frame draw:style-name="fr1" draw:name="Image218" text:anchor-type="as-char" svg:width="0.2083in" svg:height="0.2083in" draw:z-index="218"><draw:image xlink:href="Pictures/10000000000000280000002889DCE920D28EEE58.png" xlink:type="simple" xlink:show="embed" xlink:actuate="onLoad" loext:mime-type="image/png"/><svg:title>@SNU-Scripts</svg:title></draw:frame><text:s/><text:a xlink:type="simple" xlink:href="https://github.com/SNU-Scripts" text:style-name="Internet_20_link" text:visited-style-name="Visited_20_Internet_20_Link"><text:span text:style-name="Strong_20_Emphasis">SNU-Scripts</text:span></text:a> owner </text:h>
      <text:h text:style-name="Heading_20_1" text:outline-level="1"><draw:frame draw:style-name="fr1" draw:name="Image219" text:anchor-type="as-char" svg:width="0.2083in" svg:height="0.2083in" draw:z-index="219"><draw:image xlink:href="Pictures/10000000000000280000002889DCE920D28EEE58.png" xlink:type="simple" xlink:show="embed" xlink:actuate="onLoad" loext:mime-type="image/png"/><svg:title>@SNU-Search</svg:title></draw:frame><text:s/><text:a xlink:type="simple" xlink:href="https://github.com/SNU-Search" text:style-name="Internet_20_link" text:visited-style-name="Visited_20_Internet_20_Link"><text:span text:style-name="Strong_20_Emphasis">SNU-Search</text:span></text:a> owner </text:h>
      <text:h text:style-name="Heading_20_1" text:outline-level="1"><draw:frame draw:style-name="fr1" draw:name="Image220" text:anchor-type="as-char" svg:width="0.2083in" svg:height="0.2083in" draw:z-index="220"><draw:image xlink:href="Pictures/10000000000000280000002889DCE920D28EEE58.png" xlink:type="simple" xlink:show="embed" xlink:actuate="onLoad" loext:mime-type="image/png"/><svg:title>@SNU-Security</svg:title></draw:frame><text:s/><text:a xlink:type="simple" xlink:href="https://github.com/SNU-Security" text:style-name="Internet_20_link" text:visited-style-name="Visited_20_Internet_20_Link"><text:span text:style-name="Strong_20_Emphasis">SNU-Security</text:span></text:a> owner </text:h>
      <text:h text:style-name="Heading_20_1" text:outline-level="1"><draw:frame draw:style-name="fr1" draw:name="Image221" text:anchor-type="as-char" svg:width="0.2083in" svg:height="0.2083in" draw:z-index="221"><draw:image xlink:href="Pictures/10000000000000280000002889DCE920D28EEE58.png" xlink:type="simple" xlink:show="embed" xlink:actuate="onLoad" loext:mime-type="image/png"/><svg:title>@SNU-ServerEssentials</svg:title></draw:frame><text:s/><text:a xlink:type="simple" xlink:href="https://github.com/SNU-ServerEssentials" text:style-name="Internet_20_link" text:visited-style-name="Visited_20_Internet_20_Link"><text:span text:style-name="Strong_20_Emphasis">SNU-ServerEssentials</text:span></text:a> owner </text:h>
      <text:h text:style-name="Heading_20_1" text:outline-level="1"><draw:frame draw:style-name="fr1" draw:name="Image222" text:anchor-type="as-char" svg:width="0.2083in" svg:height="0.2083in" draw:z-index="222"><draw:image xlink:href="Pictures/10000000000000280000002889DCE920D28EEE58.png" xlink:type="simple" xlink:show="embed" xlink:actuate="onLoad" loext:mime-type="image/png"/><svg:title>@SNU-SexEducation</svg:title></draw:frame><text:s/><text:a xlink:type="simple" xlink:href="https://github.com/SNU-SexEducation" text:style-name="Internet_20_link" text:visited-style-name="Visited_20_Internet_20_Link"><text:span text:style-name="Strong_20_Emphasis">SNU-SexEducation</text:span></text:a> owner </text:h>
      <text:h text:style-name="Heading_20_1" text:outline-level="1"><text:soft-page-break/><draw:frame draw:style-name="fr1" draw:name="Image223" text:anchor-type="as-char" svg:width="0.2083in" svg:height="0.2083in" draw:z-index="223"><draw:image xlink:href="Pictures/10000000000000280000002889DCE920D28EEE58.png" xlink:type="simple" xlink:show="embed" xlink:actuate="onLoad" loext:mime-type="image/png"/><svg:title>@SNU-Shopping</svg:title></draw:frame><text:s/><text:a xlink:type="simple" xlink:href="https://github.com/SNU-Shopping" text:style-name="Internet_20_link" text:visited-style-name="Visited_20_Internet_20_Link"><text:span text:style-name="Strong_20_Emphasis">SNU-Shopping</text:span></text:a> owner </text:h>
      <text:h text:style-name="Heading_20_1" text:outline-level="1"><draw:frame draw:style-name="fr1" draw:name="Image224" text:anchor-type="as-char" svg:width="0.2083in" svg:height="0.2083in" draw:z-index="224"><draw:image xlink:href="Pictures/10000000000000280000002889DCE920D28EEE58.png" xlink:type="simple" xlink:show="embed" xlink:actuate="onLoad" loext:mime-type="image/png"/><svg:title>@SNU-SignIn</svg:title></draw:frame><text:s/><text:a xlink:type="simple" xlink:href="https://github.com/SNU-SignIn" text:style-name="Internet_20_link" text:visited-style-name="Visited_20_Internet_20_Link"><text:span text:style-name="Strong_20_Emphasis">SNU-SignIn</text:span></text:a> owner </text:h>
      <text:h text:style-name="Heading_20_1" text:outline-level="1"><draw:frame draw:style-name="fr1" draw:name="Image225" text:anchor-type="as-char" svg:width="0.2083in" svg:height="0.2083in" draw:z-index="225"><draw:image xlink:href="Pictures/10000000000000280000002889DCE920D28EEE58.png" xlink:type="simple" xlink:show="embed" xlink:actuate="onLoad" loext:mime-type="image/png"/><svg:title>@SNU-SiteLogo</svg:title></draw:frame><text:s/><text:a xlink:type="simple" xlink:href="https://github.com/SNU-SiteLogo" text:style-name="Internet_20_link" text:visited-style-name="Visited_20_Internet_20_Link"><text:span text:style-name="Strong_20_Emphasis">SNU-SiteLogo</text:span></text:a> owner </text:h>
      <text:h text:style-name="Heading_20_1" text:outline-level="1"><draw:frame draw:style-name="fr1" draw:name="Image226" text:anchor-type="as-char" svg:width="0.2083in" svg:height="0.2083in" draw:z-index="226"><draw:image xlink:href="Pictures/10000000000000280000002889DCE920D28EEE58.png" xlink:type="simple" xlink:show="embed" xlink:actuate="onLoad" loext:mime-type="image/png"/><svg:title>@SNU-SlangDictionary</svg:title></draw:frame><text:s/><text:a xlink:type="simple" xlink:href="https://github.com/SNU-SlangDictionary" text:style-name="Internet_20_link" text:visited-style-name="Visited_20_Internet_20_Link"><text:span text:style-name="Strong_20_Emphasis">SNU-SlangDictionary</text:span></text:a> owner </text:h>
      <text:h text:style-name="Heading_20_1" text:outline-level="1"><draw:frame draw:style-name="fr1" draw:name="Image227" text:anchor-type="as-char" svg:width="0.2083in" svg:height="0.2083in" draw:z-index="227"><draw:image xlink:href="Pictures/10000000000000280000002889DCE920D28EEE58.png" xlink:type="simple" xlink:show="embed" xlink:actuate="onLoad" loext:mime-type="image/png"/><svg:title>@SNU-SmellProject</svg:title></draw:frame><text:s/><text:a xlink:type="simple" xlink:href="https://github.com/SNU-SmellProject" text:style-name="Internet_20_link" text:visited-style-name="Visited_20_Internet_20_Link"><text:span text:style-name="Strong_20_Emphasis">SNU-SmellProject</text:span></text:a> owner </text:h>
      <text:h text:style-name="Heading_20_1" text:outline-level="1"><draw:frame draw:style-name="fr1" draw:name="Image228" text:anchor-type="as-char" svg:width="0.2083in" svg:height="0.2083in" draw:z-index="228"><draw:image xlink:href="Pictures/10000000000000280000002889DCE920D28EEE58.png" xlink:type="simple" xlink:show="embed" xlink:actuate="onLoad" loext:mime-type="image/png"/><svg:title>@SNU-SnapshotTool</svg:title></draw:frame><text:s/><text:a xlink:type="simple" xlink:href="https://github.com/SNU-SnapshotTool" text:style-name="Internet_20_link" text:visited-style-name="Visited_20_Internet_20_Link"><text:span text:style-name="Strong_20_Emphasis">SNU-SnapshotTool</text:span></text:a> owner </text:h>
      <text:h text:style-name="Heading_20_1" text:outline-level="1"><draw:frame draw:style-name="fr1" draw:name="Image229" text:anchor-type="as-char" svg:width="0.2083in" svg:height="0.2083in" draw:z-index="229"><draw:image xlink:href="Pictures/10000000000000280000002889DCE920D28EEE58.png" xlink:type="simple" xlink:show="embed" xlink:actuate="onLoad" loext:mime-type="image/png"/><svg:title>@SNU-Software-Center</svg:title></draw:frame><text:s/><text:a xlink:type="simple" xlink:href="https://github.com/SNU-Software-Center" text:style-name="Internet_20_link" text:visited-style-name="Visited_20_Internet_20_Link"><text:span text:style-name="Strong_20_Emphasis">SNU-Software-Center</text:span></text:a> owner </text:h>
      <text:h text:style-name="Heading_20_1" text:outline-level="1"><draw:frame draw:style-name="fr1" draw:name="Image230" text:anchor-type="as-char" svg:width="0.2083in" svg:height="0.2083in" draw:z-index="230"><draw:image xlink:href="Pictures/10000000000000280000002889DCE920D28EEE58.png" xlink:type="simple" xlink:show="embed" xlink:actuate="onLoad" loext:mime-type="image/png"/><svg:title>@SNU-SoundSettings</svg:title></draw:frame><text:s/><text:a xlink:type="simple" xlink:href="https://github.com/SNU-SoundSettings" text:style-name="Internet_20_link" text:visited-style-name="Visited_20_Internet_20_Link"><text:span text:style-name="Strong_20_Emphasis">SNU-SoundSettings</text:span></text:a> owner </text:h>
      <text:h text:style-name="Heading_20_1" text:outline-level="1"><draw:frame draw:style-name="fr1" draw:name="Image231" text:anchor-type="as-char" svg:width="0.2083in" svg:height="0.2083in" draw:z-index="231"><draw:image xlink:href="Pictures/10000000000000280000002889DCE920D28EEE58.png" xlink:type="simple" xlink:show="embed" xlink:actuate="onLoad" loext:mime-type="image/png"/><svg:title>@SNU-SpoofingCenter</svg:title></draw:frame><text:s/><text:a xlink:type="simple" xlink:href="https://github.com/SNU-SpoofingCenter" text:style-name="Internet_20_link" text:visited-style-name="Visited_20_Internet_20_Link"><text:span text:style-name="Strong_20_Emphasis">SNU-SpoofingCenter</text:span></text:a> owner </text:h>
      <text:h text:style-name="Heading_20_1" text:outline-level="1"><draw:frame draw:style-name="fr1" draw:name="Image232" text:anchor-type="as-char" svg:width="0.2083in" svg:height="0.2083in" draw:z-index="232"><draw:image xlink:href="Pictures/100000000000002800000028E08D7BA8F9DFCD56.png" xlink:type="simple" xlink:show="embed" xlink:actuate="onLoad" loext:mime-type="image/png"/><svg:title>@SNU-Sports</svg:title></draw:frame><text:s/><text:a xlink:type="simple" xlink:href="https://github.com/SNU-Sports" text:style-name="Internet_20_link" text:visited-style-name="Visited_20_Internet_20_Link"><text:span text:style-name="Strong_20_Emphasis">SNU-Sports</text:span></text:a> owner </text:h>
      <text:h text:style-name="Heading_20_1" text:outline-level="1"><draw:frame draw:style-name="fr1" draw:name="Image233" text:anchor-type="as-char" svg:width="0.2083in" svg:height="0.2083in" draw:z-index="233"><draw:image xlink:href="Pictures/10000000000000280000002889DCE920D28EEE58.png" xlink:type="simple" xlink:show="embed" xlink:actuate="onLoad" loext:mime-type="image/png"/><svg:title>@SNU-StartAScript</svg:title></draw:frame><text:s/><text:a xlink:type="simple" xlink:href="https://github.com/SNU-StartAScript" text:style-name="Internet_20_link" text:visited-style-name="Visited_20_Internet_20_Link"><text:span text:style-name="Strong_20_Emphasis">SNU-StartAScript</text:span></text:a> owner </text:h>
      <text:h text:style-name="Heading_20_1" text:outline-level="1"><draw:frame draw:style-name="fr1" draw:name="Image234" text:anchor-type="as-char" svg:width="0.2083in" svg:height="0.2083in" draw:z-index="234"><draw:image xlink:href="Pictures/10000000000000280000002889DCE920D28EEE58.png" xlink:type="simple" xlink:show="embed" xlink:actuate="onLoad" loext:mime-type="image/png"/><svg:title>@SNU-StoryBubbleWand</svg:title></draw:frame><text:s/><text:a xlink:type="simple" xlink:href="https://github.com/SNU-StoryBubbleWand" text:style-name="Internet_20_link" text:visited-style-name="Visited_20_Internet_20_Link"><text:span text:style-name="Strong_20_Emphasis">SNU-StoryBubbleWand</text:span></text:a> owner </text:h>
      <text:h text:style-name="Heading_20_1" text:outline-level="1"><draw:frame draw:style-name="fr1" draw:name="Image235" text:anchor-type="as-char" svg:width="0.2083in" svg:height="0.2083in" draw:z-index="235"><draw:image xlink:href="Pictures/10000000000000280000002889DCE920D28EEE58.png" xlink:type="simple" xlink:show="embed" xlink:actuate="onLoad" loext:mime-type="image/png"/><svg:title>@SNU-Streams</svg:title></draw:frame><text:s/><text:a xlink:type="simple" xlink:href="https://github.com/SNU-Streams" text:style-name="Internet_20_link" text:visited-style-name="Visited_20_Internet_20_Link"><text:span text:style-name="Strong_20_Emphasis">SNU-Streams</text:span></text:a> owner </text:h>
      <text:h text:style-name="Heading_20_1" text:outline-level="1"><draw:frame draw:style-name="fr1" draw:name="Image236" text:anchor-type="as-char" svg:width="0.2083in" svg:height="0.2083in" draw:z-index="236"><draw:image xlink:href="Pictures/10000000000000280000002889DCE920D28EEE58.png" xlink:type="simple" xlink:show="embed" xlink:actuate="onLoad" loext:mime-type="image/png"/><svg:title>@SNU-SuicidePrevention</svg:title></draw:frame><text:s/><text:a xlink:type="simple" xlink:href="https://github.com/SNU-SuicidePrevention" text:style-name="Internet_20_link" text:visited-style-name="Visited_20_Internet_20_Link"><text:span text:style-name="Strong_20_Emphasis">SNU-SuicidePrevention</text:span></text:a> owner </text:h>
      <text:h text:style-name="Heading_20_1" text:outline-level="1"><draw:frame draw:style-name="fr1" draw:name="Image237" text:anchor-type="as-char" svg:width="0.2083in" svg:height="0.2083in" draw:z-index="237"><draw:image xlink:href="Pictures/10000000000000280000002889DCE920D28EEE58.png" xlink:type="simple" xlink:show="embed" xlink:actuate="onLoad" loext:mime-type="image/png"/><svg:title>@SNU-SuperSearch</svg:title></draw:frame><text:s/><text:a xlink:type="simple" xlink:href="https://github.com/SNU-SuperSearch" text:style-name="Internet_20_link" text:visited-style-name="Visited_20_Internet_20_Link"><text:span text:style-name="Strong_20_Emphasis">SNU-SuperSearch</text:span></text:a> owner </text:h>
      <text:h text:style-name="Heading_20_1" text:outline-level="1"><text:soft-page-break/><draw:frame draw:style-name="fr1" draw:name="Image238" text:anchor-type="as-char" svg:width="0.2083in" svg:height="0.2083in" draw:z-index="238"><draw:image xlink:href="Pictures/10000000000000280000002889DCE920D28EEE58.png" xlink:type="simple" xlink:show="embed" xlink:actuate="onLoad" loext:mime-type="image/png"/><svg:title>@SNU-System</svg:title></draw:frame><text:s/><text:a xlink:type="simple" xlink:href="https://github.com/SNU-System" text:style-name="Internet_20_link" text:visited-style-name="Visited_20_Internet_20_Link"><text:span text:style-name="Strong_20_Emphasis">SNU-System</text:span></text:a> owner </text:h>
      <text:h text:style-name="Heading_20_1" text:outline-level="1"><draw:frame draw:style-name="fr1" draw:name="Image239" text:anchor-type="as-char" svg:width="0.2083in" svg:height="0.2083in" draw:z-index="239"><draw:image xlink:href="Pictures/10000000000000280000002889DCE920D28EEE58.png" xlink:type="simple" xlink:show="embed" xlink:actuate="onLoad" loext:mime-type="image/png"/><svg:title>@SNU-TOS</svg:title></draw:frame><text:s/><text:a xlink:type="simple" xlink:href="https://github.com/SNU-TOS" text:style-name="Internet_20_link" text:visited-style-name="Visited_20_Internet_20_Link"><text:span text:style-name="Strong_20_Emphasis">SNU-TOS</text:span></text:a> owner </text:h>
      <text:h text:style-name="Heading_20_1" text:outline-level="1"><draw:frame draw:style-name="fr1" draw:name="Image240" text:anchor-type="as-char" svg:width="0.2083in" svg:height="0.2083in" draw:z-index="240"><draw:image xlink:href="Pictures/100000000000002800000028E08D7BA8F9DFCD56.png" xlink:type="simple" xlink:show="embed" xlink:actuate="onLoad" loext:mime-type="image/png"/><svg:title>@SNU-TV</svg:title></draw:frame><text:s/><text:a xlink:type="simple" xlink:href="https://github.com/SNU-TV" text:style-name="Internet_20_link" text:visited-style-name="Visited_20_Internet_20_Link"><text:span text:style-name="Strong_20_Emphasis">SNU-TV</text:span></text:a> owner </text:h>
      <text:h text:style-name="Heading_20_1" text:outline-level="1"><draw:frame draw:style-name="fr1" draw:name="Image241" text:anchor-type="as-char" svg:width="0.2083in" svg:height="0.2083in" draw:z-index="241"><draw:image xlink:href="Pictures/10000000000000280000002816588E5190A341AC.png" xlink:type="simple" xlink:show="embed" xlink:actuate="onLoad" loext:mime-type="image/png"/><svg:title>@SNU-TableTopGameHouse</svg:title></draw:frame><text:s/><text:a xlink:type="simple" xlink:href="https://github.com/SNU-TableTopGameHouse" text:style-name="Internet_20_link" text:visited-style-name="Visited_20_Internet_20_Link"><text:span text:style-name="Strong_20_Emphasis">SNU-TableTopGameHouse</text:span></text:a> owner </text:h>
      <text:h text:style-name="Heading_20_1" text:outline-level="1"><draw:frame draw:style-name="fr1" draw:name="Image242" text:anchor-type="as-char" svg:width="0.2083in" svg:height="0.2083in" draw:z-index="242"><draw:image xlink:href="Pictures/10000000000000280000002889DCE920D28EEE58.png" xlink:type="simple" xlink:show="embed" xlink:actuate="onLoad" loext:mime-type="image/png"/><svg:title>@SNU-Terminal</svg:title></draw:frame><text:s/><text:a xlink:type="simple" xlink:href="https://github.com/SNU-Terminal" text:style-name="Internet_20_link" text:visited-style-name="Visited_20_Internet_20_Link"><text:span text:style-name="Strong_20_Emphasis">SNU-Terminal</text:span></text:a> owner </text:h>
      <text:h text:style-name="Heading_20_1" text:outline-level="1"><draw:frame draw:style-name="fr1" draw:name="Image243" text:anchor-type="as-char" svg:width="0.2083in" svg:height="0.2083in" draw:z-index="243"><draw:image xlink:href="Pictures/10000000000000280000002889DCE920D28EEE58.png" xlink:type="simple" xlink:show="embed" xlink:actuate="onLoad" loext:mime-type="image/png"/><svg:title>@SNU-TerrorBay</svg:title></draw:frame><text:s/><text:a xlink:type="simple" xlink:href="https://github.com/SNU-TerrorBay" text:style-name="Internet_20_link" text:visited-style-name="Visited_20_Internet_20_Link"><text:span text:style-name="Strong_20_Emphasis">SNU-TerrorBay</text:span></text:a> owner </text:h>
      <text:h text:style-name="Heading_20_1" text:outline-level="1"><draw:frame draw:style-name="fr1" draw:name="Image244" text:anchor-type="as-char" svg:width="0.2083in" svg:height="0.2083in" draw:z-index="244"><draw:image xlink:href="Pictures/10000000000000280000002889DCE920D28EEE58.png" xlink:type="simple" xlink:show="embed" xlink:actuate="onLoad" loext:mime-type="image/png"/><svg:title>@SNU-Test-References</svg:title></draw:frame><text:s/><text:a xlink:type="simple" xlink:href="https://github.com/SNU-Test-References" text:style-name="Internet_20_link" text:visited-style-name="Visited_20_Internet_20_Link"><text:span text:style-name="Strong_20_Emphasis">SNU-Test-References</text:span></text:a> owner </text:h>
      <text:h text:style-name="Heading_20_1" text:outline-level="1"><draw:frame draw:style-name="fr1" draw:name="Image245" text:anchor-type="as-char" svg:width="0.2083in" svg:height="0.2083in" draw:z-index="245"><draw:image xlink:href="Pictures/10000000000000280000002889DCE920D28EEE58.png" xlink:type="simple" xlink:show="embed" xlink:actuate="onLoad" loext:mime-type="image/png"/><svg:title>@SNU-TextEngine</svg:title></draw:frame><text:s/><text:a xlink:type="simple" xlink:href="https://github.com/SNU-TextEngine" text:style-name="Internet_20_link" text:visited-style-name="Visited_20_Internet_20_Link"><text:span text:style-name="Strong_20_Emphasis">SNU-TextEngine</text:span></text:a> owner </text:h>
      <text:h text:style-name="Heading_20_1" text:outline-level="1"><draw:frame draw:style-name="fr1" draw:name="Image246" text:anchor-type="as-char" svg:width="0.2083in" svg:height="0.2083in" draw:z-index="246"><draw:image xlink:href="Pictures/10000000000000280000002889DCE920D28EEE58.png" xlink:type="simple" xlink:show="embed" xlink:actuate="onLoad" loext:mime-type="image/png"/><svg:title>@SNU-Textures</svg:title></draw:frame><text:s/><text:a xlink:type="simple" xlink:href="https://github.com/SNU-Textures" text:style-name="Internet_20_link" text:visited-style-name="Visited_20_Internet_20_Link"><text:span text:style-name="Strong_20_Emphasis">SNU-Textures</text:span></text:a> owner </text:h>
      <text:h text:style-name="Heading_20_1" text:outline-level="1"><draw:frame draw:style-name="fr1" draw:name="Image247" text:anchor-type="as-char" svg:width="0.2083in" svg:height="0.2083in" draw:z-index="247"><draw:image xlink:href="Pictures/10000000000000280000002889DCE920D28EEE58.png" xlink:type="simple" xlink:show="embed" xlink:actuate="onLoad" loext:mime-type="image/png"/><svg:title>@SNU-Themes</svg:title></draw:frame><text:s/><text:a xlink:type="simple" xlink:href="https://github.com/SNU-Themes" text:style-name="Internet_20_link" text:visited-style-name="Visited_20_Internet_20_Link"><text:span text:style-name="Strong_20_Emphasis">SNU-Themes</text:span></text:a> owner </text:h>
      <text:h text:style-name="Heading_20_1" text:outline-level="1"><draw:frame draw:style-name="fr1" draw:name="Image248" text:anchor-type="as-char" svg:width="0.2083in" svg:height="0.2083in" draw:z-index="248"><draw:image xlink:href="Pictures/10000000000000280000002889DCE920D28EEE58.png" xlink:type="simple" xlink:show="embed" xlink:actuate="onLoad" loext:mime-type="image/png"/><svg:title>@SNU-TimeMachine</svg:title></draw:frame><text:s/><text:a xlink:type="simple" xlink:href="https://github.com/SNU-TimeMachine" text:style-name="Internet_20_link" text:visited-style-name="Visited_20_Internet_20_Link"><text:span text:style-name="Strong_20_Emphasis">SNU-TimeMachine</text:span></text:a> owner </text:h>
      <text:h text:style-name="Heading_20_1" text:outline-level="1"><draw:frame draw:style-name="fr1" draw:name="Image249" text:anchor-type="as-char" svg:width="0.2083in" svg:height="0.2083in" draw:z-index="249"><draw:image xlink:href="Pictures/10000000000000280000002889DCE920D28EEE58.png" xlink:type="simple" xlink:show="embed" xlink:actuate="onLoad" loext:mime-type="image/png"/><svg:title>@SNU-ToBeImplemented</svg:title></draw:frame><text:s/><text:a xlink:type="simple" xlink:href="https://github.com/SNU-ToBeImplemented" text:style-name="Internet_20_link" text:visited-style-name="Visited_20_Internet_20_Link"><text:span text:style-name="Strong_20_Emphasis">SNU-ToBeImplemented</text:span></text:a> owner </text:h>
      <text:h text:style-name="Heading_20_1" text:outline-level="1"><draw:frame draw:style-name="fr1" draw:name="Image250" text:anchor-type="as-char" svg:width="0.2083in" svg:height="0.2083in" draw:z-index="250"><draw:image xlink:href="Pictures/10000000000000280000002889DCE920D28EEE58.png" xlink:type="simple" xlink:show="embed" xlink:actuate="onLoad" loext:mime-type="image/png"/><svg:title>@SNU-Torrent</svg:title></draw:frame><text:s/><text:a xlink:type="simple" xlink:href="https://github.com/SNU-Torrent" text:style-name="Internet_20_link" text:visited-style-name="Visited_20_Internet_20_Link"><text:span text:style-name="Strong_20_Emphasis">SNU-Torrent</text:span></text:a> owner </text:h>
      <text:h text:style-name="Heading_20_1" text:outline-level="1"><draw:frame draw:style-name="fr1" draw:name="Image251" text:anchor-type="as-char" svg:width="0.2083in" svg:height="0.2083in" draw:z-index="251"><draw:image xlink:href="Pictures/100000000000002800000028E08D7BA8F9DFCD56.png" xlink:type="simple" xlink:show="embed" xlink:actuate="onLoad" loext:mime-type="image/png"/><svg:title>@SNU-Translate</svg:title></draw:frame><text:s/><text:a xlink:type="simple" xlink:href="https://github.com/SNU-Translate" text:style-name="Internet_20_link" text:visited-style-name="Visited_20_Internet_20_Link"><text:span text:style-name="Strong_20_Emphasis">SNU-Translate</text:span></text:a> owner </text:h>
      <text:h text:style-name="Heading_20_1" text:outline-level="1"><draw:frame draw:style-name="fr1" draw:name="Image252" text:anchor-type="as-char" svg:width="0.2083in" svg:height="0.2083in" draw:z-index="252"><draw:image xlink:href="Pictures/10000000000000280000002889DCE920D28EEE58.png" xlink:type="simple" xlink:show="embed" xlink:actuate="onLoad" loext:mime-type="image/png"/><svg:title>@SNU-TwitterMode</svg:title></draw:frame><text:s/><text:a xlink:type="simple" xlink:href="https://github.com/SNU-TwitterMode" text:style-name="Internet_20_link" text:visited-style-name="Visited_20_Internet_20_Link"><text:span text:style-name="Strong_20_Emphasis">SNU-TwitterMode</text:span></text:a> owner </text:h>
      <text:h text:style-name="Heading_20_1" text:outline-level="1"><text:soft-page-break/><draw:frame draw:style-name="fr1" draw:name="Image253" text:anchor-type="as-char" svg:width="0.2083in" svg:height="0.2083in" draw:z-index="253"><draw:image xlink:href="Pictures/10000000000000280000002889DCE920D28EEE58.png" xlink:type="simple" xlink:show="embed" xlink:actuate="onLoad" loext:mime-type="image/png"/><svg:title>@SNU-TypographyDocs</svg:title></draw:frame><text:s/><text:a xlink:type="simple" xlink:href="https://github.com/SNU-TypographyDocs" text:style-name="Internet_20_link" text:visited-style-name="Visited_20_Internet_20_Link"><text:span text:style-name="Strong_20_Emphasis">SNU-TypographyDocs</text:span></text:a> owner </text:h>
      <text:h text:style-name="Heading_20_1" text:outline-level="1"><draw:frame draw:style-name="fr1" draw:name="Image254" text:anchor-type="as-char" svg:width="0.2083in" svg:height="0.2083in" draw:z-index="254"><draw:image xlink:href="Pictures/10000000000000280000002889DCE920D28EEE58.png" xlink:type="simple" xlink:show="embed" xlink:actuate="onLoad" loext:mime-type="image/png"/><svg:title>@SNU-UserFilters</svg:title></draw:frame><text:s/><text:a xlink:type="simple" xlink:href="https://github.com/SNU-UserFilters" text:style-name="Internet_20_link" text:visited-style-name="Visited_20_Internet_20_Link"><text:span text:style-name="Strong_20_Emphasis">SNU-UserFilters</text:span></text:a> owner </text:h>
      <text:h text:style-name="Heading_20_1" text:outline-level="1"><draw:frame draw:style-name="fr1" draw:name="Image255" text:anchor-type="as-char" svg:width="0.2083in" svg:height="0.2083in" draw:z-index="255"><draw:image xlink:href="Pictures/100000000000002800000028E08D7BA8F9DFCD56.png" xlink:type="simple" xlink:show="embed" xlink:actuate="onLoad" loext:mime-type="image/png"/><svg:title>@SNU-Users</svg:title></draw:frame><text:s/><text:a xlink:type="simple" xlink:href="https://github.com/SNU-Users" text:style-name="Internet_20_link" text:visited-style-name="Visited_20_Internet_20_Link"><text:span text:style-name="Strong_20_Emphasis">SNU-Users</text:span></text:a> owner </text:h>
      <text:h text:style-name="Heading_20_1" text:outline-level="1"><draw:frame draw:style-name="fr1" draw:name="Image256" text:anchor-type="as-char" svg:width="0.2083in" svg:height="0.2083in" draw:z-index="256"><draw:image xlink:href="Pictures/10000000000000280000002889DCE920D28EEE58.png" xlink:type="simple" xlink:show="embed" xlink:actuate="onLoad" loext:mime-type="image/png"/><svg:title>@SNU-VDictionary</svg:title></draw:frame><text:s/><text:a xlink:type="simple" xlink:href="https://github.com/SNU-VDictionary" text:style-name="Internet_20_link" text:visited-style-name="Visited_20_Internet_20_Link"><text:span text:style-name="Strong_20_Emphasis">SNU-VDictionary</text:span></text:a> owner </text:h>
      <text:h text:style-name="Heading_20_1" text:outline-level="1"><draw:frame draw:style-name="fr1" draw:name="Image257" text:anchor-type="as-char" svg:width="0.2083in" svg:height="0.2083in" draw:z-index="257"><draw:image xlink:href="Pictures/10000000000000280000002889DCE920D28EEE58.png" xlink:type="simple" xlink:show="embed" xlink:actuate="onLoad" loext:mime-type="image/png"/><svg:title>@SNU-VMCenter</svg:title></draw:frame><text:s/><text:a xlink:type="simple" xlink:href="https://github.com/SNU-VMCenter" text:style-name="Internet_20_link" text:visited-style-name="Visited_20_Internet_20_Link"><text:span text:style-name="Strong_20_Emphasis">SNU-VMCenter</text:span></text:a> owner </text:h>
      <text:h text:style-name="Heading_20_1" text:outline-level="1"><draw:frame draw:style-name="fr1" draw:name="Image258" text:anchor-type="as-char" svg:width="0.2083in" svg:height="0.2083in" draw:z-index="258"><draw:image xlink:href="Pictures/10000000000000280000002889DCE920D28EEE58.png" xlink:type="simple" xlink:show="embed" xlink:actuate="onLoad" loext:mime-type="image/png"/><svg:title>@SNU-VR</svg:title></draw:frame><text:s/><text:a xlink:type="simple" xlink:href="https://github.com/SNU-VR" text:style-name="Internet_20_link" text:visited-style-name="Visited_20_Internet_20_Link"><text:span text:style-name="Strong_20_Emphasis">SNU-VR</text:span></text:a> owner </text:h>
      <text:h text:style-name="Heading_20_1" text:outline-level="1"><draw:frame draw:style-name="fr1" draw:name="Image259" text:anchor-type="as-char" svg:width="0.2083in" svg:height="0.2083in" draw:z-index="259"><draw:image xlink:href="Pictures/10000000000000280000002889DCE920D28EEE58.png" xlink:type="simple" xlink:show="embed" xlink:actuate="onLoad" loext:mime-type="image/png"/><svg:title>@SNU-Valentines</svg:title></draw:frame><text:s/><text:a xlink:type="simple" xlink:href="https://github.com/SNU-Valentines" text:style-name="Internet_20_link" text:visited-style-name="Visited_20_Internet_20_Link"><text:span text:style-name="Strong_20_Emphasis">SNU-Valentines</text:span></text:a> owner </text:h>
      <text:h text:style-name="Heading_20_1" text:outline-level="1"><draw:frame draw:style-name="fr1" draw:name="Image260" text:anchor-type="as-char" svg:width="0.2083in" svg:height="0.2083in" draw:z-index="260"><draw:image xlink:href="Pictures/10000000000000280000002889DCE920D28EEE58.png" xlink:type="simple" xlink:show="embed" xlink:actuate="onLoad" loext:mime-type="image/png"/><svg:title>@SNU-VersionHistory</svg:title></draw:frame><text:s/><text:a xlink:type="simple" xlink:href="https://github.com/SNU-VersionHistory" text:style-name="Internet_20_link" text:visited-style-name="Visited_20_Internet_20_Link"><text:span text:style-name="Strong_20_Emphasis">SNU-VersionHistory</text:span></text:a> owner </text:h>
      <text:h text:style-name="Heading_20_1" text:outline-level="1"><draw:frame draw:style-name="fr1" draw:name="Image261" text:anchor-type="as-char" svg:width="0.2083in" svg:height="0.2083in" draw:z-index="261"><draw:image xlink:href="Pictures/100000000000002800000028E08D7BA8F9DFCD56.png" xlink:type="simple" xlink:show="embed" xlink:actuate="onLoad" loext:mime-type="image/png"/><svg:title>@SNU-Vexillology</svg:title></draw:frame><text:s/><text:a xlink:type="simple" xlink:href="https://github.com/SNU-Vexillology" text:style-name="Internet_20_link" text:visited-style-name="Visited_20_Internet_20_Link"><text:span text:style-name="Strong_20_Emphasis">SNU-Vexillology</text:span></text:a> owner </text:h>
      <text:h text:style-name="Heading_20_1" text:outline-level="1"><draw:frame draw:style-name="fr1" draw:name="Image262" text:anchor-type="as-char" svg:width="0.2083in" svg:height="0.2083in" draw:z-index="262"><draw:image xlink:href="Pictures/10000000000000280000002889DCE920D28EEE58.png" xlink:type="simple" xlink:show="embed" xlink:actuate="onLoad" loext:mime-type="image/png"/><svg:title>@SNU-Video</svg:title></draw:frame><text:s/><text:a xlink:type="simple" xlink:href="https://github.com/SNU-Video" text:style-name="Internet_20_link" text:visited-style-name="Visited_20_Internet_20_Link"><text:span text:style-name="Strong_20_Emphasis">SNU-Video</text:span></text:a> owner </text:h>
      <text:h text:style-name="Heading_20_1" text:outline-level="1"><draw:frame draw:style-name="fr1" draw:name="Image263" text:anchor-type="as-char" svg:width="0.2083in" svg:height="0.2083in" draw:z-index="263"><draw:image xlink:href="Pictures/10000000000000280000002889DCE920D28EEE58.png" xlink:type="simple" xlink:show="embed" xlink:actuate="onLoad" loext:mime-type="image/png"/><svg:title>@SNU-VideoTheater</svg:title></draw:frame><text:s/><text:a xlink:type="simple" xlink:href="https://github.com/SNU-VideoTheater" text:style-name="Internet_20_link" text:visited-style-name="Visited_20_Internet_20_Link"><text:span text:style-name="Strong_20_Emphasis">SNU-VideoTheater</text:span></text:a> owner </text:h>
      <text:h text:style-name="Heading_20_1" text:outline-level="1"><draw:frame draw:style-name="fr1" draw:name="Image264" text:anchor-type="as-char" svg:width="0.2083in" svg:height="0.2083in" draw:z-index="264"><draw:image xlink:href="Pictures/10000000000000280000002889DCE920D28EEE58.png" xlink:type="simple" xlink:show="embed" xlink:actuate="onLoad" loext:mime-type="image/png"/><svg:title>@SNU-VoicesVoIP</svg:title></draw:frame><text:s/><text:a xlink:type="simple" xlink:href="https://github.com/SNU-VoicesVoIP" text:style-name="Internet_20_link" text:visited-style-name="Visited_20_Internet_20_Link"><text:span text:style-name="Strong_20_Emphasis">SNU-VoicesVoIP</text:span></text:a> owner </text:h>
      <text:h text:style-name="Heading_20_1" text:outline-level="1"><draw:frame draw:style-name="fr1" draw:name="Image265" text:anchor-type="as-char" svg:width="0.2083in" svg:height="0.2083in" draw:z-index="265"><draw:image xlink:href="Pictures/10000000000000280000002889DCE920D28EEE58.png" xlink:type="simple" xlink:show="embed" xlink:actuate="onLoad" loext:mime-type="image/png"/><svg:title>@SNU-WLinkWBotW</svg:title></draw:frame><text:s/><text:a xlink:type="simple" xlink:href="https://github.com/SNU-WLinkWBotW" text:style-name="Internet_20_link" text:visited-style-name="Visited_20_Internet_20_Link"><text:span text:style-name="Strong_20_Emphasis">SNU-WLinkWBotW</text:span></text:a> owner </text:h>
      <text:h text:style-name="Heading_20_1" text:outline-level="1"><draw:frame draw:style-name="fr1" draw:name="Image266" text:anchor-type="as-char" svg:width="0.2083in" svg:height="0.2083in" draw:z-index="266"><draw:image xlink:href="Pictures/10000000000000280000002889DCE920D28EEE58.png" xlink:type="simple" xlink:show="embed" xlink:actuate="onLoad" loext:mime-type="image/png"/><svg:title>@SNU-WWW30</svg:title></draw:frame><text:s/><text:a xlink:type="simple" xlink:href="https://github.com/SNU-WWW30" text:style-name="Internet_20_link" text:visited-style-name="Visited_20_Internet_20_Link"><text:span text:style-name="Strong_20_Emphasis">SNU-WWW30</text:span></text:a> owner </text:h>
      <text:h text:style-name="Heading_20_1" text:outline-level="1"><draw:frame draw:style-name="fr1" draw:name="Image267" text:anchor-type="as-char" svg:width="0.2083in" svg:height="0.2083in" draw:z-index="267"><draw:image xlink:href="Pictures/10000000000000280000002889DCE920D28EEE58.png" xlink:type="simple" xlink:show="embed" xlink:actuate="onLoad" loext:mime-type="image/png"/><svg:title>@SNU-WeatherVane</svg:title></draw:frame><text:s/><text:a xlink:type="simple" xlink:href="https://github.com/SNU-WeatherVane" text:style-name="Internet_20_link" text:visited-style-name="Visited_20_Internet_20_Link"><text:span text:style-name="Strong_20_Emphasis">SNU-WeatherVane</text:span></text:a> owner </text:h>
      <text:h text:style-name="Heading_20_1" text:outline-level="1"><text:soft-page-break/><draw:frame draw:style-name="fr1" draw:name="Image268" text:anchor-type="as-char" svg:width="0.2083in" svg:height="0.2083in" draw:z-index="268"><draw:image xlink:href="Pictures/10000000000000280000002889DCE920D28EEE58.png" xlink:type="simple" xlink:show="embed" xlink:actuate="onLoad" loext:mime-type="image/png"/><svg:title>@SNU-WebVTT</svg:title></draw:frame><text:s/><text:a xlink:type="simple" xlink:href="https://github.com/SNU-WebVTT" text:style-name="Internet_20_link" text:visited-style-name="Visited_20_Internet_20_Link"><text:span text:style-name="Strong_20_Emphasis">SNU-WebVTT</text:span></text:a> owner </text:h>
      <text:h text:style-name="Heading_20_1" text:outline-level="1"><draw:frame draw:style-name="fr1" draw:name="Image269" text:anchor-type="as-char" svg:width="0.2083in" svg:height="0.2083in" draw:z-index="269"><draw:image xlink:href="Pictures/100000000000002800000028E08D7BA8F9DFCD56.png" xlink:type="simple" xlink:show="embed" xlink:actuate="onLoad" loext:mime-type="image/png"/><svg:title>@SNU-Wiki</svg:title></draw:frame><text:s/><text:a xlink:type="simple" xlink:href="https://github.com/SNU-Wiki" text:style-name="Internet_20_link" text:visited-style-name="Visited_20_Internet_20_Link"><text:span text:style-name="Strong_20_Emphasis">SNU-Wiki</text:span></text:a> owner </text:h>
      <text:h text:style-name="Heading_20_1" text:outline-level="1"><draw:frame draw:style-name="fr1" draw:name="Image270" text:anchor-type="as-char" svg:width="0.2083in" svg:height="0.2083in" draw:z-index="270"><draw:image xlink:href="Pictures/10000000000000280000002889DCE920D28EEE58.png" xlink:type="simple" xlink:show="embed" xlink:actuate="onLoad" loext:mime-type="image/png"/><svg:title>@SNU-WorkInProgress</svg:title></draw:frame><text:s/><text:a xlink:type="simple" xlink:href="https://github.com/SNU-WorkInProgress" text:style-name="Internet_20_link" text:visited-style-name="Visited_20_Internet_20_Link"><text:span text:style-name="Strong_20_Emphasis">SNU-WorkInProgress</text:span></text:a> owner </text:h>
      <text:h text:style-name="Heading_20_1" text:outline-level="1"><draw:frame draw:style-name="fr1" draw:name="Image271" text:anchor-type="as-char" svg:width="0.2083in" svg:height="0.2083in" draw:z-index="271"><draw:image xlink:href="Pictures/10000000000000280000002889DCE920D28EEE58.png" xlink:type="simple" xlink:show="embed" xlink:actuate="onLoad" loext:mime-type="image/png"/><svg:title>@SNU-YouTubeMode</svg:title></draw:frame><text:s/><text:a xlink:type="simple" xlink:href="https://github.com/SNU-YouTubeMode" text:style-name="Internet_20_link" text:visited-style-name="Visited_20_Internet_20_Link"><text:span text:style-name="Strong_20_Emphasis">SNU-YouTubeMode</text:span></text:a> owner </text:h>
      <text:h text:style-name="Heading_20_1" text:outline-level="1"><draw:frame draw:style-name="fr1" draw:name="Image272" text:anchor-type="as-char" svg:width="0.2083in" svg:height="0.2083in" draw:z-index="272"><draw:image xlink:href="Pictures/10000000000000280000002889DCE920D28EEE58.png" xlink:type="simple" xlink:show="embed" xlink:actuate="onLoad" loext:mime-type="image/png"/><svg:title>@SNU-YourSpace</svg:title></draw:frame><text:s/><text:a xlink:type="simple" xlink:href="https://github.com/SNU-YourSpace" text:style-name="Internet_20_link" text:visited-style-name="Visited_20_Internet_20_Link"><text:span text:style-name="Strong_20_Emphasis">SNU-YourSpace</text:span></text:a> owner </text:h>
      <text:h text:style-name="Heading_20_1" text:outline-level="1"><draw:frame draw:style-name="fr1" draw:name="Image273" text:anchor-type="as-char" svg:width="0.2083in" svg:height="0.2083in" draw:z-index="273"><draw:image xlink:href="Pictures/10000000000000280000002889DCE920D28EEE58.png" xlink:type="simple" xlink:show="embed" xlink:actuate="onLoad" loext:mime-type="image/png"/><svg:title>@SNU-ZalgoProject</svg:title></draw:frame><text:s/><text:a xlink:type="simple" xlink:href="https://github.com/SNU-ZalgoProject" text:style-name="Internet_20_link" text:visited-style-name="Visited_20_Internet_20_Link"><text:span text:style-name="Strong_20_Emphasis">SNU-ZalgoProject</text:span></text:a> owner </text:h>
      <text:h text:style-name="Heading_20_1" text:outline-level="1"><draw:frame draw:style-name="fr1" draw:name="Image274" text:anchor-type="as-char" svg:width="0.2083in" svg:height="0.2083in" draw:z-index="274"><draw:image xlink:href="Pictures/100000000000002800000028E08D7BA8F9DFCD56.png" xlink:type="simple" xlink:show="embed" xlink:actuate="onLoad" loext:mime-type="image/png"/><svg:title>@SNU-eGret</svg:title></draw:frame><text:s/><text:a xlink:type="simple" xlink:href="https://github.com/SNU-eGret" text:style-name="Internet_20_link" text:visited-style-name="Visited_20_Internet_20_Link"><text:span text:style-name="Strong_20_Emphasis">SNU-eGret</text:span></text:a> owner </text:h>
      <text:h text:style-name="Heading_20_1" text:outline-level="1"><draw:frame draw:style-name="fr1" draw:name="Image275" text:anchor-type="as-char" svg:width="0.2083in" svg:height="0.2083in" draw:z-index="275"><draw:image xlink:href="Pictures/10000000000000280000002889DCE920D28EEE58.png" xlink:type="simple" xlink:show="embed" xlink:actuate="onLoad" loext:mime-type="image/png"/><svg:title>@SNU-eSchool</svg:title></draw:frame><text:s/><text:a xlink:type="simple" xlink:href="https://github.com/SNU-eSchool" text:style-name="Internet_20_link" text:visited-style-name="Visited_20_Internet_20_Link"><text:span text:style-name="Strong_20_Emphasis">SNU-eSchool</text:span></text:a> owner </text:h>
      <text:h text:style-name="Heading_20_1" text:outline-level="1"><draw:frame draw:style-name="fr1" draw:name="Image276" text:anchor-type="as-char" svg:width="0.2083in" svg:height="0.2083in" draw:z-index="276"><draw:image xlink:href="Pictures/10000000000000280000002889DCE920D28EEE58.png" xlink:type="simple" xlink:show="embed" xlink:actuate="onLoad" loext:mime-type="image/png"/><svg:title>@SNUNews-dev</svg:title></draw:frame><text:s/><text:a xlink:type="simple" xlink:href="https://github.com/SNUNews-dev" text:style-name="Internet_20_link" text:visited-style-name="Visited_20_Internet_20_Link"><text:span text:style-name="Strong_20_Emphasis">SNUNews-dev</text:span></text:a> owner </text:h>
      <text:h text:style-name="Heading_20_1" text:outline-level="1"><draw:frame draw:style-name="fr1" draw:name="Image277" text:anchor-type="as-char" svg:width="0.2083in" svg:height="0.2083in" draw:z-index="277"><draw:image xlink:href="Pictures/100002010000002800000028382D704319FF69AC.png" xlink:type="simple" xlink:show="embed" xlink:actuate="onLoad" loext:mime-type="image/png"/><svg:title>@SVG-video</svg:title></draw:frame><text:s/><text:a xlink:type="simple" xlink:href="https://github.com/SVG-video" text:style-name="Internet_20_link" text:visited-style-name="Visited_20_Internet_20_Link"><text:span text:style-name="Strong_20_Emphasis">SVG-video</text:span></text:a> owner </text:h>
      <text:h text:style-name="Heading_20_1" text:outline-level="1"><draw:frame draw:style-name="fr1" draw:name="Image278" text:anchor-type="as-char" svg:width="0.2083in" svg:height="0.2083in" draw:z-index="278"><draw:image xlink:href="Pictures/10000201000000280000002840F05BB5EB4ECF72.png" xlink:type="simple" xlink:show="embed" xlink:actuate="onLoad" loext:mime-type="image/png"/><svg:title>@SWave-Starter</svg:title></draw:frame><text:s/><text:a xlink:type="simple" xlink:href="https://github.com/SWave-Starter" text:style-name="Internet_20_link" text:visited-style-name="Visited_20_Internet_20_Link"><text:span text:style-name="Strong_20_Emphasis">SWave-Starter</text:span></text:a> owner </text:h>
      <text:h text:style-name="Heading_20_1" text:outline-level="1"><draw:frame draw:style-name="fr1" draw:name="Image279" text:anchor-type="as-char" svg:width="0.2083in" svg:height="0.2083in" draw:z-index="279"><draw:image xlink:href="Pictures/10000000000000280000002829DE4A1B9E2C1458.jpg" xlink:type="simple" xlink:show="embed" xlink:actuate="onLoad" loext:mime-type="image/jpeg"/><svg:title>@SafeT-dev</svg:title></draw:frame><text:s/><text:a xlink:type="simple" xlink:href="https://github.com/SafeT-dev" text:style-name="Internet_20_link" text:visited-style-name="Visited_20_Internet_20_Link"><text:span text:style-name="Strong_20_Emphasis">SafeT-dev</text:span></text:a> owner </text:h>
      <text:h text:style-name="Heading_20_1" text:outline-level="1"><draw:frame draw:style-name="fr1" draw:name="Image280" text:anchor-type="as-char" svg:width="0.2083in" svg:height="0.2083in" draw:z-index="280"><draw:image xlink:href="Pictures/100000000000002800000028439757930C804208.png" xlink:type="simple" xlink:show="embed" xlink:actuate="onLoad" loext:mime-type="image/png"/><svg:title>@ScriptKidd-toolkit</svg:title></draw:frame><text:s/><text:a xlink:type="simple" xlink:href="https://github.com/ScriptKidd-toolkit" text:style-name="Internet_20_link" text:visited-style-name="Visited_20_Internet_20_Link"><text:span text:style-name="Strong_20_Emphasis">ScriptKidd-toolkit</text:span></text:a> owner </text:h>
      <text:h text:style-name="Heading_20_1" text:outline-level="1"><draw:frame draw:style-name="fr1" draw:name="Image281" text:anchor-type="as-char" svg:width="0.2083in" svg:height="0.2083in" draw:z-index="281"><draw:image xlink:href="Pictures/100002010000002800000028AB2CB06964BA8EC0.png" xlink:type="simple" xlink:show="embed" xlink:actuate="onLoad" loext:mime-type="image/png"/><svg:title>@Seanpm2001-ABC-lang</svg:title></draw:frame><text:s/><text:a xlink:type="simple" xlink:href="https://github.com/Seanpm2001-ABC-lang" text:style-name="Internet_20_link" text:visited-style-name="Visited_20_Internet_20_Link"><text:span text:style-name="Strong_20_Emphasis">Seanpm2001-ABC-lang</text:span></text:a> owner </text:h>
      <text:h text:style-name="Heading_20_1" text:outline-level="1"><draw:frame draw:style-name="fr1" draw:name="Image282" text:anchor-type="as-char" svg:width="0.2083in" svg:height="0.2083in" draw:z-index="282"><draw:image xlink:href="Pictures/10000000000000280000002833278893137D72F7.jpg" xlink:type="simple" xlink:show="embed" xlink:actuate="onLoad" loext:mime-type="image/jpeg"/><svg:title>@Seanpm2001-ALGOL-Lang</svg:title></draw:frame><text:s/><text:a xlink:type="simple" xlink:href="https://github.com/Seanpm2001-ALGOL-Lang" text:style-name="Internet_20_link" text:visited-style-name="Visited_20_Internet_20_Link"><text:span text:style-name="Strong_20_Emphasis">Seanpm2001-ALGOL-Lang</text:span></text:a> owner </text:h>
      <text:h text:style-name="Heading_20_1" text:outline-level="1"><text:soft-page-break/><draw:frame draw:style-name="fr1" draw:name="Image283" text:anchor-type="as-char" svg:width="0.2083in" svg:height="0.2083in" draw:z-index="283"><draw:image xlink:href="Pictures/10000201000000280000002844A4E34254512DDF.png" xlink:type="simple" xlink:show="embed" xlink:actuate="onLoad" loext:mime-type="image/png"/><svg:title>@Seanpm2001-ASP-DOT-NET-lang</svg:title></draw:frame><text:s/><text:a xlink:type="simple" xlink:href="https://github.com/Seanpm2001-ASP-DOT-NET-lang" text:style-name="Internet_20_link" text:visited-style-name="Visited_20_Internet_20_Link"><text:span text:style-name="Strong_20_Emphasis">Seanpm2001-ASP-DOT-NET-lang</text:span></text:a> owner </text:h>
      <text:h text:style-name="Heading_20_1" text:outline-level="1"><draw:frame draw:style-name="fr1" draw:name="Image284" text:anchor-type="as-char" svg:width="0.2083in" svg:height="0.2083in" draw:z-index="284"><draw:image xlink:href="Pictures/100000000000002800000028ECACF1169715F818.png" xlink:type="simple" xlink:show="embed" xlink:actuate="onLoad" loext:mime-type="image/png"/><svg:title>@Seanpm2001-AWK-Lang</svg:title></draw:frame><text:s/><text:a xlink:type="simple" xlink:href="https://github.com/Seanpm2001-AWK-Lang" text:style-name="Internet_20_link" text:visited-style-name="Visited_20_Internet_20_Link"><text:span text:style-name="Strong_20_Emphasis">Seanpm2001-AWK-Lang</text:span></text:a> owner </text:h>
      <text:h text:style-name="Heading_20_1" text:outline-level="1"><draw:frame draw:style-name="fr1" draw:name="Image285" text:anchor-type="as-char" svg:width="0.2083in" svg:height="0.2083in" draw:z-index="285"><draw:image xlink:href="Pictures/1000020100000028000000286E8C84EBE8864EC8.png" xlink:type="simple" xlink:show="embed" xlink:actuate="onLoad" loext:mime-type="image/png"/><svg:title>@Seanpm2001-ActionScript-lang</svg:title></draw:frame><text:s/><text:a xlink:type="simple" xlink:href="https://github.com/Seanpm2001-ActionScript-lang" text:style-name="Internet_20_link" text:visited-style-name="Visited_20_Internet_20_Link"><text:span text:style-name="Strong_20_Emphasis">Seanpm2001-ActionScript-lang</text:span></text:a> owner </text:h>
      <text:h text:style-name="Heading_20_1" text:outline-level="1"><draw:frame draw:style-name="fr1" draw:name="Image286" text:anchor-type="as-char" svg:width="0.2083in" svg:height="0.2083in" draw:z-index="286"><draw:image xlink:href="Pictures/1000020100000028000000288DC04BE177F16824.png" xlink:type="simple" xlink:show="embed" xlink:actuate="onLoad" loext:mime-type="image/png"/><svg:title>@Seanpm2001-ActionServerPages-lang</svg:title></draw:frame><text:s/><text:a xlink:type="simple" xlink:href="https://github.com/Seanpm2001-ActionServerPages-lang" text:style-name="Internet_20_link" text:visited-style-name="Visited_20_Internet_20_Link"><text:span text:style-name="Strong_20_Emphasis">Seanpm2001-ActionServerPages-lang</text:span></text:a> owner </text:h>
      <text:h text:style-name="Heading_20_1" text:outline-level="1"><draw:frame draw:style-name="fr1" draw:name="Image287" text:anchor-type="as-char" svg:width="0.2083in" svg:height="0.2083in" draw:z-index="287"><draw:image xlink:href="Pictures/100000000000002800000028EB70988C89849120.png" xlink:type="simple" xlink:show="embed" xlink:actuate="onLoad" loext:mime-type="image/png"/><svg:title>@Seanpm2001-Ada-lang</svg:title></draw:frame><text:s/><text:a xlink:type="simple" xlink:href="https://github.com/Seanpm2001-Ada-lang" text:style-name="Internet_20_link" text:visited-style-name="Visited_20_Internet_20_Link"><text:span text:style-name="Strong_20_Emphasis">Seanpm2001-Ada-lang</text:span></text:a> owner </text:h>
      <text:h text:style-name="Heading_20_1" text:outline-level="1"><draw:frame draw:style-name="fr1" draw:name="Image288" text:anchor-type="as-char" svg:width="0.2083in" svg:height="0.2083in" draw:z-index="288"><draw:image xlink:href="Pictures/1000020100000028000000289CE5F76C01B533C2.png" xlink:type="simple" xlink:show="embed" xlink:actuate="onLoad" loext:mime-type="image/png"/><svg:title>@Seanpm2001-Adobe</svg:title></draw:frame><text:s/><text:a xlink:type="simple" xlink:href="https://github.com/Seanpm2001-Adobe" text:style-name="Internet_20_link" text:visited-style-name="Visited_20_Internet_20_Link"><text:span text:style-name="Strong_20_Emphasis">Seanpm2001-Adobe</text:span></text:a> owner </text:h>
      <text:h text:style-name="Heading_20_1" text:outline-level="1"><draw:frame draw:style-name="fr1" draw:name="Image289" text:anchor-type="as-char" svg:width="0.2083in" svg:height="0.2083in" draw:z-index="289"><draw:image xlink:href="Pictures/100002010000002800000028E6B307B146E90DF5.png" xlink:type="simple" xlink:show="embed" xlink:actuate="onLoad" loext:mime-type="image/png"/><svg:title>@Seanpm2001-AirBnB</svg:title></draw:frame><text:s/><text:a xlink:type="simple" xlink:href="https://github.com/Seanpm2001-AirBnB" text:style-name="Internet_20_link" text:visited-style-name="Visited_20_Internet_20_Link"><text:span text:style-name="Strong_20_Emphasis">Seanpm2001-AirBnB</text:span></text:a> owner </text:h>
      <text:h text:style-name="Heading_20_1" text:outline-level="1"><draw:frame draw:style-name="fr1" draw:name="Image290" text:anchor-type="as-char" svg:width="0.2083in" svg:height="0.2083in" draw:z-index="290"><draw:image xlink:href="Pictures/100002010000002800000028A305378C3257EF86.png" xlink:type="simple" xlink:show="embed" xlink:actuate="onLoad" loext:mime-type="image/png"/><svg:title>@Seanpm2001-Android</svg:title></draw:frame><text:s/><text:a xlink:type="simple" xlink:href="https://github.com/Seanpm2001-Android" text:style-name="Internet_20_link" text:visited-style-name="Visited_20_Internet_20_Link"><text:span text:style-name="Strong_20_Emphasis">Seanpm2001-Android</text:span></text:a> owner </text:h>
      <text:h text:style-name="Heading_20_1" text:outline-level="1"><draw:frame draw:style-name="fr1" draw:name="Image291" text:anchor-type="as-char" svg:width="0.2083in" svg:height="0.2083in" draw:z-index="291"><draw:image xlink:href="Pictures/100000000000002800000028D2CA7BAA1C244AC8.png" xlink:type="simple" xlink:show="embed" xlink:actuate="onLoad" loext:mime-type="image/png"/><svg:title>@Seanpm2001-Anime</svg:title></draw:frame><text:s/><text:a xlink:type="simple" xlink:href="https://github.com/Seanpm2001-Anime" text:style-name="Internet_20_link" text:visited-style-name="Visited_20_Internet_20_Link"><text:span text:style-name="Strong_20_Emphasis">Seanpm2001-Anime</text:span></text:a> owner </text:h>
      <text:h text:style-name="Heading_20_1" text:outline-level="1"><draw:frame draw:style-name="fr1" draw:name="Image292" text:anchor-type="as-char" svg:width="0.2083in" svg:height="0.2083in" draw:z-index="292"><draw:image xlink:href="Pictures/100002010000002800000028BEAFD9F7D036263F.png" xlink:type="simple" xlink:show="embed" xlink:actuate="onLoad" loext:mime-type="image/png"/><svg:title>@Seanpm2001-Apache</svg:title></draw:frame><text:s/><text:a xlink:type="simple" xlink:href="https://github.com/Seanpm2001-Apache" text:style-name="Internet_20_link" text:visited-style-name="Visited_20_Internet_20_Link"><text:span text:style-name="Strong_20_Emphasis">Seanpm2001-Apache</text:span></text:a> owner </text:h>
      <text:h text:style-name="Heading_20_1" text:outline-level="1"><draw:frame draw:style-name="fr1" draw:name="Image293" text:anchor-type="as-char" svg:width="0.2083in" svg:height="0.2083in" draw:z-index="293"><draw:image xlink:href="Pictures/100000000000002800000028B8D56AECF10E2374.jpg" xlink:type="simple" xlink:show="embed" xlink:actuate="onLoad" loext:mime-type="image/jpeg"/><svg:title>@Seanpm2001-Apache-License</svg:title></draw:frame><text:s/><text:a xlink:type="simple" xlink:href="https://github.com/Seanpm2001-Apache-License" text:style-name="Internet_20_link" text:visited-style-name="Visited_20_Internet_20_Link"><text:span text:style-name="Strong_20_Emphasis">Seanpm2001-Apache-License</text:span></text:a> owner </text:h>
      <text:h text:style-name="Heading_20_1" text:outline-level="1"><draw:frame draw:style-name="fr1" draw:name="Image294" text:anchor-type="as-char" svg:width="0.2083in" svg:height="0.2083in" draw:z-index="294"><draw:image xlink:href="Pictures/1000020100000028000000281C9B4A7131376B7B.png" xlink:type="simple" xlink:show="embed" xlink:actuate="onLoad" loext:mime-type="image/png"/><svg:title>@Seanpm2001-Apple</svg:title></draw:frame><text:s/><text:a xlink:type="simple" xlink:href="https://github.com/Seanpm2001-Apple" text:style-name="Internet_20_link" text:visited-style-name="Visited_20_Internet_20_Link"><text:span text:style-name="Strong_20_Emphasis">Seanpm2001-Apple</text:span></text:a> owner </text:h>
      <text:h text:style-name="Heading_20_1" text:outline-level="1"><draw:frame draw:style-name="fr1" draw:name="Image295" text:anchor-type="as-char" svg:width="0.2083in" svg:height="0.2083in" draw:z-index="295"><draw:image xlink:href="Pictures/1000020100000028000000282850AC2876D19588.png" xlink:type="simple" xlink:show="embed" xlink:actuate="onLoad" loext:mime-type="image/png"/><svg:title>@Seanpm2001-AppleScript-lang</svg:title></draw:frame><text:s/><text:a xlink:type="simple" xlink:href="https://github.com/Seanpm2001-AppleScript-lang" text:style-name="Internet_20_link" text:visited-style-name="Visited_20_Internet_20_Link"><text:span text:style-name="Strong_20_Emphasis">Seanpm2001-AppleScript-lang</text:span></text:a> owner </text:h>
      <text:h text:style-name="Heading_20_1" text:outline-level="1"><draw:frame draw:style-name="fr1" draw:name="Image296" text:anchor-type="as-char" svg:width="0.2083in" svg:height="0.2083in" draw:z-index="296"><draw:image xlink:href="Pictures/100002010000002800000028D77B80C84C9EA68D.png" xlink:type="simple" xlink:show="embed" xlink:actuate="onLoad" loext:mime-type="image/png"/><svg:title>@Seanpm2001-Appliances</svg:title></draw:frame><text:s/><text:a xlink:type="simple" xlink:href="https://github.com/Seanpm2001-Appliances" text:style-name="Internet_20_link" text:visited-style-name="Visited_20_Internet_20_Link"><text:span text:style-name="Strong_20_Emphasis">Seanpm2001-Appliances</text:span></text:a> owner </text:h>
      <text:h text:style-name="Heading_20_1" text:outline-level="1"><draw:frame draw:style-name="fr1" draw:name="Image297" text:anchor-type="as-char" svg:width="0.2083in" svg:height="0.2083in" draw:z-index="297"><draw:image xlink:href="Pictures/10000000000000280000002878A823B7D7C06A22.jpg" xlink:type="simple" xlink:show="embed" xlink:actuate="onLoad" loext:mime-type="image/jpeg"/><svg:title>@Seanpm2001-Applications</svg:title></draw:frame><text:s/><text:a xlink:type="simple" xlink:href="https://github.com/Seanpm2001-Applications" text:style-name="Internet_20_link" text:visited-style-name="Visited_20_Internet_20_Link"><text:span text:style-name="Strong_20_Emphasis">Seanpm2001-Applications</text:span></text:a> owner </text:h>
      <text:h text:style-name="Heading_20_1" text:outline-level="1"><text:soft-page-break/><draw:frame draw:style-name="fr1" draw:name="Image298" text:anchor-type="as-char" svg:width="0.2083in" svg:height="0.2083in" draw:z-index="298"><draw:image xlink:href="Pictures/100000000000002800000028B11EE0BA68504FEA.jpg" xlink:type="simple" xlink:show="embed" xlink:actuate="onLoad" loext:mime-type="image/jpeg"/><svg:title>@Seanpm2001-Apps</svg:title></draw:frame><text:s/><text:a xlink:type="simple" xlink:href="https://github.com/Seanpm2001-Apps" text:style-name="Internet_20_link" text:visited-style-name="Visited_20_Internet_20_Link"><text:span text:style-name="Strong_20_Emphasis">Seanpm2001-Apps</text:span></text:a> owner </text:h>
      <text:h text:style-name="Heading_20_1" text:outline-level="1"><draw:frame draw:style-name="fr1" draw:name="Image299" text:anchor-type="as-char" svg:width="0.2083in" svg:height="0.2083in" draw:z-index="299"><draw:image xlink:href="Pictures/1000000000000028000000287052A2EAB4FB1096.png" xlink:type="simple" xlink:show="embed" xlink:actuate="onLoad" loext:mime-type="image/png"/><svg:title>@Seanpm2001-Assembly-lang</svg:title></draw:frame><text:s/><text:a xlink:type="simple" xlink:href="https://github.com/Seanpm2001-Assembly-lang" text:style-name="Internet_20_link" text:visited-style-name="Visited_20_Internet_20_Link"><text:span text:style-name="Strong_20_Emphasis">Seanpm2001-Assembly-lang</text:span></text:a> owner </text:h>
      <text:h text:style-name="Heading_20_1" text:outline-level="1"><draw:frame draw:style-name="fr1" draw:name="Image300" text:anchor-type="as-char" svg:width="0.2083in" svg:height="0.2083in" draw:z-index="300"><draw:image xlink:href="Pictures/1000000000000028000000284C6210C7198A164F.jpg" xlink:type="simple" xlink:show="embed" xlink:actuate="onLoad" loext:mime-type="image/jpeg"/><svg:title>@Seanpm2001-B-lang</svg:title></draw:frame><text:s/><text:a xlink:type="simple" xlink:href="https://github.com/Seanpm2001-B-lang" text:style-name="Internet_20_link" text:visited-style-name="Visited_20_Internet_20_Link"><text:span text:style-name="Strong_20_Emphasis">Seanpm2001-B-lang</text:span></text:a> owner </text:h>
      <text:h text:style-name="Heading_20_1" text:outline-level="1"><draw:frame draw:style-name="fr1" draw:name="Image301" text:anchor-type="as-char" svg:width="0.2083in" svg:height="0.2083in" draw:z-index="301"><draw:image xlink:href="Pictures/10000000000000280000002828451F7B719CC7AD.png" xlink:type="simple" xlink:show="embed" xlink:actuate="onLoad" loext:mime-type="image/png"/><svg:title>@Seanpm2001-BASIC-lang</svg:title></draw:frame><text:s/><text:a xlink:type="simple" xlink:href="https://github.com/Seanpm2001-BASIC-lang" text:style-name="Internet_20_link" text:visited-style-name="Visited_20_Internet_20_Link"><text:span text:style-name="Strong_20_Emphasis">Seanpm2001-BASIC-lang</text:span></text:a> owner </text:h>
      <text:h text:style-name="Heading_20_1" text:outline-level="1"><draw:frame draw:style-name="fr1" draw:name="Image302" text:anchor-type="as-char" svg:width="0.2083in" svg:height="0.2083in" draw:z-index="302"><draw:image xlink:href="Pictures/1000000000000028000000288109516F9D338407.png" xlink:type="simple" xlink:show="embed" xlink:actuate="onLoad" loext:mime-type="image/png"/><svg:title>@Seanpm2001-BSD</svg:title></draw:frame><text:s/><text:a xlink:type="simple" xlink:href="https://github.com/Seanpm2001-BSD" text:style-name="Internet_20_link" text:visited-style-name="Visited_20_Internet_20_Link"><text:span text:style-name="Strong_20_Emphasis">Seanpm2001-BSD</text:span></text:a> owner </text:h>
      <text:h text:style-name="Heading_20_1" text:outline-level="1"><draw:frame draw:style-name="fr1" draw:name="Image303" text:anchor-type="as-char" svg:width="0.2083in" svg:height="0.2083in" draw:z-index="303"><draw:image xlink:href="Pictures/10000000000000280000002883EAA84562825A30.jpg" xlink:type="simple" xlink:show="embed" xlink:actuate="onLoad" loext:mime-type="image/jpeg"/><svg:title>@Seanpm2001-Batchfile-lang</svg:title></draw:frame><text:s/><text:a xlink:type="simple" xlink:href="https://github.com/Seanpm2001-Batchfile-lang" text:style-name="Internet_20_link" text:visited-style-name="Visited_20_Internet_20_Link"><text:span text:style-name="Strong_20_Emphasis">Seanpm2001-Batchfile-lang</text:span></text:a> owner </text:h>
      <text:h text:style-name="Heading_20_1" text:outline-level="1"><draw:frame draw:style-name="fr1" draw:name="Image304" text:anchor-type="as-char" svg:width="0.2083in" svg:height="0.2083in" draw:z-index="304"><draw:image xlink:href="Pictures/100000000000002800000028EC86729C7A32CB6E.jpg" xlink:type="simple" xlink:show="embed" xlink:actuate="onLoad" loext:mime-type="image/jpeg"/><svg:title>@Seanpm2001-BeelineInteractive</svg:title></draw:frame><text:s/><text:a xlink:type="simple" xlink:href="https://github.com/Seanpm2001-BeelineInteractive" text:style-name="Internet_20_link" text:visited-style-name="Visited_20_Internet_20_Link"><text:span text:style-name="Strong_20_Emphasis">Seanpm2001-BeelineInteractive</text:span></text:a> owner </text:h>
      <text:h text:style-name="Heading_20_1" text:outline-level="1"><draw:frame draw:style-name="fr1" draw:name="Image305" text:anchor-type="as-char" svg:width="0.2083in" svg:height="0.2083in" draw:z-index="305"><draw:image xlink:href="Pictures/1000020100000028000000288778383A5CF544B1.png" xlink:type="simple" xlink:show="embed" xlink:actuate="onLoad" loext:mime-type="image/png"/><svg:title>@Seanpm2001-BiBTeX-lang</svg:title></draw:frame><text:s/><text:a xlink:type="simple" xlink:href="https://github.com/Seanpm2001-BiBTeX-lang" text:style-name="Internet_20_link" text:visited-style-name="Visited_20_Internet_20_Link"><text:span text:style-name="Strong_20_Emphasis">Seanpm2001-BiBTeX-lang</text:span></text:a> owner </text:h>
      <text:h text:style-name="Heading_20_1" text:outline-level="1"><draw:frame draw:style-name="fr1" draw:name="Image306" text:anchor-type="as-char" svg:width="0.2083in" svg:height="0.2083in" draw:z-index="306"><draw:image xlink:href="Pictures/100000000000002800000028CCEA0FB5A231C9E5.jpg" xlink:type="simple" xlink:show="embed" xlink:actuate="onLoad" loext:mime-type="image/jpeg"/><svg:title>@Seanpm2001-Biology</svg:title></draw:frame><text:s/><text:a xlink:type="simple" xlink:href="https://github.com/Seanpm2001-Biology" text:style-name="Internet_20_link" text:visited-style-name="Visited_20_Internet_20_Link"><text:span text:style-name="Strong_20_Emphasis">Seanpm2001-Biology</text:span></text:a> owner </text:h>
      <text:h text:style-name="Heading_20_1" text:outline-level="1"><draw:frame draw:style-name="fr1" draw:name="Image307" text:anchor-type="as-char" svg:width="0.2083in" svg:height="0.2083in" draw:z-index="307"><draw:image xlink:href="Pictures/100002010000002800000028882274448CE5AC05.png" xlink:type="simple" xlink:show="embed" xlink:actuate="onLoad" loext:mime-type="image/png"/><svg:title>@Seanpm2001-Blocklist</svg:title></draw:frame><text:s/><text:a xlink:type="simple" xlink:href="https://github.com/Seanpm2001-Blocklist" text:style-name="Internet_20_link" text:visited-style-name="Visited_20_Internet_20_Link"><text:span text:style-name="Strong_20_Emphasis">Seanpm2001-Blocklist</text:span></text:a> owner </text:h>
      <text:h text:style-name="Heading_20_1" text:outline-level="1"><draw:frame draw:style-name="fr1" draw:name="Image308" text:anchor-type="as-char" svg:width="0.2083in" svg:height="0.2083in" draw:z-index="308"><draw:image xlink:href="Pictures/10000201000000280000002899678BA741B5E3A9.png" xlink:type="simple" xlink:show="embed" xlink:actuate="onLoad" loext:mime-type="image/png"/><svg:title>@Seanpm2001-Blockly-lang</svg:title></draw:frame><text:s/><text:a xlink:type="simple" xlink:href="https://github.com/Seanpm2001-Blockly-lang" text:style-name="Internet_20_link" text:visited-style-name="Visited_20_Internet_20_Link"><text:span text:style-name="Strong_20_Emphasis">Seanpm2001-Blockly-lang</text:span></text:a> owner </text:h>
      <text:h text:style-name="Heading_20_1" text:outline-level="1"><draw:frame draw:style-name="fr1" draw:name="Image309" text:anchor-type="as-char" svg:width="0.2083in" svg:height="0.2083in" draw:z-index="309"><draw:image xlink:href="Pictures/1000020100000028000000288159E0D4611D4DC9.png" xlink:type="simple" xlink:show="embed" xlink:actuate="onLoad" loext:mime-type="image/png"/><svg:title>@Seanpm2001-BlueTooth</svg:title></draw:frame><text:s/><text:a xlink:type="simple" xlink:href="https://github.com/Seanpm2001-BlueTooth" text:style-name="Internet_20_link" text:visited-style-name="Visited_20_Internet_20_Link"><text:span text:style-name="Strong_20_Emphasis">Seanpm2001-BlueTooth</text:span></text:a> owner </text:h>
      <text:h text:style-name="Heading_20_1" text:outline-level="1"><draw:frame draw:style-name="fr1" draw:name="Image310" text:anchor-type="as-char" svg:width="0.2083in" svg:height="0.2083in" draw:z-index="310"><draw:image xlink:href="Pictures/1000020100000028000000283993D11C91C04AC0.png" xlink:type="simple" xlink:show="embed" xlink:actuate="onLoad" loext:mime-type="image/png"/><svg:title>@Seanpm2001-Boo-lang</svg:title></draw:frame><text:s/><text:a xlink:type="simple" xlink:href="https://github.com/Seanpm2001-Boo-lang" text:style-name="Internet_20_link" text:visited-style-name="Visited_20_Internet_20_Link"><text:span text:style-name="Strong_20_Emphasis">Seanpm2001-Boo-lang</text:span></text:a> owner </text:h>
      <text:h text:style-name="Heading_20_1" text:outline-level="1"><draw:frame draw:style-name="fr1" draw:name="Image311" text:anchor-type="as-char" svg:width="0.2083in" svg:height="0.2083in" draw:z-index="311"><draw:image xlink:href="Pictures/100002010000002800000028C01F077B064DFFFE.png" xlink:type="simple" xlink:show="embed" xlink:actuate="onLoad" loext:mime-type="image/png"/><svg:title>@Seanpm2001-Books</svg:title></draw:frame><text:s/><text:a xlink:type="simple" xlink:href="https://github.com/Seanpm2001-Books" text:style-name="Internet_20_link" text:visited-style-name="Visited_20_Internet_20_Link"><text:span text:style-name="Strong_20_Emphasis">Seanpm2001-Books</text:span></text:a> owner </text:h>
      <text:h text:style-name="Heading_20_1" text:outline-level="1"><draw:frame draw:style-name="fr1" draw:name="Image312" text:anchor-type="as-char" svg:width="0.2083in" svg:height="0.2083in" draw:z-index="312"><draw:image xlink:href="Pictures/100002010000002800000028BE044F1A14561278.png" xlink:type="simple" xlink:show="embed" xlink:actuate="onLoad" loext:mime-type="image/png"/><svg:title>@Seanpm2001-Botany</svg:title></draw:frame><text:s/><text:a xlink:type="simple" xlink:href="https://github.com/Seanpm2001-Botany" text:style-name="Internet_20_link" text:visited-style-name="Visited_20_Internet_20_Link"><text:span text:style-name="Strong_20_Emphasis">Seanpm2001-Botany</text:span></text:a> owner </text:h>
      <text:h text:style-name="Heading_20_1" text:outline-level="1"><text:soft-page-break/><draw:frame draw:style-name="fr1" draw:name="Image313" text:anchor-type="as-char" svg:width="0.2083in" svg:height="0.2083in" draw:z-index="313"><draw:image xlink:href="Pictures/100002010000002800000028A994102E496EAA91.png" xlink:type="simple" xlink:show="embed" xlink:actuate="onLoad" loext:mime-type="image/png"/><svg:title>@Seanpm2001-Bots</svg:title></draw:frame><text:s/><text:a xlink:type="simple" xlink:href="https://github.com/Seanpm2001-Bots" text:style-name="Internet_20_link" text:visited-style-name="Visited_20_Internet_20_Link"><text:span text:style-name="Strong_20_Emphasis">Seanpm2001-Bots</text:span></text:a> owner </text:h>
      <text:h text:style-name="Heading_20_1" text:outline-level="1"><draw:frame draw:style-name="fr1" draw:name="Image314" text:anchor-type="as-char" svg:width="0.2083in" svg:height="0.2083in" draw:z-index="314"><draw:image xlink:href="Pictures/1000020100000028000000288BFE4445DF627A3D.png" xlink:type="simple" xlink:show="embed" xlink:actuate="onLoad" loext:mime-type="image/png"/><svg:title>@Seanpm2001-BrightScript-lang</svg:title></draw:frame><text:s/><text:a xlink:type="simple" xlink:href="https://github.com/Seanpm2001-BrightScript-lang" text:style-name="Internet_20_link" text:visited-style-name="Visited_20_Internet_20_Link"><text:span text:style-name="Strong_20_Emphasis">Seanpm2001-BrightScript-lang</text:span></text:a> owner </text:h>
      <text:h text:style-name="Heading_20_1" text:outline-level="1"><draw:frame draw:style-name="fr1" draw:name="Image315" text:anchor-type="as-char" svg:width="0.2083in" svg:height="0.2083in" draw:z-index="315"><draw:image xlink:href="Pictures/100002010000002800000028CA809B0703A61F64.png" xlink:type="simple" xlink:show="embed" xlink:actuate="onLoad" loext:mime-type="image/png"/><svg:title>@Seanpm2001-BrowserExtensions</svg:title></draw:frame><text:s/><text:a xlink:type="simple" xlink:href="https://github.com/Seanpm2001-BrowserExtensions" text:style-name="Internet_20_link" text:visited-style-name="Visited_20_Internet_20_Link"><text:span text:style-name="Strong_20_Emphasis">Seanpm2001-BrowserExtensions</text:span></text:a> owner </text:h>
      <text:h text:style-name="Heading_20_1" text:outline-level="1"><draw:frame draw:style-name="fr1" draw:name="Image316" text:anchor-type="as-char" svg:width="0.2083in" svg:height="0.2083in" draw:z-index="316"><draw:image xlink:href="Pictures/100002010000002800000028C1FC250BC8BB6997.png" xlink:type="simple" xlink:show="embed" xlink:actuate="onLoad" loext:mime-type="image/png"/><svg:title>@Seanpm2001-Browsers</svg:title></draw:frame><text:s/><text:a xlink:type="simple" xlink:href="https://github.com/Seanpm2001-Browsers" text:style-name="Internet_20_link" text:visited-style-name="Visited_20_Internet_20_Link"><text:span text:style-name="Strong_20_Emphasis">Seanpm2001-Browsers</text:span></text:a> owner </text:h>
      <text:h text:style-name="Heading_20_1" text:outline-level="1"><draw:frame draw:style-name="fr1" draw:name="Image317" text:anchor-type="as-char" svg:width="0.2083in" svg:height="0.2083in" draw:z-index="317"><draw:image xlink:href="Pictures/10000201000000280000002896B62D48622FD542.png" xlink:type="simple" xlink:show="embed" xlink:actuate="onLoad" loext:mime-type="image/png"/><svg:title>@Seanpm2001-C-lang</svg:title></draw:frame><text:s/><text:a xlink:type="simple" xlink:href="https://github.com/Seanpm2001-C-lang" text:style-name="Internet_20_link" text:visited-style-name="Visited_20_Internet_20_Link"><text:span text:style-name="Strong_20_Emphasis">Seanpm2001-C-lang</text:span></text:a> owner </text:h>
      <text:h text:style-name="Heading_20_1" text:outline-level="1"><draw:frame draw:style-name="fr1" draw:name="Image318" text:anchor-type="as-char" svg:width="0.2083in" svg:height="0.2083in" draw:z-index="318"><draw:image xlink:href="Pictures/1000000000000028000000286BC591307CC8FF57.jpg" xlink:type="simple" xlink:show="embed" xlink:actuate="onLoad" loext:mime-type="image/jpeg"/><svg:title>@Seanpm2001-CAML-lang</svg:title></draw:frame><text:s/><text:a xlink:type="simple" xlink:href="https://github.com/Seanpm2001-CAML-lang" text:style-name="Internet_20_link" text:visited-style-name="Visited_20_Internet_20_Link"><text:span text:style-name="Strong_20_Emphasis">Seanpm2001-CAML-lang</text:span></text:a> owner </text:h>
      <text:h text:style-name="Heading_20_1" text:outline-level="1"><draw:frame draw:style-name="fr1" draw:name="Image319" text:anchor-type="as-char" svg:width="0.2083in" svg:height="0.2083in" draw:z-index="319"><draw:image xlink:href="Pictures/100002010000002800000028C845F510933D0AE0.png" xlink:type="simple" xlink:show="embed" xlink:actuate="onLoad" loext:mime-type="image/png"/><svg:title>@Seanpm2001-CLI</svg:title></draw:frame><text:s/><text:a xlink:type="simple" xlink:href="https://github.com/Seanpm2001-CLI" text:style-name="Internet_20_link" text:visited-style-name="Visited_20_Internet_20_Link"><text:span text:style-name="Strong_20_Emphasis">Seanpm2001-CLI</text:span></text:a> owner </text:h>
      <text:h text:style-name="Heading_20_1" text:outline-level="1"><draw:frame draw:style-name="fr1" draw:name="Image320" text:anchor-type="as-char" svg:width="0.2083in" svg:height="0.2083in" draw:z-index="320"><draw:image xlink:href="Pictures/1000020100000028000000283892930A35A28915.png" xlink:type="simple" xlink:show="embed" xlink:actuate="onLoad" loext:mime-type="image/png"/><svg:title>@Seanpm2001-CMake-lang</svg:title></draw:frame><text:s/><text:a xlink:type="simple" xlink:href="https://github.com/Seanpm2001-CMake-lang" text:style-name="Internet_20_link" text:visited-style-name="Visited_20_Internet_20_Link"><text:span text:style-name="Strong_20_Emphasis">Seanpm2001-CMake-lang</text:span></text:a> owner </text:h>
      <text:h text:style-name="Heading_20_1" text:outline-level="1"><draw:frame draw:style-name="fr1" draw:name="Image321" text:anchor-type="as-char" svg:width="0.2083in" svg:height="0.2083in" draw:z-index="321"><draw:image xlink:href="Pictures/100002010000002800000028471352E400E967F3.png" xlink:type="simple" xlink:show="embed" xlink:actuate="onLoad" loext:mime-type="image/png"/><svg:title>@Seanpm2001-COBOL-Lang</svg:title></draw:frame><text:s/><text:a xlink:type="simple" xlink:href="https://github.com/Seanpm2001-COBOL-Lang" text:style-name="Internet_20_link" text:visited-style-name="Visited_20_Internet_20_Link"><text:span text:style-name="Strong_20_Emphasis">Seanpm2001-COBOL-Lang</text:span></text:a> owner </text:h>
      <text:h text:style-name="Heading_20_1" text:outline-level="1"><draw:frame draw:style-name="fr1" draw:name="Image322" text:anchor-type="as-char" svg:width="0.2083in" svg:height="0.2083in" draw:z-index="322"><draw:image xlink:href="Pictures/1000000000000028000000289533B0A96EAAFC62.jpg" xlink:type="simple" xlink:show="embed" xlink:actuate="onLoad" loext:mime-type="image/jpeg"/><svg:title>@Seanpm2001-COVID-19</svg:title></draw:frame><text:s/><text:a xlink:type="simple" xlink:href="https://github.com/Seanpm2001-COVID-19" text:style-name="Internet_20_link" text:visited-style-name="Visited_20_Internet_20_Link"><text:span text:style-name="Strong_20_Emphasis">Seanpm2001-COVID-19</text:span></text:a> owner </text:h>
      <text:h text:style-name="Heading_20_1" text:outline-level="1"><draw:frame draw:style-name="fr1" draw:name="Image323" text:anchor-type="as-char" svg:width="0.2083in" svg:height="0.2083in" draw:z-index="323"><draw:image xlink:href="Pictures/1000020100000028000000284A9823ABFDDDC141.png" xlink:type="simple" xlink:show="embed" xlink:actuate="onLoad" loext:mime-type="image/png"/><svg:title>@Seanpm2001-CPP-Lang</svg:title></draw:frame><text:s/><text:a xlink:type="simple" xlink:href="https://github.com/Seanpm2001-CPP-Lang" text:style-name="Internet_20_link" text:visited-style-name="Visited_20_Internet_20_Link"><text:span text:style-name="Strong_20_Emphasis">Seanpm2001-CPP-Lang</text:span></text:a> owner </text:h>
      <text:h text:style-name="Heading_20_1" text:outline-level="1"><draw:frame draw:style-name="fr1" draw:name="Image324" text:anchor-type="as-char" svg:width="0.2083in" svg:height="0.2083in" draw:z-index="324"><draw:image xlink:href="Pictures/1000020100000028000000285845EFF78BC64975.png" xlink:type="simple" xlink:show="embed" xlink:actuate="onLoad" loext:mime-type="image/png"/><svg:title>@Seanpm2001-CS-Class</svg:title></draw:frame><text:s/><text:a xlink:type="simple" xlink:href="https://github.com/Seanpm2001-CS-Class" text:style-name="Internet_20_link" text:visited-style-name="Visited_20_Internet_20_Link"><text:span text:style-name="Strong_20_Emphasis">Seanpm2001-CS-Class</text:span></text:a> owner </text:h>
      <text:h text:style-name="Heading_20_1" text:outline-level="1"><draw:frame draw:style-name="fr1" draw:name="Image325" text:anchor-type="as-char" svg:width="0.2083in" svg:height="0.2083in" draw:z-index="325"><draw:image xlink:href="Pictures/1000020100000028000000282496DC731E936CE2.png" xlink:type="simple" xlink:show="embed" xlink:actuate="onLoad" loext:mime-type="image/png"/><svg:title>@Seanpm2001-CSS-Lang</svg:title></draw:frame><text:s/><text:a xlink:type="simple" xlink:href="https://github.com/Seanpm2001-CSS-Lang" text:style-name="Internet_20_link" text:visited-style-name="Visited_20_Internet_20_Link"><text:span text:style-name="Strong_20_Emphasis">Seanpm2001-CSS-Lang</text:span></text:a> owner </text:h>
      <text:h text:style-name="Heading_20_1" text:outline-level="1"><draw:frame draw:style-name="fr1" draw:name="Image326" text:anchor-type="as-char" svg:width="0.2083in" svg:height="0.2083in" draw:z-index="326"><draw:image xlink:href="Pictures/100002010000002800000028C3CE0DD9D47AC1BE.png" xlink:type="simple" xlink:show="embed" xlink:actuate="onLoad" loext:mime-type="image/png"/><svg:title>@Seanpm2001-CSV-lang</svg:title></draw:frame><text:s/><text:a xlink:type="simple" xlink:href="https://github.com/Seanpm2001-CSV-lang" text:style-name="Internet_20_link" text:visited-style-name="Visited_20_Internet_20_Link"><text:span text:style-name="Strong_20_Emphasis">Seanpm2001-CSV-lang</text:span></text:a> owner </text:h>
      <text:h text:style-name="Heading_20_1" text:outline-level="1"><draw:frame draw:style-name="fr1" draw:name="Image327" text:anchor-type="as-char" svg:width="0.2083in" svg:height="0.2083in" draw:z-index="327"><draw:image xlink:href="Pictures/1000020100000028000000282C80D253B2A92D5A.png" xlink:type="simple" xlink:show="embed" xlink:actuate="onLoad" loext:mime-type="image/png"/><svg:title>@Seanpm2001-CSharp-lang</svg:title></draw:frame><text:s/><text:a xlink:type="simple" xlink:href="https://github.com/Seanpm2001-CSharp-lang" text:style-name="Internet_20_link" text:visited-style-name="Visited_20_Internet_20_Link"><text:span text:style-name="Strong_20_Emphasis">Seanpm2001-CSharp-lang</text:span></text:a> owner </text:h>
      <text:h text:style-name="Heading_20_1" text:outline-level="1"><text:soft-page-break/><draw:frame draw:style-name="fr1" draw:name="Image328" text:anchor-type="as-char" svg:width="0.2083in" svg:height="0.2083in" draw:z-index="328"><draw:image xlink:href="Pictures/1000020100000028000000284092419D48290409.png" xlink:type="simple" xlink:show="embed" xlink:actuate="onLoad" loext:mime-type="image/png"/><svg:title>@Seanpm2001-CSound-lang</svg:title></draw:frame><text:s/><text:a xlink:type="simple" xlink:href="https://github.com/Seanpm2001-CSound-lang" text:style-name="Internet_20_link" text:visited-style-name="Visited_20_Internet_20_Link"><text:span text:style-name="Strong_20_Emphasis">Seanpm2001-CSound-lang</text:span></text:a> owner </text:h>
      <text:h text:style-name="Heading_20_1" text:outline-level="1"><draw:frame draw:style-name="fr1" draw:name="Image329" text:anchor-type="as-char" svg:width="0.2083in" svg:height="0.2083in" draw:z-index="329"><draw:image xlink:href="Pictures/1000000000000028000000282C4B27BDC07FDE10.png" xlink:type="simple" xlink:show="embed" xlink:actuate="onLoad" loext:mime-type="image/png"/><svg:title>@Seanpm2001-Census</svg:title></draw:frame><text:s/><text:a xlink:type="simple" xlink:href="https://github.com/Seanpm2001-Census" text:style-name="Internet_20_link" text:visited-style-name="Visited_20_Internet_20_Link"><text:span text:style-name="Strong_20_Emphasis">Seanpm2001-Census</text:span></text:a> owner </text:h>
      <text:h text:style-name="Heading_20_1" text:outline-level="1"><draw:frame draw:style-name="fr1" draw:name="Image330" text:anchor-type="as-char" svg:width="0.2083in" svg:height="0.2083in" draw:z-index="330"><draw:image xlink:href="Pictures/10000201000000280000002869285D0CC5908324.png" xlink:type="simple" xlink:show="embed" xlink:actuate="onLoad" loext:mime-type="image/png"/><svg:title>@Seanpm2001-Clojure-lang</svg:title></draw:frame><text:s/><text:a xlink:type="simple" xlink:href="https://github.com/Seanpm2001-Clojure-lang" text:style-name="Internet_20_link" text:visited-style-name="Visited_20_Internet_20_Link"><text:span text:style-name="Strong_20_Emphasis">Seanpm2001-Clojure-lang</text:span></text:a> owner </text:h>
      <text:h text:style-name="Heading_20_1" text:outline-level="1"><draw:frame draw:style-name="fr1" draw:name="Image331" text:anchor-type="as-char" svg:width="0.2083in" svg:height="0.2083in" draw:z-index="331"><draw:image xlink:href="Pictures/100000000000002800000028585AC5E242E30D92.jpg" xlink:type="simple" xlink:show="embed" xlink:actuate="onLoad" loext:mime-type="image/jpeg"/><svg:title>@Seanpm2001-CoffeeScript-lang</svg:title></draw:frame><text:s/><text:a xlink:type="simple" xlink:href="https://github.com/Seanpm2001-CoffeeScript-lang" text:style-name="Internet_20_link" text:visited-style-name="Visited_20_Internet_20_Link"><text:span text:style-name="Strong_20_Emphasis">Seanpm2001-CoffeeScript-lang</text:span></text:a> owner </text:h>
      <text:h text:style-name="Heading_20_1" text:outline-level="1"><draw:frame draw:style-name="fr1" draw:name="Image332" text:anchor-type="as-char" svg:width="0.2083in" svg:height="0.2083in" draw:z-index="332"><draw:image xlink:href="Pictures/10000201000000280000002887FE473915A67512.png" xlink:type="simple" xlink:show="embed" xlink:actuate="onLoad" loext:mime-type="image/png"/><svg:title>@Seanpm2001-CommonLisp-lang</svg:title></draw:frame><text:s/><text:a xlink:type="simple" xlink:href="https://github.com/Seanpm2001-CommonLisp-lang" text:style-name="Internet_20_link" text:visited-style-name="Visited_20_Internet_20_Link"><text:span text:style-name="Strong_20_Emphasis">Seanpm2001-CommonLisp-lang</text:span></text:a> owner </text:h>
      <text:h text:style-name="Heading_20_1" text:outline-level="1"><draw:frame draw:style-name="fr1" draw:name="Image333" text:anchor-type="as-char" svg:width="0.2083in" svg:height="0.2083in" draw:z-index="333"><draw:image xlink:href="Pictures/100002010000002800000028638FB5F8FB61EE41.png" xlink:type="simple" xlink:show="embed" xlink:actuate="onLoad" loext:mime-type="image/png"/><svg:title>@Seanpm2001-Concepts</svg:title></draw:frame><text:s/><text:a xlink:type="simple" xlink:href="https://github.com/Seanpm2001-Concepts" text:style-name="Internet_20_link" text:visited-style-name="Visited_20_Internet_20_Link"><text:span text:style-name="Strong_20_Emphasis">Seanpm2001-Concepts</text:span></text:a> owner </text:h>
      <text:h text:style-name="Heading_20_1" text:outline-level="1"><draw:frame draw:style-name="fr1" draw:name="Image334" text:anchor-type="as-char" svg:width="0.2083in" svg:height="0.2083in" draw:z-index="334"><draw:image xlink:href="Pictures/10000201000000280000002869ED05BF238F3491.png" xlink:type="simple" xlink:show="embed" xlink:actuate="onLoad" loext:mime-type="image/png"/><svg:title>@Seanpm2001-Crystal-lang</svg:title></draw:frame><text:s/><text:a xlink:type="simple" xlink:href="https://github.com/Seanpm2001-Crystal-lang" text:style-name="Internet_20_link" text:visited-style-name="Visited_20_Internet_20_Link"><text:span text:style-name="Strong_20_Emphasis">Seanpm2001-Crystal-lang</text:span></text:a> owner </text:h>
      <text:h text:style-name="Heading_20_1" text:outline-level="1"><draw:frame draw:style-name="fr1" draw:name="Image335" text:anchor-type="as-char" svg:width="0.2083in" svg:height="0.2083in" draw:z-index="335"><draw:image xlink:href="Pictures/100000000000002800000028FFB144886F79AABA.jpg" xlink:type="simple" xlink:show="embed" xlink:actuate="onLoad" loext:mime-type="image/jpeg"/><svg:title>@Seanpm2001-Currency</svg:title></draw:frame><text:s/><text:a xlink:type="simple" xlink:href="https://github.com/Seanpm2001-Currency" text:style-name="Internet_20_link" text:visited-style-name="Visited_20_Internet_20_Link"><text:span text:style-name="Strong_20_Emphasis">Seanpm2001-Currency</text:span></text:a> owner </text:h>
      <text:h text:style-name="Heading_20_1" text:outline-level="1"><draw:frame draw:style-name="fr1" draw:name="Image336" text:anchor-type="as-char" svg:width="0.2083in" svg:height="0.2083in" draw:z-index="336"><draw:image xlink:href="Pictures/10000201000000280000002813E18297BB79A0BA.png" xlink:type="simple" xlink:show="embed" xlink:actuate="onLoad" loext:mime-type="image/png"/><svg:title>@Seanpm2001-D-lang</svg:title></draw:frame><text:s/><text:a xlink:type="simple" xlink:href="https://github.com/Seanpm2001-D-lang" text:style-name="Internet_20_link" text:visited-style-name="Visited_20_Internet_20_Link"><text:span text:style-name="Strong_20_Emphasis">Seanpm2001-D-lang</text:span></text:a> owner </text:h>
      <text:h text:style-name="Heading_20_1" text:outline-level="1"><draw:frame draw:style-name="fr1" draw:name="Image337" text:anchor-type="as-char" svg:width="0.2083in" svg:height="0.2083in" draw:z-index="337"><draw:image xlink:href="Pictures/1000020100000028000000288D772BF2DD3F8FBA.png" xlink:type="simple" xlink:show="embed" xlink:actuate="onLoad" loext:mime-type="image/png"/><svg:title>@Seanpm2001-DDG</svg:title></draw:frame><text:s/><text:a xlink:type="simple" xlink:href="https://github.com/Seanpm2001-DDG" text:style-name="Internet_20_link" text:visited-style-name="Visited_20_Internet_20_Link"><text:span text:style-name="Strong_20_Emphasis">Seanpm2001-DDG</text:span></text:a> owner </text:h>
      <text:h text:style-name="Heading_20_1" text:outline-level="1"><draw:frame draw:style-name="fr1" draw:name="Image338" text:anchor-type="as-char" svg:width="0.2083in" svg:height="0.2083in" draw:z-index="338"><draw:image xlink:href="Pictures/100002010000002800000028DE2735697F35B35E.png" xlink:type="simple" xlink:show="embed" xlink:actuate="onLoad" loext:mime-type="image/png"/><svg:title>@Seanpm2001-Daily-Desktop-Screenshots</svg:title></draw:frame><text:s/><text:a xlink:type="simple" xlink:href="https://github.com/Seanpm2001-Daily-Desktop-Screenshots" text:style-name="Internet_20_link" text:visited-style-name="Visited_20_Internet_20_Link"><text:span text:style-name="Strong_20_Emphasis">Seanpm2001-Daily-Desktop-Screenshots</text:span></text:a> owner </text:h>
      <text:h text:style-name="Heading_20_1" text:outline-level="1"><draw:frame draw:style-name="fr1" draw:name="Image339" text:anchor-type="as-char" svg:width="0.2083in" svg:height="0.2083in" draw:z-index="339"><draw:image xlink:href="Pictures/100002010000002800000028742D12AF2E54D099.png" xlink:type="simple" xlink:show="embed" xlink:actuate="onLoad" loext:mime-type="image/png"/><svg:title>@Seanpm2001-Dart-lang</svg:title></draw:frame><text:s/><text:a xlink:type="simple" xlink:href="https://github.com/Seanpm2001-Dart-lang" text:style-name="Internet_20_link" text:visited-style-name="Visited_20_Internet_20_Link"><text:span text:style-name="Strong_20_Emphasis">Seanpm2001-Dart-lang</text:span></text:a> owner </text:h>
      <text:h text:style-name="Heading_20_1" text:outline-level="1"><draw:frame draw:style-name="fr1" draw:name="Image340" text:anchor-type="as-char" svg:width="0.2083in" svg:height="0.2083in" draw:z-index="340"><draw:image xlink:href="Pictures/100002010000002800000028C95251B7A16075FE.png" xlink:type="simple" xlink:show="embed" xlink:actuate="onLoad" loext:mime-type="image/png"/><svg:title>@Seanpm2001-Data</svg:title></draw:frame><text:s/><text:a xlink:type="simple" xlink:href="https://github.com/Seanpm2001-Data" text:style-name="Internet_20_link" text:visited-style-name="Visited_20_Internet_20_Link"><text:span text:style-name="Strong_20_Emphasis">Seanpm2001-Data</text:span></text:a> owner </text:h>
      <text:h text:style-name="Heading_20_1" text:outline-level="1"><draw:frame draw:style-name="fr1" draw:name="Image341" text:anchor-type="as-char" svg:width="0.2083in" svg:height="0.2083in" draw:z-index="341"><draw:image xlink:href="Pictures/100002010000002800000028A91FA97FAC8AEA4B.png" xlink:type="simple" xlink:show="embed" xlink:actuate="onLoad" loext:mime-type="image/png"/><svg:title>@Seanpm2001-Diff-lang</svg:title></draw:frame><text:s/><text:a xlink:type="simple" xlink:href="https://github.com/Seanpm2001-Diff-lang" text:style-name="Internet_20_link" text:visited-style-name="Visited_20_Internet_20_Link"><text:span text:style-name="Strong_20_Emphasis">Seanpm2001-Diff-lang</text:span></text:a> owner </text:h>
      <text:h text:style-name="Heading_20_1" text:outline-level="1"><text:soft-page-break/><draw:frame draw:style-name="fr1" draw:name="Image342" text:anchor-type="as-char" svg:width="0.2083in" svg:height="0.2083in" draw:z-index="342"><draw:image xlink:href="Pictures/100002010000002800000028A22BFF16EA273D9A.png" xlink:type="simple" xlink:show="embed" xlink:actuate="onLoad" loext:mime-type="image/png"/><svg:title>@Seanpm2001-Discord</svg:title></draw:frame><text:s/><text:a xlink:type="simple" xlink:href="https://github.com/Seanpm2001-Discord" text:style-name="Internet_20_link" text:visited-style-name="Visited_20_Internet_20_Link"><text:span text:style-name="Strong_20_Emphasis">Seanpm2001-Discord</text:span></text:a> owner </text:h>
      <text:h text:style-name="Heading_20_1" text:outline-level="1"><draw:frame draw:style-name="fr1" draw:name="Image343" text:anchor-type="as-char" svg:width="0.2083in" svg:height="0.2083in" draw:z-index="343"><draw:image xlink:href="Pictures/100002010000002800000028A087842606A3FBEE.png" xlink:type="simple" xlink:show="embed" xlink:actuate="onLoad" loext:mime-type="image/png"/><svg:title>@Seanpm2001-Disney</svg:title></draw:frame><text:s/><text:a xlink:type="simple" xlink:href="https://github.com/Seanpm2001-Disney" text:style-name="Internet_20_link" text:visited-style-name="Visited_20_Internet_20_Link"><text:span text:style-name="Strong_20_Emphasis">Seanpm2001-Disney</text:span></text:a> owner </text:h>
      <text:h text:style-name="Heading_20_1" text:outline-level="1"><draw:frame draw:style-name="fr1" draw:name="Image344" text:anchor-type="as-char" svg:width="0.2083in" svg:height="0.2083in" draw:z-index="344"><draw:image xlink:href="Pictures/1000020100000028000000283BF1127D6B9132D3.png" xlink:type="simple" xlink:show="embed" xlink:actuate="onLoad" loext:mime-type="image/png"/><svg:title>@Seanpm2001-Dockerfile-lang</svg:title></draw:frame><text:s/><text:a xlink:type="simple" xlink:href="https://github.com/Seanpm2001-Dockerfile-lang" text:style-name="Internet_20_link" text:visited-style-name="Visited_20_Internet_20_Link"><text:span text:style-name="Strong_20_Emphasis">Seanpm2001-Dockerfile-lang</text:span></text:a> owner </text:h>
      <text:h text:style-name="Heading_20_1" text:outline-level="1"><draw:frame draw:style-name="fr1" draw:name="Image345" text:anchor-type="as-char" svg:width="0.2083in" svg:height="0.2083in" draw:z-index="345"><draw:image xlink:href="Pictures/100002010000002800000028445C897749B0383D.png" xlink:type="simple" xlink:show="embed" xlink:actuate="onLoad" loext:mime-type="image/png"/><svg:title>@Seanpm2001-Documentation</svg:title></draw:frame><text:s/><text:a xlink:type="simple" xlink:href="https://github.com/Seanpm2001-Documentation" text:style-name="Internet_20_link" text:visited-style-name="Visited_20_Internet_20_Link"><text:span text:style-name="Strong_20_Emphasis">Seanpm2001-Documentation</text:span></text:a> owner </text:h>
      <text:h text:style-name="Heading_20_1" text:outline-level="1"><draw:frame draw:style-name="fr1" draw:name="Image346" text:anchor-type="as-char" svg:width="0.2083in" svg:height="0.2083in" draw:z-index="346"><draw:image xlink:href="Pictures/100002010000002800000028960A6258B9CC11D7.png" xlink:type="simple" xlink:show="embed" xlink:actuate="onLoad" loext:mime-type="image/png"/><svg:title>@Seanpm2001-Dronemap</svg:title></draw:frame><text:s/><text:a xlink:type="simple" xlink:href="https://github.com/Seanpm2001-Dronemap" text:style-name="Internet_20_link" text:visited-style-name="Visited_20_Internet_20_Link"><text:span text:style-name="Strong_20_Emphasis">Seanpm2001-Dronemap</text:span></text:a> owner </text:h>
      <text:h text:style-name="Heading_20_1" text:outline-level="1"><draw:frame draw:style-name="fr1" draw:name="Image347" text:anchor-type="as-char" svg:width="0.2083in" svg:height="0.2083in" draw:z-index="347"><draw:image xlink:href="Pictures/100002010000002800000028E113D0FD60D7320E.png" xlink:type="simple" xlink:show="embed" xlink:actuate="onLoad" loext:mime-type="image/png"/><svg:title>@Seanpm2001-DuckDuckGo</svg:title></draw:frame><text:s/><text:a xlink:type="simple" xlink:href="https://github.com/Seanpm2001-DuckDuckGo" text:style-name="Internet_20_link" text:visited-style-name="Visited_20_Internet_20_Link"><text:span text:style-name="Strong_20_Emphasis">Seanpm2001-DuckDuckGo</text:span></text:a> owner </text:h>
      <text:h text:style-name="Heading_20_1" text:outline-level="1"><draw:frame draw:style-name="fr1" draw:name="Image348" text:anchor-type="as-char" svg:width="0.2083in" svg:height="0.2083in" draw:z-index="348"><draw:image xlink:href="Pictures/10000201000000280000002825C920F9E421A1DD.png" xlink:type="simple" xlink:show="embed" xlink:actuate="onLoad" loext:mime-type="image/png"/><svg:title>@Seanpm2001-EAGames</svg:title></draw:frame><text:s/><text:a xlink:type="simple" xlink:href="https://github.com/Seanpm2001-EAGames" text:style-name="Internet_20_link" text:visited-style-name="Visited_20_Internet_20_Link"><text:span text:style-name="Strong_20_Emphasis">Seanpm2001-EAGames</text:span></text:a> owner </text:h>
      <text:h text:style-name="Heading_20_1" text:outline-level="1"><draw:frame draw:style-name="fr1" draw:name="Image349" text:anchor-type="as-char" svg:width="0.2083in" svg:height="0.2083in" draw:z-index="349"><draw:image xlink:href="Pictures/1000020100000028000000284840630C924BB79A.png" xlink:type="simple" xlink:show="embed" xlink:actuate="onLoad" loext:mime-type="image/png"/><svg:title>@Seanpm2001-EJS-lang</svg:title></draw:frame><text:s/><text:a xlink:type="simple" xlink:href="https://github.com/Seanpm2001-EJS-lang" text:style-name="Internet_20_link" text:visited-style-name="Visited_20_Internet_20_Link"><text:span text:style-name="Strong_20_Emphasis">Seanpm2001-EJS-lang</text:span></text:a> owner </text:h>
      <text:h text:style-name="Heading_20_1" text:outline-level="1"><draw:frame draw:style-name="fr1" draw:name="Image350" text:anchor-type="as-char" svg:width="0.2083in" svg:height="0.2083in" draw:z-index="350"><draw:image xlink:href="Pictures/100000000000002800000028069CF7C996B2D248.png" xlink:type="simple" xlink:show="embed" xlink:actuate="onLoad" loext:mime-type="image/png"/><svg:title>@Seanpm2001-Ecosia</svg:title></draw:frame><text:s/><text:a xlink:type="simple" xlink:href="https://github.com/Seanpm2001-Ecosia" text:style-name="Internet_20_link" text:visited-style-name="Visited_20_Internet_20_Link"><text:span text:style-name="Strong_20_Emphasis">Seanpm2001-Ecosia</text:span></text:a> owner </text:h>
      <text:h text:style-name="Heading_20_1" text:outline-level="1"><draw:frame draw:style-name="fr1" draw:name="Image351" text:anchor-type="as-char" svg:width="0.2083in" svg:height="0.2083in" draw:z-index="351"><draw:image xlink:href="Pictures/10000000000000280000002860169651806D8BA6.png" xlink:type="simple" xlink:show="embed" xlink:actuate="onLoad" loext:mime-type="image/png"/><svg:title>@Seanpm2001-Edhesive</svg:title></draw:frame><text:s/><text:a xlink:type="simple" xlink:href="https://github.com/Seanpm2001-Edhesive" text:style-name="Internet_20_link" text:visited-style-name="Visited_20_Internet_20_Link"><text:span text:style-name="Strong_20_Emphasis">Seanpm2001-Edhesive</text:span></text:a> owner </text:h>
      <text:h text:style-name="Heading_20_1" text:outline-level="1"><draw:frame draw:style-name="fr1" draw:name="Image352" text:anchor-type="as-char" svg:width="0.2083in" svg:height="0.2083in" draw:z-index="352"><draw:image xlink:href="Pictures/100002010000002800000028AB39FDC8863FA074.png" xlink:type="simple" xlink:show="embed" xlink:actuate="onLoad" loext:mime-type="image/png"/><svg:title>@Seanpm2001-Eiffel-lang</svg:title></draw:frame><text:s/><text:a xlink:type="simple" xlink:href="https://github.com/Seanpm2001-Eiffel-lang" text:style-name="Internet_20_link" text:visited-style-name="Visited_20_Internet_20_Link"><text:span text:style-name="Strong_20_Emphasis">Seanpm2001-Eiffel-lang</text:span></text:a> owner </text:h>
      <text:h text:style-name="Heading_20_1" text:outline-level="1"><draw:frame draw:style-name="fr1" draw:name="Image353" text:anchor-type="as-char" svg:width="0.2083in" svg:height="0.2083in" draw:z-index="353"><draw:image xlink:href="Pictures/1000020100000028000000284FAC314CF516D2C0.png" xlink:type="simple" xlink:show="embed" xlink:actuate="onLoad" loext:mime-type="image/png"/><svg:title>@Seanpm2001-Elixir-lang</svg:title></draw:frame><text:s/><text:a xlink:type="simple" xlink:href="https://github.com/Seanpm2001-Elixir-lang" text:style-name="Internet_20_link" text:visited-style-name="Visited_20_Internet_20_Link"><text:span text:style-name="Strong_20_Emphasis">Seanpm2001-Elixir-lang</text:span></text:a> owner </text:h>
      <text:h text:style-name="Heading_20_1" text:outline-level="1"><draw:frame draw:style-name="fr1" draw:name="Image354" text:anchor-type="as-char" svg:width="0.2083in" svg:height="0.2083in" draw:z-index="354"><draw:image xlink:href="Pictures/100002010000002800000028E918575C859167C0.png" xlink:type="simple" xlink:show="embed" xlink:actuate="onLoad" loext:mime-type="image/png"/><svg:title>@Seanpm2001-EmacsLisp-lang</svg:title></draw:frame><text:s/><text:a xlink:type="simple" xlink:href="https://github.com/Seanpm2001-EmacsLisp-lang" text:style-name="Internet_20_link" text:visited-style-name="Visited_20_Internet_20_Link"><text:span text:style-name="Strong_20_Emphasis">Seanpm2001-EmacsLisp-lang</text:span></text:a> owner </text:h>
      <text:h text:style-name="Heading_20_1" text:outline-level="1"><draw:frame draw:style-name="fr1" draw:name="Image355" text:anchor-type="as-char" svg:width="0.2083in" svg:height="0.2083in" draw:z-index="355"><draw:image xlink:href="Pictures/1000020100000028000000289409AAEE46BC399B.png" xlink:type="simple" xlink:show="embed" xlink:actuate="onLoad" loext:mime-type="image/png"/><svg:title>@Seanpm2001-Emulators</svg:title></draw:frame><text:s/><text:a xlink:type="simple" xlink:href="https://github.com/Seanpm2001-Emulators" text:style-name="Internet_20_link" text:visited-style-name="Visited_20_Internet_20_Link"><text:span text:style-name="Strong_20_Emphasis">Seanpm2001-Emulators</text:span></text:a> owner </text:h>
      <text:h text:style-name="Heading_20_1" text:outline-level="1"><draw:frame draw:style-name="fr1" draw:name="Image356" text:anchor-type="as-char" svg:width="0.2083in" svg:height="0.2083in" draw:z-index="356"><draw:image xlink:href="Pictures/1000020100000028000000285F0EAD1FB191EB88.png" xlink:type="simple" xlink:show="embed" xlink:actuate="onLoad" loext:mime-type="image/png"/><svg:title>@Seanpm2001-Erlang-lang</svg:title></draw:frame><text:s/><text:a xlink:type="simple" xlink:href="https://github.com/Seanpm2001-Erlang-lang" text:style-name="Internet_20_link" text:visited-style-name="Visited_20_Internet_20_Link"><text:span text:style-name="Strong_20_Emphasis">Seanpm2001-Erlang-lang</text:span></text:a> owner </text:h>
      <text:h text:style-name="Heading_20_1" text:outline-level="1"><text:soft-page-break/><draw:frame draw:style-name="fr1" draw:name="Image357" text:anchor-type="as-char" svg:width="0.2083in" svg:height="0.2083in" draw:z-index="357"><draw:image xlink:href="Pictures/1000020100000028000000284678B22D59F75B4F.png" xlink:type="simple" xlink:show="embed" xlink:actuate="onLoad" loext:mime-type="image/png"/><svg:title>@Seanpm2001-FORTRAN-Lang</svg:title></draw:frame><text:s/><text:a xlink:type="simple" xlink:href="https://github.com/Seanpm2001-FORTRAN-Lang" text:style-name="Internet_20_link" text:visited-style-name="Visited_20_Internet_20_Link"><text:span text:style-name="Strong_20_Emphasis">Seanpm2001-FORTRAN-Lang</text:span></text:a> owner </text:h>
      <text:h text:style-name="Heading_20_1" text:outline-level="1"><draw:frame draw:style-name="fr1" draw:name="Image358" text:anchor-type="as-char" svg:width="0.2083in" svg:height="0.2083in" draw:z-index="358"><draw:image xlink:href="Pictures/100002010000002800000028CAB8440D5DFC9A68.png" xlink:type="simple" xlink:show="embed" xlink:actuate="onLoad" loext:mime-type="image/png"/><svg:title>@Seanpm2001-FSharp-lang</svg:title></draw:frame><text:s/><text:a xlink:type="simple" xlink:href="https://github.com/Seanpm2001-FSharp-lang" text:style-name="Internet_20_link" text:visited-style-name="Visited_20_Internet_20_Link"><text:span text:style-name="Strong_20_Emphasis">Seanpm2001-FSharp-lang</text:span></text:a> owner </text:h>
      <text:h text:style-name="Heading_20_1" text:outline-level="1"><draw:frame draw:style-name="fr1" draw:name="Image359" text:anchor-type="as-char" svg:width="0.2083in" svg:height="0.2083in" draw:z-index="359"><draw:image xlink:href="Pictures/10000201000000280000002856212D871667B07D.png" xlink:type="simple" xlink:show="embed" xlink:actuate="onLoad" loext:mime-type="image/png"/><svg:title>@Seanpm2001-FanGames</svg:title></draw:frame><text:s/><text:a xlink:type="simple" xlink:href="https://github.com/Seanpm2001-FanGames" text:style-name="Internet_20_link" text:visited-style-name="Visited_20_Internet_20_Link"><text:span text:style-name="Strong_20_Emphasis">Seanpm2001-FanGames</text:span></text:a> owner </text:h>
      <text:h text:style-name="Heading_20_1" text:outline-level="1"><draw:frame draw:style-name="fr1" draw:name="Image360" text:anchor-type="as-char" svg:width="0.2083in" svg:height="0.2083in" draw:z-index="360"><draw:image xlink:href="Pictures/1000020100000028000000282458FCD183C642B0.png" xlink:type="simple" xlink:show="embed" xlink:actuate="onLoad" loext:mime-type="image/png"/><svg:title>@Seanpm2001-Firefox</svg:title></draw:frame><text:s/><text:a xlink:type="simple" xlink:href="https://github.com/Seanpm2001-Firefox" text:style-name="Internet_20_link" text:visited-style-name="Visited_20_Internet_20_Link"><text:span text:style-name="Strong_20_Emphasis">Seanpm2001-Firefox</text:span></text:a> owner </text:h>
      <text:h text:style-name="Heading_20_1" text:outline-level="1"><draw:frame draw:style-name="fr1" draw:name="Image361" text:anchor-type="as-char" svg:width="0.2083in" svg:height="0.2083in" draw:z-index="361"><draw:image xlink:href="Pictures/10000201000000280000002855021D1BE9A34DAB.png" xlink:type="simple" xlink:show="embed" xlink:actuate="onLoad" loext:mime-type="image/png"/><svg:title>@Seanpm2001-Food-Index</svg:title></draw:frame><text:s/><text:a xlink:type="simple" xlink:href="https://github.com/Seanpm2001-Food-Index" text:style-name="Internet_20_link" text:visited-style-name="Visited_20_Internet_20_Link"><text:span text:style-name="Strong_20_Emphasis">Seanpm2001-Food-Index</text:span></text:a> owner </text:h>
      <text:h text:style-name="Heading_20_1" text:outline-level="1"><draw:frame draw:style-name="fr1" draw:name="Image362" text:anchor-type="as-char" svg:width="0.2083in" svg:height="0.2083in" draw:z-index="362"><draw:image xlink:href="Pictures/100000000000002800000028E12F2038F236266E.jpg" xlink:type="simple" xlink:show="embed" xlink:actuate="onLoad" loext:mime-type="image/jpeg"/><svg:title>@Seanpm2001-Forks</svg:title></draw:frame><text:s/><text:a xlink:type="simple" xlink:href="https://github.com/Seanpm2001-Forks" text:style-name="Internet_20_link" text:visited-style-name="Visited_20_Internet_20_Link"><text:span text:style-name="Strong_20_Emphasis">Seanpm2001-Forks</text:span></text:a> owner </text:h>
      <text:h text:style-name="Heading_20_1" text:outline-level="1"><draw:frame draw:style-name="fr1" draw:name="Image363" text:anchor-type="as-char" svg:width="0.2083in" svg:height="0.2083in" draw:z-index="363"><draw:image xlink:href="Pictures/100002010000002800000028F7FE8EBC9D020FEE.png" xlink:type="simple" xlink:show="embed" xlink:actuate="onLoad" loext:mime-type="image/png"/><svg:title>@Seanpm2001-Forth-lang</svg:title></draw:frame><text:s/><text:a xlink:type="simple" xlink:href="https://github.com/Seanpm2001-Forth-lang" text:style-name="Internet_20_link" text:visited-style-name="Visited_20_Internet_20_Link"><text:span text:style-name="Strong_20_Emphasis">Seanpm2001-Forth-lang</text:span></text:a> owner </text:h>
      <text:h text:style-name="Heading_20_1" text:outline-level="1"><draw:frame draw:style-name="fr1" draw:name="Image364" text:anchor-type="as-char" svg:width="0.2083in" svg:height="0.2083in" draw:z-index="364"><draw:image xlink:href="Pictures/1000000000000028000000282A5B4099DEA1DA05.jpg" xlink:type="simple" xlink:show="embed" xlink:actuate="onLoad" loext:mime-type="image/jpeg"/><svg:title>@Seanpm2001-FreeMarker-lang</svg:title></draw:frame><text:s/><text:a xlink:type="simple" xlink:href="https://github.com/Seanpm2001-FreeMarker-lang" text:style-name="Internet_20_link" text:visited-style-name="Visited_20_Internet_20_Link"><text:span text:style-name="Strong_20_Emphasis">Seanpm2001-FreeMarker-lang</text:span></text:a> owner </text:h>
      <text:h text:style-name="Heading_20_1" text:outline-level="1"><draw:frame draw:style-name="fr1" draw:name="Image365" text:anchor-type="as-char" svg:width="0.2083in" svg:height="0.2083in" draw:z-index="365"><draw:image xlink:href="Pictures/100002010000002800000028420B00D4CD5D742F.png" xlink:type="simple" xlink:show="embed" xlink:actuate="onLoad" loext:mime-type="image/png"/><svg:title>@Seanpm2001-GDScript-lang</svg:title></draw:frame><text:s/><text:a xlink:type="simple" xlink:href="https://github.com/Seanpm2001-GDScript-lang" text:style-name="Internet_20_link" text:visited-style-name="Visited_20_Internet_20_Link"><text:span text:style-name="Strong_20_Emphasis">Seanpm2001-GDScript-lang</text:span></text:a> owner </text:h>
      <text:h text:style-name="Heading_20_1" text:outline-level="1"><draw:frame draw:style-name="fr1" draw:name="Image366" text:anchor-type="as-char" svg:width="0.2083in" svg:height="0.2083in" draw:z-index="366"><draw:image xlink:href="Pictures/100002010000002800000028A24F2A5B47358C73.png" xlink:type="simple" xlink:show="embed" xlink:actuate="onLoad" loext:mime-type="image/png"/><svg:title>@Seanpm2001-GLSL-Lang</svg:title></draw:frame><text:s/><text:a xlink:type="simple" xlink:href="https://github.com/Seanpm2001-GLSL-Lang" text:style-name="Internet_20_link" text:visited-style-name="Visited_20_Internet_20_Link"><text:span text:style-name="Strong_20_Emphasis">Seanpm2001-GLSL-Lang</text:span></text:a> owner </text:h>
      <text:h text:style-name="Heading_20_1" text:outline-level="1"><draw:frame draw:style-name="fr1" draw:name="Image367" text:anchor-type="as-char" svg:width="0.2083in" svg:height="0.2083in" draw:z-index="367"><draw:image xlink:href="Pictures/1000020100000028000000283DDECAB0DC2DB565.png" xlink:type="simple" xlink:show="embed" xlink:actuate="onLoad" loext:mime-type="image/png"/><svg:title>@Seanpm2001-GNU</svg:title></draw:frame><text:s/><text:a xlink:type="simple" xlink:href="https://github.com/Seanpm2001-GNU" text:style-name="Internet_20_link" text:visited-style-name="Visited_20_Internet_20_Link"><text:span text:style-name="Strong_20_Emphasis">Seanpm2001-GNU</text:span></text:a> owner </text:h>
      <text:h text:style-name="Heading_20_1" text:outline-level="1"><draw:frame draw:style-name="fr1" draw:name="Image368" text:anchor-type="as-char" svg:width="0.2083in" svg:height="0.2083in" draw:z-index="368"><draw:image xlink:href="Pictures/1000020100000028000000286516A98C477DD82C.png" xlink:type="simple" xlink:show="embed" xlink:actuate="onLoad" loext:mime-type="image/png"/><svg:title>@Seanpm2001-GPL</svg:title></draw:frame><text:s/><text:a xlink:type="simple" xlink:href="https://github.com/Seanpm2001-GPL" text:style-name="Internet_20_link" text:visited-style-name="Visited_20_Internet_20_Link"><text:span text:style-name="Strong_20_Emphasis">Seanpm2001-GPL</text:span></text:a> owner </text:h>
      <text:h text:style-name="Heading_20_1" text:outline-level="1"><draw:frame draw:style-name="fr1" draw:name="Image369" text:anchor-type="as-char" svg:width="0.2083in" svg:height="0.2083in" draw:z-index="369"><draw:image xlink:href="Pictures/1000020100000028000000281561C33C094D1BBD.png" xlink:type="simple" xlink:show="embed" xlink:actuate="onLoad" loext:mime-type="image/png"/><svg:title>@Seanpm2001-GUI</svg:title></draw:frame><text:s/><text:a xlink:type="simple" xlink:href="https://github.com/Seanpm2001-GUI" text:style-name="Internet_20_link" text:visited-style-name="Visited_20_Internet_20_Link"><text:span text:style-name="Strong_20_Emphasis">Seanpm2001-GUI</text:span></text:a> owner </text:h>
      <text:h text:style-name="Heading_20_1" text:outline-level="1"><draw:frame draw:style-name="fr1" draw:name="Image370" text:anchor-type="as-char" svg:width="0.2083in" svg:height="0.2083in" draw:z-index="370"><draw:image xlink:href="Pictures/1000020100000028000000284CAAD05EFC823C0D.png" xlink:type="simple" xlink:show="embed" xlink:actuate="onLoad" loext:mime-type="image/png"/><svg:title>@Seanpm2001-Genie-lang</svg:title></draw:frame><text:s/><text:a xlink:type="simple" xlink:href="https://github.com/Seanpm2001-Genie-lang" text:style-name="Internet_20_link" text:visited-style-name="Visited_20_Internet_20_Link"><text:span text:style-name="Strong_20_Emphasis">Seanpm2001-Genie-lang</text:span></text:a> owner </text:h>
      <text:h text:style-name="Heading_20_1" text:outline-level="1"><draw:frame draw:style-name="fr1" draw:name="Image371" text:anchor-type="as-char" svg:width="0.2083in" svg:height="0.2083in" draw:z-index="371"><draw:image xlink:href="Pictures/100002010000002800000028E1C39B8612666767.png" xlink:type="simple" xlink:show="embed" xlink:actuate="onLoad" loext:mime-type="image/png"/><svg:title>@Seanpm2001-Gherkin-lang</svg:title></draw:frame><text:s/><text:a xlink:type="simple" xlink:href="https://github.com/Seanpm2001-Gherkin-lang" text:style-name="Internet_20_link" text:visited-style-name="Visited_20_Internet_20_Link"><text:span text:style-name="Strong_20_Emphasis">Seanpm2001-Gherkin-lang</text:span></text:a> owner </text:h>
      <text:h text:style-name="Heading_20_1" text:outline-level="1"><text:soft-page-break/><draw:frame draw:style-name="fr1" draw:name="Image372" text:anchor-type="as-char" svg:width="0.2083in" svg:height="0.2083in" draw:z-index="372"><draw:image xlink:href="Pictures/1000020100000028000000287D39D695FFD362C3.png" xlink:type="simple" xlink:show="embed" xlink:actuate="onLoad" loext:mime-type="image/png"/><svg:title>@Seanpm2001-Gists</svg:title></draw:frame><text:s/><text:a xlink:type="simple" xlink:href="https://github.com/Seanpm2001-Gists" text:style-name="Internet_20_link" text:visited-style-name="Visited_20_Internet_20_Link"><text:span text:style-name="Strong_20_Emphasis">Seanpm2001-Gists</text:span></text:a> owner </text:h>
      <text:h text:style-name="Heading_20_1" text:outline-level="1"><draw:frame draw:style-name="fr1" draw:name="Image373" text:anchor-type="as-char" svg:width="0.2083in" svg:height="0.2083in" draw:z-index="373"><draw:image xlink:href="Pictures/1000000000000028000000284FA41EB06C2E821A.png" xlink:type="simple" xlink:show="embed" xlink:actuate="onLoad" loext:mime-type="image/png"/><svg:title>@Seanpm2001-GitHub</svg:title></draw:frame><text:s/><text:a xlink:type="simple" xlink:href="https://github.com/Seanpm2001-GitHub" text:style-name="Internet_20_link" text:visited-style-name="Visited_20_Internet_20_Link"><text:span text:style-name="Strong_20_Emphasis">Seanpm2001-GitHub</text:span></text:a> owner </text:h>
      <text:h text:style-name="Heading_20_1" text:outline-level="1"><draw:frame draw:style-name="fr1" draw:name="Image374" text:anchor-type="as-char" svg:width="0.2083in" svg:height="0.2083in" draw:z-index="374"><draw:image xlink:href="Pictures/100000000000002800000028E0525F318990923F.png" xlink:type="simple" xlink:show="embed" xlink:actuate="onLoad" loext:mime-type="image/png"/><svg:title>@Seanpm2001-GitHub-Pages-Collection</svg:title></draw:frame><text:s/><text:a xlink:type="simple" xlink:href="https://github.com/Seanpm2001-GitHub-Pages-Collection" text:style-name="Internet_20_link" text:visited-style-name="Visited_20_Internet_20_Link"><text:span text:style-name="Strong_20_Emphasis">Seanpm2001-GitHub-Pages-Collection</text:span></text:a> owner </text:h>
      <text:h text:style-name="Heading_20_1" text:outline-level="1"><draw:frame draw:style-name="fr1" draw:name="Image375" text:anchor-type="as-char" svg:width="0.2083in" svg:height="0.2083in" draw:z-index="375"><draw:image xlink:href="Pictures/100000000000002800000028351347DC94C6C686.jpg" xlink:type="simple" xlink:show="embed" xlink:actuate="onLoad" loext:mime-type="image/jpeg"/><svg:title>@Seanpm2001-Glu</svg:title></draw:frame><text:s/><text:a xlink:type="simple" xlink:href="https://github.com/Seanpm2001-Glu" text:style-name="Internet_20_link" text:visited-style-name="Visited_20_Internet_20_Link"><text:span text:style-name="Strong_20_Emphasis">Seanpm2001-Glu</text:span></text:a> owner </text:h>
      <text:h text:style-name="Heading_20_1" text:outline-level="1"><draw:frame draw:style-name="fr1" draw:name="Image376" text:anchor-type="as-char" svg:width="0.2083in" svg:height="0.2083in" draw:z-index="376"><draw:image xlink:href="Pictures/100002010000002800000028EA7424DC67EE8103.png" xlink:type="simple" xlink:show="embed" xlink:actuate="onLoad" loext:mime-type="image/png"/><svg:title>@Seanpm2001-Go-lang</svg:title></draw:frame><text:s/><text:a xlink:type="simple" xlink:href="https://github.com/Seanpm2001-Go-lang" text:style-name="Internet_20_link" text:visited-style-name="Visited_20_Internet_20_Link"><text:span text:style-name="Strong_20_Emphasis">Seanpm2001-Go-lang</text:span></text:a> owner </text:h>
      <text:h text:style-name="Heading_20_1" text:outline-level="1"><draw:frame draw:style-name="fr1" draw:name="Image377" text:anchor-type="as-char" svg:width="0.2083in" svg:height="0.2083in" draw:z-index="377"><draw:image xlink:href="Pictures/100002010000002800000028FD652E38ED535E55.png" xlink:type="simple" xlink:show="embed" xlink:actuate="onLoad" loext:mime-type="image/png"/><svg:title>@Seanpm2001-Godzilab</svg:title></draw:frame><text:s/><text:a xlink:type="simple" xlink:href="https://github.com/Seanpm2001-Godzilab" text:style-name="Internet_20_link" text:visited-style-name="Visited_20_Internet_20_Link"><text:span text:style-name="Strong_20_Emphasis">Seanpm2001-Godzilab</text:span></text:a> owner </text:h>
      <text:h text:style-name="Heading_20_1" text:outline-level="1"><draw:frame draw:style-name="fr1" draw:name="Image378" text:anchor-type="as-char" svg:width="0.2083in" svg:height="0.2083in" draw:z-index="378"><draw:image xlink:href="Pictures/100002010000002800000028E89C2E0B4C224F9A.png" xlink:type="simple" xlink:show="embed" xlink:actuate="onLoad" loext:mime-type="image/png"/><svg:title>@Seanpm2001-Google</svg:title></draw:frame><text:s/><text:a xlink:type="simple" xlink:href="https://github.com/Seanpm2001-Google" text:style-name="Internet_20_link" text:visited-style-name="Visited_20_Internet_20_Link"><text:span text:style-name="Strong_20_Emphasis">Seanpm2001-Google</text:span></text:a> owner </text:h>
      <text:h text:style-name="Heading_20_1" text:outline-level="1"><draw:frame draw:style-name="fr1" draw:name="Image379" text:anchor-type="as-char" svg:width="0.2083in" svg:height="0.2083in" draw:z-index="379"><draw:image xlink:href="Pictures/100002010000002800000028DC171F2E7C367A44.png" xlink:type="simple" xlink:show="embed" xlink:actuate="onLoad" loext:mime-type="image/png"/><svg:title>@Seanpm2001-GoogleGo-lang</svg:title></draw:frame><text:s/><text:a xlink:type="simple" xlink:href="https://github.com/Seanpm2001-GoogleGo-lang" text:style-name="Internet_20_link" text:visited-style-name="Visited_20_Internet_20_Link"><text:span text:style-name="Strong_20_Emphasis">Seanpm2001-GoogleGo-lang</text:span></text:a> owner </text:h>
      <text:h text:style-name="Heading_20_1" text:outline-level="1"><draw:frame draw:style-name="fr1" draw:name="Image380" text:anchor-type="as-char" svg:width="0.2083in" svg:height="0.2083in" draw:z-index="380"><draw:image xlink:href="Pictures/10000201000000280000002809731694C0995758.png" xlink:type="simple" xlink:show="embed" xlink:actuate="onLoad" loext:mime-type="image/png"/><svg:title>@Seanpm2001-GraphicDesign</svg:title></draw:frame><text:s/><text:a xlink:type="simple" xlink:href="https://github.com/Seanpm2001-GraphicDesign" text:style-name="Internet_20_link" text:visited-style-name="Visited_20_Internet_20_Link"><text:span text:style-name="Strong_20_Emphasis">Seanpm2001-GraphicDesign</text:span></text:a> owner </text:h>
      <text:h text:style-name="Heading_20_1" text:outline-level="1"><draw:frame draw:style-name="fr1" draw:name="Image381" text:anchor-type="as-char" svg:width="0.2083in" svg:height="0.2083in" draw:z-index="381"><draw:image xlink:href="Pictures/1000020100000028000000284F195BBD618C5C6D.png" xlink:type="simple" xlink:show="embed" xlink:actuate="onLoad" loext:mime-type="image/png"/><svg:title>@Seanpm2001-HTML5-Lang</svg:title></draw:frame><text:s/><text:a xlink:type="simple" xlink:href="https://github.com/Seanpm2001-HTML5-Lang" text:style-name="Internet_20_link" text:visited-style-name="Visited_20_Internet_20_Link"><text:span text:style-name="Strong_20_Emphasis">Seanpm2001-HTML5-Lang</text:span></text:a> owner </text:h>
      <text:h text:style-name="Heading_20_1" text:outline-level="1"><draw:frame draw:style-name="fr1" draw:name="Image382" text:anchor-type="as-char" svg:width="0.2083in" svg:height="0.2083in" draw:z-index="382"><draw:image xlink:href="Pictures/1000020100000028000000289CD9BD6F9FFB40BF.png" xlink:type="simple" xlink:show="embed" xlink:actuate="onLoad" loext:mime-type="image/png"/><svg:title>@Seanpm2001-Hack-lang</svg:title></draw:frame><text:s/><text:a xlink:type="simple" xlink:href="https://github.com/Seanpm2001-Hack-lang" text:style-name="Internet_20_link" text:visited-style-name="Visited_20_Internet_20_Link"><text:span text:style-name="Strong_20_Emphasis">Seanpm2001-Hack-lang</text:span></text:a> owner </text:h>
      <text:h text:style-name="Heading_20_1" text:outline-level="1"><draw:frame draw:style-name="fr1" draw:name="Image383" text:anchor-type="as-char" svg:width="0.2083in" svg:height="0.2083in" draw:z-index="383"><draw:image xlink:href="Pictures/1000000000000028000000289633B87B6ABC65B2.png" xlink:type="simple" xlink:show="embed" xlink:actuate="onLoad" loext:mime-type="image/png"/><svg:title>@Seanpm2001-HalfBrick-games</svg:title></draw:frame><text:s/><text:a xlink:type="simple" xlink:href="https://github.com/Seanpm2001-HalfBrick-games" text:style-name="Internet_20_link" text:visited-style-name="Visited_20_Internet_20_Link"><text:span text:style-name="Strong_20_Emphasis">Seanpm2001-HalfBrick-games</text:span></text:a> owner </text:h>
      <text:h text:style-name="Heading_20_1" text:outline-level="1"><draw:frame draw:style-name="fr1" draw:name="Image384" text:anchor-type="as-char" svg:width="0.2083in" svg:height="0.2083in" draw:z-index="384"><draw:image xlink:href="Pictures/1000020100000028000000286955EBBB70049BE7.png" xlink:type="simple" xlink:show="embed" xlink:actuate="onLoad" loext:mime-type="image/png"/><svg:title>@Seanpm2001-Handlebars-lang</svg:title></draw:frame><text:s/><text:a xlink:type="simple" xlink:href="https://github.com/Seanpm2001-Handlebars-lang" text:style-name="Internet_20_link" text:visited-style-name="Visited_20_Internet_20_Link"><text:span text:style-name="Strong_20_Emphasis">Seanpm2001-Handlebars-lang</text:span></text:a> owner </text:h>
      <text:h text:style-name="Heading_20_1" text:outline-level="1"><draw:frame draw:style-name="fr1" draw:name="Image385" text:anchor-type="as-char" svg:width="0.2083in" svg:height="0.2083in" draw:z-index="385"><draw:image xlink:href="Pictures/1000020100000028000000285B6C0DF8B5D1A22A.png" xlink:type="simple" xlink:show="embed" xlink:actuate="onLoad" loext:mime-type="image/png"/><svg:title>@Seanpm2001-Hardware</svg:title></draw:frame><text:s/><text:a xlink:type="simple" xlink:href="https://github.com/Seanpm2001-Hardware" text:style-name="Internet_20_link" text:visited-style-name="Visited_20_Internet_20_Link"><text:span text:style-name="Strong_20_Emphasis">Seanpm2001-Hardware</text:span></text:a> owner </text:h>
      <text:h text:style-name="Heading_20_1" text:outline-level="1"><draw:frame draw:style-name="fr1" draw:name="Image386" text:anchor-type="as-char" svg:width="0.2083in" svg:height="0.2083in" draw:z-index="386"><draw:image xlink:href="Pictures/100002010000002800000028B99628ECB2DD2B86.png" xlink:type="simple" xlink:show="embed" xlink:actuate="onLoad" loext:mime-type="image/png"/><svg:title>@Seanpm2001-Haskell-lang</svg:title></draw:frame><text:s/><text:a xlink:type="simple" xlink:href="https://github.com/Seanpm2001-Haskell-lang" text:style-name="Internet_20_link" text:visited-style-name="Visited_20_Internet_20_Link"><text:span text:style-name="Strong_20_Emphasis">Seanpm2001-Haskell-lang</text:span></text:a> owner </text:h>
      <text:h text:style-name="Heading_20_1" text:outline-level="1"><text:soft-page-break/><draw:frame draw:style-name="fr1" draw:name="Image387" text:anchor-type="as-char" svg:width="0.2083in" svg:height="0.2083in" draw:z-index="387"><draw:image xlink:href="Pictures/100000000000002800000028D514E5789E9A5E01.jpg" xlink:type="simple" xlink:show="embed" xlink:actuate="onLoad" loext:mime-type="image/jpeg"/><svg:title>@Seanpm2001-Health</svg:title></draw:frame><text:s/><text:a xlink:type="simple" xlink:href="https://github.com/Seanpm2001-Health" text:style-name="Internet_20_link" text:visited-style-name="Visited_20_Internet_20_Link"><text:span text:style-name="Strong_20_Emphasis">Seanpm2001-Health</text:span></text:a> owner </text:h>
      <text:h text:style-name="Heading_20_1" text:outline-level="1"><draw:frame draw:style-name="fr1" draw:name="Image388" text:anchor-type="as-char" svg:width="0.2083in" svg:height="0.2083in" draw:z-index="388"><draw:image xlink:href="Pictures/1000000000000028000000286ED6E84DF6E58914.jpg" xlink:type="simple" xlink:show="embed" xlink:actuate="onLoad" loext:mime-type="image/jpeg"/><svg:title>@Seanpm2001-Holiday</svg:title></draw:frame><text:s/><text:a xlink:type="simple" xlink:href="https://github.com/Seanpm2001-Holiday" text:style-name="Internet_20_link" text:visited-style-name="Visited_20_Internet_20_Link"><text:span text:style-name="Strong_20_Emphasis">Seanpm2001-Holiday</text:span></text:a> owner </text:h>
      <text:h text:style-name="Heading_20_1" text:outline-level="1"><draw:frame draw:style-name="fr1" draw:name="Image389" text:anchor-type="as-char" svg:width="0.2083in" svg:height="0.2083in" draw:z-index="389"><draw:image xlink:href="Pictures/1000020100000028000000288A6C1E58102A5020.png" xlink:type="simple" xlink:show="embed" xlink:actuate="onLoad" loext:mime-type="image/png"/><svg:title>@Seanpm2001-Holidays</svg:title></draw:frame><text:s/><text:a xlink:type="simple" xlink:href="https://github.com/Seanpm2001-Holidays" text:style-name="Internet_20_link" text:visited-style-name="Visited_20_Internet_20_Link"><text:span text:style-name="Strong_20_Emphasis">Seanpm2001-Holidays</text:span></text:a> owner </text:h>
      <text:h text:style-name="Heading_20_1" text:outline-level="1"><draw:frame draw:style-name="fr1" draw:name="Image390" text:anchor-type="as-char" svg:width="0.2083in" svg:height="0.2083in" draw:z-index="390"><draw:image xlink:href="Pictures/100000000000002800000028679C0E72750D7BFB.png" xlink:type="simple" xlink:show="embed" xlink:actuate="onLoad" loext:mime-type="image/png"/><svg:title>@Seanpm2001-HyperHippo</svg:title></draw:frame><text:s/><text:a xlink:type="simple" xlink:href="https://github.com/Seanpm2001-HyperHippo" text:style-name="Internet_20_link" text:visited-style-name="Visited_20_Internet_20_Link"><text:span text:style-name="Strong_20_Emphasis">Seanpm2001-HyperHippo</text:span></text:a> owner </text:h>
      <text:h text:style-name="Heading_20_1" text:outline-level="1"><draw:frame draw:style-name="fr1" draw:name="Image391" text:anchor-type="as-char" svg:width="0.2083in" svg:height="0.2083in" draw:z-index="391"><draw:image xlink:href="Pictures/100000000000002800000028251BD047502666EC.jpg" xlink:type="simple" xlink:show="embed" xlink:actuate="onLoad" loext:mime-type="image/jpeg"/><svg:title>@Seanpm2001-Idris-lang</svg:title></draw:frame><text:s/><text:a xlink:type="simple" xlink:href="https://github.com/Seanpm2001-Idris-lang" text:style-name="Internet_20_link" text:visited-style-name="Visited_20_Internet_20_Link"><text:span text:style-name="Strong_20_Emphasis">Seanpm2001-Idris-lang</text:span></text:a> owner </text:h>
      <text:h text:style-name="Heading_20_1" text:outline-level="1"><draw:frame draw:style-name="fr1" draw:name="Image392" text:anchor-type="as-char" svg:width="0.2083in" svg:height="0.2083in" draw:z-index="392"><draw:image xlink:href="Pictures/100000000000002800000028E08586E8FE20DC78.png" xlink:type="simple" xlink:show="embed" xlink:actuate="onLoad" loext:mime-type="image/png"/><svg:title>@Seanpm2001-ImageJ-lang</svg:title></draw:frame><text:s/><text:a xlink:type="simple" xlink:href="https://github.com/Seanpm2001-ImageJ-lang" text:style-name="Internet_20_link" text:visited-style-name="Visited_20_Internet_20_Link"><text:span text:style-name="Strong_20_Emphasis">Seanpm2001-ImageJ-lang</text:span></text:a> owner </text:h>
      <text:h text:style-name="Heading_20_1" text:outline-level="1"><draw:frame draw:style-name="fr1" draw:name="Image393" text:anchor-type="as-char" svg:width="0.2083in" svg:height="0.2083in" draw:z-index="393"><draw:image xlink:href="Pictures/10000000000000280000002888E6A3B9938A0A2F.png" xlink:type="simple" xlink:show="embed" xlink:actuate="onLoad" loext:mime-type="image/png"/><svg:title>@Seanpm2001-Inform-lang</svg:title></draw:frame><text:s/><text:a xlink:type="simple" xlink:href="https://github.com/Seanpm2001-Inform-lang" text:style-name="Internet_20_link" text:visited-style-name="Visited_20_Internet_20_Link"><text:span text:style-name="Strong_20_Emphasis">Seanpm2001-Inform-lang</text:span></text:a> owner </text:h>
      <text:h text:style-name="Heading_20_1" text:outline-level="1"><draw:frame draw:style-name="fr1" draw:name="Image394" text:anchor-type="as-char" svg:width="0.2083in" svg:height="0.2083in" draw:z-index="394"><draw:image xlink:href="Pictures/1000020100000028000000285DF171DFE295FAE9.png" xlink:type="simple" xlink:show="embed" xlink:actuate="onLoad" loext:mime-type="image/png"/><svg:title>@Seanpm2001-Inno-setup-lang</svg:title></draw:frame><text:s/><text:a xlink:type="simple" xlink:href="https://github.com/Seanpm2001-Inno-setup-lang" text:style-name="Internet_20_link" text:visited-style-name="Visited_20_Internet_20_Link"><text:span text:style-name="Strong_20_Emphasis">Seanpm2001-Inno-setup-lang</text:span></text:a> owner </text:h>
      <text:h text:style-name="Heading_20_1" text:outline-level="1"><draw:frame draw:style-name="fr1" draw:name="Image395" text:anchor-type="as-char" svg:width="0.2083in" svg:height="0.2083in" draw:z-index="395"><draw:image xlink:href="Pictures/100000000000002800000028D787A94A2E92F2CD.jpg" xlink:type="simple" xlink:show="embed" xlink:actuate="onLoad" loext:mime-type="image/jpeg"/><svg:title>@Seanpm2001-IntelHexBinary-lang</svg:title></draw:frame><text:s/><text:a xlink:type="simple" xlink:href="https://github.com/Seanpm2001-IntelHexBinary-lang" text:style-name="Internet_20_link" text:visited-style-name="Visited_20_Internet_20_Link"><text:span text:style-name="Strong_20_Emphasis">Seanpm2001-IntelHexBinary-lang</text:span></text:a> owner </text:h>
      <text:h text:style-name="Heading_20_1" text:outline-level="1"><draw:frame draw:style-name="fr1" draw:name="Image396" text:anchor-type="as-char" svg:width="0.2083in" svg:height="0.2083in" draw:z-index="396"><draw:image xlink:href="Pictures/1000020100000028000000281AB0B9900C073BE2.png" xlink:type="simple" xlink:show="embed" xlink:actuate="onLoad" loext:mime-type="image/png"/><svg:title>@Seanpm2001-IronPython-lang</svg:title></draw:frame><text:s/><text:a xlink:type="simple" xlink:href="https://github.com/Seanpm2001-IronPython-lang" text:style-name="Internet_20_link" text:visited-style-name="Visited_20_Internet_20_Link"><text:span text:style-name="Strong_20_Emphasis">Seanpm2001-IronPython-lang</text:span></text:a> owner </text:h>
      <text:h text:style-name="Heading_20_1" text:outline-level="1"><draw:frame draw:style-name="fr1" draw:name="Image397" text:anchor-type="as-char" svg:width="0.2083in" svg:height="0.2083in" draw:z-index="397"><draw:image xlink:href="Pictures/1000000000000028000000289E3B72418B3BDE7C.jpg" xlink:type="simple" xlink:show="embed" xlink:actuate="onLoad" loext:mime-type="image/jpeg"/><svg:title>@Seanpm2001-Isabelle-lang</svg:title></draw:frame><text:s/><text:a xlink:type="simple" xlink:href="https://github.com/Seanpm2001-Isabelle-lang" text:style-name="Internet_20_link" text:visited-style-name="Visited_20_Internet_20_Link"><text:span text:style-name="Strong_20_Emphasis">Seanpm2001-Isabelle-lang</text:span></text:a> owner </text:h>
      <text:h text:style-name="Heading_20_1" text:outline-level="1"><draw:frame draw:style-name="fr1" draw:name="Image398" text:anchor-type="as-char" svg:width="0.2083in" svg:height="0.2083in" draw:z-index="398"><draw:image xlink:href="Pictures/1000020100000028000000288B70F95A6F9E668E.png" xlink:type="simple" xlink:show="embed" xlink:actuate="onLoad" loext:mime-type="image/png"/><svg:title>@Seanpm2001-J-lang</svg:title></draw:frame><text:s/><text:a xlink:type="simple" xlink:href="https://github.com/Seanpm2001-J-lang" text:style-name="Internet_20_link" text:visited-style-name="Visited_20_Internet_20_Link"><text:span text:style-name="Strong_20_Emphasis">Seanpm2001-J-lang</text:span></text:a> owner </text:h>
      <text:h text:style-name="Heading_20_1" text:outline-level="1"><draw:frame draw:style-name="fr1" draw:name="Image399" text:anchor-type="as-char" svg:width="0.2083in" svg:height="0.2083in" draw:z-index="399"><draw:image xlink:href="Pictures/1000020100000028000000282391724BBD0AFB6E.png" xlink:type="simple" xlink:show="embed" xlink:actuate="onLoad" loext:mime-type="image/png"/><svg:title>@Seanpm2001-JSSS-lang</svg:title></draw:frame><text:s/><text:a xlink:type="simple" xlink:href="https://github.com/Seanpm2001-JSSS-lang" text:style-name="Internet_20_link" text:visited-style-name="Visited_20_Internet_20_Link"><text:span text:style-name="Strong_20_Emphasis">Seanpm2001-JSSS-lang</text:span></text:a> owner </text:h>
      <text:h text:style-name="Heading_20_1" text:outline-level="1"><draw:frame draw:style-name="fr1" draw:name="Image400" text:anchor-type="as-char" svg:width="0.2083in" svg:height="0.2083in" draw:z-index="400"><draw:image xlink:href="Pictures/100002010000002800000028E84A99E347708481.png" xlink:type="simple" xlink:show="embed" xlink:actuate="onLoad" loext:mime-type="image/png"/><svg:title>@Seanpm2001-JScript-Dot-Net-lang</svg:title></draw:frame><text:s/><text:a xlink:type="simple" xlink:href="https://github.com/Seanpm2001-JScript-Dot-Net-lang" text:style-name="Internet_20_link" text:visited-style-name="Visited_20_Internet_20_Link"><text:span text:style-name="Strong_20_Emphasis">Seanpm2001-JScript-Dot-Net-lang</text:span></text:a> owner </text:h>
      <text:h text:style-name="Heading_20_1" text:outline-level="1"><draw:frame draw:style-name="fr1" draw:name="Image401" text:anchor-type="as-char" svg:width="0.2083in" svg:height="0.2083in" draw:z-index="401"><draw:image xlink:href="Pictures/100002010000002800000028381D3B1843F412FC.png" xlink:type="simple" xlink:show="embed" xlink:actuate="onLoad" loext:mime-type="image/png"/><svg:title>@Seanpm2001-JScript-lang</svg:title></draw:frame><text:s/><text:a xlink:type="simple" xlink:href="https://github.com/Seanpm2001-JScript-lang" text:style-name="Internet_20_link" text:visited-style-name="Visited_20_Internet_20_Link"><text:span text:style-name="Strong_20_Emphasis">Seanpm2001-JScript-lang</text:span></text:a> owner </text:h>
      <text:h text:style-name="Heading_20_1" text:outline-level="1"><text:soft-page-break/><draw:frame draw:style-name="fr1" draw:name="Image402" text:anchor-type="as-char" svg:width="0.2083in" svg:height="0.2083in" draw:z-index="402"><draw:image xlink:href="Pictures/10000201000000280000002892829A80739953CC.png" xlink:type="simple" xlink:show="embed" xlink:actuate="onLoad" loext:mime-type="image/png"/><svg:title>@Seanpm2001-Jade-lang</svg:title></draw:frame><text:s/><text:a xlink:type="simple" xlink:href="https://github.com/Seanpm2001-Jade-lang" text:style-name="Internet_20_link" text:visited-style-name="Visited_20_Internet_20_Link"><text:span text:style-name="Strong_20_Emphasis">Seanpm2001-Jade-lang</text:span></text:a> owner </text:h>
      <text:h text:style-name="Heading_20_1" text:outline-level="1"><draw:frame draw:style-name="fr1" draw:name="Image403" text:anchor-type="as-char" svg:width="0.2083in" svg:height="0.2083in" draw:z-index="403"><draw:image xlink:href="Pictures/100002010000002800000028099918D21B2B0DC1.png" xlink:type="simple" xlink:show="embed" xlink:actuate="onLoad" loext:mime-type="image/png"/><svg:title>@Seanpm2001-Java-lang</svg:title></draw:frame><text:s/><text:a xlink:type="simple" xlink:href="https://github.com/Seanpm2001-Java-lang" text:style-name="Internet_20_link" text:visited-style-name="Visited_20_Internet_20_Link"><text:span text:style-name="Strong_20_Emphasis">Seanpm2001-Java-lang</text:span></text:a> owner </text:h>
      <text:h text:style-name="Heading_20_1" text:outline-level="1"><draw:frame draw:style-name="fr1" draw:name="Image404" text:anchor-type="as-char" svg:width="0.2083in" svg:height="0.2083in" draw:z-index="404"><draw:image xlink:href="Pictures/10000000000000280000002833C84EEFE001DC72.png" xlink:type="simple" xlink:show="embed" xlink:actuate="onLoad" loext:mime-type="image/png"/><svg:title>@Seanpm2001-JavaScript-lang</svg:title></draw:frame><text:s/><text:a xlink:type="simple" xlink:href="https://github.com/Seanpm2001-JavaScript-lang" text:style-name="Internet_20_link" text:visited-style-name="Visited_20_Internet_20_Link"><text:span text:style-name="Strong_20_Emphasis">Seanpm2001-JavaScript-lang</text:span></text:a> owner </text:h>
      <text:h text:style-name="Heading_20_1" text:outline-level="1"><draw:frame draw:style-name="fr1" draw:name="Image405" text:anchor-type="as-char" svg:width="0.2083in" svg:height="0.2083in" draw:z-index="405"><draw:image xlink:href="Pictures/1000000000000028000000284D78EE2970DCD86C.png" xlink:type="simple" xlink:show="embed" xlink:actuate="onLoad" loext:mime-type="image/png"/><svg:title>@Seanpm2001-JokePrograms</svg:title></draw:frame><text:s/><text:a xlink:type="simple" xlink:href="https://github.com/Seanpm2001-JokePrograms" text:style-name="Internet_20_link" text:visited-style-name="Visited_20_Internet_20_Link"><text:span text:style-name="Strong_20_Emphasis">Seanpm2001-JokePrograms</text:span></text:a> owner </text:h>
      <text:h text:style-name="Heading_20_1" text:outline-level="1"><draw:frame draw:style-name="fr1" draw:name="Image406" text:anchor-type="as-char" svg:width="0.2083in" svg:height="0.2083in" draw:z-index="406"><draw:image xlink:href="Pictures/1000020100000028000000289F6E92602823D88C.png" xlink:type="simple" xlink:show="embed" xlink:actuate="onLoad" loext:mime-type="image/png"/><svg:title>@Seanpm2001-Julia-lang</svg:title></draw:frame><text:s/><text:a xlink:type="simple" xlink:href="https://github.com/Seanpm2001-Julia-lang" text:style-name="Internet_20_link" text:visited-style-name="Visited_20_Internet_20_Link"><text:span text:style-name="Strong_20_Emphasis">Seanpm2001-Julia-lang</text:span></text:a> owner </text:h>
      <text:h text:style-name="Heading_20_1" text:outline-level="1"><draw:frame draw:style-name="fr1" draw:name="Image407" text:anchor-type="as-char" svg:width="0.2083in" svg:height="0.2083in" draw:z-index="407"><draw:image xlink:href="Pictures/1000020100000028000000284C5F817F5F306503.png" xlink:type="simple" xlink:show="embed" xlink:actuate="onLoad" loext:mime-type="image/png"/><svg:title>@Seanpm2001-JupyterNotebook-lang</svg:title></draw:frame><text:s/><text:a xlink:type="simple" xlink:href="https://github.com/Seanpm2001-JupyterNotebook-lang" text:style-name="Internet_20_link" text:visited-style-name="Visited_20_Internet_20_Link"><text:span text:style-name="Strong_20_Emphasis">Seanpm2001-JupyterNotebook-lang</text:span></text:a> owner </text:h>
      <text:h text:style-name="Heading_20_1" text:outline-level="1"><draw:frame draw:style-name="fr1" draw:name="Image408" text:anchor-type="as-char" svg:width="0.2083in" svg:height="0.2083in" draw:z-index="408"><draw:image xlink:href="Pictures/10000201000000280000002858A32A4614515D94.png" xlink:type="simple" xlink:show="embed" xlink:actuate="onLoad" loext:mime-type="image/png"/><svg:title>@Seanpm2001-Jython-lang</svg:title></draw:frame><text:s/><text:a xlink:type="simple" xlink:href="https://github.com/Seanpm2001-Jython-lang" text:style-name="Internet_20_link" text:visited-style-name="Visited_20_Internet_20_Link"><text:span text:style-name="Strong_20_Emphasis">Seanpm2001-Jython-lang</text:span></text:a> owner </text:h>
      <text:h text:style-name="Heading_20_1" text:outline-level="1"><draw:frame draw:style-name="fr1" draw:name="Image409" text:anchor-type="as-char" svg:width="0.2083in" svg:height="0.2083in" draw:z-index="409"><draw:image xlink:href="Pictures/1000000000000028000000284160145ACDE4076B.jpg" xlink:type="simple" xlink:show="embed" xlink:actuate="onLoad" loext:mime-type="image/jpeg"/><svg:title>@Seanpm2001-KDE</svg:title></draw:frame><text:s/><text:a xlink:type="simple" xlink:href="https://github.com/Seanpm2001-KDE" text:style-name="Internet_20_link" text:visited-style-name="Visited_20_Internet_20_Link"><text:span text:style-name="Strong_20_Emphasis">Seanpm2001-KDE</text:span></text:a> owner </text:h>
      <text:h text:style-name="Heading_20_1" text:outline-level="1"><draw:frame draw:style-name="fr1" draw:name="Image410" text:anchor-type="as-char" svg:width="0.2083in" svg:height="0.2083in" draw:z-index="410"><draw:image xlink:href="Pictures/100000000000002800000028593E1C7C49E30DAC.jpg" xlink:type="simple" xlink:show="embed" xlink:actuate="onLoad" loext:mime-type="image/jpeg"/><svg:title>@Seanpm2001-KhanAcademy</svg:title></draw:frame><text:s/><text:a xlink:type="simple" xlink:href="https://github.com/Seanpm2001-KhanAcademy" text:style-name="Internet_20_link" text:visited-style-name="Visited_20_Internet_20_Link"><text:span text:style-name="Strong_20_Emphasis">Seanpm2001-KhanAcademy</text:span></text:a> owner </text:h>
      <text:h text:style-name="Heading_20_1" text:outline-level="1"><draw:frame draw:style-name="fr1" draw:name="Image411" text:anchor-type="as-char" svg:width="0.2083in" svg:height="0.2083in" draw:z-index="411"><draw:image xlink:href="Pictures/1000020100000028000000287AFC746756862394.png" xlink:type="simple" xlink:show="embed" xlink:actuate="onLoad" loext:mime-type="image/png"/><svg:title>@Seanpm2001-KiXtart-lang</svg:title></draw:frame><text:s/><text:a xlink:type="simple" xlink:href="https://github.com/Seanpm2001-KiXtart-lang" text:style-name="Internet_20_link" text:visited-style-name="Visited_20_Internet_20_Link"><text:span text:style-name="Strong_20_Emphasis">Seanpm2001-KiXtart-lang</text:span></text:a> owner </text:h>
      <text:h text:style-name="Heading_20_1" text:outline-level="1"><draw:frame draw:style-name="fr1" draw:name="Image412" text:anchor-type="as-char" svg:width="0.2083in" svg:height="0.2083in" draw:z-index="412"><draw:image xlink:href="Pictures/1000000000000028000000280BB6CB3DBCACCC0F.jpg" xlink:type="simple" xlink:show="embed" xlink:actuate="onLoad" loext:mime-type="image/jpeg"/><svg:title>@Seanpm2001-KolibriGames</svg:title></draw:frame><text:s/><text:a xlink:type="simple" xlink:href="https://github.com/Seanpm2001-KolibriGames" text:style-name="Internet_20_link" text:visited-style-name="Visited_20_Internet_20_Link"><text:span text:style-name="Strong_20_Emphasis">Seanpm2001-KolibriGames</text:span></text:a> owner </text:h>
      <text:h text:style-name="Heading_20_1" text:outline-level="1"><draw:frame draw:style-name="fr1" draw:name="Image413" text:anchor-type="as-char" svg:width="0.2083in" svg:height="0.2083in" draw:z-index="413"><draw:image xlink:href="Pictures/1000020100000028000000280E4479F1B99F98C4.png" xlink:type="simple" xlink:show="embed" xlink:actuate="onLoad" loext:mime-type="image/png"/><svg:title>@Seanpm2001-Kotlin-lang</svg:title></draw:frame><text:s/><text:a xlink:type="simple" xlink:href="https://github.com/Seanpm2001-Kotlin-lang" text:style-name="Internet_20_link" text:visited-style-name="Visited_20_Internet_20_Link"><text:span text:style-name="Strong_20_Emphasis">Seanpm2001-Kotlin-lang</text:span></text:a> owner </text:h>
      <text:h text:style-name="Heading_20_1" text:outline-level="1"><draw:frame draw:style-name="fr1" draw:name="Image414" text:anchor-type="as-char" svg:width="0.2083in" svg:height="0.2083in" draw:z-index="414"><draw:image xlink:href="Pictures/100000000000002800000028E1B6B07B65A66933.jpg" xlink:type="simple" xlink:show="embed" xlink:actuate="onLoad" loext:mime-type="image/jpeg"/><svg:title>@Seanpm2001-Less-lang</svg:title></draw:frame><text:s/><text:a xlink:type="simple" xlink:href="https://github.com/Seanpm2001-Less-lang" text:style-name="Internet_20_link" text:visited-style-name="Visited_20_Internet_20_Link"><text:span text:style-name="Strong_20_Emphasis">Seanpm2001-Less-lang</text:span></text:a> owner </text:h>
      <text:h text:style-name="Heading_20_1" text:outline-level="1"><draw:frame draw:style-name="fr1" draw:name="Image415" text:anchor-type="as-char" svg:width="0.2083in" svg:height="0.2083in" draw:z-index="415"><draw:image xlink:href="Pictures/1000000000000028000000285DB3297E3621E547.jpg" xlink:type="simple" xlink:show="embed" xlink:actuate="onLoad" loext:mime-type="image/jpeg"/><svg:title>@Seanpm2001-Limbo-lang</svg:title></draw:frame><text:s/><text:a xlink:type="simple" xlink:href="https://github.com/Seanpm2001-Limbo-lang" text:style-name="Internet_20_link" text:visited-style-name="Visited_20_Internet_20_Link"><text:span text:style-name="Strong_20_Emphasis">Seanpm2001-Limbo-lang</text:span></text:a> owner </text:h>
      <text:h text:style-name="Heading_20_1" text:outline-level="1"><draw:frame draw:style-name="fr1" draw:name="Image416" text:anchor-type="as-char" svg:width="0.2083in" svg:height="0.2083in" draw:z-index="416"><draw:image xlink:href="Pictures/100002010000002800000028570106C0426614BD.png" xlink:type="simple" xlink:show="embed" xlink:actuate="onLoad" loext:mime-type="image/png"/><svg:title>@Seanpm2001-Linux</svg:title></draw:frame><text:s/><text:a xlink:type="simple" xlink:href="https://github.com/Seanpm2001-Linux" text:style-name="Internet_20_link" text:visited-style-name="Visited_20_Internet_20_Link"><text:span text:style-name="Strong_20_Emphasis">Seanpm2001-Linux</text:span></text:a> owner </text:h>
      <text:h text:style-name="Heading_20_1" text:outline-level="1"><text:soft-page-break/><draw:frame draw:style-name="fr1" draw:name="Image417" text:anchor-type="as-char" svg:width="0.2083in" svg:height="0.2083in" draw:z-index="417"><draw:image xlink:href="Pictures/1000020100000028000000283792B460911D040F.png" xlink:type="simple" xlink:show="embed" xlink:actuate="onLoad" loext:mime-type="image/png"/><svg:title>@Seanpm2001-Liquid-lang</svg:title></draw:frame><text:s/><text:a xlink:type="simple" xlink:href="https://github.com/Seanpm2001-Liquid-lang" text:style-name="Internet_20_link" text:visited-style-name="Visited_20_Internet_20_Link"><text:span text:style-name="Strong_20_Emphasis">Seanpm2001-Liquid-lang</text:span></text:a> owner </text:h>
      <text:h text:style-name="Heading_20_1" text:outline-level="1"><draw:frame draw:style-name="fr1" draw:name="Image418" text:anchor-type="as-char" svg:width="0.2083in" svg:height="0.2083in" draw:z-index="418"><draw:image xlink:href="Pictures/10000201000000280000002887FE473915A67512.png" xlink:type="simple" xlink:show="embed" xlink:actuate="onLoad" loext:mime-type="image/png"/><svg:title>@Seanpm2001-Lisp-lang</svg:title></draw:frame><text:s/><text:a xlink:type="simple" xlink:href="https://github.com/Seanpm2001-Lisp-lang" text:style-name="Internet_20_link" text:visited-style-name="Visited_20_Internet_20_Link"><text:span text:style-name="Strong_20_Emphasis">Seanpm2001-Lisp-lang</text:span></text:a> owner </text:h>
      <text:h text:style-name="Heading_20_1" text:outline-level="1"><draw:frame draw:style-name="fr1" draw:name="Image419" text:anchor-type="as-char" svg:width="0.2083in" svg:height="0.2083in" draw:z-index="419"><draw:image xlink:href="Pictures/10000201000000280000002897244D2E74003C31.png" xlink:type="simple" xlink:show="embed" xlink:actuate="onLoad" loext:mime-type="image/png"/><svg:title>@Seanpm2001-LispFlavoredErlang-Lang</svg:title></draw:frame><text:s/><text:a xlink:type="simple" xlink:href="https://github.com/Seanpm2001-LispFlavoredErlang-Lang" text:style-name="Internet_20_link" text:visited-style-name="Visited_20_Internet_20_Link"><text:span text:style-name="Strong_20_Emphasis">Seanpm2001-LispFlavoredErlang-Lang</text:span></text:a> owner </text:h>
      <text:h text:style-name="Heading_20_1" text:outline-level="1"><draw:frame draw:style-name="fr1" draw:name="Image420" text:anchor-type="as-char" svg:width="0.2083in" svg:height="0.2083in" draw:z-index="420"><draw:image xlink:href="Pictures/1000000000000028000000282E57A93733D8F4F5.jpg" xlink:type="simple" xlink:show="embed" xlink:actuate="onLoad" loext:mime-type="image/jpeg"/><svg:title>@Seanpm2001-LogTalk-lang</svg:title></draw:frame><text:s/><text:a xlink:type="simple" xlink:href="https://github.com/Seanpm2001-LogTalk-lang" text:style-name="Internet_20_link" text:visited-style-name="Visited_20_Internet_20_Link"><text:span text:style-name="Strong_20_Emphasis">Seanpm2001-LogTalk-lang</text:span></text:a> owner </text:h>
      <text:h text:style-name="Heading_20_1" text:outline-level="1"><draw:frame draw:style-name="fr1" draw:name="Image421" text:anchor-type="as-char" svg:width="0.2083in" svg:height="0.2083in" draw:z-index="421"><draw:image xlink:href="Pictures/1000020100000028000000286552B736705F56E9.png" xlink:type="simple" xlink:show="embed" xlink:actuate="onLoad" loext:mime-type="image/png"/><svg:title>@Seanpm2001-Lua-lang</svg:title></draw:frame><text:s/><text:a xlink:type="simple" xlink:href="https://github.com/Seanpm2001-Lua-lang" text:style-name="Internet_20_link" text:visited-style-name="Visited_20_Internet_20_Link"><text:span text:style-name="Strong_20_Emphasis">Seanpm2001-Lua-lang</text:span></text:a> owner </text:h>
      <text:h text:style-name="Heading_20_1" text:outline-level="1"><draw:frame draw:style-name="fr1" draw:name="Image422" text:anchor-type="as-char" svg:width="0.2083in" svg:height="0.2083in" draw:z-index="422"><draw:image xlink:href="Pictures/100000000000002800000028A47B71EDE170D213.png" xlink:type="simple" xlink:show="embed" xlink:actuate="onLoad" loext:mime-type="image/png"/><svg:title>@Seanpm2001-M4-Lang</svg:title></draw:frame><text:s/><text:a xlink:type="simple" xlink:href="https://github.com/Seanpm2001-M4-Lang" text:style-name="Internet_20_link" text:visited-style-name="Visited_20_Internet_20_Link"><text:span text:style-name="Strong_20_Emphasis">Seanpm2001-M4-Lang</text:span></text:a> owner </text:h>
      <text:h text:style-name="Heading_20_1" text:outline-level="1"><draw:frame draw:style-name="fr1" draw:name="Image423" text:anchor-type="as-char" svg:width="0.2083in" svg:height="0.2083in" draw:z-index="423"><draw:image xlink:href="Pictures/1000020100000028000000288DD8A3499A72EFE5.png" xlink:type="simple" xlink:show="embed" xlink:actuate="onLoad" loext:mime-type="image/png"/><svg:title>@Seanpm2001-MIT</svg:title></draw:frame><text:s/><text:a xlink:type="simple" xlink:href="https://github.com/Seanpm2001-MIT" text:style-name="Internet_20_link" text:visited-style-name="Visited_20_Internet_20_Link"><text:span text:style-name="Strong_20_Emphasis">Seanpm2001-MIT</text:span></text:a> owner </text:h>
      <text:h text:style-name="Heading_20_1" text:outline-level="1"><draw:frame draw:style-name="fr1" draw:name="Image424" text:anchor-type="as-char" svg:width="0.2083in" svg:height="0.2083in" draw:z-index="424"><draw:image xlink:href="Pictures/10000201000000280000002855491002E39B23A1.png" xlink:type="simple" xlink:show="embed" xlink:actuate="onLoad" loext:mime-type="image/png"/><svg:title>@Seanpm2001-MIT-License</svg:title></draw:frame><text:s/><text:a xlink:type="simple" xlink:href="https://github.com/Seanpm2001-MIT-License" text:style-name="Internet_20_link" text:visited-style-name="Visited_20_Internet_20_Link"><text:span text:style-name="Strong_20_Emphasis">Seanpm2001-MIT-License</text:span></text:a> owner </text:h>
      <text:h text:style-name="Heading_20_1" text:outline-level="1"><draw:frame draw:style-name="fr1" draw:name="Image425" text:anchor-type="as-char" svg:width="0.2083in" svg:height="0.2083in" draw:z-index="425"><draw:image xlink:href="Pictures/100002010000002800000028ED7FF768C8E73FDE.png" xlink:type="simple" xlink:show="embed" xlink:actuate="onLoad" loext:mime-type="image/png"/><svg:title>@Seanpm2001-MS-DOS-Style-lang</svg:title></draw:frame><text:s/><text:a xlink:type="simple" xlink:href="https://github.com/Seanpm2001-MS-DOS-Style-lang" text:style-name="Internet_20_link" text:visited-style-name="Visited_20_Internet_20_Link"><text:span text:style-name="Strong_20_Emphasis">Seanpm2001-MS-DOS-Style-lang</text:span></text:a> owner </text:h>
      <text:h text:style-name="Heading_20_1" text:outline-level="1"><draw:frame draw:style-name="fr1" draw:name="Image426" text:anchor-type="as-char" svg:width="0.2083in" svg:height="0.2083in" draw:z-index="426"><draw:image xlink:href="Pictures/1000020100000028000000288F7AC41E9C95CB82.png" xlink:type="simple" xlink:show="embed" xlink:actuate="onLoad" loext:mime-type="image/png"/><svg:title>@Seanpm2001-MacOS</svg:title></draw:frame><text:s/><text:a xlink:type="simple" xlink:href="https://github.com/Seanpm2001-MacOS" text:style-name="Internet_20_link" text:visited-style-name="Visited_20_Internet_20_Link"><text:span text:style-name="Strong_20_Emphasis">Seanpm2001-MacOS</text:span></text:a> owner </text:h>
      <text:h text:style-name="Heading_20_1" text:outline-level="1"><draw:frame draw:style-name="fr1" draw:name="Image427" text:anchor-type="as-char" svg:width="0.2083in" svg:height="0.2083in" draw:z-index="427"><draw:image xlink:href="Pictures/100002010000002800000028572513C30C065F71.png" xlink:type="simple" xlink:show="embed" xlink:actuate="onLoad" loext:mime-type="image/png"/><svg:title>@Seanpm2001-Maintenance</svg:title></draw:frame><text:s/><text:a xlink:type="simple" xlink:href="https://github.com/Seanpm2001-Maintenance" text:style-name="Internet_20_link" text:visited-style-name="Visited_20_Internet_20_Link"><text:span text:style-name="Strong_20_Emphasis">Seanpm2001-Maintenance</text:span></text:a> owner </text:h>
      <text:h text:style-name="Heading_20_1" text:outline-level="1"><draw:frame draw:style-name="fr1" draw:name="Image428" text:anchor-type="as-char" svg:width="0.2083in" svg:height="0.2083in" draw:z-index="428"><draw:image xlink:href="Pictures/100000000000002800000028F194329A2331FCC7.png" xlink:type="simple" xlink:show="embed" xlink:actuate="onLoad" loext:mime-type="image/png"/><svg:title>@Seanpm2001-Makefile-lang</svg:title></draw:frame><text:s/><text:a xlink:type="simple" xlink:href="https://github.com/Seanpm2001-Makefile-lang" text:style-name="Internet_20_link" text:visited-style-name="Visited_20_Internet_20_Link"><text:span text:style-name="Strong_20_Emphasis">Seanpm2001-Makefile-lang</text:span></text:a> owner </text:h>
      <text:h text:style-name="Heading_20_1" text:outline-level="1"><draw:frame draw:style-name="fr1" draw:name="Image429" text:anchor-type="as-char" svg:width="0.2083in" svg:height="0.2083in" draw:z-index="429"><draw:image xlink:href="Pictures/100002010000002800000028234977E2ACD15CF5.png" xlink:type="simple" xlink:show="embed" xlink:actuate="onLoad" loext:mime-type="image/png"/><svg:title>@Seanpm2001-Malware</svg:title></draw:frame><text:s/><text:a xlink:type="simple" xlink:href="https://github.com/Seanpm2001-Malware" text:style-name="Internet_20_link" text:visited-style-name="Visited_20_Internet_20_Link"><text:span text:style-name="Strong_20_Emphasis">Seanpm2001-Malware</text:span></text:a> owner </text:h>
      <text:h text:style-name="Heading_20_1" text:outline-level="1"><draw:frame draw:style-name="fr1" draw:name="Image430" text:anchor-type="as-char" svg:width="0.2083in" svg:height="0.2083in" draw:z-index="430"><draw:image xlink:href="Pictures/1000000000000028000000286898084E094E2BE9.jpg" xlink:type="simple" xlink:show="embed" xlink:actuate="onLoad" loext:mime-type="image/jpeg"/><svg:title>@Seanpm2001-MarineBiology</svg:title></draw:frame><text:s/><text:a xlink:type="simple" xlink:href="https://github.com/Seanpm2001-MarineBiology" text:style-name="Internet_20_link" text:visited-style-name="Visited_20_Internet_20_Link"><text:span text:style-name="Strong_20_Emphasis">Seanpm2001-MarineBiology</text:span></text:a> owner </text:h>
      <text:h text:style-name="Heading_20_1" text:outline-level="1"><draw:frame draw:style-name="fr1" draw:name="Image431" text:anchor-type="as-char" svg:width="0.2083in" svg:height="0.2083in" draw:z-index="431"><draw:image xlink:href="Pictures/100002010000002800000028C71FA053DA2B807A.png" xlink:type="simple" xlink:show="embed" xlink:actuate="onLoad" loext:mime-type="image/png"/><svg:title>@Seanpm2001-Markdown-lang</svg:title></draw:frame><text:s/><text:a xlink:type="simple" xlink:href="https://github.com/Seanpm2001-Markdown-lang" text:style-name="Internet_20_link" text:visited-style-name="Visited_20_Internet_20_Link"><text:span text:style-name="Strong_20_Emphasis">Seanpm2001-Markdown-lang</text:span></text:a> owner </text:h>
      <text:h text:style-name="Heading_20_1" text:outline-level="1"><text:soft-page-break/><draw:frame draw:style-name="fr1" draw:name="Image432" text:anchor-type="as-char" svg:width="0.2083in" svg:height="0.2083in" draw:z-index="432"><draw:image xlink:href="Pictures/1000020100000028000000287F07EDDB5AAF1334.png" xlink:type="simple" xlink:show="embed" xlink:actuate="onLoad" loext:mime-type="image/png"/><svg:title>@Seanpm2001-Mathematica-lang</svg:title></draw:frame><text:s/><text:a xlink:type="simple" xlink:href="https://github.com/Seanpm2001-Mathematica-lang" text:style-name="Internet_20_link" text:visited-style-name="Visited_20_Internet_20_Link"><text:span text:style-name="Strong_20_Emphasis">Seanpm2001-Mathematica-lang</text:span></text:a> owner </text:h>
      <text:h text:style-name="Heading_20_1" text:outline-level="1"><draw:frame draw:style-name="fr1" draw:name="Image433" text:anchor-type="as-char" svg:width="0.2083in" svg:height="0.2083in" draw:z-index="433"><draw:image xlink:href="Pictures/100002010000002800000028E7BE76AC5715FAA1.png" xlink:type="simple" xlink:show="embed" xlink:actuate="onLoad" loext:mime-type="image/png"/><svg:title>@Seanpm2001-Mathematics</svg:title></draw:frame><text:s/><text:a xlink:type="simple" xlink:href="https://github.com/Seanpm2001-Mathematics" text:style-name="Internet_20_link" text:visited-style-name="Visited_20_Internet_20_Link"><text:span text:style-name="Strong_20_Emphasis">Seanpm2001-Mathematics</text:span></text:a> owner </text:h>
      <text:h text:style-name="Heading_20_1" text:outline-level="1"><draw:frame draw:style-name="fr1" draw:name="Image434" text:anchor-type="as-char" svg:width="0.2083in" svg:height="0.2083in" draw:z-index="434"><draw:image xlink:href="Pictures/10000201000000280000002805DB6DE77F1A6815.png" xlink:type="simple" xlink:show="embed" xlink:actuate="onLoad" loext:mime-type="image/png"/><svg:title>@Seanpm2001-MediaWiki-lang</svg:title></draw:frame><text:s/><text:a xlink:type="simple" xlink:href="https://github.com/Seanpm2001-MediaWiki-lang" text:style-name="Internet_20_link" text:visited-style-name="Visited_20_Internet_20_Link"><text:span text:style-name="Strong_20_Emphasis">Seanpm2001-MediaWiki-lang</text:span></text:a> owner </text:h>
      <text:h text:style-name="Heading_20_1" text:outline-level="1"><draw:frame draw:style-name="fr1" draw:name="Image435" text:anchor-type="as-char" svg:width="0.2083in" svg:height="0.2083in" draw:z-index="435"><draw:image xlink:href="Pictures/1000020100000028000000283E6609E9C57DB0F6.png" xlink:type="simple" xlink:show="embed" xlink:actuate="onLoad" loext:mime-type="image/png"/><svg:title>@Seanpm2001-Metric-System</svg:title></draw:frame><text:s/><text:a xlink:type="simple" xlink:href="https://github.com/Seanpm2001-Metric-System" text:style-name="Internet_20_link" text:visited-style-name="Visited_20_Internet_20_Link"><text:span text:style-name="Strong_20_Emphasis">Seanpm2001-Metric-System</text:span></text:a> owner </text:h>
      <text:h text:style-name="Heading_20_1" text:outline-level="1"><draw:frame draw:style-name="fr1" draw:name="Image436" text:anchor-type="as-char" svg:width="0.2083in" svg:height="0.2083in" draw:z-index="436"><draw:image xlink:href="Pictures/10000000000000280000002817CF768035FBFEE2.jpg" xlink:type="simple" xlink:show="embed" xlink:actuate="onLoad" loext:mime-type="image/jpeg"/><svg:title>@Seanpm2001-Microsoft</svg:title></draw:frame><text:s/><text:a xlink:type="simple" xlink:href="https://github.com/Seanpm2001-Microsoft" text:style-name="Internet_20_link" text:visited-style-name="Visited_20_Internet_20_Link"><text:span text:style-name="Strong_20_Emphasis">Seanpm2001-Microsoft</text:span></text:a> owner </text:h>
      <text:h text:style-name="Heading_20_1" text:outline-level="1"><draw:frame draw:style-name="fr1" draw:name="Image437" text:anchor-type="as-char" svg:width="0.2083in" svg:height="0.2083in" draw:z-index="437"><draw:image xlink:href="Pictures/100002010000002800000028A668CB897B169ACC.png" xlink:type="simple" xlink:show="embed" xlink:actuate="onLoad" loext:mime-type="image/png"/><svg:title>@Seanpm2001-Minecraft</svg:title></draw:frame><text:s/><text:a xlink:type="simple" xlink:href="https://github.com/Seanpm2001-Minecraft" text:style-name="Internet_20_link" text:visited-style-name="Visited_20_Internet_20_Link"><text:span text:style-name="Strong_20_Emphasis">Seanpm2001-Minecraft</text:span></text:a> owner </text:h>
      <text:h text:style-name="Heading_20_1" text:outline-level="1"><draw:frame draw:style-name="fr1" draw:name="Image438" text:anchor-type="as-char" svg:width="0.2083in" svg:height="0.2083in" draw:z-index="438"><draw:image xlink:href="Pictures/100002010000002800000028735851834E70E567.png" xlink:type="simple" xlink:show="embed" xlink:actuate="onLoad" loext:mime-type="image/png"/><svg:title>@Seanpm2001-MinecraftPE</svg:title></draw:frame><text:s/><text:a xlink:type="simple" xlink:href="https://github.com/Seanpm2001-MinecraftPE" text:style-name="Internet_20_link" text:visited-style-name="Visited_20_Internet_20_Link"><text:span text:style-name="Strong_20_Emphasis">Seanpm2001-MinecraftPE</text:span></text:a> owner </text:h>
      <text:h text:style-name="Heading_20_1" text:outline-level="1"><draw:frame draw:style-name="fr1" draw:name="Image439" text:anchor-type="as-char" svg:width="0.2083in" svg:height="0.2083in" draw:z-index="439"><draw:image xlink:href="Pictures/1000020100000028000000286186417615FA2AA9.png" xlink:type="simple" xlink:show="embed" xlink:actuate="onLoad" loext:mime-type="image/png"/><svg:title>@Seanpm2001-Modelica-lang</svg:title></draw:frame><text:s/><text:a xlink:type="simple" xlink:href="https://github.com/Seanpm2001-Modelica-lang" text:style-name="Internet_20_link" text:visited-style-name="Visited_20_Internet_20_Link"><text:span text:style-name="Strong_20_Emphasis">Seanpm2001-Modelica-lang</text:span></text:a> owner </text:h>
      <text:h text:style-name="Heading_20_1" text:outline-level="1"><draw:frame draw:style-name="fr1" draw:name="Image440" text:anchor-type="as-char" svg:width="0.2083in" svg:height="0.2083in" draw:z-index="440"><draw:image xlink:href="Pictures/10000000000000280000002828ADDB5A09ED8CBE.png" xlink:type="simple" xlink:show="embed" xlink:actuate="onLoad" loext:mime-type="image/png"/><svg:title>@Seanpm2001-Modula-2-lang</svg:title></draw:frame><text:s/><text:a xlink:type="simple" xlink:href="https://github.com/Seanpm2001-Modula-2-lang" text:style-name="Internet_20_link" text:visited-style-name="Visited_20_Internet_20_Link"><text:span text:style-name="Strong_20_Emphasis">Seanpm2001-Modula-2-lang</text:span></text:a> owner </text:h>
      <text:h text:style-name="Heading_20_1" text:outline-level="1"><draw:frame draw:style-name="fr1" draw:name="Image441" text:anchor-type="as-char" svg:width="0.2083in" svg:height="0.2083in" draw:z-index="441"><draw:image xlink:href="Pictures/1000020100000028000000282DEA0413234A3E86.png" xlink:type="simple" xlink:show="embed" xlink:actuate="onLoad" loext:mime-type="image/png"/><svg:title>@Seanpm2001-Modula-3-lang</svg:title></draw:frame><text:s/><text:a xlink:type="simple" xlink:href="https://github.com/Seanpm2001-Modula-3-lang" text:style-name="Internet_20_link" text:visited-style-name="Visited_20_Internet_20_Link"><text:span text:style-name="Strong_20_Emphasis">Seanpm2001-Modula-3-lang</text:span></text:a> owner </text:h>
      <text:h text:style-name="Heading_20_1" text:outline-level="1"><draw:frame draw:style-name="fr1" draw:name="Image442" text:anchor-type="as-char" svg:width="0.2083in" svg:height="0.2083in" draw:z-index="442"><draw:image xlink:href="Pictures/100002010000002800000028F22C7C3406DF9D40.png" xlink:type="simple" xlink:show="embed" xlink:actuate="onLoad" loext:mime-type="image/png"/><svg:title>@Seanpm2001-Mojang</svg:title></draw:frame><text:s/><text:a xlink:type="simple" xlink:href="https://github.com/Seanpm2001-Mojang" text:style-name="Internet_20_link" text:visited-style-name="Visited_20_Internet_20_Link"><text:span text:style-name="Strong_20_Emphasis">Seanpm2001-Mojang</text:span></text:a> owner </text:h>
      <text:h text:style-name="Heading_20_1" text:outline-level="1"><draw:frame draw:style-name="fr1" draw:name="Image443" text:anchor-type="as-char" svg:width="0.2083in" svg:height="0.2083in" draw:z-index="443"><draw:image xlink:href="Pictures/100000000000002800000028B593EEA32BB4320A.jpg" xlink:type="simple" xlink:show="embed" xlink:actuate="onLoad" loext:mime-type="image/jpeg"/><svg:title>@Seanpm2001-MostDeveloped</svg:title></draw:frame><text:s/><text:a xlink:type="simple" xlink:href="https://github.com/Seanpm2001-MostDeveloped" text:style-name="Internet_20_link" text:visited-style-name="Visited_20_Internet_20_Link"><text:span text:style-name="Strong_20_Emphasis">Seanpm2001-MostDeveloped</text:span></text:a> owner </text:h>
      <text:h text:style-name="Heading_20_1" text:outline-level="1"><draw:frame draw:style-name="fr1" draw:name="Image444" text:anchor-type="as-char" svg:width="0.2083in" svg:height="0.2083in" draw:z-index="444"><draw:image xlink:href="Pictures/1000020100000028000000280EFF5401C4B99244.png" xlink:type="simple" xlink:show="embed" xlink:actuate="onLoad" loext:mime-type="image/png"/><svg:title>@Seanpm2001-Motorola-S-Record-lang</svg:title></draw:frame><text:s/><text:a xlink:type="simple" xlink:href="https://github.com/Seanpm2001-Motorola-S-Record-lang" text:style-name="Internet_20_link" text:visited-style-name="Visited_20_Internet_20_Link"><text:span text:style-name="Strong_20_Emphasis">Seanpm2001-Motorola-S-Record-lang</text:span></text:a> owner </text:h>
      <text:h text:style-name="Heading_20_1" text:outline-level="1"><draw:frame draw:style-name="fr1" draw:name="Image445" text:anchor-type="as-char" svg:width="0.2083in" svg:height="0.2083in" draw:z-index="445"><draw:image xlink:href="Pictures/100002010000002800000028159C779434CA0108.png" xlink:type="simple" xlink:show="embed" xlink:actuate="onLoad" loext:mime-type="image/png"/><svg:title>@Seanpm2001-Mozilla</svg:title></draw:frame><text:s/><text:a xlink:type="simple" xlink:href="https://github.com/Seanpm2001-Mozilla" text:style-name="Internet_20_link" text:visited-style-name="Visited_20_Internet_20_Link"><text:span text:style-name="Strong_20_Emphasis">Seanpm2001-Mozilla</text:span></text:a> owner </text:h>
      <text:h text:style-name="Heading_20_1" text:outline-level="1"><draw:frame draw:style-name="fr1" draw:name="Image446" text:anchor-type="as-char" svg:width="0.2083in" svg:height="0.2083in" draw:z-index="446"><draw:image xlink:href="Pictures/1000020100000028000000287223A3434CBF8A56.png" xlink:type="simple" xlink:show="embed" xlink:actuate="onLoad" loext:mime-type="image/png"/><svg:title>@Seanpm2001-Museum</svg:title></draw:frame><text:s/><text:a xlink:type="simple" xlink:href="https://github.com/Seanpm2001-Museum" text:style-name="Internet_20_link" text:visited-style-name="Visited_20_Internet_20_Link"><text:span text:style-name="Strong_20_Emphasis">Seanpm2001-Museum</text:span></text:a> owner </text:h>
      <text:h text:style-name="Heading_20_1" text:outline-level="1"><text:soft-page-break/><draw:frame draw:style-name="fr1" draw:name="Image447" text:anchor-type="as-char" svg:width="0.2083in" svg:height="0.2083in" draw:z-index="447"><draw:image xlink:href="Pictures/100000000000002800000028E04ADBABE7C3D690.png" xlink:type="simple" xlink:show="embed" xlink:actuate="onLoad" loext:mime-type="image/png"/><svg:title>@Seanpm2001-NGMoco</svg:title></draw:frame><text:s/><text:a xlink:type="simple" xlink:href="https://github.com/Seanpm2001-NGMoco" text:style-name="Internet_20_link" text:visited-style-name="Visited_20_Internet_20_Link"><text:span text:style-name="Strong_20_Emphasis">Seanpm2001-NGMoco</text:span></text:a> owner </text:h>
      <text:h text:style-name="Heading_20_1" text:outline-level="1"><draw:frame draw:style-name="fr1" draw:name="Image448" text:anchor-type="as-char" svg:width="0.2083in" svg:height="0.2083in" draw:z-index="448"><draw:image xlink:href="Pictures/100002010000002800000028DBBFC720797C1277.png" xlink:type="simple" xlink:show="embed" xlink:actuate="onLoad" loext:mime-type="image/png"/><svg:title>@Seanpm2001-NSFW</svg:title></draw:frame><text:s/><text:a xlink:type="simple" xlink:href="https://github.com/Seanpm2001-NSFW" text:style-name="Internet_20_link" text:visited-style-name="Visited_20_Internet_20_Link"><text:span text:style-name="Strong_20_Emphasis">Seanpm2001-NSFW</text:span></text:a> owner </text:h>
      <text:h text:style-name="Heading_20_1" text:outline-level="1"><draw:frame draw:style-name="fr1" draw:name="Image449" text:anchor-type="as-char" svg:width="0.2083in" svg:height="0.2083in" draw:z-index="449"><draw:image xlink:href="Pictures/10000201000000280000002836688008315448FB.png" xlink:type="simple" xlink:show="embed" xlink:actuate="onLoad" loext:mime-type="image/png"/><svg:title>@Seanpm2001-NVidia-CUDA-lang</svg:title></draw:frame><text:s/><text:a xlink:type="simple" xlink:href="https://github.com/Seanpm2001-NVidia-CUDA-lang" text:style-name="Internet_20_link" text:visited-style-name="Visited_20_Internet_20_Link"><text:span text:style-name="Strong_20_Emphasis">Seanpm2001-NVidia-CUDA-lang</text:span></text:a> owner </text:h>
      <text:h text:style-name="Heading_20_1" text:outline-level="1"><draw:frame draw:style-name="fr1" draw:name="Image450" text:anchor-type="as-char" svg:width="0.2083in" svg:height="0.2083in" draw:z-index="450"><draw:image xlink:href="Pictures/1000000000000028000000285CC79CF185C121A0.jpg" xlink:type="simple" xlink:show="embed" xlink:actuate="onLoad" loext:mime-type="image/jpeg"/><svg:title>@Seanpm2001-NewYearsTag</svg:title></draw:frame><text:s/><text:a xlink:type="simple" xlink:href="https://github.com/Seanpm2001-NewYearsTag" text:style-name="Internet_20_link" text:visited-style-name="Visited_20_Internet_20_Link"><text:span text:style-name="Strong_20_Emphasis">Seanpm2001-NewYearsTag</text:span></text:a> owner </text:h>
      <text:h text:style-name="Heading_20_1" text:outline-level="1"><draw:frame draw:style-name="fr1" draw:name="Image451" text:anchor-type="as-char" svg:width="0.2083in" svg:height="0.2083in" draw:z-index="451"><draw:image xlink:href="Pictures/100000000000002800000028DCF560640BCC3E77.png" xlink:type="simple" xlink:show="embed" xlink:actuate="onLoad" loext:mime-type="image/png"/><svg:title>@Seanpm2001-Nim-lang</svg:title></draw:frame><text:s/><text:a xlink:type="simple" xlink:href="https://github.com/Seanpm2001-Nim-lang" text:style-name="Internet_20_link" text:visited-style-name="Visited_20_Internet_20_Link"><text:span text:style-name="Strong_20_Emphasis">Seanpm2001-Nim-lang</text:span></text:a> owner </text:h>
      <text:h text:style-name="Heading_20_1" text:outline-level="1"><draw:frame draw:style-name="fr1" draw:name="Image452" text:anchor-type="as-char" svg:width="0.2083in" svg:height="0.2083in" draw:z-index="452"><draw:image xlink:href="Pictures/100000000000002800000028F7AC1DDC11082917.png" xlink:type="simple" xlink:show="embed" xlink:actuate="onLoad" loext:mime-type="image/png"/><svg:title>@Seanpm2001-Nintendo</svg:title></draw:frame><text:s/><text:a xlink:type="simple" xlink:href="https://github.com/Seanpm2001-Nintendo" text:style-name="Internet_20_link" text:visited-style-name="Visited_20_Internet_20_Link"><text:span text:style-name="Strong_20_Emphasis">Seanpm2001-Nintendo</text:span></text:a> owner </text:h>
      <text:h text:style-name="Heading_20_1" text:outline-level="1"><draw:frame draw:style-name="fr1" draw:name="Image453" text:anchor-type="as-char" svg:width="0.2083in" svg:height="0.2083in" draw:z-index="453"><draw:image xlink:href="Pictures/1000020100000028000000287CCBC4D2147D0B54.png" xlink:type="simple" xlink:show="embed" xlink:actuate="onLoad" loext:mime-type="image/png"/><svg:title>@Seanpm2001-Nix-lang</svg:title></draw:frame><text:s/><text:a xlink:type="simple" xlink:href="https://github.com/Seanpm2001-Nix-lang" text:style-name="Internet_20_link" text:visited-style-name="Visited_20_Internet_20_Link"><text:span text:style-name="Strong_20_Emphasis">Seanpm2001-Nix-lang</text:span></text:a> owner </text:h>
      <text:h text:style-name="Heading_20_1" text:outline-level="1"><draw:frame draw:style-name="fr1" draw:name="Image454" text:anchor-type="as-char" svg:width="0.2083in" svg:height="0.2083in" draw:z-index="454"><draw:image xlink:href="Pictures/100002010000002800000028BE67012FAF9D3A24.png" xlink:type="simple" xlink:show="embed" xlink:actuate="onLoad" loext:mime-type="image/png"/><svg:title>@Seanpm2001-Nunjucks-lang</svg:title></draw:frame><text:s/><text:a xlink:type="simple" xlink:href="https://github.com/Seanpm2001-Nunjucks-lang" text:style-name="Internet_20_link" text:visited-style-name="Visited_20_Internet_20_Link"><text:span text:style-name="Strong_20_Emphasis">Seanpm2001-Nunjucks-lang</text:span></text:a> owner </text:h>
      <text:h text:style-name="Heading_20_1" text:outline-level="1"><draw:frame draw:style-name="fr1" draw:name="Image455" text:anchor-type="as-char" svg:width="0.2083in" svg:height="0.2083in" draw:z-index="455"><draw:image xlink:href="Pictures/1000000000000028000000283504BF4D25434129.png" xlink:type="simple" xlink:show="embed" xlink:actuate="onLoad" loext:mime-type="image/png"/><svg:title>@Seanpm2001-OCaml-Lang</svg:title></draw:frame><text:s/><text:a xlink:type="simple" xlink:href="https://github.com/Seanpm2001-OCaml-Lang" text:style-name="Internet_20_link" text:visited-style-name="Visited_20_Internet_20_Link"><text:span text:style-name="Strong_20_Emphasis">Seanpm2001-OCaml-Lang</text:span></text:a> owner </text:h>
      <text:h text:style-name="Heading_20_1" text:outline-level="1"><draw:frame draw:style-name="fr1" draw:name="Image456" text:anchor-type="as-char" svg:width="0.2083in" svg:height="0.2083in" draw:z-index="456"><draw:image xlink:href="Pictures/100002010000002800000028BCC7C47C3E0577CA.png" xlink:type="simple" xlink:show="embed" xlink:actuate="onLoad" loext:mime-type="image/png"/><svg:title>@Seanpm2001-Oberon-lang</svg:title></draw:frame><text:s/><text:a xlink:type="simple" xlink:href="https://github.com/Seanpm2001-Oberon-lang" text:style-name="Internet_20_link" text:visited-style-name="Visited_20_Internet_20_Link"><text:span text:style-name="Strong_20_Emphasis">Seanpm2001-Oberon-lang</text:span></text:a> owner </text:h>
      <text:h text:style-name="Heading_20_1" text:outline-level="1"><draw:frame draw:style-name="fr1" draw:name="Image457" text:anchor-type="as-char" svg:width="0.2083in" svg:height="0.2083in" draw:z-index="457"><draw:image xlink:href="Pictures/1000020100000028000000283C6DB1FAA7C9EBC9.png" xlink:type="simple" xlink:show="embed" xlink:actuate="onLoad" loext:mime-type="image/png"/><svg:title>@Seanpm2001-Objective-C-Lang</svg:title></draw:frame><text:s/><text:a xlink:type="simple" xlink:href="https://github.com/Seanpm2001-Objective-C-Lang" text:style-name="Internet_20_link" text:visited-style-name="Visited_20_Internet_20_Link"><text:span text:style-name="Strong_20_Emphasis">Seanpm2001-Objective-C-Lang</text:span></text:a> owner </text:h>
      <text:h text:style-name="Heading_20_1" text:outline-level="1"><draw:frame draw:style-name="fr1" draw:name="Image458" text:anchor-type="as-char" svg:width="0.2083in" svg:height="0.2083in" draw:z-index="458"><draw:image xlink:href="Pictures/10000201000000280000002834562B9A6CC66858.png" xlink:type="simple" xlink:show="embed" xlink:actuate="onLoad" loext:mime-type="image/png"/><svg:title>@Seanpm2001-Objective-J-Lang</svg:title></draw:frame><text:s/><text:a xlink:type="simple" xlink:href="https://github.com/Seanpm2001-Objective-J-Lang" text:style-name="Internet_20_link" text:visited-style-name="Visited_20_Internet_20_Link"><text:span text:style-name="Strong_20_Emphasis">Seanpm2001-Objective-J-Lang</text:span></text:a> owner </text:h>
      <text:h text:style-name="Heading_20_1" text:outline-level="1"><draw:frame draw:style-name="fr1" draw:name="Image459" text:anchor-type="as-char" svg:width="0.2083in" svg:height="0.2083in" draw:z-index="459"><draw:image xlink:href="Pictures/10000000000000280000002831C78BBF4FD1513E.jpg" xlink:type="simple" xlink:show="embed" xlink:actuate="onLoad" loext:mime-type="image/jpeg"/><svg:title>@Seanpm2001-Operating-Systems</svg:title></draw:frame><text:s/><text:a xlink:type="simple" xlink:href="https://github.com/Seanpm2001-Operating-Systems" text:style-name="Internet_20_link" text:visited-style-name="Visited_20_Internet_20_Link"><text:span text:style-name="Strong_20_Emphasis">Seanpm2001-Operating-Systems</text:span></text:a> owner </text:h>
      <text:h text:style-name="Heading_20_1" text:outline-level="1"><draw:frame draw:style-name="fr1" draw:name="Image460" text:anchor-type="as-char" svg:width="0.2083in" svg:height="0.2083in" draw:z-index="460"><draw:image xlink:href="Pictures/100000000000002800000028BB5E1440C47AE4A4.jpg" xlink:type="simple" xlink:show="embed" xlink:actuate="onLoad" loext:mime-type="image/jpeg"/><svg:title>@Seanpm2001-Organization</svg:title></draw:frame><text:s/><text:a xlink:type="simple" xlink:href="https://github.com/Seanpm2001-Organization" text:style-name="Internet_20_link" text:visited-style-name="Visited_20_Internet_20_Link"><text:span text:style-name="Strong_20_Emphasis">Seanpm2001-Organization</text:span></text:a> owner </text:h>
      <text:h text:style-name="Heading_20_1" text:outline-level="1"><draw:frame draw:style-name="fr1" draw:name="Image461" text:anchor-type="as-char" svg:width="0.2083in" svg:height="0.2083in" draw:z-index="461"><draw:image xlink:href="Pictures/1000020100000028000000282EE89BAA367E3DBD.png" xlink:type="simple" xlink:show="embed" xlink:actuate="onLoad" loext:mime-type="image/png"/><svg:title>@Seanpm2001-Ornithology</svg:title></draw:frame><text:s/><text:a xlink:type="simple" xlink:href="https://github.com/Seanpm2001-Ornithology" text:style-name="Internet_20_link" text:visited-style-name="Visited_20_Internet_20_Link"><text:span text:style-name="Strong_20_Emphasis">Seanpm2001-Ornithology</text:span></text:a> owner </text:h>
      <text:h text:style-name="Heading_20_1" text:outline-level="1"><text:soft-page-break/><draw:frame draw:style-name="fr1" draw:name="Image462" text:anchor-type="as-char" svg:width="0.2083in" svg:height="0.2083in" draw:z-index="462"><draw:image xlink:href="Pictures/100002010000002800000028F3A79541E6CD943D.png" xlink:type="simple" xlink:show="embed" xlink:actuate="onLoad" loext:mime-type="image/png"/><svg:title>@Seanpm2001-PHP-lang</svg:title></draw:frame><text:s/><text:a xlink:type="simple" xlink:href="https://github.com/Seanpm2001-PHP-lang" text:style-name="Internet_20_link" text:visited-style-name="Visited_20_Internet_20_Link"><text:span text:style-name="Strong_20_Emphasis">Seanpm2001-PHP-lang</text:span></text:a> owner </text:h>
      <text:h text:style-name="Heading_20_1" text:outline-level="1"><draw:frame draw:style-name="fr1" draw:name="Image463" text:anchor-type="as-char" svg:width="0.2083in" svg:height="0.2083in" draw:z-index="463"><draw:image xlink:href="Pictures/10000000000000280000002806E01764FB83C906.jpg" xlink:type="simple" xlink:show="embed" xlink:actuate="onLoad" loext:mime-type="image/jpeg"/><svg:title>@Seanpm2001-Pascal-lang</svg:title></draw:frame><text:s/><text:a xlink:type="simple" xlink:href="https://github.com/Seanpm2001-Pascal-lang" text:style-name="Internet_20_link" text:visited-style-name="Visited_20_Internet_20_Link"><text:span text:style-name="Strong_20_Emphasis">Seanpm2001-Pascal-lang</text:span></text:a> owner </text:h>
      <text:h text:style-name="Heading_20_1" text:outline-level="1"><draw:frame draw:style-name="fr1" draw:name="Image464" text:anchor-type="as-char" svg:width="0.2083in" svg:height="0.2083in" draw:z-index="464"><draw:image xlink:href="Pictures/10000201000000280000002816DB59364A3A3FC9.png" xlink:type="simple" xlink:show="embed" xlink:actuate="onLoad" loext:mime-type="image/png"/><svg:title>@Seanpm2001-Perl-lang</svg:title></draw:frame><text:s/><text:a xlink:type="simple" xlink:href="https://github.com/Seanpm2001-Perl-lang" text:style-name="Internet_20_link" text:visited-style-name="Visited_20_Internet_20_Link"><text:span text:style-name="Strong_20_Emphasis">Seanpm2001-Perl-lang</text:span></text:a> owner </text:h>
      <text:h text:style-name="Heading_20_1" text:outline-level="1"><draw:frame draw:style-name="fr1" draw:name="Image465" text:anchor-type="as-char" svg:width="0.2083in" svg:height="0.2083in" draw:z-index="465"><draw:image xlink:href="Pictures/100002010000002800000028F649F3222862A3AC.png" xlink:type="simple" xlink:show="embed" xlink:actuate="onLoad" loext:mime-type="image/png"/><svg:title>@Seanpm2001-PersonalKiosk</svg:title></draw:frame><text:s/><text:a xlink:type="simple" xlink:href="https://github.com/Seanpm2001-PersonalKiosk" text:style-name="Internet_20_link" text:visited-style-name="Visited_20_Internet_20_Link"><text:span text:style-name="Strong_20_Emphasis">Seanpm2001-PersonalKiosk</text:span></text:a> owner </text:h>
      <text:h text:style-name="Heading_20_1" text:outline-level="1"><draw:frame draw:style-name="fr1" draw:name="Image466" text:anchor-type="as-char" svg:width="0.2083in" svg:height="0.2083in" draw:z-index="466"><draw:image xlink:href="Pictures/1000020100000028000000282A8B9EB47EB26328.png" xlink:type="simple" xlink:show="embed" xlink:actuate="onLoad" loext:mime-type="image/png"/><svg:title>@Seanpm2001-Pharmacy</svg:title></draw:frame><text:s/><text:a xlink:type="simple" xlink:href="https://github.com/Seanpm2001-Pharmacy" text:style-name="Internet_20_link" text:visited-style-name="Visited_20_Internet_20_Link"><text:span text:style-name="Strong_20_Emphasis">Seanpm2001-Pharmacy</text:span></text:a> owner </text:h>
      <text:h text:style-name="Heading_20_1" text:outline-level="1"><draw:frame draw:style-name="fr1" draw:name="Image467" text:anchor-type="as-char" svg:width="0.2083in" svg:height="0.2083in" draw:z-index="467"><draw:image xlink:href="Pictures/10000201000000280000002837FF61716383FFAC.png" xlink:type="simple" xlink:show="embed" xlink:actuate="onLoad" loext:mime-type="image/png"/><svg:title>@Seanpm2001-Piglatin-lang</svg:title></draw:frame><text:s/><text:a xlink:type="simple" xlink:href="https://github.com/Seanpm2001-Piglatin-lang" text:style-name="Internet_20_link" text:visited-style-name="Visited_20_Internet_20_Link"><text:span text:style-name="Strong_20_Emphasis">Seanpm2001-Piglatin-lang</text:span></text:a> owner </text:h>
      <text:h text:style-name="Heading_20_1" text:outline-level="1"><draw:frame draw:style-name="fr1" draw:name="Image468" text:anchor-type="as-char" svg:width="0.2083in" svg:height="0.2083in" draw:z-index="468"><draw:image xlink:href="Pictures/100000000000002800000028AD89E9CB1139193D.jpg" xlink:type="simple" xlink:show="embed" xlink:actuate="onLoad" loext:mime-type="image/jpeg"/><svg:title>@Seanpm2001-PocketGems</svg:title></draw:frame><text:s/><text:a xlink:type="simple" xlink:href="https://github.com/Seanpm2001-PocketGems" text:style-name="Internet_20_link" text:visited-style-name="Visited_20_Internet_20_Link"><text:span text:style-name="Strong_20_Emphasis">Seanpm2001-PocketGems</text:span></text:a> owner </text:h>
      <text:h text:style-name="Heading_20_1" text:outline-level="1"><draw:frame draw:style-name="fr1" draw:name="Image469" text:anchor-type="as-char" svg:width="0.2083in" svg:height="0.2083in" draw:z-index="469"><draw:image xlink:href="Pictures/100002010000002800000028B280E513211D5907.png" xlink:type="simple" xlink:show="embed" xlink:actuate="onLoad" loext:mime-type="image/png"/><svg:title>@Seanpm2001-Politics</svg:title></draw:frame><text:s/><text:a xlink:type="simple" xlink:href="https://github.com/Seanpm2001-Politics" text:style-name="Internet_20_link" text:visited-style-name="Visited_20_Internet_20_Link"><text:span text:style-name="Strong_20_Emphasis">Seanpm2001-Politics</text:span></text:a> owner </text:h>
      <text:h text:style-name="Heading_20_1" text:outline-level="1"><draw:frame draw:style-name="fr1" draw:name="Image470" text:anchor-type="as-char" svg:width="0.2083in" svg:height="0.2083in" draw:z-index="470"><draw:image xlink:href="Pictures/1000000000000028000000289FE24F475EFA8514.jpg" xlink:type="simple" xlink:show="embed" xlink:actuate="onLoad" loext:mime-type="image/jpeg"/><svg:title>@Seanpm2001-Portals</svg:title></draw:frame><text:s/><text:a xlink:type="simple" xlink:href="https://github.com/Seanpm2001-Portals" text:style-name="Internet_20_link" text:visited-style-name="Visited_20_Internet_20_Link"><text:span text:style-name="Strong_20_Emphasis">Seanpm2001-Portals</text:span></text:a> owner </text:h>
      <text:h text:style-name="Heading_20_1" text:outline-level="1"><draw:frame draw:style-name="fr1" draw:name="Image471" text:anchor-type="as-char" svg:width="0.2083in" svg:height="0.2083in" draw:z-index="471"><draw:image xlink:href="Pictures/1000020100000028000000283505F0EF44DAB33D.png" xlink:type="simple" xlink:show="embed" xlink:actuate="onLoad" loext:mime-type="image/png"/><svg:title>@Seanpm2001-PostScript-lang</svg:title></draw:frame><text:s/><text:a xlink:type="simple" xlink:href="https://github.com/Seanpm2001-PostScript-lang" text:style-name="Internet_20_link" text:visited-style-name="Visited_20_Internet_20_Link"><text:span text:style-name="Strong_20_Emphasis">Seanpm2001-PostScript-lang</text:span></text:a> owner </text:h>
      <text:h text:style-name="Heading_20_1" text:outline-level="1"><draw:frame draw:style-name="fr1" draw:name="Image472" text:anchor-type="as-char" svg:width="0.2083in" svg:height="0.2083in" draw:z-index="472"><draw:image xlink:href="Pictures/100002010000002800000028D61202CCCE2CF4BE.png" xlink:type="simple" xlink:show="embed" xlink:actuate="onLoad" loext:mime-type="image/png"/><svg:title>@Seanpm2001-PowerShell-lang</svg:title></draw:frame><text:s/><text:a xlink:type="simple" xlink:href="https://github.com/Seanpm2001-PowerShell-lang" text:style-name="Internet_20_link" text:visited-style-name="Visited_20_Internet_20_Link"><text:span text:style-name="Strong_20_Emphasis">Seanpm2001-PowerShell-lang</text:span></text:a> owner </text:h>
      <text:h text:style-name="Heading_20_1" text:outline-level="1"><draw:frame draw:style-name="fr1" draw:name="Image473" text:anchor-type="as-char" svg:width="0.2083in" svg:height="0.2083in" draw:z-index="473"><draw:image xlink:href="Pictures/10000201000000280000002889F397D8952F556E.png" xlink:type="simple" xlink:show="embed" xlink:actuate="onLoad" loext:mime-type="image/png"/><svg:title>@Seanpm2001-Prolog-lang</svg:title></draw:frame><text:s/><text:a xlink:type="simple" xlink:href="https://github.com/Seanpm2001-Prolog-lang" text:style-name="Internet_20_link" text:visited-style-name="Visited_20_Internet_20_Link"><text:span text:style-name="Strong_20_Emphasis">Seanpm2001-Prolog-lang</text:span></text:a> owner </text:h>
      <text:h text:style-name="Heading_20_1" text:outline-level="1"><draw:frame draw:style-name="fr1" draw:name="Image474" text:anchor-type="as-char" svg:width="0.2083in" svg:height="0.2083in" draw:z-index="474"><draw:image xlink:href="Pictures/1000000000000028000000288F69C3F5BD6DFF83.jpg" xlink:type="simple" xlink:show="embed" xlink:actuate="onLoad" loext:mime-type="image/jpeg"/><svg:title>@Seanpm2001-Pug-lang</svg:title></draw:frame><text:s/><text:a xlink:type="simple" xlink:href="https://github.com/Seanpm2001-Pug-lang" text:style-name="Internet_20_link" text:visited-style-name="Visited_20_Internet_20_Link"><text:span text:style-name="Strong_20_Emphasis">Seanpm2001-Pug-lang</text:span></text:a> owner </text:h>
      <text:h text:style-name="Heading_20_1" text:outline-level="1"><draw:frame draw:style-name="fr1" draw:name="Image475" text:anchor-type="as-char" svg:width="0.2083in" svg:height="0.2083in" draw:z-index="475"><draw:image xlink:href="Pictures/1000000000000028000000289D15A6721B1AA248.png" xlink:type="simple" xlink:show="embed" xlink:actuate="onLoad" loext:mime-type="image/png"/><svg:title>@Seanpm2001-PureScript-lang</svg:title></draw:frame><text:s/><text:a xlink:type="simple" xlink:href="https://github.com/Seanpm2001-PureScript-lang" text:style-name="Internet_20_link" text:visited-style-name="Visited_20_Internet_20_Link"><text:span text:style-name="Strong_20_Emphasis">Seanpm2001-PureScript-lang</text:span></text:a> owner </text:h>
      <text:h text:style-name="Heading_20_1" text:outline-level="1"><draw:frame draw:style-name="fr1" draw:name="Image476" text:anchor-type="as-char" svg:width="0.2083in" svg:height="0.2083in" draw:z-index="476"><draw:image xlink:href="Pictures/100002010000002800000028567560359B83C632.png" xlink:type="simple" xlink:show="embed" xlink:actuate="onLoad" loext:mime-type="image/png"/><svg:title>@Seanpm2001-Python</svg:title></draw:frame><text:s/><text:a xlink:type="simple" xlink:href="https://github.com/Seanpm2001-Python" text:style-name="Internet_20_link" text:visited-style-name="Visited_20_Internet_20_Link"><text:span text:style-name="Strong_20_Emphasis">Seanpm2001-Python</text:span></text:a> owner </text:h>
      <text:h text:style-name="Heading_20_1" text:outline-level="1"><text:soft-page-break/><draw:frame draw:style-name="fr1" draw:name="Image477" text:anchor-type="as-char" svg:width="0.2083in" svg:height="0.2083in" draw:z-index="477"><draw:image xlink:href="Pictures/10000000000000280000002852FD57FE57A7E1F7.png" xlink:type="simple" xlink:show="embed" xlink:actuate="onLoad" loext:mime-type="image/png"/><svg:title>@Seanpm2001-QML-lang</svg:title></draw:frame><text:s/><text:a xlink:type="simple" xlink:href="https://github.com/Seanpm2001-QML-lang" text:style-name="Internet_20_link" text:visited-style-name="Visited_20_Internet_20_Link"><text:span text:style-name="Strong_20_Emphasis">Seanpm2001-QML-lang</text:span></text:a> owner </text:h>
      <text:h text:style-name="Heading_20_1" text:outline-level="1"><draw:frame draw:style-name="fr1" draw:name="Image478" text:anchor-type="as-char" svg:width="0.2083in" svg:height="0.2083in" draw:z-index="478"><draw:image xlink:href="Pictures/1000020100000028000000289306DE37D5AC8BC6.png" xlink:type="simple" xlink:show="embed" xlink:actuate="onLoad" loext:mime-type="image/png"/><svg:title>@Seanpm2001-QSharp-lang</svg:title></draw:frame><text:s/><text:a xlink:type="simple" xlink:href="https://github.com/Seanpm2001-QSharp-lang" text:style-name="Internet_20_link" text:visited-style-name="Visited_20_Internet_20_Link"><text:span text:style-name="Strong_20_Emphasis">Seanpm2001-QSharp-lang</text:span></text:a> owner </text:h>
      <text:h text:style-name="Heading_20_1" text:outline-level="1"><draw:frame draw:style-name="fr1" draw:name="Image479" text:anchor-type="as-char" svg:width="0.2083in" svg:height="0.2083in" draw:z-index="479"><draw:image xlink:href="Pictures/10000201000000280000002827B714F28D406BA8.png" xlink:type="simple" xlink:show="embed" xlink:actuate="onLoad" loext:mime-type="image/png"/><svg:title>@Seanpm2001-REBOL-Lang</svg:title></draw:frame><text:s/><text:a xlink:type="simple" xlink:href="https://github.com/Seanpm2001-REBOL-Lang" text:style-name="Internet_20_link" text:visited-style-name="Visited_20_Internet_20_Link"><text:span text:style-name="Strong_20_Emphasis">Seanpm2001-REBOL-Lang</text:span></text:a> owner </text:h>
      <text:h text:style-name="Heading_20_1" text:outline-level="1"><draw:frame draw:style-name="fr1" draw:name="Image480" text:anchor-type="as-char" svg:width="0.2083in" svg:height="0.2083in" draw:z-index="480"><draw:image xlink:href="Pictures/100002010000002800000028CEFA96554680112A.png" xlink:type="simple" xlink:show="embed" xlink:actuate="onLoad" loext:mime-type="image/png"/><svg:title>@Seanpm2001-Racket-lang</svg:title></draw:frame><text:s/><text:a xlink:type="simple" xlink:href="https://github.com/Seanpm2001-Racket-lang" text:style-name="Internet_20_link" text:visited-style-name="Visited_20_Internet_20_Link"><text:span text:style-name="Strong_20_Emphasis">Seanpm2001-Racket-lang</text:span></text:a> owner </text:h>
      <text:h text:style-name="Heading_20_1" text:outline-level="1"><draw:frame draw:style-name="fr1" draw:name="Image481" text:anchor-type="as-char" svg:width="0.2083in" svg:height="0.2083in" draw:z-index="481"><draw:image xlink:href="Pictures/100000000000002800000028F96796FCF101100B.png" xlink:type="simple" xlink:show="embed" xlink:actuate="onLoad" loext:mime-type="image/png"/><svg:title>@Seanpm2001-Raku-lang</svg:title></draw:frame><text:s/><text:a xlink:type="simple" xlink:href="https://github.com/Seanpm2001-Raku-lang" text:style-name="Internet_20_link" text:visited-style-name="Visited_20_Internet_20_Link"><text:span text:style-name="Strong_20_Emphasis">Seanpm2001-Raku-lang</text:span></text:a> owner </text:h>
      <text:h text:style-name="P1" text:outline-level="1"><draw:frame draw:style-name="fr1" draw:name="Image482" text:anchor-type="as-char" svg:width="0.2083in" svg:height="0.2083in" draw:z-index="482"><draw:image xlink:href="Pictures/100002010000002800000028B527758BBFFB1301.png" xlink:type="simple" xlink:show="embed" xlink:actuate="onLoad" loext:mime-type="image/png"/><svg:title>@Seanpm2001-RaspberryPi</svg:title></draw:frame><text:s/><text:a xlink:type="simple" xlink:href="https://github.com/Seanpm2001-RaspberryPi" text:style-name="Internet_20_link" text:visited-style-name="Visited_20_Internet_20_Link"><text:span text:style-name="Strong_20_Emphasis">Seanpm2001-RaspberryPi</text:span></text:a> owner </text:h>
      <text:h text:style-name="P1" text:outline-level="1"/>
      <text:h text:style-name="Heading_20_1" text:outline-level="1"><draw:frame draw:style-name="fr1" draw:name="Image170" text:anchor-type="as-char" svg:width="0.2083in" svg:height="0.2083in" draw:z-index="170"><draw:image xlink:href="Pictures/10000000000000280000002889DCE920D28EEE58.png" xlink:type="simple" xlink:show="embed" xlink:actuate="onLoad" loext:mime-type="image/png"/><svg:title>@SNU-InternetMuseum</svg:title></draw:frame><text:s/><text:a xlink:type="simple" xlink:href="https://github.com/SNU-InternetMuseum" text:style-name="Internet_20_link" text:visited-style-name="Visited_20_Internet_20_Link"><text:span text:style-name="Strong_20_Emphasis">SNU-InternetMuseum</text:span></text:a> owner </text:h>
      <text:h text:style-name="Heading_20_1" text:outline-level="1"><draw:frame draw:style-name="fr1" draw:name="Image171" text:anchor-type="as-char" svg:width="0.2083in" svg:height="0.2083in" draw:z-index="171"><draw:image xlink:href="Pictures/10000000000000280000002889DCE920D28EEE58.png" xlink:type="simple" xlink:show="embed" xlink:actuate="onLoad" loext:mime-type="image/png"/><svg:title>@SNU-JavaScript-Math-Center</svg:title></draw:frame><text:s/><text:a xlink:type="simple" xlink:href="https://github.com/SNU-JavaScript-Math-Center" text:style-name="Internet_20_link" text:visited-style-name="Visited_20_Internet_20_Link"><text:span text:style-name="Strong_20_Emphasis">SNU-JavaScript-Math-Center</text:span></text:a> owner </text:h>
      <text:h text:style-name="Heading_20_1" text:outline-level="1"><draw:frame draw:style-name="fr1" draw:name="Image172" text:anchor-type="as-char" svg:width="0.2083in" svg:height="0.2083in" draw:z-index="172"><draw:image xlink:href="Pictures/10000000000000280000002889DCE920D28EEE58.png" xlink:type="simple" xlink:show="embed" xlink:actuate="onLoad" loext:mime-type="image/png"/><svg:title>@SNU-Jobs</svg:title></draw:frame><text:s/><text:a xlink:type="simple" xlink:href="https://github.com/SNU-Jobs" text:style-name="Internet_20_link" text:visited-style-name="Visited_20_Internet_20_Link"><text:span text:style-name="Strong_20_Emphasis">SNU-Jobs</text:span></text:a> owner </text:h>
      <text:h text:style-name="Heading_20_1" text:outline-level="1"><draw:frame draw:style-name="fr1" draw:name="Image173" text:anchor-type="as-char" svg:width="0.2083in" svg:height="0.2083in" draw:z-index="173"><draw:image xlink:href="Pictures/10000000000000280000002831709E0F311197C6.jpg" xlink:type="simple" xlink:show="embed" xlink:actuate="onLoad" loext:mime-type="image/jpeg"/><svg:title>@SNU-KenThompsonMemorial</svg:title></draw:frame><text:s/><text:a xlink:type="simple" xlink:href="https://github.com/SNU-KenThompsonMemorial" text:style-name="Internet_20_link" text:visited-style-name="Visited_20_Internet_20_Link"><text:span text:style-name="Strong_20_Emphasis">SNU-KenThompsonMemorial</text:span></text:a> owner </text:h>
      <text:h text:style-name="Heading_20_1" text:outline-level="1"><draw:frame draw:style-name="fr1" draw:name="Image174" text:anchor-type="as-char" svg:width="0.2083in" svg:height="0.2083in" draw:z-index="174"><draw:image xlink:href="Pictures/10000000000000280000002889DCE920D28EEE58.png" xlink:type="simple" xlink:show="embed" xlink:actuate="onLoad" loext:mime-type="image/png"/><svg:title>@SNU-Keyboard</svg:title></draw:frame><text:s/><text:a xlink:type="simple" xlink:href="https://github.com/SNU-Keyboard" text:style-name="Internet_20_link" text:visited-style-name="Visited_20_Internet_20_Link"><text:span text:style-name="Strong_20_Emphasis">SNU-Keyboard</text:span></text:a> owner </text:h>
      <text:h text:style-name="Heading_20_1" text:outline-level="1"><draw:frame draw:style-name="fr1" draw:name="Image175" text:anchor-type="as-char" svg:width="0.2083in" svg:height="0.2083in" draw:z-index="175"><draw:image xlink:href="Pictures/10000000000000280000002889DCE920D28EEE58.png" xlink:type="simple" xlink:show="embed" xlink:actuate="onLoad" loext:mime-type="image/png"/><svg:title>@SNU-LeapDay</svg:title></draw:frame><text:s/><text:a xlink:type="simple" xlink:href="https://github.com/SNU-LeapDay" text:style-name="Internet_20_link" text:visited-style-name="Visited_20_Internet_20_Link"><text:span text:style-name="Strong_20_Emphasis">SNU-LeapDay</text:span></text:a> owner </text:h>
      <text:h text:style-name="Heading_20_1" text:outline-level="1"><draw:frame draw:style-name="fr1" draw:name="Image176" text:anchor-type="as-char" svg:width="0.2083in" svg:height="0.2083in" draw:z-index="176"><draw:image xlink:href="Pictures/10000000000000280000002889DCE920D28EEE58.png" xlink:type="simple" xlink:show="embed" xlink:actuate="onLoad" loext:mime-type="image/png"/><svg:title>@SNU-LegalResourceCenter</svg:title></draw:frame><text:s/><text:a xlink:type="simple" xlink:href="https://github.com/SNU-LegalResourceCenter" text:style-name="Internet_20_link" text:visited-style-name="Visited_20_Internet_20_Link"><text:span text:style-name="Strong_20_Emphasis">SNU-LegalResourceCenter</text:span></text:a> owner </text:h>
      <text:h text:style-name="Heading_20_1" text:outline-level="1"><draw:frame draw:style-name="fr1" draw:name="Image177" text:anchor-type="as-char" svg:width="0.2083in" svg:height="0.2083in" draw:z-index="177"><draw:image xlink:href="Pictures/10000000000000280000002889DCE920D28EEE58.png" xlink:type="simple" xlink:show="embed" xlink:actuate="onLoad" loext:mime-type="image/png"/><svg:title>@SNU-LegendsOfTheInternet</svg:title></draw:frame><text:s/><text:a xlink:type="simple" xlink:href="https://github.com/SNU-LegendsOfTheInternet" text:style-name="Internet_20_link" text:visited-style-name="Visited_20_Internet_20_Link"><text:span text:style-name="Strong_20_Emphasis">SNU-LegendsOfTheInternet</text:span></text:a> owner </text:h>
      <text:h text:style-name="P1" text:outline-level="1"><text:soft-page-break/><draw:frame draw:style-name="fr1" draw:name="Image178" text:anchor-type="as-char" svg:width="0.2083in" svg:height="0.2083in" draw:z-index="178"><draw:image xlink:href="Pictures/10000000000000280000002889DCE920D28EEE58.png" xlink:type="simple" xlink:show="embed" xlink:actuate="onLoad" loext:mime-type="image/png"/><svg:title>@SNU-LifeStories</svg:title></draw:frame><text:s/><text:a xlink:type="simple" xlink:href="https://github.com/SNU-LifeStories" text:style-name="Internet_20_link" text:visited-style-name="Visited_20_Internet_20_Link"><text:span text:style-name="Strong_20_Emphasis">SNU-LifeStories</text:span></text:a> owner </text:h>
      <text:h text:style-name="P1" text:outline-level="1"/>
      <text:p text:style-name="Text_20_body">Your personal account</text:p>
      <text:p text:style-name="P5">Switch to another account </text:p>
      <text:p text:style-name="P5"><text:bookmark text:name="menu-heading"/>Account settings <text:a xlink:type="simple" xlink:href="https://github.com/settings/profile" text:style-name="Internet_20_link" text:visited-style-name="Visited_20_Internet_20_Link">Profile</text:a> <text:a xlink:type="simple" xlink:href="https://github.com/settings/admin" text:style-name="Internet_20_link" text:visited-style-name="Visited_20_Internet_20_Link">Account</text:a> <text:a xlink:type="simple" xlink:href="https://github.com/settings/appearance" text:style-name="Internet_20_link" text:visited-style-name="Visited_20_Internet_20_Link">Appearance </text:a><text:a xlink:type="simple" xlink:href="https://github.com/settings/security" text:style-name="Internet_20_link" text:visited-style-name="Visited_20_Internet_20_Link">Account security</text:a> <text:a xlink:type="simple" xlink:href="https://github.com/settings/billing" text:style-name="Internet_20_link" text:visited-style-name="Visited_20_Internet_20_Link">Billing &amp; plans</text:a> <text:a xlink:type="simple" xlink:href="https://github.com/settings/security-log" text:style-name="Internet_20_link" text:visited-style-name="Visited_20_Internet_20_Link">Security log</text:a> <text:a xlink:type="simple" xlink:href="https://github.com/settings/security_analysis" text:style-name="Internet_20_link" text:visited-style-name="Visited_20_Internet_20_Link">Security &amp; analysis</text:a> <text:a xlink:type="simple" xlink:href="https://github.com/settings/sponsors-log" text:style-name="Internet_20_link" text:visited-style-name="Visited_20_Internet_20_Link">Sponsorship log</text:a> <text:a xlink:type="simple" xlink:href="https://github.com/settings/emails" text:style-name="Internet_20_link" text:visited-style-name="Visited_20_Internet_20_Link">Emails </text:a><text:a xlink:type="simple" xlink:href="https://github.com/settings/notifications" text:style-name="Internet_20_link" text:visited-style-name="Visited_20_Internet_20_Link">Notifications</text:a> <text:a xlink:type="simple" xlink:href="https://github.com/settings/reminders" text:style-name="Internet_20_link" text:visited-style-name="Visited_20_Internet_20_Link">Scheduled reminders</text:a> <text:a xlink:type="simple" xlink:href="https://github.com/settings/keys" text:style-name="Internet_20_link" text:visited-style-name="Visited_20_Internet_20_Link">SSH and GPG keys</text:a> <text:a xlink:type="simple" xlink:href="https://github.com/settings/repositories" text:style-name="Internet_20_link" text:visited-style-name="Visited_20_Internet_20_Link">Repositories</text:a> <text:a xlink:type="simple" xlink:href="https://github.com/settings/deleted_packages" text:style-name="Internet_20_link" text:visited-style-name="Visited_20_Internet_20_Link">Packages</text:a> <text:a xlink:type="simple" xlink:href="https://github.com/settings/organizations" text:style-name="Internet_20_link" text:visited-style-name="Visited_20_Internet_20_Link">Organizations</text:a> <text:a xlink:type="simple" xlink:href="https://github.com/settings/replies" text:style-name="Internet_20_link" text:visited-style-name="Visited_20_Internet_20_Link">Saved replies</text:a> <text:a xlink:type="simple" xlink:href="https://github.com/settings/installations" text:style-name="Internet_20_link" text:visited-style-name="Visited_20_Internet_20_Link">Applications</text:a> <text:a xlink:type="simple" xlink:href="https://github.com/settings/apps" text:style-name="Internet_20_link" text:visited-style-name="Visited_20_Internet_20_Link">Developer settings </text:a>Moderation settings <text:a xlink:type="simple" xlink:href="https://github.com/settings/blocked_users" text:style-name="Internet_20_link" text:visited-style-name="Visited_20_Internet_20_Link">Blocked users</text:a> </text:p>
      <text:p text:style-name="P5"><text:a xlink:type="simple" xlink:href="https://github.com/settings/interaction_limits" text:style-name="Internet_20_link" text:visited-style-name="Visited_20_Internet_20_Link">Interaction limits</text:a> </text:p>
      <text:p text:style-name="P5">Organizations</text:p>
      <text:p text:style-name="Text_20_body"><draw:frame draw:style-name="fr1" draw:name="Image3" text:anchor-type="as-char" svg:width="0.2083in" svg:height="0.2083in" draw:z-index="3"><draw:image xlink:href="Pictures/100000000000002800000028D86AD850264B26AB.jpg" xlink:type="simple" xlink:show="embed" xlink:actuate="onLoad" loext:mime-type="image/jpeg"/><svg:title>@404-Day</svg:title></draw:frame><text:s/><text:a xlink:type="simple" xlink:href="https://github.com/404-Day" text:style-name="Internet_20_link" text:visited-style-name="Visited_20_Internet_20_Link"><text:span text:style-name="Strong_20_Emphasis">404-Day</text:span></text:a> owner </text:p>
      <text:p text:style-name="Text_20_body"><draw:frame draw:style-name="fr1" draw:name="Image4" text:anchor-type="as-char" svg:width="0.2083in" svg:height="0.2083in" draw:z-index="4"><draw:image xlink:href="Pictures/1000020100000028000000280D0E9D6ED132F3E8.png" xlink:type="simple" xlink:show="embed" xlink:actuate="onLoad" loext:mime-type="image/png"/><svg:title>@9x-Internet</svg:title></draw:frame><text:s/><text:a xlink:type="simple" xlink:href="https://github.com/9x-Internet" text:style-name="Internet_20_link" text:visited-style-name="Visited_20_Internet_20_Link"><text:span text:style-name="Strong_20_Emphasis">9x-Internet</text:span></text:a> owner </text:p>
      <text:p text:style-name="Text_20_body"><draw:frame draw:style-name="fr1" draw:name="Image5" text:anchor-type="as-char" svg:width="0.2083in" svg:height="0.2083in" draw:z-index="5"><draw:image xlink:href="Pictures/10000201000000280000002831B2B547D5CB261D.png" xlink:type="simple" xlink:show="embed" xlink:actuate="onLoad" loext:mime-type="image/png"/><svg:title>@AGRAN-lang</svg:title></draw:frame><text:s/><text:a xlink:type="simple" xlink:href="https://github.com/AGRAN-lang" text:style-name="Internet_20_link" text:visited-style-name="Visited_20_Internet_20_Link"><text:span text:style-name="Strong_20_Emphasis">AGRAN-lang</text:span></text:a> owner </text:p>
      <text:p text:style-name="Text_20_body"><draw:frame draw:style-name="fr1" draw:name="Image6" text:anchor-type="as-char" svg:width="0.2083in" svg:height="0.2083in" draw:z-index="6"><draw:image xlink:href="Pictures/100002010000002800000028A844F917101AC260.png" xlink:type="simple" xlink:show="embed" xlink:actuate="onLoad" loext:mime-type="image/png"/><svg:title>@AdBool</svg:title></draw:frame><text:s/><text:a xlink:type="simple" xlink:href="https://github.com/AdBool" text:style-name="Internet_20_link" text:visited-style-name="Visited_20_Internet_20_Link"><text:span text:style-name="Strong_20_Emphasis">AdBool</text:span></text:a> owner </text:p>
      <text:p text:style-name="Text_20_body"><draw:frame draw:style-name="fr1" draw:name="Image7" text:anchor-type="as-char" svg:width="0.2083in" svg:height="0.2083in" draw:z-index="7"><draw:image xlink:href="Pictures/1000020100000028000000289ED3EBD730CC16B1.png" xlink:type="simple" xlink:show="embed" xlink:actuate="onLoad" loext:mime-type="image/png"/><svg:title>@Advanced-Eye-Chart</svg:title></draw:frame><text:s/><text:a xlink:type="simple" xlink:href="https://github.com/Advanced-Eye-Chart" text:style-name="Internet_20_link" text:visited-style-name="Visited_20_Internet_20_Link"><text:span text:style-name="Strong_20_Emphasis">Advanced-Eye-Chart</text:span></text:a> owner </text:p>
      <text:p text:style-name="Text_20_body"><draw:frame draw:style-name="fr1" draw:name="Image8" text:anchor-type="as-char" svg:width="0.2083in" svg:height="0.2083in" draw:z-index="8"><draw:image xlink:href="Pictures/100002010000002800000028346F6EF829648FD3.png" xlink:type="simple" xlink:show="embed" xlink:actuate="onLoad" loext:mime-type="image/png"/><svg:title>@AudiBass-Manager</svg:title></draw:frame><text:s/><text:a xlink:type="simple" xlink:href="https://github.com/AudiBass-Manager" text:style-name="Internet_20_link" text:visited-style-name="Visited_20_Internet_20_Link"><text:span text:style-name="Strong_20_Emphasis">AudiBass-Manager</text:span></text:a> owner </text:p>
      <text:p text:style-name="Text_20_body"><draw:frame draw:style-name="fr1" draw:name="Image9" text:anchor-type="as-char" svg:width="0.2083in" svg:height="0.2083in" draw:z-index="9"><draw:image xlink:href="Pictures/1000020100000028000000283A3824DCE87D69B0.png" xlink:type="simple" xlink:show="embed" xlink:actuate="onLoad" loext:mime-type="image/png"/><svg:title>@BGemJam-game</svg:title></draw:frame><text:s/><text:a xlink:type="simple" xlink:href="https://github.com/BGemJam-game" text:style-name="Internet_20_link" text:visited-style-name="Visited_20_Internet_20_Link"><text:span text:style-name="Strong_20_Emphasis">BGemJam-game</text:span></text:a> owner </text:p>
      <text:p text:style-name="Text_20_body"><draw:frame draw:style-name="fr1" draw:name="Image10" text:anchor-type="as-char" svg:width="0.2083in" svg:height="0.2083in" draw:z-index="10"><draw:image xlink:href="Pictures/100000000000002800000028E564F5BC47F76958.jpg" xlink:type="simple" xlink:show="embed" xlink:actuate="onLoad" loext:mime-type="image/jpeg"/><svg:title>@Bitchecker-dev</svg:title></draw:frame><text:s/><text:a xlink:type="simple" xlink:href="https://github.com/Bitchecker-dev" text:style-name="Internet_20_link" text:visited-style-name="Visited_20_Internet_20_Link"><text:span text:style-name="Strong_20_Emphasis">Bitchecker-dev</text:span></text:a> owner </text:p>
      <text:p text:style-name="Text_20_body"><draw:frame draw:style-name="fr1" draw:name="Image11" text:anchor-type="as-char" svg:width="0.2083in" svg:height="0.2083in" draw:z-index="11"><draw:image xlink:href="Pictures/100000000000002800000028B0BA0D95F7502938.jpg" xlink:type="simple" xlink:show="embed" xlink:actuate="onLoad" loext:mime-type="image/jpeg"/><svg:title>@BluPhone</svg:title></draw:frame><text:s/><text:a xlink:type="simple" xlink:href="https://github.com/BluPhone" text:style-name="Internet_20_link" text:visited-style-name="Visited_20_Internet_20_Link"><text:span text:style-name="Strong_20_Emphasis">BluPhone</text:span></text:a> owner </text:p>
      <text:p text:style-name="Text_20_body"><draw:frame draw:style-name="fr1" draw:name="Image12" text:anchor-type="as-char" svg:width="0.2083in" svg:height="0.2083in" draw:z-index="12"><draw:image xlink:href="Pictures/10000201000000280000002892C4352B7B81A81F.png" xlink:type="simple" xlink:show="embed" xlink:actuate="onLoad" loext:mime-type="image/png"/><svg:title>@Blue-Dentures</svg:title></draw:frame><text:s/><text:a xlink:type="simple" xlink:href="https://github.com/Blue-Dentures" text:style-name="Internet_20_link" text:visited-style-name="Visited_20_Internet_20_Link"><text:span text:style-name="Strong_20_Emphasis">Blue-Dentures</text:span></text:a> owner </text:p>
      <text:p text:style-name="Text_20_body"><draw:frame draw:style-name="fr1" draw:name="Image13" text:anchor-type="as-char" svg:width="0.2083in" svg:height="0.2083in" draw:z-index="13"><draw:image xlink:href="Pictures/100002010000002800000028F126A17FF6FDC3B3.png" xlink:type="simple" xlink:show="embed" xlink:actuate="onLoad" loext:mime-type="image/png"/><svg:title>@Boom-Bay</svg:title></draw:frame><text:s/><text:a xlink:type="simple" xlink:href="https://github.com/Boom-Bay" text:style-name="Internet_20_link" text:visited-style-name="Visited_20_Internet_20_Link"><text:span text:style-name="Strong_20_Emphasis">Boom-Bay</text:span></text:a> owner </text:p>
      <text:p text:style-name="Text_20_body"><draw:frame draw:style-name="fr1" draw:name="Image14" text:anchor-type="as-char" svg:width="0.2083in" svg:height="0.2083in" draw:z-index="14"><draw:image xlink:href="Pictures/100002010000002800000028C5E7873D4DDF99A2.png" xlink:type="simple" xlink:show="embed" xlink:actuate="onLoad" loext:mime-type="image/png"/><svg:title>@Branch-Ranch</svg:title></draw:frame><text:s/><text:a xlink:type="simple" xlink:href="https://github.com/Branch-Ranch" text:style-name="Internet_20_link" text:visited-style-name="Visited_20_Internet_20_Link"><text:span text:style-name="Strong_20_Emphasis">Branch-Ranch</text:span></text:a> owner </text:p>
      <text:p text:style-name="Text_20_body"><draw:frame draw:style-name="fr1" draw:name="Image15" text:anchor-type="as-char" svg:width="0.2083in" svg:height="0.2083in" draw:z-index="15"><draw:image xlink:href="Pictures/100002010000002800000028C67816B60F7558C5.png" xlink:type="simple" xlink:show="embed" xlink:actuate="onLoad" loext:mime-type="image/png"/><svg:title>@CH3-c-K</svg:title></draw:frame><text:s/><text:a xlink:type="simple" xlink:href="https://github.com/CH3-c-K" text:style-name="Internet_20_link" text:visited-style-name="Visited_20_Internet_20_Link"><text:span text:style-name="Strong_20_Emphasis">CH3-c-K</text:span></text:a> owner </text:p>
      <text:p text:style-name="Text_20_body"><draw:frame draw:style-name="fr1" draw:name="Image16" text:anchor-type="as-char" svg:width="0.2083in" svg:height="0.2083in" draw:z-index="16"><draw:image xlink:href="Pictures/100000000000002800000028BC8F9BD05BE6F611.jpg" xlink:type="simple" xlink:show="embed" xlink:actuate="onLoad" loext:mime-type="image/jpeg"/><svg:title>@CamCamPlus</svg:title></draw:frame><text:s/><text:a xlink:type="simple" xlink:href="https://github.com/CamCamPlus" text:style-name="Internet_20_link" text:visited-style-name="Visited_20_Internet_20_Link"><text:span text:style-name="Strong_20_Emphasis">CamCamPlus</text:span></text:a> owner </text:p>
      <text:p text:style-name="Text_20_body"><draw:frame draw:style-name="fr1" draw:name="Image17" text:anchor-type="as-char" svg:width="0.2083in" svg:height="0.2083in" draw:z-index="17"><draw:image xlink:href="Pictures/10000201000000280000002828C9387C02E92BE7.png" xlink:type="simple" xlink:show="embed" xlink:actuate="onLoad" loext:mime-type="image/png"/><svg:title>@Candroid-dev</svg:title></draw:frame><text:s/><text:a xlink:type="simple" xlink:href="https://github.com/Candroid-dev" text:style-name="Internet_20_link" text:visited-style-name="Visited_20_Internet_20_Link"><text:span text:style-name="Strong_20_Emphasis">Candroid-dev</text:span></text:a> owner </text:p>
      <text:p text:style-name="Text_20_body"><draw:frame draw:style-name="fr1" draw:name="Image18" text:anchor-type="as-char" svg:width="0.2083in" svg:height="0.2083in" draw:z-index="18"><draw:image xlink:href="Pictures/1000020100000028000000284BE77C34E9DDEB61.png" xlink:type="simple" xlink:show="embed" xlink:actuate="onLoad" loext:mime-type="image/png"/><svg:title>@ChromaTagsForGit</svg:title></draw:frame><text:s/><text:a xlink:type="simple" xlink:href="https://github.com/ChromaTagsForGit" text:style-name="Internet_20_link" text:visited-style-name="Visited_20_Internet_20_Link"><text:span text:style-name="Strong_20_Emphasis">ChromaTagsForGit</text:span></text:a> owner </text:p>
      <text:p text:style-name="Text_20_body"><draw:frame draw:style-name="fr1" draw:name="Image19" text:anchor-type="as-char" svg:width="0.2083in" svg:height="0.2083in" draw:z-index="19"><draw:image xlink:href="Pictures/100000000000002800000028FE8487F503ED15E0.jpg" xlink:type="simple" xlink:show="embed" xlink:actuate="onLoad" loext:mime-type="image/jpeg"/><svg:title>@Code-distancing</svg:title></draw:frame><text:s/><text:a xlink:type="simple" xlink:href="https://github.com/Code-distancing" text:style-name="Internet_20_link" text:visited-style-name="Visited_20_Internet_20_Link"><text:span text:style-name="Strong_20_Emphasis">Code-distancing</text:span></text:a> owner </text:p>
      <text:p text:style-name="Text_20_body"><draw:frame draw:style-name="fr1" draw:name="Image20" text:anchor-type="as-char" svg:width="0.2083in" svg:height="0.2083in" draw:z-index="20"><draw:image xlink:href="Pictures/1000020100000028000000283B1C276B16C81162.png" xlink:type="simple" xlink:show="embed" xlink:actuate="onLoad" loext:mime-type="image/png"/><svg:title>@Coloress-dev</svg:title></draw:frame><text:s/><text:a xlink:type="simple" xlink:href="https://github.com/Coloress-dev" text:style-name="Internet_20_link" text:visited-style-name="Visited_20_Internet_20_Link"><text:span text:style-name="Strong_20_Emphasis">Coloress-dev</text:span></text:a> owner </text:p>
      <text:p text:style-name="Text_20_body"><text:soft-page-break/><draw:frame draw:style-name="fr1" draw:name="Image21" text:anchor-type="as-char" svg:width="0.2083in" svg:height="0.2083in" draw:z-index="21"><draw:image xlink:href="Pictures/1000000000000028000000288CDA5D74482D7469.jpg" xlink:type="simple" xlink:show="embed" xlink:actuate="onLoad" loext:mime-type="image/jpeg"/><svg:title>@CompuBunker</svg:title></draw:frame><text:s/><text:a xlink:type="simple" xlink:href="https://github.com/CompuBunker" text:style-name="Internet_20_link" text:visited-style-name="Visited_20_Internet_20_Link"><text:span text:style-name="Strong_20_Emphasis">CompuBunker</text:span></text:a> owner </text:p>
      <text:p text:style-name="Text_20_body"><draw:frame draw:style-name="fr1" draw:name="Image22" text:anchor-type="as-char" svg:width="0.2083in" svg:height="0.2083in" draw:z-index="22"><draw:image xlink:href="Pictures/1000020100000028000000280218795453F39F46.png" xlink:type="simple" xlink:show="embed" xlink:actuate="onLoad" loext:mime-type="image/png"/><svg:title>@CompuSmell</svg:title></draw:frame><text:s/><text:a xlink:type="simple" xlink:href="https://github.com/CompuSmell" text:style-name="Internet_20_link" text:visited-style-name="Visited_20_Internet_20_Link"><text:span text:style-name="Strong_20_Emphasis">CompuSmell</text:span></text:a> owner </text:p>
      <text:p text:style-name="Text_20_body"><draw:frame draw:style-name="fr1" draw:name="Image23" text:anchor-type="as-char" svg:width="0.2083in" svg:height="0.2083in" draw:z-index="23"><draw:image xlink:href="Pictures/1000020100000028000000281C84529756DA6483.png" xlink:type="simple" xlink:show="embed" xlink:actuate="onLoad" loext:mime-type="image/png"/><svg:title>@Compunker</svg:title></draw:frame><text:s/><text:a xlink:type="simple" xlink:href="https://github.com/Compunker" text:style-name="Internet_20_link" text:visited-style-name="Visited_20_Internet_20_Link"><text:span text:style-name="Strong_20_Emphasis">Compunker</text:span></text:a> owner </text:p>
      <text:p text:style-name="Text_20_body"><draw:frame draw:style-name="fr1" draw:name="Image24" text:anchor-type="as-char" svg:width="0.2083in" svg:height="0.2083in" draw:z-index="24"><draw:image xlink:href="Pictures/100002010000002800000028FD8FA77F0587B973.png" xlink:type="simple" xlink:show="embed" xlink:actuate="onLoad" loext:mime-type="image/png"/><svg:title>@Computing-longevity</svg:title></draw:frame><text:s/><text:a xlink:type="simple" xlink:href="https://github.com/Computing-longevity" text:style-name="Internet_20_link" text:visited-style-name="Visited_20_Internet_20_Link"><text:span text:style-name="Strong_20_Emphasis">Computing-longevity</text:span></text:a> owner </text:p>
      <text:p text:style-name="Text_20_body"><draw:frame draw:style-name="fr1" draw:name="Image25" text:anchor-type="as-char" svg:width="0.2083in" svg:height="0.2083in" draw:z-index="25"><draw:image xlink:href="Pictures/100000000000002800000028226F47A457F81BE5.jpg" xlink:type="simple" xlink:show="embed" xlink:actuate="onLoad" loext:mime-type="image/jpeg"/><svg:title>@CottonTree</svg:title></draw:frame><text:s/><text:a xlink:type="simple" xlink:href="https://github.com/CottonTree" text:style-name="Internet_20_link" text:visited-style-name="Visited_20_Internet_20_Link"><text:span text:style-name="Strong_20_Emphasis">CottonTree</text:span></text:a> owner </text:p>
      <text:p text:style-name="Text_20_body"><draw:frame draw:style-name="fr1" draw:name="Image26" text:anchor-type="as-char" svg:width="0.2083in" svg:height="0.2083in" draw:z-index="26"><draw:image xlink:href="Pictures/100002010000002800000028274D22B4372EE59D.png" xlink:type="simple" xlink:show="embed" xlink:actuate="onLoad" loext:mime-type="image/png"/><svg:title>@CountMausoleum</svg:title></draw:frame><text:s/><text:a xlink:type="simple" xlink:href="https://github.com/CountMausoleum" text:style-name="Internet_20_link" text:visited-style-name="Visited_20_Internet_20_Link"><text:span text:style-name="Strong_20_Emphasis">CountMausoleum</text:span></text:a> owner </text:p>
      <text:p text:style-name="Text_20_body"><draw:frame draw:style-name="fr1" draw:name="Image27" text:anchor-type="as-char" svg:width="0.2083in" svg:height="0.2083in" draw:z-index="27"><draw:image xlink:href="Pictures/10000000000000280000002831C78BBF4FD1513E.jpg" xlink:type="simple" xlink:show="embed" xlink:actuate="onLoad" loext:mime-type="image/jpeg"/><svg:title>@CrossCompatXU</svg:title></draw:frame><text:s/><text:a xlink:type="simple" xlink:href="https://github.com/CrossCompatXU" text:style-name="Internet_20_link" text:visited-style-name="Visited_20_Internet_20_Link"><text:span text:style-name="Strong_20_Emphasis">CrossCompatXU</text:span></text:a> owner </text:p>
      <text:p text:style-name="Text_20_body"><draw:frame draw:style-name="fr1" draw:name="Image28" text:anchor-type="as-char" svg:width="0.2083in" svg:height="0.2083in" draw:z-index="28"><draw:image xlink:href="Pictures/100002010000002800000028B0A8D037EC68F065.png" xlink:type="simple" xlink:show="embed" xlink:actuate="onLoad" loext:mime-type="image/png"/><svg:title>@Cyborg-System-Monitor</svg:title></draw:frame><text:s/><text:a xlink:type="simple" xlink:href="https://github.com/Cyborg-System-Monitor" text:style-name="Internet_20_link" text:visited-style-name="Visited_20_Internet_20_Link"><text:span text:style-name="Strong_20_Emphasis">Cyborg-System-Monitor</text:span></text:a> owner </text:p>
      <text:p text:style-name="Text_20_body"><draw:frame draw:style-name="fr1" draw:name="Image29" text:anchor-type="as-char" svg:width="0.2083in" svg:height="0.2083in" draw:z-index="29"><draw:image xlink:href="Pictures/100000000000002800000028F7B7F089977E0E23.png" xlink:type="simple" xlink:show="embed" xlink:actuate="onLoad" loext:mime-type="image/png"/><svg:title>@DMail-Client</svg:title></draw:frame><text:s/><text:a xlink:type="simple" xlink:href="https://github.com/DMail-Client" text:style-name="Internet_20_link" text:visited-style-name="Visited_20_Internet_20_Link"><text:span text:style-name="Strong_20_Emphasis">DMail-Client</text:span></text:a> owner </text:p>
      <text:p text:style-name="Text_20_body"><draw:frame draw:style-name="fr1" draw:name="Image30" text:anchor-type="as-char" svg:width="0.2083in" svg:height="0.2083in" draw:z-index="30"><draw:image xlink:href="Pictures/1000000000000028000000281CFF674C192631CF.jpg" xlink:type="simple" xlink:show="embed" xlink:actuate="onLoad" loext:mime-type="image/jpeg"/><svg:title>@DOS-Buddy</svg:title></draw:frame><text:s/><text:a xlink:type="simple" xlink:href="https://github.com/DOS-Buddy" text:style-name="Internet_20_link" text:visited-style-name="Visited_20_Internet_20_Link"><text:span text:style-name="Strong_20_Emphasis">DOS-Buddy</text:span></text:a> owner </text:p>
      <text:p text:style-name="Text_20_body"><draw:frame draw:style-name="fr1" draw:name="Image31" text:anchor-type="as-char" svg:width="0.2083in" svg:height="0.2083in" draw:z-index="31"><draw:image xlink:href="Pictures/1000000000000028000000281F85FCD5677DF57B.jpg" xlink:type="simple" xlink:show="embed" xlink:actuate="onLoad" loext:mime-type="image/jpeg"/><svg:title>@Degoogle-your-life</svg:title></draw:frame><text:s/><text:a xlink:type="simple" xlink:href="https://github.com/Degoogle-your-life" text:style-name="Internet_20_link" text:visited-style-name="Visited_20_Internet_20_Link"><text:span text:style-name="Strong_20_Emphasis">Degoogle-your-life</text:span></text:a> owner </text:p>
      <text:p text:style-name="Text_20_body"><draw:frame draw:style-name="fr1" draw:name="Image32" text:anchor-type="as-char" svg:width="0.2083in" svg:height="0.2083in" draw:z-index="32"><draw:image xlink:href="Pictures/100000000000002800000028E7D42728C0C2A32D.jpg" xlink:type="simple" xlink:show="embed" xlink:actuate="onLoad" loext:mime-type="image/jpeg"/><svg:title>@DentalBar-Whitetooth-pro</svg:title></draw:frame><text:s/><text:a xlink:type="simple" xlink:href="https://github.com/DentalBar-Whitetooth-pro" text:style-name="Internet_20_link" text:visited-style-name="Visited_20_Internet_20_Link"><text:span text:style-name="Strong_20_Emphasis">DentalBar-Whitetooth-pro</text:span></text:a> owner </text:p>
      <text:p text:style-name="Text_20_body"><draw:frame draw:style-name="fr1" draw:name="Image33" text:anchor-type="as-char" svg:width="0.2083in" svg:height="0.2083in" draw:z-index="33"><draw:image xlink:href="Pictures/100000000000002800000028CC0782A4FA8AC8E8.jpg" xlink:type="simple" xlink:show="embed" xlink:actuate="onLoad" loext:mime-type="image/jpeg"/><svg:title>@Doorcrete</svg:title></draw:frame><text:s/><text:a xlink:type="simple" xlink:href="https://github.com/Doorcrete" text:style-name="Internet_20_link" text:visited-style-name="Visited_20_Internet_20_Link"><text:span text:style-name="Strong_20_Emphasis">Doorcrete</text:span></text:a> owner </text:p>
      <text:p text:style-name="Text_20_body"><draw:frame draw:style-name="fr1" draw:name="Image34" text:anchor-type="as-char" svg:width="0.2083in" svg:height="0.2083in" draw:z-index="34"><draw:image xlink:href="Pictures/100000000000002800000028D4753DE5521ADFBF.jpg" xlink:type="simple" xlink:show="embed" xlink:actuate="onLoad" loext:mime-type="image/jpeg"/><svg:title>@Economica-dev</svg:title></draw:frame><text:s/><text:a xlink:type="simple" xlink:href="https://github.com/Economica-dev" text:style-name="Internet_20_link" text:visited-style-name="Visited_20_Internet_20_Link"><text:span text:style-name="Strong_20_Emphasis">Economica-dev</text:span></text:a> owner </text:p>
      <text:p text:style-name="Text_20_body"><draw:frame draw:style-name="fr1" draw:name="Image35" text:anchor-type="as-char" svg:width="0.2083in" svg:height="0.2083in" draw:z-index="35"><draw:image xlink:href="Pictures/10000000000000280000002857EB297D4BD7EDC6.jpg" xlink:type="simple" xlink:show="embed" xlink:actuate="onLoad" loext:mime-type="image/jpeg"/><svg:title>@Egg-org</svg:title></draw:frame><text:s/><text:a xlink:type="simple" xlink:href="https://github.com/Egg-org" text:style-name="Internet_20_link" text:visited-style-name="Visited_20_Internet_20_Link"><text:span text:style-name="Strong_20_Emphasis">Egg-org</text:span></text:a> owner </text:p>
      <text:p text:style-name="Text_20_body"><draw:frame draw:style-name="fr1" draw:name="Image36" text:anchor-type="as-char" svg:width="0.2083in" svg:height="0.2083in" draw:z-index="36"><draw:image xlink:href="Pictures/10000000000000280000002858CA4B06AC3B826B.jpg" xlink:type="simple" xlink:show="embed" xlink:actuate="onLoad" loext:mime-type="image/jpeg"/><svg:title>@Engineer-Superdesk</svg:title></draw:frame><text:s/><text:a xlink:type="simple" xlink:href="https://github.com/Engineer-Superdesk" text:style-name="Internet_20_link" text:visited-style-name="Visited_20_Internet_20_Link"><text:span text:style-name="Strong_20_Emphasis">Engineer-Superdesk</text:span></text:a> owner </text:p>
      <text:p text:style-name="Text_20_body"><draw:frame draw:style-name="fr1" draw:name="Image37" text:anchor-type="as-char" svg:width="0.2083in" svg:height="0.2083in" draw:z-index="37"><draw:image xlink:href="Pictures/10000201000000280000002808B35C230FA78E00.png" xlink:type="simple" xlink:show="embed" xlink:actuate="onLoad" loext:mime-type="image/png"/><svg:title>@FBI-Roleplay-Simulator</svg:title></draw:frame><text:s/><text:a xlink:type="simple" xlink:href="https://github.com/FBI-Roleplay-Simulator" text:style-name="Internet_20_link" text:visited-style-name="Visited_20_Internet_20_Link"><text:span text:style-name="Strong_20_Emphasis">FBI-Roleplay-Simulator</text:span></text:a> owner </text:p>
      <text:p text:style-name="Text_20_body"><draw:frame draw:style-name="fr1" draw:name="Image38" text:anchor-type="as-char" svg:width="0.2083in" svg:height="0.2083in" draw:z-index="38"><draw:image xlink:href="Pictures/100000000000002800000028C704C0010CB7DB7C.jpg" xlink:type="simple" xlink:show="embed" xlink:actuate="onLoad" loext:mime-type="image/jpeg"/><svg:title>@FourThousandNinetySix</svg:title></draw:frame><text:s/><text:a xlink:type="simple" xlink:href="https://github.com/FourThousandNinetySix" text:style-name="Internet_20_link" text:visited-style-name="Visited_20_Internet_20_Link"><text:span text:style-name="Strong_20_Emphasis">FourThousandNinetySix</text:span></text:a> owner </text:p>
      <text:p text:style-name="Text_20_body"><draw:frame draw:style-name="fr1" draw:name="Image39" text:anchor-type="as-char" svg:width="0.2083in" svg:height="0.2083in" draw:z-index="39"><draw:image xlink:href="Pictures/1000020100000028000000281CC413F04BAD5A5B.png" xlink:type="simple" xlink:show="embed" xlink:actuate="onLoad" loext:mime-type="image/png"/><svg:title>@Frog-mania</svg:title></draw:frame><text:s/><text:a xlink:type="simple" xlink:href="https://github.com/Frog-mania" text:style-name="Internet_20_link" text:visited-style-name="Visited_20_Internet_20_Link"><text:span text:style-name="Strong_20_Emphasis">Frog-mania</text:span></text:a> owner </text:p>
      <text:p text:style-name="Text_20_body"><draw:frame draw:style-name="fr1" draw:name="Image40" text:anchor-type="as-char" svg:width="0.2083in" svg:height="0.2083in" draw:z-index="40"><draw:image xlink:href="Pictures/10000000000000280000002853B40EF912C85989.png" xlink:type="simple" xlink:show="embed" xlink:actuate="onLoad" loext:mime-type="image/png"/><svg:title>@GK-Keyboard</svg:title></draw:frame><text:s/><text:a xlink:type="simple" xlink:href="https://github.com/GK-Keyboard" text:style-name="Internet_20_link" text:visited-style-name="Visited_20_Internet_20_Link"><text:span text:style-name="Strong_20_Emphasis">GK-Keyboard</text:span></text:a> owner </text:p>
      <text:p text:style-name="Text_20_body"><draw:frame draw:style-name="fr1" draw:name="Image41" text:anchor-type="as-char" svg:width="0.2083in" svg:height="0.2083in" draw:z-index="41"><draw:image xlink:href="Pictures/100000000000002800000028876A54F416FE16A1.png" xlink:type="simple" xlink:show="embed" xlink:actuate="onLoad" loext:mime-type="image/png"/><svg:title>@Gaslight-Galactica</svg:title></draw:frame><text:s/><text:a xlink:type="simple" xlink:href="https://github.com/Gaslight-Galactica" text:style-name="Internet_20_link" text:visited-style-name="Visited_20_Internet_20_Link"><text:span text:style-name="Strong_20_Emphasis">Gaslight-Galactica</text:span></text:a> owner </text:p>
      <text:p text:style-name="Text_20_body"><draw:frame draw:style-name="fr1" draw:name="Image42" text:anchor-type="as-char" svg:width="0.2083in" svg:height="0.2083in" draw:z-index="42"><draw:image xlink:href="Pictures/1000020100000028000000280F4DFD4D61A91313.png" xlink:type="simple" xlink:show="embed" xlink:actuate="onLoad" loext:mime-type="image/png"/><svg:title>@GitHubby-development</svg:title></draw:frame><text:s/><text:a xlink:type="simple" xlink:href="https://github.com/GitHubby-development" text:style-name="Internet_20_link" text:visited-style-name="Visited_20_Internet_20_Link"><text:span text:style-name="Strong_20_Emphasis">GitHubby-development</text:span></text:a> owner </text:p>
      <text:p text:style-name="Text_20_body"><draw:frame draw:style-name="fr1" draw:name="Image43" text:anchor-type="as-char" svg:width="0.2083in" svg:height="0.2083in" draw:z-index="43"><draw:image xlink:href="Pictures/10000201000000280000002806DC8732E9184660.png" xlink:type="simple" xlink:show="embed" xlink:actuate="onLoad" loext:mime-type="image/png"/><svg:title>@GitManager-dev</svg:title></draw:frame><text:s/><text:a xlink:type="simple" xlink:href="https://github.com/GitManager-dev" text:style-name="Internet_20_link" text:visited-style-name="Visited_20_Internet_20_Link"><text:span text:style-name="Strong_20_Emphasis">GitManager-dev</text:span></text:a> owner </text:p>
      <text:p text:style-name="Text_20_body"><draw:frame draw:style-name="fr1" draw:name="Image44" text:anchor-type="as-char" svg:width="0.2083in" svg:height="0.2083in" draw:z-index="44"><draw:image xlink:href="Pictures/100002010000002800000028A87E43B77EBC9EED.png" xlink:type="simple" xlink:show="embed" xlink:actuate="onLoad" loext:mime-type="image/png"/><svg:title>@Gitty-images</svg:title></draw:frame><text:s/><text:a xlink:type="simple" xlink:href="https://github.com/Gitty-images" text:style-name="Internet_20_link" text:visited-style-name="Visited_20_Internet_20_Link"><text:span text:style-name="Strong_20_Emphasis">Gitty-images</text:span></text:a> owner </text:p>
      <text:p text:style-name="Text_20_body"><draw:frame draw:style-name="fr1" draw:name="Image45" text:anchor-type="as-char" svg:width="0.2083in" svg:height="0.2083in" draw:z-index="45"><draw:image xlink:href="Pictures/10000000000000280000002814D90448987EF1D3.png" xlink:type="simple" xlink:show="embed" xlink:actuate="onLoad" loext:mime-type="image/png"/><svg:title>@Go-ogle-engine</svg:title></draw:frame><text:s/><text:a xlink:type="simple" xlink:href="https://github.com/Go-ogle-engine" text:style-name="Internet_20_link" text:visited-style-name="Visited_20_Internet_20_Link"><text:span text:style-name="Strong_20_Emphasis">Go-ogle-engine</text:span></text:a> owner </text:p>
      <text:p text:style-name="Text_20_body"><text:soft-page-break/><draw:frame draw:style-name="fr1" draw:name="Image46" text:anchor-type="as-char" svg:width="0.2083in" svg:height="0.2083in" draw:z-index="46"><draw:image xlink:href="Pictures/100002010000002800000028E8350BAC64260C4E.png" xlink:type="simple" xlink:show="embed" xlink:actuate="onLoad" loext:mime-type="image/png"/><svg:title>@Goodbye-world-program</svg:title></draw:frame><text:s/><text:a xlink:type="simple" xlink:href="https://github.com/Goodbye-world-program" text:style-name="Internet_20_link" text:visited-style-name="Visited_20_Internet_20_Link"><text:span text:style-name="Strong_20_Emphasis">Goodbye-world-program</text:span></text:a> owner </text:p>
      <text:p text:style-name="Text_20_body"><draw:frame draw:style-name="fr1" draw:name="Image47" text:anchor-type="as-char" svg:width="0.2083in" svg:height="0.2083in" draw:z-index="47"><draw:image xlink:href="Pictures/100000000000002800000028FC479F6FC7699AA0.jpg" xlink:type="simple" xlink:show="embed" xlink:actuate="onLoad" loext:mime-type="image/jpeg"/><svg:title>@GratyBot</svg:title></draw:frame><text:s/><text:a xlink:type="simple" xlink:href="https://github.com/GratyBot" text:style-name="Internet_20_link" text:visited-style-name="Visited_20_Internet_20_Link"><text:span text:style-name="Strong_20_Emphasis">GratyBot</text:span></text:a> owner </text:p>
      <text:p text:style-name="Text_20_body"><draw:frame draw:style-name="fr1" draw:name="Image48" text:anchor-type="as-char" svg:width="0.2083in" svg:height="0.2083in" draw:z-index="48"><draw:image xlink:href="Pictures/10000000000001A4000001A4147E18543A7BA7BA.png" xlink:type="simple" xlink:show="embed" xlink:actuate="onLoad" loext:mime-type="image/png"/><svg:title>@GuineaMyrickILifeArchiveProject</svg:title></draw:frame><text:s/><text:a xlink:type="simple" xlink:href="https://github.com/GuineaMyrickILifeArchiveProject" text:style-name="Internet_20_link" text:visited-style-name="Visited_20_Internet_20_Link"><text:span text:style-name="Strong_20_Emphasis">GuineaMyrickILifeArchiveProject</text:span></text:a> owner </text:p>
      <text:p text:style-name="Text_20_body"><draw:frame draw:style-name="fr1" draw:name="Image49" text:anchor-type="as-char" svg:width="0.2083in" svg:height="0.2083in" draw:z-index="49"><draw:image xlink:href="Pictures/100002010000002800000028583921AA562F3B40.png" xlink:type="simple" xlink:show="embed" xlink:actuate="onLoad" loext:mime-type="image/png"/><svg:title>@HT-Messenger</svg:title></draw:frame><text:s/><text:a xlink:type="simple" xlink:href="https://github.com/HT-Messenger" text:style-name="Internet_20_link" text:visited-style-name="Visited_20_Internet_20_Link"><text:span text:style-name="Strong_20_Emphasis">HT-Messenger</text:span></text:a> owner </text:p>
      <text:p text:style-name="Text_20_body"><draw:frame draw:style-name="fr1" draw:name="Image50" text:anchor-type="as-char" svg:width="0.2083in" svg:height="0.2083in" draw:z-index="50"><draw:image xlink:href="Pictures/100002010000002800000028E27A8053D06F5F58.png" xlink:type="simple" xlink:show="embed" xlink:actuate="onLoad" loext:mime-type="image/png"/><svg:title>@HX-Template</svg:title></draw:frame><text:s/><text:a xlink:type="simple" xlink:href="https://github.com/HX-Template" text:style-name="Internet_20_link" text:visited-style-name="Visited_20_Internet_20_Link"><text:span text:style-name="Strong_20_Emphasis">HX-Template</text:span></text:a> owner </text:p>
      <text:p text:style-name="Text_20_body"><draw:frame draw:style-name="fr1" draw:name="Image51" text:anchor-type="as-char" svg:width="0.2083in" svg:height="0.2083in" draw:z-index="51"><draw:image xlink:href="Pictures/100002010000002800000028626670F7C48A2EA4.png" xlink:type="simple" xlink:show="embed" xlink:actuate="onLoad" loext:mime-type="image/png"/><svg:title>@Hatium</svg:title></draw:frame><text:s/><text:a xlink:type="simple" xlink:href="https://github.com/Hatium" text:style-name="Internet_20_link" text:visited-style-name="Visited_20_Internet_20_Link"><text:span text:style-name="Strong_20_Emphasis">Hatium</text:span></text:a> owner </text:p>
      <text:p text:style-name="Text_20_body"><draw:frame draw:style-name="fr1" draw:name="Image52" text:anchor-type="as-char" svg:width="0.2083in" svg:height="0.2083in" draw:z-index="52"><draw:image xlink:href="Pictures/100002010000002800000028E86F1E11537A1734.png" xlink:type="simple" xlink:show="embed" xlink:actuate="onLoad" loext:mime-type="image/png"/><svg:title>@HealthMeterMaximum</svg:title></draw:frame><text:s/><text:a xlink:type="simple" xlink:href="https://github.com/HealthMeterMaximum" text:style-name="Internet_20_link" text:visited-style-name="Visited_20_Internet_20_Link"><text:span text:style-name="Strong_20_Emphasis">HealthMeterMaximum</text:span></text:a> owner </text:p>
      <text:p text:style-name="Text_20_body"><draw:frame draw:style-name="fr1" draw:name="Image53" text:anchor-type="as-char" svg:width="0.2083in" svg:height="0.2083in" draw:z-index="53"><draw:image xlink:href="Pictures/10000201000000280000002826A6EDF4644D2C6F.png" xlink:type="simple" xlink:show="embed" xlink:actuate="onLoad" loext:mime-type="image/png"/><svg:title>@Hospital-defender</svg:title></draw:frame><text:s/><text:a xlink:type="simple" xlink:href="https://github.com/Hospital-defender" text:style-name="Internet_20_link" text:visited-style-name="Visited_20_Internet_20_Link"><text:span text:style-name="Strong_20_Emphasis">Hospital-defender</text:span></text:a> owner </text:p>
      <text:p text:style-name="Text_20_body"><draw:frame draw:style-name="fr1" draw:name="Image54" text:anchor-type="as-char" svg:width="0.2083in" svg:height="0.2083in" draw:z-index="54"><draw:image xlink:href="Pictures/100000000000002800000028892462CB44F66914.jpg" xlink:type="simple" xlink:show="embed" xlink:actuate="onLoad" loext:mime-type="image/jpeg"/><svg:title>@Hyper-Realistic-Farm-Simulator</svg:title></draw:frame><text:s/><text:a xlink:type="simple" xlink:href="https://github.com/Hyper-Realistic-Farm-Simulator" text:style-name="Internet_20_link" text:visited-style-name="Visited_20_Internet_20_Link"><text:span text:style-name="Strong_20_Emphasis">Hyper-Realistic-Farm-Simulator</text:span></text:a> owner </text:p>
      <text:p text:style-name="Text_20_body"><draw:frame draw:style-name="fr1" draw:name="Image55" text:anchor-type="as-char" svg:width="0.2083in" svg:height="0.2083in" draw:z-index="55"><draw:image xlink:href="Pictures/100000000000002800000028FC111211DDF9D06F.jpg" xlink:type="simple" xlink:show="embed" xlink:actuate="onLoad" loext:mime-type="image/jpeg"/><svg:title>@IGNORE-file</svg:title></draw:frame><text:s/><text:a xlink:type="simple" xlink:href="https://github.com/IGNORE-file" text:style-name="Internet_20_link" text:visited-style-name="Visited_20_Internet_20_Link"><text:span text:style-name="Strong_20_Emphasis">IGNORE-file</text:span></text:a> owner </text:p>
      <text:p text:style-name="Text_20_body"><draw:frame draw:style-name="fr1" draw:name="Image56" text:anchor-type="as-char" svg:width="0.2083in" svg:height="0.2083in" draw:z-index="56"><draw:image xlink:href="Pictures/10000000000000280000002853B40EF912C85989.png" xlink:type="simple" xlink:show="embed" xlink:actuate="onLoad" loext:mime-type="image/png"/><svg:title>@Keyoff-dev</svg:title></draw:frame><text:s/><text:a xlink:type="simple" xlink:href="https://github.com/Keyoff-dev" text:style-name="Internet_20_link" text:visited-style-name="Visited_20_Internet_20_Link"><text:span text:style-name="Strong_20_Emphasis">Keyoff-dev</text:span></text:a> owner </text:p>
      <text:p text:style-name="Text_20_body"><draw:frame draw:style-name="fr1" draw:name="Image57" text:anchor-type="as-char" svg:width="0.2083in" svg:height="0.2083in" draw:z-index="57"><draw:image xlink:href="Pictures/1000000000000028000000288E9DC7FF706E8DA6.jpg" xlink:type="simple" xlink:show="embed" xlink:actuate="onLoad" loext:mime-type="image/jpeg"/><svg:title>@LinkLax-Dev</svg:title></draw:frame><text:s/><text:a xlink:type="simple" xlink:href="https://github.com/LinkLax-Dev" text:style-name="Internet_20_link" text:visited-style-name="Visited_20_Internet_20_Link"><text:span text:style-name="Strong_20_Emphasis">LinkLax-Dev</text:span></text:a> owner </text:p>
      <text:p text:style-name="Text_20_body"><draw:frame draw:style-name="fr1" draw:name="Image58" text:anchor-type="as-char" svg:width="0.2083in" svg:height="0.2083in" draw:z-index="58"><draw:image xlink:href="Pictures/1000020100000028000000288FBA4640727BC6DA.png" xlink:type="simple" xlink:show="embed" xlink:actuate="onLoad" loext:mime-type="image/png"/><svg:title>@Linux-Defender</svg:title></draw:frame><text:s/><text:a xlink:type="simple" xlink:href="https://github.com/Linux-Defender" text:style-name="Internet_20_link" text:visited-style-name="Visited_20_Internet_20_Link"><text:span text:style-name="Strong_20_Emphasis">Linux-Defender</text:span></text:a> owner </text:p>
      <text:p text:style-name="Text_20_body"><draw:frame draw:style-name="fr1" draw:name="Image59" text:anchor-type="as-char" svg:width="0.2083in" svg:height="0.2083in" draw:z-index="59"><draw:image xlink:href="Pictures/100002010000002800000028446423A7D8F79584.png" xlink:type="simple" xlink:show="embed" xlink:actuate="onLoad" loext:mime-type="image/png"/><svg:title>@Linux-Marketshare-Ping-Tool</svg:title></draw:frame><text:s/><text:a xlink:type="simple" xlink:href="https://github.com/Linux-Marketshare-Ping-Tool" text:style-name="Internet_20_link" text:visited-style-name="Visited_20_Internet_20_Link"><text:span text:style-name="Strong_20_Emphasis">Linux-Marketshare-Ping-Tool</text:span></text:a> owner </text:p>
      <text:p text:style-name="Text_20_body"><draw:frame draw:style-name="fr1" draw:name="Image60" text:anchor-type="as-char" svg:width="0.2083in" svg:height="0.2083in" draw:z-index="60"><draw:image xlink:href="Pictures/100002010000002800000028735AF2E9980A8986.png" xlink:type="simple" xlink:show="embed" xlink:actuate="onLoad" loext:mime-type="image/png"/><svg:title>@MCPYE</svg:title></draw:frame><text:s/><text:a xlink:type="simple" xlink:href="https://github.com/MCPYE" text:style-name="Internet_20_link" text:visited-style-name="Visited_20_Internet_20_Link"><text:span text:style-name="Strong_20_Emphasis">MCPYE</text:span></text:a> owner </text:p>
      <text:p text:style-name="Text_20_body"><draw:frame draw:style-name="fr1" draw:name="Image61" text:anchor-type="as-char" svg:width="0.2083in" svg:height="0.2083in" draw:z-index="61"><draw:image xlink:href="Pictures/10000000000000280000002845399913FF1118B8.jpg" xlink:type="simple" xlink:show="embed" xlink:actuate="onLoad" loext:mime-type="image/jpeg"/><svg:title>@MadLibby</svg:title></draw:frame><text:s/><text:a xlink:type="simple" xlink:href="https://github.com/MadLibby" text:style-name="Internet_20_link" text:visited-style-name="Visited_20_Internet_20_Link"><text:span text:style-name="Strong_20_Emphasis">MadLibby</text:span></text:a> owner </text:p>
      <text:p text:style-name="Text_20_body"><draw:frame draw:style-name="fr1" draw:name="Image62" text:anchor-type="as-char" svg:width="0.2083in" svg:height="0.2083in" draw:z-index="62"><draw:image xlink:href="Pictures/100002010000002800000028D739EAE379EC4748.png" xlink:type="simple" xlink:show="embed" xlink:actuate="onLoad" loext:mime-type="image/png"/><svg:title>@MammalTown</svg:title></draw:frame><text:s/><text:a xlink:type="simple" xlink:href="https://github.com/MammalTown" text:style-name="Internet_20_link" text:visited-style-name="Visited_20_Internet_20_Link"><text:span text:style-name="Strong_20_Emphasis">MammalTown</text:span></text:a> owner </text:p>
      <text:p text:style-name="Text_20_body"><draw:frame draw:style-name="fr1" draw:name="Image63" text:anchor-type="as-char" svg:width="0.2083in" svg:height="0.2083in" draw:z-index="63"><draw:image xlink:href="Pictures/100002010000002800000028D6FA499DCDEB4478.png" xlink:type="simple" xlink:show="embed" xlink:actuate="onLoad" loext:mime-type="image/png"/><svg:title>@Matrix-lang</svg:title></draw:frame><text:s/><text:a xlink:type="simple" xlink:href="https://github.com/Matrix-lang" text:style-name="Internet_20_link" text:visited-style-name="Visited_20_Internet_20_Link"><text:span text:style-name="Strong_20_Emphasis">Matrix-lang</text:span></text:a> owner </text:p>
      <text:p text:style-name="Text_20_body"><draw:frame draw:style-name="fr1" draw:name="Image64" text:anchor-type="as-char" svg:width="0.2083in" svg:height="0.2083in" draw:z-index="64"><draw:image xlink:href="Pictures/10000201000000280000002897981FAFFC889E05.png" xlink:type="simple" xlink:show="embed" xlink:actuate="onLoad" loext:mime-type="image/png"/><svg:title>@Meme-machine-2019</svg:title></draw:frame><text:s/><text:a xlink:type="simple" xlink:href="https://github.com/Meme-machine-2019" text:style-name="Internet_20_link" text:visited-style-name="Visited_20_Internet_20_Link"><text:span text:style-name="Strong_20_Emphasis">Meme-machine-2019</text:span></text:a> owner </text:p>
      <text:p text:style-name="Text_20_body"><draw:frame draw:style-name="fr1" draw:name="Image65" text:anchor-type="as-char" svg:width="0.2083in" svg:height="0.2083in" draw:z-index="65"><draw:image xlink:href="Pictures/100002010000002800000028166EADB9D63EFD78.png" xlink:type="simple" xlink:show="embed" xlink:actuate="onLoad" loext:mime-type="image/png"/><svg:title>@MicroMiniwave</svg:title></draw:frame><text:s/><text:a xlink:type="simple" xlink:href="https://github.com/MicroMiniwave" text:style-name="Internet_20_link" text:visited-style-name="Visited_20_Internet_20_Link"><text:span text:style-name="Strong_20_Emphasis">MicroMiniwave</text:span></text:a> owner </text:p>
      <text:p text:style-name="Text_20_body"><draw:frame draw:style-name="fr1" draw:name="Image66" text:anchor-type="as-char" svg:width="0.2083in" svg:height="0.2083in" draw:z-index="66"><draw:image xlink:href="Pictures/1000000000000028000000289F8A54F252C87A13.jpg" xlink:type="simple" xlink:show="embed" xlink:actuate="onLoad" loext:mime-type="image/jpeg"/><svg:title>@Myrick-family-archive</svg:title></draw:frame><text:s/><text:a xlink:type="simple" xlink:href="https://github.com/Myrick-family-archive" text:style-name="Internet_20_link" text:visited-style-name="Visited_20_Internet_20_Link"><text:span text:style-name="Strong_20_Emphasis">Myrick-family-archive</text:span></text:a> owner </text:p>
      <text:p text:style-name="Text_20_body"><draw:frame draw:style-name="fr1" draw:name="Image67" text:anchor-type="as-char" svg:width="0.2083in" svg:height="0.2083in" draw:z-index="67"><draw:image xlink:href="Pictures/10000000000000280000002884D783D4B80CD296.jpg" xlink:type="simple" xlink:show="embed" xlink:actuate="onLoad" loext:mime-type="image/jpeg"/><svg:title>@NUNIX-dev</svg:title></draw:frame><text:s/><text:a xlink:type="simple" xlink:href="https://github.com/NUNIX-dev" text:style-name="Internet_20_link" text:visited-style-name="Visited_20_Internet_20_Link"><text:span text:style-name="Strong_20_Emphasis">NUNIX-dev</text:span></text:a> owner </text:p>
      <text:p text:style-name="Text_20_body"><draw:frame draw:style-name="fr1" draw:name="Image68" text:anchor-type="as-char" svg:width="0.2083in" svg:height="0.2083in" draw:z-index="68"><draw:image xlink:href="Pictures/100000000000002800000028E09AEF313EE7ABE7.jpg" xlink:type="simple" xlink:show="embed" xlink:actuate="onLoad" loext:mime-type="image/jpeg"/><svg:title>@NexxFetch</svg:title></draw:frame><text:s/><text:a xlink:type="simple" xlink:href="https://github.com/NexxFetch" text:style-name="Internet_20_link" text:visited-style-name="Visited_20_Internet_20_Link"><text:span text:style-name="Strong_20_Emphasis">NexxFetch</text:span></text:a> owner </text:p>
      <text:p text:style-name="Text_20_body"><draw:frame draw:style-name="fr1" draw:name="Image69" text:anchor-type="as-char" svg:width="0.2083in" svg:height="0.2083in" draw:z-index="69"><draw:image xlink:href="Pictures/1000020100000028000000286D91AAD0B502D9CF.png" xlink:type="simple" xlink:show="embed" xlink:actuate="onLoad" loext:mime-type="image/png"/><svg:title>@NimbleBit-Fan-Club</svg:title></draw:frame><text:s/><text:a xlink:type="simple" xlink:href="https://github.com/NimbleBit-Fan-Club" text:style-name="Internet_20_link" text:visited-style-name="Visited_20_Internet_20_Link"><text:span text:style-name="Strong_20_Emphasis">NimbleBit-Fan-Club</text:span></text:a> owner </text:p>
      <text:p text:style-name="Text_20_body"><draw:frame draw:style-name="fr1" draw:name="Image70" text:anchor-type="as-char" svg:width="0.2083in" svg:height="0.2083in" draw:z-index="70"><draw:image xlink:href="Pictures/10000201000000280000002802497E10D97BF569.png" xlink:type="simple" xlink:show="embed" xlink:actuate="onLoad" loext:mime-type="image/png"/><svg:title>@NimbleBit-Games</svg:title></draw:frame><text:s/><text:a xlink:type="simple" xlink:href="https://github.com/NimbleBit-Games" text:style-name="Internet_20_link" text:visited-style-name="Visited_20_Internet_20_Link"><text:span text:style-name="Strong_20_Emphasis">NimbleBit-Games</text:span></text:a> owner </text:p>
      <text:p text:style-name="Text_20_body"><text:soft-page-break/><draw:frame draw:style-name="fr1" draw:name="Image71" text:anchor-type="as-char" svg:width="0.2083in" svg:height="0.2083in" draw:z-index="71"><draw:image xlink:href="Pictures/10000201000000280000002821F267B19A79322A.png" xlink:type="simple" xlink:show="embed" xlink:actuate="onLoad" loext:mime-type="image/png"/><svg:title>@NimbleBit-Glossary</svg:title></draw:frame><text:s/><text:a xlink:type="simple" xlink:href="https://github.com/NimbleBit-Glossary" text:style-name="Internet_20_link" text:visited-style-name="Visited_20_Internet_20_Link"><text:span text:style-name="Strong_20_Emphasis">NimbleBit-Glossary</text:span></text:a> owner </text:p>
      <text:p text:style-name="Text_20_body"><draw:frame draw:style-name="fr1" draw:name="Image72" text:anchor-type="as-char" svg:width="0.2083in" svg:height="0.2083in" draw:z-index="72"><draw:image xlink:href="Pictures/1000020100000028000000285C4D819C91729EE1.png" xlink:type="simple" xlink:show="embed" xlink:actuate="onLoad" loext:mime-type="image/png"/><svg:title>@Nost-Gia-OS</svg:title></draw:frame><text:s/><text:a xlink:type="simple" xlink:href="https://github.com/Nost-Gia-OS" text:style-name="Internet_20_link" text:visited-style-name="Visited_20_Internet_20_Link"><text:span text:style-name="Strong_20_Emphasis">Nost-Gia-OS</text:span></text:a> owner </text:p>
      <text:p text:style-name="Text_20_body"><draw:frame draw:style-name="fr1" draw:name="Image73" text:anchor-type="as-char" svg:width="0.2083in" svg:height="0.2083in" draw:z-index="73"><draw:image xlink:href="Pictures/1000020100000028000000289E4C6FFD81B3BCF0.png" xlink:type="simple" xlink:show="embed" xlink:actuate="onLoad" loext:mime-type="image/png"/><svg:title>@Nostalgia-project</svg:title></draw:frame><text:s/><text:a xlink:type="simple" xlink:href="https://github.com/Nostalgia-project" text:style-name="Internet_20_link" text:visited-style-name="Visited_20_Internet_20_Link"><text:span text:style-name="Strong_20_Emphasis">Nostalgia-project</text:span></text:a> owner </text:p>
      <text:p text:style-name="Text_20_body"><draw:frame draw:style-name="fr1" draw:name="Image74" text:anchor-type="as-char" svg:width="0.2083in" svg:height="0.2083in" draw:z-index="74"><draw:image xlink:href="Pictures/1000020100000028000000288599FA8230BE84B4.png" xlink:type="simple" xlink:show="embed" xlink:actuate="onLoad" loext:mime-type="image/png"/><svg:title>@Numeric-Liberation-Front</svg:title></draw:frame><text:s/><text:a xlink:type="simple" xlink:href="https://github.com/Numeric-Liberation-Front" text:style-name="Internet_20_link" text:visited-style-name="Visited_20_Internet_20_Link"><text:span text:style-name="Strong_20_Emphasis">Numeric-Liberation-Front</text:span></text:a> owner </text:p>
      <text:p text:style-name="Text_20_body"><draw:frame draw:style-name="fr1" draw:name="Image75" text:anchor-type="as-char" svg:width="0.2083in" svg:height="0.2083in" draw:z-index="75"><draw:image xlink:href="Pictures/100000000000002800000028BA65E9EB4A6BC5B1.jpg" xlink:type="simple" xlink:show="embed" xlink:actuate="onLoad" loext:mime-type="image/jpeg"/><svg:title>@OVPVMO-Site</svg:title></draw:frame><text:s/><text:a xlink:type="simple" xlink:href="https://github.com/OVPVMO-Site" text:style-name="Internet_20_link" text:visited-style-name="Visited_20_Internet_20_Link"><text:span text:style-name="Strong_20_Emphasis">OVPVMO-Site</text:span></text:a> owner </text:p>
      <text:p text:style-name="Text_20_body"><draw:frame draw:style-name="fr1" draw:name="Image76" text:anchor-type="as-char" svg:width="0.2083in" svg:height="0.2083in" draw:z-index="76"><draw:image xlink:href="Pictures/10000000000000280000002848D1ECD2894DF71D.jpg" xlink:type="simple" xlink:show="embed" xlink:actuate="onLoad" loext:mime-type="image/jpeg"/><svg:title>@OpenGovernment-dev</svg:title></draw:frame><text:s/><text:a xlink:type="simple" xlink:href="https://github.com/OpenGovernment-dev" text:style-name="Internet_20_link" text:visited-style-name="Visited_20_Internet_20_Link"><text:span text:style-name="Strong_20_Emphasis">OpenGovernment-dev</text:span></text:a> owner </text:p>
      <text:p text:style-name="Text_20_body"><draw:frame draw:style-name="fr1" draw:name="Image77" text:anchor-type="as-char" svg:width="0.2083in" svg:height="0.2083in" draw:z-index="77"><draw:image xlink:href="Pictures/100002010000002800000028FAAB22BE6B08BF1C.png" xlink:type="simple" xlink:show="embed" xlink:actuate="onLoad" loext:mime-type="image/png"/><svg:title>@OpenTowers</svg:title></draw:frame><text:s/><text:a xlink:type="simple" xlink:href="https://github.com/OpenTowers" text:style-name="Internet_20_link" text:visited-style-name="Visited_20_Internet_20_Link"><text:span text:style-name="Strong_20_Emphasis">OpenTowers</text:span></text:a> owner </text:p>
      <text:p text:style-name="Text_20_body"><draw:frame draw:style-name="fr1" draw:name="Image78" text:anchor-type="as-char" svg:width="0.2083in" svg:height="0.2083in" draw:z-index="78"><draw:image xlink:href="Pictures/100002010000002800000028D9C57268B93FDF1F.png" xlink:type="simple" xlink:show="embed" xlink:actuate="onLoad" loext:mime-type="image/png"/><svg:title>@PFOSS-Initiative</svg:title></draw:frame><text:s/><text:a xlink:type="simple" xlink:href="https://github.com/PFOSS-Initiative" text:style-name="Internet_20_link" text:visited-style-name="Visited_20_Internet_20_Link"><text:span text:style-name="Strong_20_Emphasis">PFOSS-Initiative</text:span></text:a> owner </text:p>
      <text:p text:style-name="Text_20_body"><draw:frame draw:style-name="fr1" draw:name="Image79" text:anchor-type="as-char" svg:width="0.2083in" svg:height="0.2083in" draw:z-index="79"><draw:image xlink:href="Pictures/1000020100000028000000281EB2A57E7BCA320B.png" xlink:type="simple" xlink:show="embed" xlink:actuate="onLoad" loext:mime-type="image/png"/><svg:title>@PVZ-Custom</svg:title></draw:frame><text:s/><text:a xlink:type="simple" xlink:href="https://github.com/PVZ-Custom" text:style-name="Internet_20_link" text:visited-style-name="Visited_20_Internet_20_Link"><text:span text:style-name="Strong_20_Emphasis">PVZ-Custom</text:span></text:a> owner </text:p>
      <text:p text:style-name="Text_20_body"><draw:frame draw:style-name="fr1" draw:name="Image80" text:anchor-type="as-char" svg:width="0.2083in" svg:height="0.2083in" draw:z-index="80"><draw:image xlink:href="Pictures/10000201000000280000002866FE497FF2093D51.png" xlink:type="simple" xlink:show="embed" xlink:actuate="onLoad" loext:mime-type="image/png"/><svg:title>@PYVM-dev</svg:title></draw:frame><text:s/><text:a xlink:type="simple" xlink:href="https://github.com/PYVM-dev" text:style-name="Internet_20_link" text:visited-style-name="Visited_20_Internet_20_Link"><text:span text:style-name="Strong_20_Emphasis">PYVM-dev</text:span></text:a> owner </text:p>
      <text:p text:style-name="Text_20_body"><draw:frame draw:style-name="fr1" draw:name="Image81" text:anchor-type="as-char" svg:width="0.2083in" svg:height="0.2083in" draw:z-index="81"><draw:image xlink:href="Pictures/100002010000002800000028D8478F932AB3EF44.png" xlink:type="simple" xlink:show="embed" xlink:actuate="onLoad" loext:mime-type="image/png"/><svg:title>@PasswordGeneratorUltimate</svg:title></draw:frame><text:s/><text:a xlink:type="simple" xlink:href="https://github.com/PasswordGeneratorUltimate" text:style-name="Internet_20_link" text:visited-style-name="Visited_20_Internet_20_Link"><text:span text:style-name="Strong_20_Emphasis">PasswordGeneratorUltimate</text:span></text:a> owner </text:p>
      <text:p text:style-name="Text_20_body"><draw:frame draw:style-name="fr1" draw:name="Image82" text:anchor-type="as-char" svg:width="0.2083in" svg:height="0.2083in" draw:z-index="82"><draw:image xlink:href="Pictures/1000000000000028000000289893A9B14290E3F2.jpg" xlink:type="simple" xlink:show="embed" xlink:actuate="onLoad" loext:mime-type="image/jpeg"/><svg:title>@Perl-harbor</svg:title></draw:frame><text:s/><text:a xlink:type="simple" xlink:href="https://github.com/Perl-harbor" text:style-name="Internet_20_link" text:visited-style-name="Visited_20_Internet_20_Link"><text:span text:style-name="Strong_20_Emphasis">Perl-harbor</text:span></text:a> owner </text:p>
      <text:p text:style-name="Text_20_body"><draw:frame draw:style-name="fr1" draw:name="Image83" text:anchor-type="as-char" svg:width="0.2083in" svg:height="0.2083in" draw:z-index="83"><draw:image xlink:href="Pictures/10000000000000280000002829529E89020E6FE3.jpg" xlink:type="simple" xlink:show="embed" xlink:actuate="onLoad" loext:mime-type="image/jpeg"/><svg:title>@PhD-In-PHP</svg:title></draw:frame><text:s/><text:a xlink:type="simple" xlink:href="https://github.com/PhD-In-PHP" text:style-name="Internet_20_link" text:visited-style-name="Visited_20_Internet_20_Link"><text:span text:style-name="Strong_20_Emphasis">PhD-In-PHP</text:span></text:a> owner </text:p>
      <text:p text:style-name="Text_20_body"><draw:frame draw:style-name="fr1" draw:name="Image84" text:anchor-type="as-char" svg:width="0.2083in" svg:height="0.2083in" draw:z-index="84"><draw:image xlink:href="Pictures/100002010000002800000028485924FB13BAFDF6.png" xlink:type="simple" xlink:show="embed" xlink:actuate="onLoad" loext:mime-type="image/png"/><svg:title>@PhoneHome-dev</svg:title></draw:frame><text:s/><text:a xlink:type="simple" xlink:href="https://github.com/PhoneHome-dev" text:style-name="Internet_20_link" text:visited-style-name="Visited_20_Internet_20_Link"><text:span text:style-name="Strong_20_Emphasis">PhoneHome-dev</text:span></text:a> owner </text:p>
      <text:p text:style-name="Text_20_body"><draw:frame draw:style-name="fr1" draw:name="Image85" text:anchor-type="as-char" svg:width="0.2083in" svg:height="0.2083in" draw:z-index="85"><draw:image xlink:href="Pictures/100002010000002800000028908117C18CE22905.png" xlink:type="simple" xlink:show="embed" xlink:actuate="onLoad" loext:mime-type="image/png"/><svg:title>@Pocket-Village</svg:title></draw:frame><text:s/><text:a xlink:type="simple" xlink:href="https://github.com/Pocket-Village" text:style-name="Internet_20_link" text:visited-style-name="Visited_20_Internet_20_Link"><text:span text:style-name="Strong_20_Emphasis">Pocket-Village</text:span></text:a> owner </text:p>
      <text:p text:style-name="Text_20_body"><draw:frame draw:style-name="fr1" draw:name="Image86" text:anchor-type="as-char" svg:width="0.2083in" svg:height="0.2083in" draw:z-index="86"><draw:image xlink:href="Pictures/10000201000000280000002890EF8F751B21D3A8.png" xlink:type="simple" xlink:show="embed" xlink:actuate="onLoad" loext:mime-type="image/png"/><svg:title>@Portal-Voice-Assistant</svg:title></draw:frame><text:s/><text:a xlink:type="simple" xlink:href="https://github.com/Portal-Voice-Assistant" text:style-name="Internet_20_link" text:visited-style-name="Visited_20_Internet_20_Link"><text:span text:style-name="Strong_20_Emphasis">Portal-Voice-Assistant</text:span></text:a> owner </text:p>
      <text:p text:style-name="Text_20_body"><draw:frame draw:style-name="fr1" draw:name="Image87" text:anchor-type="as-char" svg:width="0.2083in" svg:height="0.2083in" draw:z-index="87"><draw:image xlink:href="Pictures/100000000000002800000028FA57FBD451AF2467.jpg" xlink:type="simple" xlink:show="embed" xlink:actuate="onLoad" loext:mime-type="image/jpeg"/><svg:title>@PrestigePreview</svg:title></draw:frame><text:s/><text:a xlink:type="simple" xlink:href="https://github.com/PrestigePreview" text:style-name="Internet_20_link" text:visited-style-name="Visited_20_Internet_20_Link"><text:span text:style-name="Strong_20_Emphasis">PrestigePreview</text:span></text:a> owner </text:p>
      <text:p text:style-name="Text_20_body"><draw:frame draw:style-name="fr1" draw:name="Image88" text:anchor-type="as-char" svg:width="0.2083in" svg:height="0.2083in" draw:z-index="88"><draw:image xlink:href="Pictures/10000000000000280000002873DAE37646530E62.jpg" xlink:type="simple" xlink:show="embed" xlink:actuate="onLoad" loext:mime-type="image/jpeg"/><svg:title>@Pri-Fiy</svg:title></draw:frame><text:s/><text:a xlink:type="simple" xlink:href="https://github.com/Pri-Fiy" text:style-name="Internet_20_link" text:visited-style-name="Visited_20_Internet_20_Link"><text:span text:style-name="Strong_20_Emphasis">Pri-Fiy</text:span></text:a> owner </text:p>
      <text:p text:style-name="Text_20_body"><draw:frame draw:style-name="fr1" draw:name="Image89" text:anchor-type="as-char" svg:width="0.2083in" svg:height="0.2083in" draw:z-index="89"><draw:image xlink:href="Pictures/100002010000002800000028C137659470F7A859.png" xlink:type="simple" xlink:show="embed" xlink:actuate="onLoad" loext:mime-type="image/png"/><svg:title>@ProTraApp</svg:title></draw:frame><text:s/><text:a xlink:type="simple" xlink:href="https://github.com/ProTraApp" text:style-name="Internet_20_link" text:visited-style-name="Visited_20_Internet_20_Link"><text:span text:style-name="Strong_20_Emphasis">ProTraApp</text:span></text:a> owner </text:p>
      <text:p text:style-name="Text_20_body"><draw:frame draw:style-name="fr1" draw:name="Image90" text:anchor-type="as-char" svg:width="0.2083in" svg:height="0.2083in" draw:z-index="90"><draw:image xlink:href="Pictures/100000000000002800000028BCACC9B73C46B8B0.jpg" xlink:type="simple" xlink:show="embed" xlink:actuate="onLoad" loext:mime-type="image/jpeg"/><svg:title>@Project1k1</svg:title></draw:frame><text:s/><text:a xlink:type="simple" xlink:href="https://github.com/Project1k1" text:style-name="Internet_20_link" text:visited-style-name="Visited_20_Internet_20_Link"><text:span text:style-name="Strong_20_Emphasis">Project1k1</text:span></text:a> owner </text:p>
      <text:p text:style-name="Text_20_body"><draw:frame draw:style-name="fr1" draw:name="Image91" text:anchor-type="as-char" svg:width="0.2083in" svg:height="0.2083in" draw:z-index="91"><draw:image xlink:href="Pictures/10000000000000280000002851743E2DB127CCBB.jpg" xlink:type="simple" xlink:show="embed" xlink:actuate="onLoad" loext:mime-type="image/jpeg"/><svg:title>@QMeadows-development</svg:title></draw:frame><text:s/><text:a xlink:type="simple" xlink:href="https://github.com/QMeadows-development" text:style-name="Internet_20_link" text:visited-style-name="Visited_20_Internet_20_Link"><text:span text:style-name="Strong_20_Emphasis">QMeadows-development</text:span></text:a> owner </text:p>
      <text:p text:style-name="Text_20_body"><draw:frame draw:style-name="fr1" draw:name="Image92" text:anchor-type="as-char" svg:width="0.2083in" svg:height="0.2083in" draw:z-index="92"><draw:image xlink:href="Pictures/1000020100000028000000282AD0AD2C682D8659.png" xlink:type="simple" xlink:show="embed" xlink:actuate="onLoad" loext:mime-type="image/png"/><svg:title>@README-Desktop-LIBrary</svg:title></draw:frame><text:s/><text:a xlink:type="simple" xlink:href="https://github.com/README-Desktop-LIBrary" text:style-name="Internet_20_link" text:visited-style-name="Visited_20_Internet_20_Link"><text:span text:style-name="Strong_20_Emphasis">README-Desktop-LIBrary</text:span></text:a> owner </text:p>
      <text:p text:style-name="Text_20_body"><draw:frame draw:style-name="fr1" draw:name="Image93" text:anchor-type="as-char" svg:width="0.2083in" svg:height="0.2083in" draw:z-index="93"><draw:image xlink:href="Pictures/1000020100000028000000288B677EA1969EA64D.png" xlink:type="simple" xlink:show="embed" xlink:actuate="onLoad" loext:mime-type="image/png"/><svg:title>@RailRam-TrainCollection</svg:title></draw:frame><text:s/><text:a xlink:type="simple" xlink:href="https://github.com/RailRam-TrainCollection" text:style-name="Internet_20_link" text:visited-style-name="Visited_20_Internet_20_Link"><text:span text:style-name="Strong_20_Emphasis">RailRam-TrainCollection</text:span></text:a> owner </text:p>
      <text:p text:style-name="Text_20_body"><draw:frame draw:style-name="fr1" draw:name="Image94" text:anchor-type="as-char" svg:width="0.2083in" svg:height="0.2083in" draw:z-index="94"><draw:image xlink:href="Pictures/1000020100000028000000283B8AA5AFAF9B96DC.png" xlink:type="simple" xlink:show="embed" xlink:actuate="onLoad" loext:mime-type="image/png"/><svg:title>@Ratiyo</svg:title></draw:frame><text:s/><text:a xlink:type="simple" xlink:href="https://github.com/Ratiyo" text:style-name="Internet_20_link" text:visited-style-name="Visited_20_Internet_20_Link"><text:span text:style-name="Strong_20_Emphasis">Ratiyo</text:span></text:a> owner </text:p>
      <text:p text:style-name="Text_20_body"><draw:frame draw:style-name="fr1" draw:name="Image95" text:anchor-type="as-char" svg:width="0.2083in" svg:height="0.2083in" draw:z-index="95"><draw:image xlink:href="Pictures/1000000000000028000000287484B4CC3EFB42AF.png" xlink:type="simple" xlink:show="embed" xlink:actuate="onLoad" loext:mime-type="image/png"/><svg:title>@Reactop-computers</svg:title></draw:frame><text:s/><text:a xlink:type="simple" xlink:href="https://github.com/Reactop-computers" text:style-name="Internet_20_link" text:visited-style-name="Visited_20_Internet_20_Link"><text:span text:style-name="Strong_20_Emphasis">Reactop-computers</text:span></text:a> owner </text:p>
      <text:p text:style-name="Text_20_body"><text:soft-page-break/><draw:frame draw:style-name="fr1" draw:name="Image96" text:anchor-type="as-char" svg:width="0.2083in" svg:height="0.2083in" draw:z-index="96"><draw:image xlink:href="Pictures/100000000000002800000028665DE2B0ADAA3572.png" xlink:type="simple" xlink:show="embed" xlink:actuate="onLoad" loext:mime-type="image/png"/><svg:title>@RubbleRobot</svg:title></draw:frame><text:s/><text:a xlink:type="simple" xlink:href="https://github.com/RubbleRobot" text:style-name="Internet_20_link" text:visited-style-name="Visited_20_Internet_20_Link"><text:span text:style-name="Strong_20_Emphasis">RubbleRobot</text:span></text:a> owner </text:p>
      <text:p text:style-name="Text_20_body"><draw:frame draw:style-name="fr1" draw:name="Image97" text:anchor-type="as-char" svg:width="0.2083in" svg:height="0.2083in" draw:z-index="97"><draw:image xlink:href="Pictures/100002010000002800000028E39A809C8F700B5F.png" xlink:type="simple" xlink:show="embed" xlink:actuate="onLoad" loext:mime-type="image/png"/><svg:title>@S-Desktop-Environment</svg:title></draw:frame><text:s/><text:a xlink:type="simple" xlink:href="https://github.com/S-Desktop-Environment" text:style-name="Internet_20_link" text:visited-style-name="Visited_20_Internet_20_Link"><text:span text:style-name="Strong_20_Emphasis">S-Desktop-Environment</text:span></text:a> owner </text:p>
      <text:p text:style-name="Text_20_body"><draw:frame draw:style-name="fr1" draw:name="Image98" text:anchor-type="as-char" svg:width="0.2083in" svg:height="0.2083in" draw:z-index="98"><draw:image xlink:href="Pictures/100000000000002800000028E08D7BA8F9DFCD56.png" xlink:type="simple" xlink:show="embed" xlink:actuate="onLoad" loext:mime-type="image/png"/><svg:title>@SNU-0D</svg:title></draw:frame><text:s/><text:a xlink:type="simple" xlink:href="https://github.com/SNU-0D" text:style-name="Internet_20_link" text:visited-style-name="Visited_20_Internet_20_Link"><text:span text:style-name="Strong_20_Emphasis">SNU-0D</text:span></text:a> owner </text:p>
      <text:p text:style-name="Text_20_body"><draw:frame draw:style-name="fr1" draw:name="Image99" text:anchor-type="as-char" svg:width="0.2083in" svg:height="0.2083in" draw:z-index="99"><draw:image xlink:href="Pictures/100000000000002800000028E08D7BA8F9DFCD56.png" xlink:type="simple" xlink:show="embed" xlink:actuate="onLoad" loext:mime-type="image/png"/><svg:title>@SNU-1D</svg:title></draw:frame><text:s/><text:a xlink:type="simple" xlink:href="https://github.com/SNU-1D" text:style-name="Internet_20_link" text:visited-style-name="Visited_20_Internet_20_Link"><text:span text:style-name="Strong_20_Emphasis">SNU-1D</text:span></text:a> owner </text:p>
      <text:p text:style-name="Text_20_body"><draw:frame draw:style-name="fr1" draw:name="Image100" text:anchor-type="as-char" svg:width="0.2083in" svg:height="0.2083in" draw:z-index="100"><draw:image xlink:href="Pictures/100000000000002800000028E08D7BA8F9DFCD56.png" xlink:type="simple" xlink:show="embed" xlink:actuate="onLoad" loext:mime-type="image/png"/><svg:title>@SNU-2D</svg:title></draw:frame><text:s/><text:a xlink:type="simple" xlink:href="https://github.com/SNU-2D" text:style-name="Internet_20_link" text:visited-style-name="Visited_20_Internet_20_Link"><text:span text:style-name="Strong_20_Emphasis">SNU-2D</text:span></text:a> owner </text:p>
      <text:p text:style-name="Text_20_body"><draw:frame draw:style-name="fr1" draw:name="Image101" text:anchor-type="as-char" svg:width="0.2083in" svg:height="0.2083in" draw:z-index="101"><draw:image xlink:href="Pictures/100000000000002800000028E08D7BA8F9DFCD56.png" xlink:type="simple" xlink:show="embed" xlink:actuate="onLoad" loext:mime-type="image/png"/><svg:title>@SNU-3D</svg:title></draw:frame><text:s/><text:a xlink:type="simple" xlink:href="https://github.com/SNU-3D" text:style-name="Internet_20_link" text:visited-style-name="Visited_20_Internet_20_Link"><text:span text:style-name="Strong_20_Emphasis">SNU-3D</text:span></text:a> owner </text:p>
      <text:p text:style-name="Text_20_body"><draw:frame draw:style-name="fr1" draw:name="Image102" text:anchor-type="as-char" svg:width="0.2083in" svg:height="0.2083in" draw:z-index="102"><draw:image xlink:href="Pictures/10000000000000280000002889DCE920D28EEE58.png" xlink:type="simple" xlink:show="embed" xlink:actuate="onLoad" loext:mime-type="image/png"/><svg:title>@SNU-3DPrinting</svg:title></draw:frame><text:s/><text:a xlink:type="simple" xlink:href="https://github.com/SNU-3DPrinting" text:style-name="Internet_20_link" text:visited-style-name="Visited_20_Internet_20_Link"><text:span text:style-name="Strong_20_Emphasis">SNU-3DPrinting</text:span></text:a> owner </text:p>
      <text:p text:style-name="Text_20_body"><draw:frame draw:style-name="fr1" draw:name="Image103" text:anchor-type="as-char" svg:width="0.2083in" svg:height="0.2083in" draw:z-index="103"><draw:image xlink:href="Pictures/100000000000002800000028E08D7BA8F9DFCD56.png" xlink:type="simple" xlink:show="embed" xlink:actuate="onLoad" loext:mime-type="image/png"/><svg:title>@SNU-4D</svg:title></draw:frame><text:s/><text:a xlink:type="simple" xlink:href="https://github.com/SNU-4D" text:style-name="Internet_20_link" text:visited-style-name="Visited_20_Internet_20_Link"><text:span text:style-name="Strong_20_Emphasis">SNU-4D</text:span></text:a> owner </text:p>
      <text:p text:style-name="Text_20_body"><draw:frame draw:style-name="fr1" draw:name="Image104" text:anchor-type="as-char" svg:width="0.2083in" svg:height="0.2083in" draw:z-index="104"><draw:image xlink:href="Pictures/10000000000000280000002889DCE920D28EEE58.png" xlink:type="simple" xlink:show="embed" xlink:actuate="onLoad" loext:mime-type="image/png"/><svg:title>@SNU-About</svg:title></draw:frame><text:s/><text:a xlink:type="simple" xlink:href="https://github.com/SNU-About" text:style-name="Internet_20_link" text:visited-style-name="Visited_20_Internet_20_Link"><text:span text:style-name="Strong_20_Emphasis">SNU-About</text:span></text:a> owner </text:p>
      <text:p text:style-name="Text_20_body"><draw:frame draw:style-name="fr1" draw:name="Image105" text:anchor-type="as-char" svg:width="0.2083in" svg:height="0.2083in" draw:z-index="105"><draw:image xlink:href="Pictures/10000000000000280000002889DCE920D28EEE58.png" xlink:type="simple" xlink:show="embed" xlink:actuate="onLoad" loext:mime-type="image/png"/><svg:title>@SNU-Accessibility</svg:title></draw:frame><text:s/><text:a xlink:type="simple" xlink:href="https://github.com/SNU-Accessibility" text:style-name="Internet_20_link" text:visited-style-name="Visited_20_Internet_20_Link"><text:span text:style-name="Strong_20_Emphasis">SNU-Accessibility</text:span></text:a> owner </text:p>
      <text:p text:style-name="Text_20_body"><draw:frame draw:style-name="fr1" draw:name="Image106" text:anchor-type="as-char" svg:width="0.2083in" svg:height="0.2083in" draw:z-index="106"><draw:image xlink:href="Pictures/10000000000000280000002889DCE920D28EEE58.png" xlink:type="simple" xlink:show="embed" xlink:actuate="onLoad" loext:mime-type="image/png"/><svg:title>@SNU-Account</svg:title></draw:frame><text:s/><text:a xlink:type="simple" xlink:href="https://github.com/SNU-Account" text:style-name="Internet_20_link" text:visited-style-name="Visited_20_Internet_20_Link"><text:span text:style-name="Strong_20_Emphasis">SNU-Account</text:span></text:a> owner </text:p>
      <text:p text:style-name="Text_20_body"><draw:frame draw:style-name="fr1" draw:name="Image107" text:anchor-type="as-char" svg:width="0.2083in" svg:height="0.2083in" draw:z-index="107"><draw:image xlink:href="Pictures/10000000000000280000002889DCE920D28EEE58.png" xlink:type="simple" xlink:show="embed" xlink:actuate="onLoad" loext:mime-type="image/png"/><svg:title>@SNU-AccountSetup</svg:title></draw:frame><text:s/><text:a xlink:type="simple" xlink:href="https://github.com/SNU-AccountSetup" text:style-name="Internet_20_link" text:visited-style-name="Visited_20_Internet_20_Link"><text:span text:style-name="Strong_20_Emphasis">SNU-AccountSetup</text:span></text:a> owner </text:p>
      <text:p text:style-name="Text_20_body"><draw:frame draw:style-name="fr1" draw:name="Image108" text:anchor-type="as-char" svg:width="0.2083in" svg:height="0.2083in" draw:z-index="108"><draw:image xlink:href="Pictures/10000000000000280000002889DCE920D28EEE58.png" xlink:type="simple" xlink:show="embed" xlink:actuate="onLoad" loext:mime-type="image/png"/><svg:title>@SNU-Algorithm</svg:title></draw:frame><text:s/><text:a xlink:type="simple" xlink:href="https://github.com/SNU-Algorithm" text:style-name="Internet_20_link" text:visited-style-name="Visited_20_Internet_20_Link"><text:span text:style-name="Strong_20_Emphasis">SNU-Algorithm</text:span></text:a> owner </text:p>
      <text:p text:style-name="Text_20_body"><draw:frame draw:style-name="fr1" draw:name="Image109" text:anchor-type="as-char" svg:width="0.2083in" svg:height="0.2083in" draw:z-index="109"><draw:image xlink:href="Pictures/10000000000000280000002889DCE920D28EEE58.png" xlink:type="simple" xlink:show="embed" xlink:actuate="onLoad" loext:mime-type="image/png"/><svg:title>@SNU-AmazonCompatibilityMode</svg:title></draw:frame><text:s/><text:a xlink:type="simple" xlink:href="https://github.com/SNU-AmazonCompatibilityMode" text:style-name="Internet_20_link" text:visited-style-name="Visited_20_Internet_20_Link"><text:span text:style-name="Strong_20_Emphasis">SNU-AmazonCompatibilityMode</text:span></text:a> owner </text:p>
      <text:p text:style-name="Text_20_body"><draw:frame draw:style-name="fr1" draw:name="Image110" text:anchor-type="as-char" svg:width="0.2083in" svg:height="0.2083in" draw:z-index="110"><draw:image xlink:href="Pictures/10000000000000280000002889DCE920D28EEE58.png" xlink:type="simple" xlink:show="embed" xlink:actuate="onLoad" loext:mime-type="image/png"/><svg:title>@SNU-AmishCenter</svg:title></draw:frame><text:s/><text:a xlink:type="simple" xlink:href="https://github.com/SNU-AmishCenter" text:style-name="Internet_20_link" text:visited-style-name="Visited_20_Internet_20_Link"><text:span text:style-name="Strong_20_Emphasis">SNU-AmishCenter</text:span></text:a> owner </text:p>
      <text:p text:style-name="Text_20_body"><draw:frame draw:style-name="fr1" draw:name="Image111" text:anchor-type="as-char" svg:width="0.2083in" svg:height="0.2083in" draw:z-index="111"><draw:image xlink:href="Pictures/10000000000000280000002889DCE920D28EEE58.png" xlink:type="simple" xlink:show="embed" xlink:actuate="onLoad" loext:mime-type="image/png"/><svg:title>@SNU-Ancestry</svg:title></draw:frame><text:s/><text:a xlink:type="simple" xlink:href="https://github.com/SNU-Ancestry" text:style-name="Internet_20_link" text:visited-style-name="Visited_20_Internet_20_Link"><text:span text:style-name="Strong_20_Emphasis">SNU-Ancestry</text:span></text:a> owner </text:p>
      <text:p text:style-name="Text_20_body"><draw:frame draw:style-name="fr1" draw:name="Image112" text:anchor-type="as-char" svg:width="0.2083in" svg:height="0.2083in" draw:z-index="112"><draw:image xlink:href="Pictures/10000000000000280000002889DCE920D28EEE58.png" xlink:type="simple" xlink:show="embed" xlink:actuate="onLoad" loext:mime-type="image/png"/><svg:title>@SNU-App</svg:title></draw:frame><text:s/><text:a xlink:type="simple" xlink:href="https://github.com/SNU-App" text:style-name="Internet_20_link" text:visited-style-name="Visited_20_Internet_20_Link"><text:span text:style-name="Strong_20_Emphasis">SNU-App</text:span></text:a> owner </text:p>
      <text:p text:style-name="Text_20_body"><draw:frame draw:style-name="fr1" draw:name="Image113" text:anchor-type="as-char" svg:width="0.2083in" svg:height="0.2083in" draw:z-index="113"><draw:image xlink:href="Pictures/100000000000002800000028E08D7BA8F9DFCD56.png" xlink:type="simple" xlink:show="embed" xlink:actuate="onLoad" loext:mime-type="image/png"/><svg:title>@SNU-Beliefs</svg:title></draw:frame><text:s/><text:a xlink:type="simple" xlink:href="https://github.com/SNU-Beliefs" text:style-name="Internet_20_link" text:visited-style-name="Visited_20_Internet_20_Link"><text:span text:style-name="Strong_20_Emphasis">SNU-Beliefs</text:span></text:a> owner </text:p>
      <text:p text:style-name="Text_20_body"><draw:frame draw:style-name="fr1" draw:name="Image114" text:anchor-type="as-char" svg:width="0.2083in" svg:height="0.2083in" draw:z-index="114"><draw:image xlink:href="Pictures/10000000000000280000002889DCE920D28EEE58.png" xlink:type="simple" xlink:show="embed" xlink:actuate="onLoad" loext:mime-type="image/png"/><svg:title>@SNU-Blogs</svg:title></draw:frame><text:s/><text:a xlink:type="simple" xlink:href="https://github.com/SNU-Blogs" text:style-name="Internet_20_link" text:visited-style-name="Visited_20_Internet_20_Link"><text:span text:style-name="Strong_20_Emphasis">SNU-Blogs</text:span></text:a> owner </text:p>
      <text:p text:style-name="Text_20_body"><draw:frame draw:style-name="fr1" draw:name="Image115" text:anchor-type="as-char" svg:width="0.2083in" svg:height="0.2083in" draw:z-index="115"><draw:image xlink:href="Pictures/10000000000000280000002889DCE920D28EEE58.png" xlink:type="simple" xlink:show="embed" xlink:actuate="onLoad" loext:mime-type="image/png"/><svg:title>@SNU-Books</svg:title></draw:frame><text:s/><text:a xlink:type="simple" xlink:href="https://github.com/SNU-Books" text:style-name="Internet_20_link" text:visited-style-name="Visited_20_Internet_20_Link"><text:span text:style-name="Strong_20_Emphasis">SNU-Books</text:span></text:a> owner </text:p>
      <text:p text:style-name="Text_20_body"><draw:frame draw:style-name="fr1" draw:name="Image116" text:anchor-type="as-char" svg:width="0.2083in" svg:height="0.2083in" draw:z-index="116"><draw:image xlink:href="Pictures/10000000000000280000002889DCE920D28EEE58.png" xlink:type="simple" xlink:show="embed" xlink:actuate="onLoad" loext:mime-type="image/png"/><svg:title>@SNU-BotCoach</svg:title></draw:frame><text:s/><text:a xlink:type="simple" xlink:href="https://github.com/SNU-BotCoach" text:style-name="Internet_20_link" text:visited-style-name="Visited_20_Internet_20_Link"><text:span text:style-name="Strong_20_Emphasis">SNU-BotCoach</text:span></text:a> owner </text:p>
      <text:p text:style-name="Text_20_body"><draw:frame draw:style-name="fr1" draw:name="Image117" text:anchor-type="as-char" svg:width="0.2083in" svg:height="0.2083in" draw:z-index="117"><draw:image xlink:href="Pictures/10000000000000280000002889DCE920D28EEE58.png" xlink:type="simple" xlink:show="embed" xlink:actuate="onLoad" loext:mime-type="image/png"/><svg:title>@SNU-BrowserNose</svg:title></draw:frame><text:s/><text:a xlink:type="simple" xlink:href="https://github.com/SNU-BrowserNose" text:style-name="Internet_20_link" text:visited-style-name="Visited_20_Internet_20_Link"><text:span text:style-name="Strong_20_Emphasis">SNU-BrowserNose</text:span></text:a> owner </text:p>
      <text:p text:style-name="Text_20_body"><draw:frame draw:style-name="fr1" draw:name="Image118" text:anchor-type="as-char" svg:width="0.2083in" svg:height="0.2083in" draw:z-index="118"><draw:image xlink:href="Pictures/10000000000000280000002889DCE920D28EEE58.png" xlink:type="simple" xlink:show="embed" xlink:actuate="onLoad" loext:mime-type="image/png"/><svg:title>@SNU-Business</svg:title></draw:frame><text:s/><text:a xlink:type="simple" xlink:href="https://github.com/SNU-Business" text:style-name="Internet_20_link" text:visited-style-name="Visited_20_Internet_20_Link"><text:span text:style-name="Strong_20_Emphasis">SNU-Business</text:span></text:a> owner </text:p>
      <text:p text:style-name="Text_20_body"><draw:frame draw:style-name="fr1" draw:name="Image119" text:anchor-type="as-char" svg:width="0.2083in" svg:height="0.2083in" draw:z-index="119"><draw:image xlink:href="Pictures/10000000000000280000002889DCE920D28EEE58.png" xlink:type="simple" xlink:show="embed" xlink:actuate="onLoad" loext:mime-type="image/png"/><svg:title>@SNU-Cache</svg:title></draw:frame><text:s/><text:a xlink:type="simple" xlink:href="https://github.com/SNU-Cache" text:style-name="Internet_20_link" text:visited-style-name="Visited_20_Internet_20_Link"><text:span text:style-name="Strong_20_Emphasis">SNU-Cache</text:span></text:a> owner </text:p>
      <text:p text:style-name="Text_20_body"><draw:frame draw:style-name="fr1" draw:name="Image120" text:anchor-type="as-char" svg:width="0.2083in" svg:height="0.2083in" draw:z-index="120"><draw:image xlink:href="Pictures/10000000000000280000002889DCE920D28EEE58.png" xlink:type="simple" xlink:show="embed" xlink:actuate="onLoad" loext:mime-type="image/png"/><svg:title>@SNU-CallCenter</svg:title></draw:frame><text:s/><text:a xlink:type="simple" xlink:href="https://github.com/SNU-CallCenter" text:style-name="Internet_20_link" text:visited-style-name="Visited_20_Internet_20_Link"><text:span text:style-name="Strong_20_Emphasis">SNU-CallCenter</text:span></text:a> owner </text:p>
      <text:p text:style-name="Text_20_body"><text:soft-page-break/><draw:frame draw:style-name="fr1" draw:name="Image121" text:anchor-type="as-char" svg:width="0.2083in" svg:height="0.2083in" draw:z-index="121"><draw:image xlink:href="Pictures/10000000000000280000002889DCE920D28EEE58.png" xlink:type="simple" xlink:show="embed" xlink:actuate="onLoad" loext:mime-type="image/png"/><svg:title>@SNU-CallingCenter</svg:title></draw:frame><text:s/><text:a xlink:type="simple" xlink:href="https://github.com/SNU-CallingCenter" text:style-name="Internet_20_link" text:visited-style-name="Visited_20_Internet_20_Link"><text:span text:style-name="Strong_20_Emphasis">SNU-CallingCenter</text:span></text:a> owner </text:p>
      <text:p text:style-name="Text_20_body"><draw:frame draw:style-name="fr1" draw:name="Image122" text:anchor-type="as-char" svg:width="0.2083in" svg:height="0.2083in" draw:z-index="122"><draw:image xlink:href="Pictures/10000000000000280000002816588E5190A341AC.png" xlink:type="simple" xlink:show="embed" xlink:actuate="onLoad" loext:mime-type="image/png"/><svg:title>@SNU-CardStack</svg:title></draw:frame><text:s/><text:a xlink:type="simple" xlink:href="https://github.com/SNU-CardStack" text:style-name="Internet_20_link" text:visited-style-name="Visited_20_Internet_20_Link"><text:span text:style-name="Strong_20_Emphasis">SNU-CardStack</text:span></text:a> owner </text:p>
      <text:p text:style-name="Text_20_body"><draw:frame draw:style-name="fr1" draw:name="Image123" text:anchor-type="as-char" svg:width="0.2083in" svg:height="0.2083in" draw:z-index="123"><draw:image xlink:href="Pictures/10000000000000280000002889DCE920D28EEE58.png" xlink:type="simple" xlink:show="embed" xlink:actuate="onLoad" loext:mime-type="image/png"/><svg:title>@SNU-CharacterSupport</svg:title></draw:frame><text:s/><text:a xlink:type="simple" xlink:href="https://github.com/SNU-CharacterSupport" text:style-name="Internet_20_link" text:visited-style-name="Visited_20_Internet_20_Link"><text:span text:style-name="Strong_20_Emphasis">SNU-CharacterSupport</text:span></text:a> owner </text:p>
      <text:p text:style-name="Text_20_body"><draw:frame draw:style-name="fr1" draw:name="Image124" text:anchor-type="as-char" svg:width="0.2083in" svg:height="0.2083in" draw:z-index="124"><draw:image xlink:href="Pictures/10000000000000280000002889DCE920D28EEE58.png" xlink:type="simple" xlink:show="embed" xlink:actuate="onLoad" loext:mime-type="image/png"/><svg:title>@SNU-Clock</svg:title></draw:frame><text:s/><text:a xlink:type="simple" xlink:href="https://github.com/SNU-Clock" text:style-name="Internet_20_link" text:visited-style-name="Visited_20_Internet_20_Link"><text:span text:style-name="Strong_20_Emphasis">SNU-Clock</text:span></text:a> owner </text:p>
      <text:p text:style-name="Text_20_body"><draw:frame draw:style-name="fr1" draw:name="Image125" text:anchor-type="as-char" svg:width="0.2083in" svg:height="0.2083in" draw:z-index="125"><draw:image xlink:href="Pictures/100002010000002800000028500AE80107EEC498.png" xlink:type="simple" xlink:show="embed" xlink:actuate="onLoad" loext:mime-type="image/png"/><svg:title>@SNU-CloudDrive</svg:title></draw:frame><text:s/><text:a xlink:type="simple" xlink:href="https://github.com/SNU-CloudDrive" text:style-name="Internet_20_link" text:visited-style-name="Visited_20_Internet_20_Link"><text:span text:style-name="Strong_20_Emphasis">SNU-CloudDrive</text:span></text:a> owner </text:p>
      <text:p text:style-name="Text_20_body"><draw:frame draw:style-name="fr1" draw:name="Image126" text:anchor-type="as-char" svg:width="0.2083in" svg:height="0.2083in" draw:z-index="126"><draw:image xlink:href="Pictures/10000000000000280000002889DCE920D28EEE58.png" xlink:type="simple" xlink:show="embed" xlink:actuate="onLoad" loext:mime-type="image/png"/><svg:title>@SNU-CloudGaming</svg:title></draw:frame><text:s/><text:a xlink:type="simple" xlink:href="https://github.com/SNU-CloudGaming" text:style-name="Internet_20_link" text:visited-style-name="Visited_20_Internet_20_Link"><text:span text:style-name="Strong_20_Emphasis">SNU-CloudGaming</text:span></text:a> owner </text:p>
      <text:p text:style-name="Text_20_body"><draw:frame draw:style-name="fr1" draw:name="Image127" text:anchor-type="as-char" svg:width="0.2083in" svg:height="0.2083in" draw:z-index="127"><draw:image xlink:href="Pictures/10000000000000280000002889DCE920D28EEE58.png" xlink:type="simple" xlink:show="embed" xlink:actuate="onLoad" loext:mime-type="image/png"/><svg:title>@SNU-Committee</svg:title></draw:frame><text:s/><text:a xlink:type="simple" xlink:href="https://github.com/SNU-Committee" text:style-name="Internet_20_link" text:visited-style-name="Visited_20_Internet_20_Link"><text:span text:style-name="Strong_20_Emphasis">SNU-Committee</text:span></text:a> owner </text:p>
      <text:p text:style-name="Text_20_body"><draw:frame draw:style-name="fr1" draw:name="Image128" text:anchor-type="as-char" svg:width="0.2083in" svg:height="0.2083in" draw:z-index="128"><draw:image xlink:href="Pictures/10000000000000280000002889DCE920D28EEE58.png" xlink:type="simple" xlink:show="embed" xlink:actuate="onLoad" loext:mime-type="image/png"/><svg:title>@SNU-Companies</svg:title></draw:frame><text:s/><text:a xlink:type="simple" xlink:href="https://github.com/SNU-Companies" text:style-name="Internet_20_link" text:visited-style-name="Visited_20_Internet_20_Link"><text:span text:style-name="Strong_20_Emphasis">SNU-Companies</text:span></text:a> owner </text:p>
      <text:p text:style-name="Text_20_body"><draw:frame draw:style-name="fr1" draw:name="Image129" text:anchor-type="as-char" svg:width="0.2083in" svg:height="0.2083in" draw:z-index="129"><draw:image xlink:href="Pictures/10000000000000280000002889DCE920D28EEE58.png" xlink:type="simple" xlink:show="embed" xlink:actuate="onLoad" loext:mime-type="image/png"/><svg:title>@SNU-Copypasta-Kitchen</svg:title></draw:frame><text:s/><text:a xlink:type="simple" xlink:href="https://github.com/SNU-Copypasta-Kitchen" text:style-name="Internet_20_link" text:visited-style-name="Visited_20_Internet_20_Link"><text:span text:style-name="Strong_20_Emphasis">SNU-Copypasta-Kitchen</text:span></text:a> owner </text:p>
      <text:p text:style-name="Text_20_body"><draw:frame draw:style-name="fr1" draw:name="Image130" text:anchor-type="as-char" svg:width="0.2083in" svg:height="0.2083in" draw:z-index="130"><draw:image xlink:href="Pictures/10000000000000280000002889DCE920D28EEE58.png" xlink:type="simple" xlink:show="embed" xlink:actuate="onLoad" loext:mime-type="image/png"/><svg:title>@SNU-CreateServer</svg:title></draw:frame><text:s/><text:a xlink:type="simple" xlink:href="https://github.com/SNU-CreateServer" text:style-name="Internet_20_link" text:visited-style-name="Visited_20_Internet_20_Link"><text:span text:style-name="Strong_20_Emphasis">SNU-CreateServer</text:span></text:a> owner </text:p>
      <text:p text:style-name="Text_20_body"><draw:frame draw:style-name="fr1" draw:name="Image131" text:anchor-type="as-char" svg:width="0.2083in" svg:height="0.2083in" draw:z-index="131"><draw:image xlink:href="Pictures/10000000000000280000002889DCE920D28EEE58.png" xlink:type="simple" xlink:show="embed" xlink:actuate="onLoad" loext:mime-type="image/png"/><svg:title>@SNU-CursorSettings</svg:title></draw:frame><text:s/><text:a xlink:type="simple" xlink:href="https://github.com/SNU-CursorSettings" text:style-name="Internet_20_link" text:visited-style-name="Visited_20_Internet_20_Link"><text:span text:style-name="Strong_20_Emphasis">SNU-CursorSettings</text:span></text:a> owner </text:p>
      <text:p text:style-name="Text_20_body"><draw:frame draw:style-name="fr1" draw:name="Image132" text:anchor-type="as-char" svg:width="0.2083in" svg:height="0.2083in" draw:z-index="132"><draw:image xlink:href="Pictures/10000000000000280000002889DCE920D28EEE58.png" xlink:type="simple" xlink:show="embed" xlink:actuate="onLoad" loext:mime-type="image/png"/><svg:title>@SNU-DMailClient</svg:title></draw:frame><text:s/><text:a xlink:type="simple" xlink:href="https://github.com/SNU-DMailClient" text:style-name="Internet_20_link" text:visited-style-name="Visited_20_Internet_20_Link"><text:span text:style-name="Strong_20_Emphasis">SNU-DMailClient</text:span></text:a> owner </text:p>
      <text:p text:style-name="Text_20_body"><draw:frame draw:style-name="fr1" draw:name="Image133" text:anchor-type="as-char" svg:width="0.2083in" svg:height="0.2083in" draw:z-index="133"><draw:image xlink:href="Pictures/10000000000000280000002889DCE920D28EEE58.png" xlink:type="simple" xlink:show="embed" xlink:actuate="onLoad" loext:mime-type="image/png"/><svg:title>@SNU-DOM</svg:title></draw:frame><text:s/><text:a xlink:type="simple" xlink:href="https://github.com/SNU-DOM" text:style-name="Internet_20_link" text:visited-style-name="Visited_20_Internet_20_Link"><text:span text:style-name="Strong_20_Emphasis">SNU-DOM</text:span></text:a> owner </text:p>
      <text:p text:style-name="Text_20_body"><draw:frame draw:style-name="fr1" draw:name="Image134" text:anchor-type="as-char" svg:width="0.2083in" svg:height="0.2083in" draw:z-index="134"><draw:image xlink:href="Pictures/10000000000000280000002889DCE920D28EEE58.png" xlink:type="simple" xlink:show="embed" xlink:actuate="onLoad" loext:mime-type="image/png"/><svg:title>@SNU-Dashboard</svg:title></draw:frame><text:s/><text:a xlink:type="simple" xlink:href="https://github.com/SNU-Dashboard" text:style-name="Internet_20_link" text:visited-style-name="Visited_20_Internet_20_Link"><text:span text:style-name="Strong_20_Emphasis">SNU-Dashboard</text:span></text:a> owner </text:p>
      <text:p text:style-name="Text_20_body"><draw:frame draw:style-name="fr1" draw:name="Image135" text:anchor-type="as-char" svg:width="0.2083in" svg:height="0.2083in" draw:z-index="135"><draw:image xlink:href="Pictures/10000000000000280000002889DCE920D28EEE58.png" xlink:type="simple" xlink:show="embed" xlink:actuate="onLoad" loext:mime-type="image/png"/><svg:title>@SNU-DataManagement</svg:title></draw:frame><text:s/><text:a xlink:type="simple" xlink:href="https://github.com/SNU-DataManagement" text:style-name="Internet_20_link" text:visited-style-name="Visited_20_Internet_20_Link"><text:span text:style-name="Strong_20_Emphasis">SNU-DataManagement</text:span></text:a> owner </text:p>
      <text:p text:style-name="Text_20_body"><draw:frame draw:style-name="fr1" draw:name="Image136" text:anchor-type="as-char" svg:width="0.2083in" svg:height="0.2083in" draw:z-index="136"><draw:image xlink:href="Pictures/10000000000000280000002889DCE920D28EEE58.png" xlink:type="simple" xlink:show="embed" xlink:actuate="onLoad" loext:mime-type="image/png"/><svg:title>@SNU-DebugMode</svg:title></draw:frame><text:s/><text:a xlink:type="simple" xlink:href="https://github.com/SNU-DebugMode" text:style-name="Internet_20_link" text:visited-style-name="Visited_20_Internet_20_Link"><text:span text:style-name="Strong_20_Emphasis">SNU-DebugMode</text:span></text:a> owner </text:p>
      <text:p text:style-name="Text_20_body"><draw:frame draw:style-name="fr1" draw:name="Image137" text:anchor-type="as-char" svg:width="0.2083in" svg:height="0.2083in" draw:z-index="137"><draw:image xlink:href="Pictures/10000000000000280000002889DCE920D28EEE58.png" xlink:type="simple" xlink:show="embed" xlink:actuate="onLoad" loext:mime-type="image/png"/><svg:title>@SNU-DeepSwap</svg:title></draw:frame><text:s/><text:a xlink:type="simple" xlink:href="https://github.com/SNU-DeepSwap" text:style-name="Internet_20_link" text:visited-style-name="Visited_20_Internet_20_Link"><text:span text:style-name="Strong_20_Emphasis">SNU-DeepSwap</text:span></text:a> owner </text:p>
      <text:p text:style-name="Text_20_body"><draw:frame draw:style-name="fr1" draw:name="Image138" text:anchor-type="as-char" svg:width="0.2083in" svg:height="0.2083in" draw:z-index="138"><draw:image xlink:href="Pictures/1000000000000028000000284B5CA88ED2BB58DA.jpg" xlink:type="simple" xlink:show="embed" xlink:actuate="onLoad" loext:mime-type="image/jpeg"/><svg:title>@SNU-DennisRitchieMemorial</svg:title></draw:frame><text:s/><text:a xlink:type="simple" xlink:href="https://github.com/SNU-DennisRitchieMemorial" text:style-name="Internet_20_link" text:visited-style-name="Visited_20_Internet_20_Link"><text:span text:style-name="Strong_20_Emphasis">SNU-DennisRitchieMemorial</text:span></text:a> owner </text:p>
      <text:p text:style-name="Text_20_body"><draw:frame draw:style-name="fr1" draw:name="Image139" text:anchor-type="as-char" svg:width="0.2083in" svg:height="0.2083in" draw:z-index="139"><draw:image xlink:href="Pictures/10000000000000280000002889DCE920D28EEE58.png" xlink:type="simple" xlink:show="embed" xlink:actuate="onLoad" loext:mime-type="image/png"/><svg:title>@SNU-DeveloperLounge</svg:title></draw:frame><text:s/><text:a xlink:type="simple" xlink:href="https://github.com/SNU-DeveloperLounge" text:style-name="Internet_20_link" text:visited-style-name="Visited_20_Internet_20_Link"><text:span text:style-name="Strong_20_Emphasis">SNU-DeveloperLounge</text:span></text:a> owner </text:p>
      <text:p text:style-name="Text_20_body"><draw:frame draw:style-name="fr1" draw:name="Image140" text:anchor-type="as-char" svg:width="0.2083in" svg:height="0.2083in" draw:z-index="140"><draw:image xlink:href="Pictures/10000000000000280000002889DCE920D28EEE58.png" xlink:type="simple" xlink:show="embed" xlink:actuate="onLoad" loext:mime-type="image/png"/><svg:title>@SNU-DeviceManager</svg:title></draw:frame><text:s/><text:a xlink:type="simple" xlink:href="https://github.com/SNU-DeviceManager" text:style-name="Internet_20_link" text:visited-style-name="Visited_20_Internet_20_Link"><text:span text:style-name="Strong_20_Emphasis">SNU-DeviceManager</text:span></text:a> owner </text:p>
      <text:p text:style-name="Text_20_body"><draw:frame draw:style-name="fr1" draw:name="Image141" text:anchor-type="as-char" svg:width="0.2083in" svg:height="0.2083in" draw:z-index="141"><draw:image xlink:href="Pictures/10000000000000280000002889DCE920D28EEE58.png" xlink:type="simple" xlink:show="embed" xlink:actuate="onLoad" loext:mime-type="image/png"/><svg:title>@SNU-DialupExperience</svg:title></draw:frame><text:s/><text:a xlink:type="simple" xlink:href="https://github.com/SNU-DialupExperience" text:style-name="Internet_20_link" text:visited-style-name="Visited_20_Internet_20_Link"><text:span text:style-name="Strong_20_Emphasis">SNU-DialupExperience</text:span></text:a> owner </text:p>
      <text:p text:style-name="Text_20_body"><draw:frame draw:style-name="fr1" draw:name="Image142" text:anchor-type="as-char" svg:width="0.2083in" svg:height="0.2083in" draw:z-index="142"><draw:image xlink:href="Pictures/10000000000000280000002889DCE920D28EEE58.png" xlink:type="simple" xlink:show="embed" xlink:actuate="onLoad" loext:mime-type="image/png"/><svg:title>@SNU-DiggMode</svg:title></draw:frame><text:s/><text:a xlink:type="simple" xlink:href="https://github.com/SNU-DiggMode" text:style-name="Internet_20_link" text:visited-style-name="Visited_20_Internet_20_Link"><text:span text:style-name="Strong_20_Emphasis">SNU-DiggMode</text:span></text:a> owner </text:p>
      <text:p text:style-name="Text_20_body"><draw:frame draw:style-name="fr1" draw:name="Image143" text:anchor-type="as-char" svg:width="0.2083in" svg:height="0.2083in" draw:z-index="143"><draw:image xlink:href="Pictures/100002010000002800000028F94EB18EF418112E.png" xlink:type="simple" xlink:show="embed" xlink:actuate="onLoad" loext:mime-type="image/png"/><svg:title>@SNU-Dimensional-Porting-ToolKit</svg:title></draw:frame><text:s/><text:a xlink:type="simple" xlink:href="https://github.com/SNU-Dimensional-Porting-ToolKit" text:style-name="Internet_20_link" text:visited-style-name="Visited_20_Internet_20_Link"><text:span text:style-name="Strong_20_Emphasis">SNU-Dimensional-Porting-ToolKit</text:span></text:a> owner </text:p>
      <text:p text:style-name="Text_20_body"><draw:frame draw:style-name="fr1" draw:name="Image144" text:anchor-type="as-char" svg:width="0.2083in" svg:height="0.2083in" draw:z-index="144"><draw:image xlink:href="Pictures/10000000000000280000002889DCE920D28EEE58.png" xlink:type="simple" xlink:show="embed" xlink:actuate="onLoad" loext:mime-type="image/png"/><svg:title>@SNU-DiseaseResearchCenter</svg:title></draw:frame><text:s/><text:a xlink:type="simple" xlink:href="https://github.com/SNU-DiseaseResearchCenter" text:style-name="Internet_20_link" text:visited-style-name="Visited_20_Internet_20_Link"><text:span text:style-name="Strong_20_Emphasis">SNU-DiseaseResearchCenter</text:span></text:a> owner </text:p>
      <text:p text:style-name="Text_20_body"><draw:frame draw:style-name="fr1" draw:name="Image145" text:anchor-type="as-char" svg:width="0.2083in" svg:height="0.2083in" draw:z-index="145"><draw:image xlink:href="Pictures/10000000000000280000002889DCE920D28EEE58.png" xlink:type="simple" xlink:show="embed" xlink:actuate="onLoad" loext:mime-type="image/png"/><svg:title>@SNU-Documentation</svg:title></draw:frame><text:s/><text:a xlink:type="simple" xlink:href="https://github.com/SNU-Documentation" text:style-name="Internet_20_link" text:visited-style-name="Visited_20_Internet_20_Link"><text:span text:style-name="Strong_20_Emphasis">SNU-Documentation</text:span></text:a> owner </text:p>
      <text:p text:style-name="Text_20_body"><text:soft-page-break/><draw:frame draw:style-name="fr1" draw:name="Image146" text:anchor-type="as-char" svg:width="0.2083in" svg:height="0.2083in" draw:z-index="146"><draw:image xlink:href="Pictures/10000000000000280000002889DCE920D28EEE58.png" xlink:type="simple" xlink:show="embed" xlink:actuate="onLoad" loext:mime-type="image/png"/><svg:title>@SNU-DocumentationCenter</svg:title></draw:frame><text:s/><text:a xlink:type="simple" xlink:href="https://github.com/SNU-DocumentationCenter" text:style-name="Internet_20_link" text:visited-style-name="Visited_20_Internet_20_Link"><text:span text:style-name="Strong_20_Emphasis">SNU-DocumentationCenter</text:span></text:a> owner </text:p>
      <text:p text:style-name="Text_20_body"><draw:frame draw:style-name="fr1" draw:name="Image147" text:anchor-type="as-char" svg:width="0.2083in" svg:height="0.2083in" draw:z-index="147"><draw:image xlink:href="Pictures/10000000000000280000002889DCE920D28EEE58.png" xlink:type="simple" xlink:show="embed" xlink:actuate="onLoad" loext:mime-type="image/png"/><svg:title>@SNU-DownloadMoreRAM</svg:title></draw:frame><text:s/><text:a xlink:type="simple" xlink:href="https://github.com/SNU-DownloadMoreRAM" text:style-name="Internet_20_link" text:visited-style-name="Visited_20_Internet_20_Link"><text:span text:style-name="Strong_20_Emphasis">SNU-DownloadMoreRAM</text:span></text:a> owner </text:p>
      <text:p text:style-name="Text_20_body"><draw:frame draw:style-name="fr1" draw:name="Image148" text:anchor-type="as-char" svg:width="0.2083in" svg:height="0.2083in" draw:z-index="148"><draw:image xlink:href="Pictures/100000000000002800000028A3517B48199A0E1E.jpg" xlink:type="simple" xlink:show="embed" xlink:actuate="onLoad" loext:mime-type="image/jpeg"/><svg:title>@SNU-EarthDay</svg:title></draw:frame><text:s/><text:a xlink:type="simple" xlink:href="https://github.com/SNU-EarthDay" text:style-name="Internet_20_link" text:visited-style-name="Visited_20_Internet_20_Link"><text:span text:style-name="Strong_20_Emphasis">SNU-EarthDay</text:span></text:a> owner </text:p>
      <text:p text:style-name="Text_20_body"><draw:frame draw:style-name="fr1" draw:name="Image149" text:anchor-type="as-char" svg:width="0.2083in" svg:height="0.2083in" draw:z-index="149"><draw:image xlink:href="Pictures/10000000000000280000002889DCE920D28EEE58.png" xlink:type="simple" xlink:show="embed" xlink:actuate="onLoad" loext:mime-type="image/png"/><svg:title>@SNU-Editions</svg:title></draw:frame><text:s/><text:a xlink:type="simple" xlink:href="https://github.com/SNU-Editions" text:style-name="Internet_20_link" text:visited-style-name="Visited_20_Internet_20_Link"><text:span text:style-name="Strong_20_Emphasis">SNU-Editions</text:span></text:a> owner </text:p>
      <text:p text:style-name="Text_20_body"><draw:frame draw:style-name="fr1" draw:name="Image150" text:anchor-type="as-char" svg:width="0.2083in" svg:height="0.2083in" draw:z-index="150"><draw:image xlink:href="Pictures/10000000000000280000002889DCE920D28EEE58.png" xlink:type="simple" xlink:show="embed" xlink:actuate="onLoad" loext:mime-type="image/png"/><svg:title>@SNU-Encryption</svg:title></draw:frame><text:s/><text:a xlink:type="simple" xlink:href="https://github.com/SNU-Encryption" text:style-name="Internet_20_link" text:visited-style-name="Visited_20_Internet_20_Link"><text:span text:style-name="Strong_20_Emphasis">SNU-Encryption</text:span></text:a> owner </text:p>
      <text:p text:style-name="Text_20_body"><draw:frame draw:style-name="fr1" draw:name="Image151" text:anchor-type="as-char" svg:width="0.2083in" svg:height="0.2083in" draw:z-index="151"><draw:image xlink:href="Pictures/10000000000000280000002889DCE920D28EEE58.png" xlink:type="simple" xlink:show="embed" xlink:actuate="onLoad" loext:mime-type="image/png"/><svg:title>@SNU-Encyclopedia</svg:title></draw:frame><text:s/><text:a xlink:type="simple" xlink:href="https://github.com/SNU-Encyclopedia" text:style-name="Internet_20_link" text:visited-style-name="Visited_20_Internet_20_Link"><text:span text:style-name="Strong_20_Emphasis">SNU-Encyclopedia</text:span></text:a> owner </text:p>
      <text:p text:style-name="Text_20_body"><draw:frame draw:style-name="fr1" draw:name="Image152" text:anchor-type="as-char" svg:width="0.2083in" svg:height="0.2083in" draw:z-index="152"><draw:image xlink:href="Pictures/10000000000000280000002889DCE920D28EEE58.png" xlink:type="simple" xlink:show="embed" xlink:actuate="onLoad" loext:mime-type="image/png"/><svg:title>@SNU-EngineRoom</svg:title></draw:frame><text:s/><text:a xlink:type="simple" xlink:href="https://github.com/SNU-EngineRoom" text:style-name="Internet_20_link" text:visited-style-name="Visited_20_Internet_20_Link"><text:span text:style-name="Strong_20_Emphasis">SNU-EngineRoom</text:span></text:a> owner </text:p>
      <text:p text:style-name="Text_20_body"><draw:frame draw:style-name="fr1" draw:name="Image153" text:anchor-type="as-char" svg:width="0.2083in" svg:height="0.2083in" draw:z-index="153"><draw:image xlink:href="Pictures/10000000000000280000002889DCE920D28EEE58.png" xlink:type="simple" xlink:show="embed" xlink:actuate="onLoad" loext:mime-type="image/png"/><svg:title>@SNU-Erotica</svg:title></draw:frame><text:s/><text:a xlink:type="simple" xlink:href="https://github.com/SNU-Erotica" text:style-name="Internet_20_link" text:visited-style-name="Visited_20_Internet_20_Link"><text:span text:style-name="Strong_20_Emphasis">SNU-Erotica</text:span></text:a> owner </text:p>
      <text:p text:style-name="Text_20_body"><draw:frame draw:style-name="fr1" draw:name="Image154" text:anchor-type="as-char" svg:width="0.2083in" svg:height="0.2083in" draw:z-index="154"><draw:image xlink:href="Pictures/10000000000000280000002889DCE920D28EEE58.png" xlink:type="simple" xlink:show="embed" xlink:actuate="onLoad" loext:mime-type="image/png"/><svg:title>@SNU-EvidenceLocker</svg:title></draw:frame><text:s/><text:a xlink:type="simple" xlink:href="https://github.com/SNU-EvidenceLocker" text:style-name="Internet_20_link" text:visited-style-name="Visited_20_Internet_20_Link"><text:span text:style-name="Strong_20_Emphasis">SNU-EvidenceLocker</text:span></text:a> owner </text:p>
      <text:p text:style-name="Text_20_body"><draw:frame draw:style-name="fr1" draw:name="Image155" text:anchor-type="as-char" svg:width="0.2083in" svg:height="0.2083in" draw:z-index="155"><draw:image xlink:href="Pictures/10000000000000280000002889DCE920D28EEE58.png" xlink:type="simple" xlink:show="embed" xlink:actuate="onLoad" loext:mime-type="image/png"/><svg:title>@SNU-Extras</svg:title></draw:frame><text:s/><text:a xlink:type="simple" xlink:href="https://github.com/SNU-Extras" text:style-name="Internet_20_link" text:visited-style-name="Visited_20_Internet_20_Link"><text:span text:style-name="Strong_20_Emphasis">SNU-Extras</text:span></text:a> owner </text:p>
      <text:p text:style-name="Text_20_body"><draw:frame draw:style-name="fr1" draw:name="Image156" text:anchor-type="as-char" svg:width="0.2083in" svg:height="0.2083in" draw:z-index="156"><draw:image xlink:href="Pictures/10000000000000280000002889DCE920D28EEE58.png" xlink:type="simple" xlink:show="embed" xlink:actuate="onLoad" loext:mime-type="image/png"/><svg:title>@SNU-FamilyTree</svg:title></draw:frame><text:s/><text:a xlink:type="simple" xlink:href="https://github.com/SNU-FamilyTree" text:style-name="Internet_20_link" text:visited-style-name="Visited_20_Internet_20_Link"><text:span text:style-name="Strong_20_Emphasis">SNU-FamilyTree</text:span></text:a> owner </text:p>
      <text:p text:style-name="Text_20_body"><draw:frame draw:style-name="fr1" draw:name="Image157" text:anchor-type="as-char" svg:width="0.2083in" svg:height="0.2083in" draw:z-index="157"><draw:image xlink:href="Pictures/10000000000000280000002889DCE920D28EEE58.png" xlink:type="simple" xlink:show="embed" xlink:actuate="onLoad" loext:mime-type="image/png"/><svg:title>@SNU-FileExtensionHelp</svg:title></draw:frame><text:s/><text:a xlink:type="simple" xlink:href="https://github.com/SNU-FileExtensionHelp" text:style-name="Internet_20_link" text:visited-style-name="Visited_20_Internet_20_Link"><text:span text:style-name="Strong_20_Emphasis">SNU-FileExtensionHelp</text:span></text:a> owner </text:p>
      <text:p text:style-name="Text_20_body"><draw:frame draw:style-name="fr1" draw:name="Image158" text:anchor-type="as-char" svg:width="0.2083in" svg:height="0.2083in" draw:z-index="158"><draw:image xlink:href="Pictures/10000000000000280000002889DCE920D28EEE58.png" xlink:type="simple" xlink:show="embed" xlink:actuate="onLoad" loext:mime-type="image/png"/><svg:title>@SNU-FilmPlaza</svg:title></draw:frame><text:s/><text:a xlink:type="simple" xlink:href="https://github.com/SNU-FilmPlaza" text:style-name="Internet_20_link" text:visited-style-name="Visited_20_Internet_20_Link"><text:span text:style-name="Strong_20_Emphasis">SNU-FilmPlaza</text:span></text:a> owner </text:p>
      <text:p text:style-name="Text_20_body"><draw:frame draw:style-name="fr1" draw:name="Image159" text:anchor-type="as-char" svg:width="0.2083in" svg:height="0.2083in" draw:z-index="159"><draw:image xlink:href="Pictures/10000000000000280000002889DCE920D28EEE58.png" xlink:type="simple" xlink:show="embed" xlink:actuate="onLoad" loext:mime-type="image/png"/><svg:title>@SNU-FontLIBrary</svg:title></draw:frame><text:s/><text:a xlink:type="simple" xlink:href="https://github.com/SNU-FontLIBrary" text:style-name="Internet_20_link" text:visited-style-name="Visited_20_Internet_20_Link"><text:span text:style-name="Strong_20_Emphasis">SNU-FontLIBrary</text:span></text:a> owner </text:p>
      <text:p text:style-name="Text_20_body"><draw:frame draw:style-name="fr1" draw:name="Image160" text:anchor-type="as-char" svg:width="0.2083in" svg:height="0.2083in" draw:z-index="160"><draw:image xlink:href="Pictures/10000000000000280000002889DCE920D28EEE58.png" xlink:type="simple" xlink:show="embed" xlink:actuate="onLoad" loext:mime-type="image/png"/><svg:title>@SNU-FontMill</svg:title></draw:frame><text:s/><text:a xlink:type="simple" xlink:href="https://github.com/SNU-FontMill" text:style-name="Internet_20_link" text:visited-style-name="Visited_20_Internet_20_Link"><text:span text:style-name="Strong_20_Emphasis">SNU-FontMill</text:span></text:a> owner </text:p>
      <text:p text:style-name="Text_20_body"><draw:frame draw:style-name="fr1" draw:name="Image161" text:anchor-type="as-char" svg:width="0.2083in" svg:height="0.2083in" draw:z-index="161"><draw:image xlink:href="Pictures/10000000000000280000002889DCE920D28EEE58.png" xlink:type="simple" xlink:show="embed" xlink:actuate="onLoad" loext:mime-type="image/png"/><svg:title>@SNU-Fonts</svg:title></draw:frame><text:s/><text:a xlink:type="simple" xlink:href="https://github.com/SNU-Fonts" text:style-name="Internet_20_link" text:visited-style-name="Visited_20_Internet_20_Link"><text:span text:style-name="Strong_20_Emphasis">SNU-Fonts</text:span></text:a> owner </text:p>
      <text:p text:style-name="Text_20_body"><draw:frame draw:style-name="fr1" draw:name="Image162" text:anchor-type="as-char" svg:width="0.2083in" svg:height="0.2083in" draw:z-index="162"><draw:image xlink:href="Pictures/10000000000000280000002889DCE920D28EEE58.png" xlink:type="simple" xlink:show="embed" xlink:actuate="onLoad" loext:mime-type="image/png"/><svg:title>@SNU-Government</svg:title></draw:frame><text:s/><text:a xlink:type="simple" xlink:href="https://github.com/SNU-Government" text:style-name="Internet_20_link" text:visited-style-name="Visited_20_Internet_20_Link"><text:span text:style-name="Strong_20_Emphasis">SNU-Government</text:span></text:a> owner </text:p>
      <text:p text:style-name="Text_20_body"><draw:frame draw:style-name="fr1" draw:name="Image163" text:anchor-type="as-char" svg:width="0.2083in" svg:height="0.2083in" draw:z-index="163"><draw:image xlink:href="Pictures/10000000000000280000002889DCE920D28EEE58.png" xlink:type="simple" xlink:show="embed" xlink:actuate="onLoad" loext:mime-type="image/png"/><svg:title>@SNU-Health</svg:title></draw:frame><text:s/><text:a xlink:type="simple" xlink:href="https://github.com/SNU-Health" text:style-name="Internet_20_link" text:visited-style-name="Visited_20_Internet_20_Link"><text:span text:style-name="Strong_20_Emphasis">SNU-Health</text:span></text:a> owner </text:p>
      <text:p text:style-name="Text_20_body"><draw:frame draw:style-name="fr1" draw:name="Image164" text:anchor-type="as-char" svg:width="0.2083in" svg:height="0.2083in" draw:z-index="164"><draw:image xlink:href="Pictures/10000000000000280000002889DCE920D28EEE58.png" xlink:type="simple" xlink:show="embed" xlink:actuate="onLoad" loext:mime-type="image/png"/><svg:title>@SNU-HistoryManagement</svg:title></draw:frame><text:s/><text:a xlink:type="simple" xlink:href="https://github.com/SNU-HistoryManagement" text:style-name="Internet_20_link" text:visited-style-name="Visited_20_Internet_20_Link"><text:span text:style-name="Strong_20_Emphasis">SNU-HistoryManagement</text:span></text:a> owner </text:p>
      <text:p text:style-name="Text_20_body"><draw:frame draw:style-name="fr1" draw:name="Image165" text:anchor-type="as-char" svg:width="0.2083in" svg:height="0.2083in" draw:z-index="165"><draw:image xlink:href="Pictures/10000000000000280000002889DCE920D28EEE58.png" xlink:type="simple" xlink:show="embed" xlink:actuate="onLoad" loext:mime-type="image/png"/><svg:title>@SNU-HttpsStatusCodeList</svg:title></draw:frame><text:s/><text:a xlink:type="simple" xlink:href="https://github.com/SNU-HttpsStatusCodeList" text:style-name="Internet_20_link" text:visited-style-name="Visited_20_Internet_20_Link"><text:span text:style-name="Strong_20_Emphasis">SNU-HttpsStatusCodeList</text:span></text:a> owner </text:p>
      <text:p text:style-name="Text_20_body"><draw:frame draw:style-name="fr1" draw:name="Image166" text:anchor-type="as-char" svg:width="0.2083in" svg:height="0.2083in" draw:z-index="166"><draw:image xlink:href="Pictures/100002010000002800000028CDA4D7D4C5C5AA06.png" xlink:type="simple" xlink:show="embed" xlink:actuate="onLoad" loext:mime-type="image/png"/><svg:title>@SNU-IE-Engine</svg:title></draw:frame><text:s/><text:a xlink:type="simple" xlink:href="https://github.com/SNU-IE-Engine" text:style-name="Internet_20_link" text:visited-style-name="Visited_20_Internet_20_Link"><text:span text:style-name="Strong_20_Emphasis">SNU-IE-Engine</text:span></text:a> owner </text:p>
      <text:p text:style-name="Text_20_body"><draw:frame draw:style-name="fr1" draw:name="Image167" text:anchor-type="as-char" svg:width="0.2083in" svg:height="0.2083in" draw:z-index="167"><draw:image xlink:href="Pictures/10000000000000280000002889DCE920D28EEE58.png" xlink:type="simple" xlink:show="embed" xlink:actuate="onLoad" loext:mime-type="image/png"/><svg:title>@SNU-IdeaBoard</svg:title></draw:frame><text:s/><text:a xlink:type="simple" xlink:href="https://github.com/SNU-IdeaBoard" text:style-name="Internet_20_link" text:visited-style-name="Visited_20_Internet_20_Link"><text:span text:style-name="Strong_20_Emphasis">SNU-IdeaBoard</text:span></text:a> owner </text:p>
      <text:p text:style-name="Text_20_body"><draw:frame draw:style-name="fr1" draw:name="Image168" text:anchor-type="as-char" svg:width="0.2083in" svg:height="0.2083in" draw:z-index="168"><draw:image xlink:href="Pictures/10000000000000280000002889DCE920D28EEE58.png" xlink:type="simple" xlink:show="embed" xlink:actuate="onLoad" loext:mime-type="image/png"/><svg:title>@SNU-Internet</svg:title></draw:frame><text:s/><text:a xlink:type="simple" xlink:href="https://github.com/SNU-Internet" text:style-name="Internet_20_link" text:visited-style-name="Visited_20_Internet_20_Link"><text:span text:style-name="Strong_20_Emphasis">SNU-Internet</text:span></text:a> owner </text:p>
      <text:p text:style-name="P5"><draw:frame draw:style-name="fr1" draw:name="Image169" text:anchor-type="as-char" svg:width="0.2083in" svg:height="0.2083in" draw:z-index="169"><draw:image xlink:href="Pictures/10000000000000280000002889DCE920D28EEE58.png" xlink:type="simple" xlink:show="embed" xlink:actuate="onLoad" loext:mime-type="image/png"/><svg:title>@SNU-InternetFront</svg:title></draw:frame><text:s/><text:a xlink:type="simple" xlink:href="https://github.com/SNU-InternetFront" text:style-name="Internet_20_link" text:visited-style-name="Visited_20_Internet_20_Link"><text:span text:style-name="Strong_20_Emphasis">SNU-InternetFront</text:span></text:a> owner 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5:19:20.874169589</meta:creation-date>
    <dc:date>2021-09-05T16:05:11.898732925</dc:date>
    <meta:editing-duration>PT3M39S</meta:editing-duration>
    <meta:editing-cycles>1</meta:editing-cycles>
    <meta:document-statistic meta:table-count="0" meta:image-count="655" meta:object-count="0" meta:page-count="37" meta:paragraph-count="680" meta:word-count="1415" meta:character-count="17424" meta:non-whitespace-character-count="15368"/>
    <meta:generator>LibreOffice/6.4.2.2$Linux_X86_64 LibreOffice_project/40$Build-2</meta:generator>
  </office:meta>
</office:document-meta>
</file>